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4.8pt"/>
    </style:style>
    <style:style style:name="co2" style:family="table-column">
      <style:table-column-properties fo:break-before="auto" style:column-width="30.44pt"/>
    </style:style>
    <style:style style:name="co3" style:family="table-column">
      <style:table-column-properties fo:break-before="auto" style:column-width="42.01pt"/>
    </style:style>
    <style:style style:name="co4" style:family="table-column">
      <style:table-column-properties fo:break-before="auto" style:column-width="30.5pt"/>
    </style:style>
    <style:style style:name="co5" style:family="table-column">
      <style:table-column-properties fo:break-before="auto" style:column-width="39.26pt"/>
    </style:style>
    <style:style style:name="co6" style:family="table-column">
      <style:table-column-properties fo:break-before="auto" style:column-width="28.8pt"/>
    </style:style>
    <style:style style:name="co7" style:family="table-column">
      <style:table-column-properties fo:break-before="auto" style:column-width="55.96pt"/>
    </style:style>
    <style:style style:name="co8" style:family="table-column">
      <style:table-column-properties fo:break-before="auto" style:column-width="160.61pt"/>
    </style:style>
    <style:style style:name="co9" style:family="table-column">
      <style:table-column-properties fo:break-before="auto" style:column-width="75.54pt"/>
    </style:style>
    <style:style style:name="co10" style:family="table-column">
      <style:table-column-properties fo:break-before="auto" style:column-width="69.76pt"/>
    </style:style>
    <style:style style:name="co11" style:family="table-column">
      <style:table-column-properties fo:break-before="auto" style:column-width="44.31pt"/>
    </style:style>
    <style:style style:name="co12" style:family="table-column">
      <style:table-column-properties fo:break-before="auto" style:column-width="173.7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72.06pt"/>
    </style:style>
    <style:style style:name="ro1" style:family="table-row">
      <style:table-row-properties style:row-height="30.16pt" fo:break-before="auto" style:use-optimal-row-height="false"/>
    </style:style>
    <style:style style:name="ro2" style:family="table-row">
      <style:table-row-properties style:row-height="23.0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3.96pt" fo:break-before="auto" style:use-optimal-row-height="true"/>
    </style:style>
    <style:style style:name="ro5" style:family="table-row">
      <style:table-row-properties style:row-height="44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&quot;;&quot;n&quot;)" table:allow-empty-cell="true" table:display-list="unsorted" table:base-cell-address="'entity-guessing-score-sheet'.O217">
          <table:error-message table:message-type="stop" table:display="true"/>
        </table:content-validation>
        <table:content-validation table:name="val2" table:condition="of:cell-content-is-in-list(&quot;y&quot;;&quot;n&quot;)" table:allow-empty-cell="true" table:display-list="unsorted" table:base-cell-address="'entity-guessing-score-sheet'.Q218">
          <table:error-message table:message-type="stop" table:display="true"/>
        </table:content-validation>
        <table:content-validation table:name="val3" table:base-cell-address="'entity-guessing-score-sheet'.S1">
          <table:error-message table:message-type="stop" table:display="true"/>
        </table:content-validation>
      </table:content-validations>
      <table:table table:name="entity-guessing-score-sheet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4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Default"/>
        <table:table-column table:style-name="co14" table:default-cell-style-name="ce3"/>
        <table:table-column table:style-name="co14" table:number-columns-repeated="2" table:default-cell-style-name="Default"/>
        <table:table-column table:style-name="co13" table:number-columns-repeated="3" table:default-cell-style-name="Default"/>
        <table:table-row table:style-name="ro1">
          <table:table-cell/>
          <table:table-cell office:value-type="string" calcext:value-type="string">
            <text:p>url0</text:p>
          </table:table-cell>
          <table:table-cell office:value-type="string" calcext:value-type="string">
            <text:p>url1</text:p>
          </table:table-cell>
          <table:table-cell office:value-type="string" calcext:value-type="string">
            <text:p>url2</text:p>
          </table:table-cell>
          <table:table-cell office:value-type="string" calcext:value-type="string">
            <text:p>url3</text:p>
          </table:table-cell>
          <table:table-cell table:style-name="ce1" office:value-type="string" calcext:value-type="string">
            <text:p>click0</text:p>
          </table:table-cell>
          <table:table-cell office:value-type="string" calcext:value-type="string">
            <text:p>click1</text:p>
          </table:table-cell>
          <table:table-cell office:value-type="string" calcext:value-type="string">
            <text:p>click2</text:p>
          </table:table-cell>
          <table:table-cell office:value-type="string" calcext:value-type="string">
            <text:p>click3</text:p>
          </table:table-cell>
          <table:table-cell table:style-name="ce2" office:value-type="string" calcext:value-type="string">
            <text:p>orig0</text:p>
          </table:table-cell>
          <table:table-cell table:style-name="ce1" office:value-type="string" calcext:value-type="string">
            <text:p>click_orig0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Token</text:p>
          </table:table-cell>
          <table:table-cell table:style-name="ce1" office:value-type="string" calcext:value-type="string">
            <text:p>Guessed name</text:p>
          </table:table-cell>
          <table:table-cell table:style-name="ce1" table:content-validation-name="val1" office:value-type="string" calcext:value-type="string">
            <text:p>correct?</text:p>
          </table:table-cell>
          <table:table-cell table:style-name="ce7" office:value-type="string" calcext:value-type="string">
            <text:p>Guessed characteristics</text:p>
          </table:table-cell>
          <table:table-cell table:style-name="ce1" table:content-validation-name="val2" office:value-type="string" calcext:value-type="string">
            <text:p>correct?</text:p>
          </table:table-cell>
          <table:table-cell table:style-name="ce7" table:content-validation-name="val3"/>
          <table:table-cell table:style-name="ce1" table:content-validation-name="val3"/>
          <table:table-cell table:style-name="ce3" table:number-columns-repeated="2"/>
          <table:table-cell/>
          <table:table-cell table:style-name="ce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file:///Users/cumeo/Projects/spinoza/ulm-4/EvEn/data/annotations/documents/student2-name-quiz-documents/student2-2019-03-29-question-001.html</text:p>
          </table:table-cell>
          <table:table-cell table:number-columns-repeated="3"/>
          <table:table-cell table:formula="of:=HYPERLINK([.B2])" office:value-type="string" office:string-value="file:///Users/cumeo/Projects/spinoza/ulm-4/EvEn/data/annotations/documents/student2-name-quiz-documents/student2-2019-03-29-question-001.html" calcext:value-type="string">
            <text:p>file:///Users/cumeo/Projects/spinoza/ulm-4/EvEn/data/annotations/documents/student2-name-quiz-documents/student2-2019-03-29-question-001.html</text:p>
          </table:table-cell>
          <table:table-cell table:formula="of:=HYPERLINK([.C2])">
            <text:p/>
          </table:table-cell>
          <table:table-cell table:formula="of:=HYPERLINK([.D2])">
            <text:p/>
          </table:table-cell>
          <table:table-cell table:formula="of:=HYPERLINK([.E2])">
            <text:p/>
          </table:table-cell>
          <table:table-cell office:value-type="string" calcext:value-type="string">
            <text:p>file:///Users/cumeo/Projects/spinoza/ulm-4/EvEn/output/conll-2012-transformed/orig/dev/bc_cctv_00_cctv_0000___part_001.m_gold_conll.html</text:p>
          </table:table-cell>
          <table:table-cell table:formula="of:=HYPERLINK([.J2])" office:value-type="string" office:string-value="file:///Users/cumeo/Projects/spinoza/ulm-4/EvEn/output/conll-2012-transformed/orig/dev/bc_cctv_00_cctv_0000___part_001.m_gold_conll.html" calcext:value-type="string">
            <text:p>file:///Users/cumeo/Projects/spinoza/ulm-4/EvEn/output/conll-2012-transformed/orig/dev/bc_cctv_00_cctv_0000___part_001.m_gold_conll.html</text:p>
          </table:table-cell>
          <table:table-cell table:formula="of:=LEFT(RIGHT([.K2];44); 30)" office:value-type="string" office:string-value="tv_00_cctv_0000___part_001.m_g" calcext:value-type="string">
            <text:p>tv_00_cctv_0000___part_001.m_g</text:p>
          </table:table-cell>
          <table:table-cell office:value-type="string" calcext:value-type="string">
            <text:p>_PHY_ _THING_</text:p>
          </table:table-cell>
          <table:table-cell office:value-type="string" calcext:value-type="string">
            <text:p>Hong Kong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file:///Users/cumeo/Projects/spinoza/ulm-4/EvEn/data/annotations/documents/student1-documents-to-fix/student1-2019-03-14-question-001.html</text:p>
          </table:table-cell>
          <table:table-cell office:value-type="string" calcext:value-type="string">
            <text:p>file:///Users/cumeo/Projects/spinoza/ulm-4/EvEn/data/annotations/documents/student1-first-150-docs/student1-2019-03-14-question-001.html</text:p>
          </table:table-cell>
          <table:table-cell office:value-type="string" calcext:value-type="string">
            <text:p>file:///Users/cumeo/Projects/spinoza/ulm-4/EvEn/data/annotations/documents/student1-name-quiz-documents/student1-2019-03-14-question-001.html</text:p>
          </table:table-cell>
          <table:table-cell office:value-type="string" calcext:value-type="string">
            <text:p>file:///Users/cumeo/Projects/spinoza/ulm-4/EvEn/data/annotations/documents/student1-documents-for-name-annotation/student1-2019-03-14-question-001.html</text:p>
          </table:table-cell>
          <table:table-cell table:formula="of:=HYPERLINK([.B3])" office:value-type="string" office:string-value="file:///Users/cumeo/Projects/spinoza/ulm-4/EvEn/data/annotations/documents/student1-documents-to-fix/student1-2019-03-14-question-001.html" calcext:value-type="string">
            <text:p>file:///Users/cumeo/Projects/spinoza/ulm-4/EvEn/data/annotations/documents/student1-documents-to-fix/student1-2019-03-14-question-001.html</text:p>
          </table:table-cell>
          <table:table-cell table:formula="of:=HYPERLINK([.C3])" office:value-type="string" office:string-value="file:///Users/cumeo/Projects/spinoza/ulm-4/EvEn/data/annotations/documents/student1-first-150-docs/student1-2019-03-14-question-001.html" calcext:value-type="string">
            <text:p>file:///Users/cumeo/Projects/spinoza/ulm-4/EvEn/data/annotations/documents/student1-first-150-docs/student1-2019-03-14-question-001.html</text:p>
          </table:table-cell>
          <table:table-cell table:formula="of:=HYPERLINK([.D3])" office:value-type="string" office:string-value="file:///Users/cumeo/Projects/spinoza/ulm-4/EvEn/data/annotations/documents/student1-name-quiz-documents/student1-2019-03-14-question-001.html" calcext:value-type="string">
            <text:p>file:///Users/cumeo/Projects/spinoza/ulm-4/EvEn/data/annotations/documents/student1-name-quiz-documents/student1-2019-03-14-question-001.html</text:p>
          </table:table-cell>
          <table:table-cell table:formula="of:=HYPERLINK([.E3])" office:value-type="string" office:string-value="file:///Users/cumeo/Projects/spinoza/ulm-4/EvEn/data/annotations/documents/student1-documents-for-name-annotation/student1-2019-03-14-question-001.html" calcext:value-type="string">
            <text:p>file:///Users/cumeo/Projects/spinoza/ulm-4/EvEn/data/annotations/documents/student1-documents-for-name-annotation/student1-2019-03-14-question-001.html</text:p>
          </table:table-cell>
          <table:table-cell office:value-type="string" calcext:value-type="string">
            <text:p>file:///Users/cumeo/Projects/spinoza/ulm-4/EvEn/output/conll-2012-transformed/orig/dev/bc_cctv_00_cctv_0000___part_001.m_gold_conll.html</text:p>
          </table:table-cell>
          <table:table-cell table:formula="of:=HYPERLINK([.J3])" office:value-type="string" office:string-value="file:///Users/cumeo/Projects/spinoza/ulm-4/EvEn/output/conll-2012-transformed/orig/dev/bc_cctv_00_cctv_0000___part_001.m_gold_conll.html" calcext:value-type="string">
            <text:p>file:///Users/cumeo/Projects/spinoza/ulm-4/EvEn/output/conll-2012-transformed/orig/dev/bc_cctv_00_cctv_0000___part_001.m_gold_conll.html</text:p>
          </table:table-cell>
          <table:table-cell table:formula="of:=LEFT(RIGHT([.K3];44); 30)" office:value-type="string" office:string-value="tv_00_cctv_0000___part_001.m_g" calcext:value-type="string">
            <text:p>tv_00_cctv_0000___part_001.m_g</text:p>
          </table:table-cell>
          <table:table-cell office:value-type="string" calcext:value-type="string">
            <text:p>_PHY_ _THING_</text:p>
          </table:table-cell>
          <table:table-cell office:value-type="string" calcext:value-type="string">
            <text:p>Taiwan</text:p>
          </table:table-cell>
          <table:table-cell table:content-validation-name="val1" office:value-type="string" calcext:value-type="string">
            <text:p>n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file:///Users/cumeo/Projects/spinoza/ulm-4/EvEn/data/annotations/documents/student2-name-quiz-documents/student2-2019-03-29-question-005.html</text:p>
          </table:table-cell>
          <table:table-cell table:number-columns-repeated="3"/>
          <table:table-cell table:formula="of:=HYPERLINK([.B4])" office:value-type="string" office:string-value="file:///Users/cumeo/Projects/spinoza/ulm-4/EvEn/data/annotations/documents/student2-name-quiz-documents/student2-2019-03-29-question-005.html" calcext:value-type="string">
            <text:p>file:///Users/cumeo/Projects/spinoza/ulm-4/EvEn/data/annotations/documents/student2-name-quiz-documents/student2-2019-03-29-question-005.html</text:p>
          </table:table-cell>
          <table:table-cell table:formula="of:=HYPERLINK([.C4])">
            <text:p/>
          </table:table-cell>
          <table:table-cell table:formula="of:=HYPERLINK([.D4])">
            <text:p/>
          </table:table-cell>
          <table:table-cell table:formula="of:=HYPERLINK([.E4])">
            <text:p/>
          </table:table-cell>
          <table:table-cell office:value-type="string" calcext:value-type="string">
            <text:p>file:///Users/cumeo/Projects/spinoza/ulm-4/EvEn/output/conll-2012-transformed/orig/dev/bc_cctv_00_cctv_0000___part_009.m_gold_conll.html</text:p>
          </table:table-cell>
          <table:table-cell table:formula="of:=HYPERLINK([.J4])" office:value-type="string" office:string-value="file:///Users/cumeo/Projects/spinoza/ulm-4/EvEn/output/conll-2012-transformed/orig/dev/bc_cctv_00_cctv_0000___part_009.m_gold_conll.html" calcext:value-type="string">
            <text:p>file:///Users/cumeo/Projects/spinoza/ulm-4/EvEn/output/conll-2012-transformed/orig/dev/bc_cctv_00_cctv_0000___part_009.m_gold_conll.html</text:p>
          </table:table-cell>
          <table:table-cell table:formula="of:=LEFT(RIGHT([.K4];44); 30)" office:value-type="string" office:string-value="tv_00_cctv_0000___part_009.m_g" calcext:value-type="string">
            <text:p>tv_00_cctv_0000___part_009.m_g</text:p>
          </table:table-cell>
          <table:table-cell office:value-type="string" calcext:value-type="string">
            <text:p>_HO_ _SEEP_</text:p>
          </table:table-cell>
          <table:table-cell office:value-type="string" calcext:value-type="string">
            <text:p>Hong Kong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file:///Users/cumeo/Projects/spinoza/ulm-4/EvEn/data/annotations/documents/student1-documents-to-fix/student1-2019-03-14-question-005.html</text:p>
          </table:table-cell>
          <table:table-cell office:value-type="string" calcext:value-type="string">
            <text:p>file:///Users/cumeo/Projects/spinoza/ulm-4/EvEn/data/annotations/documents/student1-name-quiz-documents/student1-2019-03-14-question-005.html</text:p>
          </table:table-cell>
          <table:table-cell office:value-type="string" calcext:value-type="string">
            <text:p>file:///Users/cumeo/Projects/spinoza/ulm-4/EvEn/data/annotations/documents/student1-documents-for-name-annotation/student1-2019-03-14-question-005.html</text:p>
          </table:table-cell>
          <table:table-cell/>
          <table:table-cell table:formula="of:=HYPERLINK([.B5])" office:value-type="string" office:string-value="file:///Users/cumeo/Projects/spinoza/ulm-4/EvEn/data/annotations/documents/student1-documents-to-fix/student1-2019-03-14-question-005.html" calcext:value-type="string">
            <text:p>file:///Users/cumeo/Projects/spinoza/ulm-4/EvEn/data/annotations/documents/student1-documents-to-fix/student1-2019-03-14-question-005.html</text:p>
          </table:table-cell>
          <table:table-cell table:formula="of:=HYPERLINK([.C5])" office:value-type="string" office:string-value="file:///Users/cumeo/Projects/spinoza/ulm-4/EvEn/data/annotations/documents/student1-name-quiz-documents/student1-2019-03-14-question-005.html" calcext:value-type="string">
            <text:p>file:///Users/cumeo/Projects/spinoza/ulm-4/EvEn/data/annotations/documents/student1-name-quiz-documents/student1-2019-03-14-question-005.html</text:p>
          </table:table-cell>
          <table:table-cell table:formula="of:=HYPERLINK([.D5])" office:value-type="string" office:string-value="file:///Users/cumeo/Projects/spinoza/ulm-4/EvEn/data/annotations/documents/student1-documents-for-name-annotation/student1-2019-03-14-question-005.html" calcext:value-type="string">
            <text:p>file:///Users/cumeo/Projects/spinoza/ulm-4/EvEn/data/annotations/documents/student1-documents-for-name-annotation/student1-2019-03-14-question-005.html</text:p>
          </table:table-cell>
          <table:table-cell table:formula="of:=HYPERLINK([.E5])">
            <text:p/>
          </table:table-cell>
          <table:table-cell office:value-type="string" calcext:value-type="string">
            <text:p>file:///Users/cumeo/Projects/spinoza/ulm-4/EvEn/output/conll-2012-transformed/orig/dev/bc_cctv_00_cctv_0000___part_009.m_gold_conll.html</text:p>
          </table:table-cell>
          <table:table-cell table:formula="of:=HYPERLINK([.J5])" office:value-type="string" office:string-value="file:///Users/cumeo/Projects/spinoza/ulm-4/EvEn/output/conll-2012-transformed/orig/dev/bc_cctv_00_cctv_0000___part_009.m_gold_conll.html" calcext:value-type="string">
            <text:p>file:///Users/cumeo/Projects/spinoza/ulm-4/EvEn/output/conll-2012-transformed/orig/dev/bc_cctv_00_cctv_0000___part_009.m_gold_conll.html</text:p>
          </table:table-cell>
          <table:table-cell table:formula="of:=LEFT(RIGHT([.K5];44); 30)" office:value-type="string" office:string-value="tv_00_cctv_0000___part_009.m_g" calcext:value-type="string">
            <text:p>tv_00_cctv_0000___part_009.m_g</text:p>
          </table:table-cell>
          <table:table-cell office:value-type="string" calcext:value-type="string">
            <text:p>_HO_ _SEEP_</text:p>
          </table:table-cell>
          <table:table-cell office:value-type="string" calcext:value-type="string">
            <text:p>Hong Kong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file:///Users/cumeo/Projects/spinoza/ulm-4/EvEn/data/annotations/documents/student2-first-100-docs/student2-2019-03-29-question-009.html</text:p>
          </table:table-cell>
          <table:table-cell office:value-type="string" calcext:value-type="string">
            <text:p>file:///Users/cumeo/Projects/spinoza/ulm-4/EvEn/data/annotations/documents/student2-documents-to-fix/student2-2019-03-29-question-009.html</text:p>
          </table:table-cell>
          <table:table-cell office:value-type="string" calcext:value-type="string">
            <text:p>file:///Users/cumeo/Projects/spinoza/ulm-4/EvEn/data/annotations/documents/student2-2019-07-06/student2-2019-03-29-question-009.html</text:p>
          </table:table-cell>
          <table:table-cell/>
          <table:table-cell table:formula="of:=HYPERLINK([.B6])" office:value-type="string" office:string-value="file:///Users/cumeo/Projects/spinoza/ulm-4/EvEn/data/annotations/documents/student2-first-100-docs/student2-2019-03-29-question-009.html" calcext:value-type="string">
            <text:p>file:///Users/cumeo/Projects/spinoza/ulm-4/EvEn/data/annotations/documents/student2-first-100-docs/student2-2019-03-29-question-009.html</text:p>
          </table:table-cell>
          <table:table-cell table:formula="of:=HYPERLINK([.C6])" office:value-type="string" office:string-value="file:///Users/cumeo/Projects/spinoza/ulm-4/EvEn/data/annotations/documents/student2-documents-to-fix/student2-2019-03-29-question-009.html" calcext:value-type="string">
            <text:p>file:///Users/cumeo/Projects/spinoza/ulm-4/EvEn/data/annotations/documents/student2-documents-to-fix/student2-2019-03-29-question-009.html</text:p>
          </table:table-cell>
          <table:table-cell table:formula="of:=HYPERLINK([.D6])" office:value-type="string" office:string-value="file:///Users/cumeo/Projects/spinoza/ulm-4/EvEn/data/annotations/documents/student2-2019-07-06/student2-2019-03-29-question-009.html" calcext:value-type="string">
            <text:p>file:///Users/cumeo/Projects/spinoza/ulm-4/EvEn/data/annotations/documents/student2-2019-07-06/student2-2019-03-29-question-009.html</text:p>
          </table:table-cell>
          <table:table-cell table:formula="of:=HYPERLINK([.E6])">
            <text:p/>
          </table:table-cell>
          <table:table-cell office:value-type="string" calcext:value-type="string">
            <text:p>file:///Users/cumeo/Projects/spinoza/ulm-4/EvEn/output/conll-2012-transformed/orig/dev/bc_cnn_00_cnn_0000___part_005.m_gold_conll.html</text:p>
          </table:table-cell>
          <table:table-cell table:formula="of:=HYPERLINK([.J6])" office:value-type="string" office:string-value="file:///Users/cumeo/Projects/spinoza/ulm-4/EvEn/output/conll-2012-transformed/orig/dev/bc_cnn_00_cnn_0000___part_005.m_gold_conll.html" calcext:value-type="string">
            <text:p>file:///Users/cumeo/Projects/spinoza/ulm-4/EvEn/output/conll-2012-transformed/orig/dev/bc_cnn_00_cnn_0000___part_005.m_gold_conll.html</text:p>
          </table:table-cell>
          <table:table-cell table:formula="of:=LEFT(RIGHT([.K6];44); 30)" office:value-type="string" office:string-value="cnn_00_cnn_0000___part_005.m_g" calcext:value-type="string">
            <text:p>cnn_00_cnn_0000___part_005.m_g</text:p>
          </table:table-cell>
          <table:table-cell office:value-type="string" calcext:value-type="string">
            <text:p>_MIP_ _CEE_</text:p>
          </table:table-cell>
          <table:table-cell/>
          <table:table-cell table:content-validation-name="val1"/>
          <table:table-cell office:value-type="string" calcext:value-type="string">
            <text:p>a TV show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file:///Users/cumeo/Projects/spinoza/ulm-4/EvEn/data/annotations/documents/student2-name-quiz-documents/student2-2019-03-29-question-009.html</text:p>
          </table:table-cell>
          <table:table-cell table:number-columns-repeated="3"/>
          <table:table-cell table:formula="of:=HYPERLINK([.B7])" office:value-type="string" office:string-value="file:///Users/cumeo/Projects/spinoza/ulm-4/EvEn/data/annotations/documents/student2-name-quiz-documents/student2-2019-03-29-question-009.html" calcext:value-type="string">
            <text:p>file:///Users/cumeo/Projects/spinoza/ulm-4/EvEn/data/annotations/documents/student2-name-quiz-documents/student2-2019-03-29-question-009.html</text:p>
          </table:table-cell>
          <table:table-cell table:formula="of:=HYPERLINK([.C7])">
            <text:p/>
          </table:table-cell>
          <table:table-cell table:formula="of:=HYPERLINK([.D7])">
            <text:p/>
          </table:table-cell>
          <table:table-cell table:formula="of:=HYPERLINK([.E7])">
            <text:p/>
          </table:table-cell>
          <table:table-cell office:value-type="string" calcext:value-type="string">
            <text:p>file:///Users/cumeo/Projects/spinoza/ulm-4/EvEn/output/conll-2012-transformed/orig/dev/bc_cnn_00_cnn_0000___part_005.m_gold_conll.html</text:p>
          </table:table-cell>
          <table:table-cell table:formula="of:=HYPERLINK([.J7])" office:value-type="string" office:string-value="file:///Users/cumeo/Projects/spinoza/ulm-4/EvEn/output/conll-2012-transformed/orig/dev/bc_cnn_00_cnn_0000___part_005.m_gold_conll.html" calcext:value-type="string">
            <text:p>file:///Users/cumeo/Projects/spinoza/ulm-4/EvEn/output/conll-2012-transformed/orig/dev/bc_cnn_00_cnn_0000___part_005.m_gold_conll.html</text:p>
          </table:table-cell>
          <table:table-cell table:formula="of:=LEFT(RIGHT([.K7];44); 30)" office:value-type="string" office:string-value="cnn_00_cnn_0000___part_005.m_g" calcext:value-type="string">
            <text:p>cnn_00_cnn_0000___part_005.m_g</text:p>
          </table:table-cell>
          <table:table-cell office:value-type="string" calcext:value-type="string">
            <text:p>_CEE_ _SE_</text:p>
          </table:table-cell>
          <table:table-cell/>
          <table:table-cell table:content-validation-name="val1"/>
          <table:table-cell office:value-type="string" calcext:value-type="string">
            <text:p>TV show / news show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string" calcext:value-type="string">
            <text:p>file:///Users/cumeo/Projects/spinoza/ulm-4/EvEn/data/annotations/documents/student1-name-quiz-documents/student1-2019-03-14-question-009.html</text:p>
          </table:table-cell>
          <table:table-cell table:number-columns-repeated="3"/>
          <table:table-cell table:formula="of:=HYPERLINK([.B8])" office:value-type="string" office:string-value="file:///Users/cumeo/Projects/spinoza/ulm-4/EvEn/data/annotations/documents/student1-name-quiz-documents/student1-2019-03-14-question-009.html" calcext:value-type="string">
            <text:p>file:///Users/cumeo/Projects/spinoza/ulm-4/EvEn/data/annotations/documents/student1-name-quiz-documents/student1-2019-03-14-question-009.html</text:p>
          </table:table-cell>
          <table:table-cell table:formula="of:=HYPERLINK([.C8])">
            <text:p/>
          </table:table-cell>
          <table:table-cell table:formula="of:=HYPERLINK([.D8])">
            <text:p/>
          </table:table-cell>
          <table:table-cell table:formula="of:=HYPERLINK([.E8])">
            <text:p/>
          </table:table-cell>
          <table:table-cell office:value-type="string" calcext:value-type="string">
            <text:p>file:///Users/cumeo/Projects/spinoza/ulm-4/EvEn/output/conll-2012-transformed/orig/dev/bc_cnn_00_cnn_0000___part_005.m_gold_conll.html</text:p>
          </table:table-cell>
          <table:table-cell table:formula="of:=HYPERLINK([.J8])" office:value-type="string" office:string-value="file:///Users/cumeo/Projects/spinoza/ulm-4/EvEn/output/conll-2012-transformed/orig/dev/bc_cnn_00_cnn_0000___part_005.m_gold_conll.html" calcext:value-type="string">
            <text:p>file:///Users/cumeo/Projects/spinoza/ulm-4/EvEn/output/conll-2012-transformed/orig/dev/bc_cnn_00_cnn_0000___part_005.m_gold_conll.html</text:p>
          </table:table-cell>
          <table:table-cell table:formula="of:=LEFT(RIGHT([.K8];44); 30)" office:value-type="string" office:string-value="cnn_00_cnn_0000___part_005.m_g" calcext:value-type="string">
            <text:p>cnn_00_cnn_0000___part_005.m_g</text:p>
          </table:table-cell>
          <table:table-cell office:value-type="string" calcext:value-type="string">
            <text:p>_CEE_ _SE_</text:p>
          </table:table-cell>
          <table:table-cell/>
          <table:table-cell table:content-validation-name="val1"/>
          <table:table-cell office:value-type="string" calcext:value-type="string">
            <text:p>News Broadcasting Program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file:///Users/cumeo/Projects/spinoza/ulm-4/EvEn/data/annotations/documents/student1-name-quiz-documents/student1-2019-03-14-question-011.html</text:p>
          </table:table-cell>
          <table:table-cell table:number-columns-repeated="3"/>
          <table:table-cell table:formula="of:=HYPERLINK([.B9])" office:value-type="string" office:string-value="file:///Users/cumeo/Projects/spinoza/ulm-4/EvEn/data/annotations/documents/student1-name-quiz-documents/student1-2019-03-14-question-011.html" calcext:value-type="string">
            <text:p>file:///Users/cumeo/Projects/spinoza/ulm-4/EvEn/data/annotations/documents/student1-name-quiz-documents/student1-2019-03-14-question-011.html</text:p>
          </table:table-cell>
          <table:table-cell table:formula="of:=HYPERLINK([.C9])">
            <text:p/>
          </table:table-cell>
          <table:table-cell table:formula="of:=HYPERLINK([.D9])">
            <text:p/>
          </table:table-cell>
          <table:table-cell table:formula="of:=HYPERLINK([.E9])">
            <text:p/>
          </table:table-cell>
          <table:table-cell office:value-type="string" calcext:value-type="string">
            <text:p>file:///Users/cumeo/Projects/spinoza/ulm-4/EvEn/output/conll-2012-transformed/orig/dev/bc_cnn_00_cnn_0000___part_007.m_gold_conll.html</text:p>
          </table:table-cell>
          <table:table-cell table:formula="of:=HYPERLINK([.J9])" office:value-type="string" office:string-value="file:///Users/cumeo/Projects/spinoza/ulm-4/EvEn/output/conll-2012-transformed/orig/dev/bc_cnn_00_cnn_0000___part_007.m_gold_conll.html" calcext:value-type="string">
            <text:p>file:///Users/cumeo/Projects/spinoza/ulm-4/EvEn/output/conll-2012-transformed/orig/dev/bc_cnn_00_cnn_0000___part_007.m_gold_conll.html</text:p>
          </table:table-cell>
          <table:table-cell table:formula="of:=LEFT(RIGHT([.K9];44); 30)" office:value-type="string" office:string-value="cnn_00_cnn_0000___part_007.m_g" calcext:value-type="string">
            <text:p>cnn_00_cnn_0000___part_007.m_g</text:p>
          </table:table-cell>
          <table:table-cell office:value-type="string" calcext:value-type="string">
            <text:p>_RE_</text:p>
          </table:table-cell>
          <table:table-cell/>
          <table:table-cell table:content-validation-name="val1"/>
          <table:table-cell office:value-type="string" calcext:value-type="string">
            <text:p>top jockey player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file:///Users/cumeo/Projects/spinoza/ulm-4/EvEn/data/annotations/documents/student2-2019-07-06/student2-2019-03-29-question-128.html</text:p>
          </table:table-cell>
          <table:table-cell table:number-columns-repeated="3"/>
          <table:table-cell table:formula="of:=HYPERLINK([.B10])" office:value-type="string" office:string-value="file:///Users/cumeo/Projects/spinoza/ulm-4/EvEn/data/annotations/documents/student2-2019-07-06/student2-2019-03-29-question-128.html" calcext:value-type="string">
            <text:p>file:///Users/cumeo/Projects/spinoza/ulm-4/EvEn/data/annotations/documents/student2-2019-07-06/student2-2019-03-29-question-128.html</text:p>
          </table:table-cell>
          <table:table-cell table:formula="of:=HYPERLINK([.C10])">
            <text:p/>
          </table:table-cell>
          <table:table-cell table:formula="of:=HYPERLINK([.D10])">
            <text:p/>
          </table:table-cell>
          <table:table-cell table:formula="of:=HYPERLINK([.E10])">
            <text:p/>
          </table:table-cell>
          <table:table-cell office:value-type="string" calcext:value-type="string">
            <text:p>file:///Users/cumeo/Projects/spinoza/ulm-4/EvEn/output/conll-2012-transformed/orig/dev/bc_cnn_00_cnn_0000___part_014.m_gold_conll.html</text:p>
          </table:table-cell>
          <table:table-cell table:formula="of:=HYPERLINK([.J10])" office:value-type="string" office:string-value="file:///Users/cumeo/Projects/spinoza/ulm-4/EvEn/output/conll-2012-transformed/orig/dev/bc_cnn_00_cnn_0000___part_014.m_gold_conll.html" calcext:value-type="string">
            <text:p>file:///Users/cumeo/Projects/spinoza/ulm-4/EvEn/output/conll-2012-transformed/orig/dev/bc_cnn_00_cnn_0000___part_014.m_gold_conll.html</text:p>
          </table:table-cell>
          <table:table-cell table:formula="of:=LEFT(RIGHT([.K10];44); 30)" office:value-type="string" office:string-value="cnn_00_cnn_0000___part_014.m_g" calcext:value-type="string">
            <text:p>cnn_00_cnn_0000___part_014.m_g</text:p>
          </table:table-cell>
          <table:table-cell office:value-type="string" calcext:value-type="string">
            <text:p>_LOO46_</text:p>
          </table:table-cell>
          <table:table-cell/>
          <table:table-cell table:content-validation-name="val1"/>
          <table:table-cell office:value-type="string" calcext:value-type="string">
            <text:p>name of a London metro station where a terrorist attack happened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file:///Users/cumeo/Projects/spinoza/ulm-4/EvEn/data/annotations/documents/student2-name-quiz-documents/student2-2019-03-29-question-128.html</text:p>
          </table:table-cell>
          <table:table-cell table:number-columns-repeated="3"/>
          <table:table-cell table:formula="of:=HYPERLINK([.B11])" office:value-type="string" office:string-value="file:///Users/cumeo/Projects/spinoza/ulm-4/EvEn/data/annotations/documents/student2-name-quiz-documents/student2-2019-03-29-question-128.html" calcext:value-type="string">
            <text:p>file:///Users/cumeo/Projects/spinoza/ulm-4/EvEn/data/annotations/documents/student2-name-quiz-documents/student2-2019-03-29-question-128.html</text:p>
          </table:table-cell>
          <table:table-cell table:formula="of:=HYPERLINK([.C11])">
            <text:p/>
          </table:table-cell>
          <table:table-cell table:formula="of:=HYPERLINK([.D11])">
            <text:p/>
          </table:table-cell>
          <table:table-cell table:formula="of:=HYPERLINK([.E11])">
            <text:p/>
          </table:table-cell>
          <table:table-cell office:value-type="string" calcext:value-type="string">
            <text:p>file:///Users/cumeo/Projects/spinoza/ulm-4/EvEn/output/conll-2012-transformed/orig/dev/bc_cnn_00_cnn_0000___part_014.m_gold_conll.html</text:p>
          </table:table-cell>
          <table:table-cell table:formula="of:=HYPERLINK([.J11])" office:value-type="string" office:string-value="file:///Users/cumeo/Projects/spinoza/ulm-4/EvEn/output/conll-2012-transformed/orig/dev/bc_cnn_00_cnn_0000___part_014.m_gold_conll.html" calcext:value-type="string">
            <text:p>file:///Users/cumeo/Projects/spinoza/ulm-4/EvEn/output/conll-2012-transformed/orig/dev/bc_cnn_00_cnn_0000___part_014.m_gold_conll.html</text:p>
          </table:table-cell>
          <table:table-cell table:formula="of:=LEFT(RIGHT([.K11];44); 30)" office:value-type="string" office:string-value="cnn_00_cnn_0000___part_014.m_g" calcext:value-type="string">
            <text:p>cnn_00_cnn_0000___part_014.m_g</text:p>
          </table:table-cell>
          <table:table-cell office:value-type="string" calcext:value-type="string">
            <text:p>_DO_ _XANG0_</text:p>
          </table:table-cell>
          <table:table-cell/>
          <table:table-cell table:content-validation-name="val1"/>
          <table:table-cell office:value-type="string" calcext:value-type="string">
            <text:p>a reporter or TV show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file:///Users/cumeo/Projects/spinoza/ulm-4/EvEn/data/annotations/documents/student3-name-quiz-documents/student3-2019-03-29-question-118.html</text:p>
          </table:table-cell>
          <table:table-cell table:number-columns-repeated="3"/>
          <table:table-cell table:formula="of:=HYPERLINK([.B12])" office:value-type="string" office:string-value="file:///Users/cumeo/Projects/spinoza/ulm-4/EvEn/data/annotations/documents/student3-name-quiz-documents/student3-2019-03-29-question-118.html" calcext:value-type="string">
            <text:p>file:///Users/cumeo/Projects/spinoza/ulm-4/EvEn/data/annotations/documents/student3-name-quiz-documents/student3-2019-03-29-question-118.html</text:p>
          </table:table-cell>
          <table:table-cell table:formula="of:=HYPERLINK([.C12])">
            <text:p/>
          </table:table-cell>
          <table:table-cell table:formula="of:=HYPERLINK([.D12])">
            <text:p/>
          </table:table-cell>
          <table:table-cell table:formula="of:=HYPERLINK([.E12])">
            <text:p/>
          </table:table-cell>
          <table:table-cell office:value-type="string" calcext:value-type="string">
            <text:p>file:///Users/cumeo/Projects/spinoza/ulm-4/EvEn/output/conll-2012-transformed/orig/dev/bc_cnn_00_cnn_0000___part_014.m_gold_conll.html</text:p>
          </table:table-cell>
          <table:table-cell table:formula="of:=HYPERLINK([.J12])" office:value-type="string" office:string-value="file:///Users/cumeo/Projects/spinoza/ulm-4/EvEn/output/conll-2012-transformed/orig/dev/bc_cnn_00_cnn_0000___part_014.m_gold_conll.html" calcext:value-type="string">
            <text:p>file:///Users/cumeo/Projects/spinoza/ulm-4/EvEn/output/conll-2012-transformed/orig/dev/bc_cnn_00_cnn_0000___part_014.m_gold_conll.html</text:p>
          </table:table-cell>
          <table:table-cell table:formula="of:=LEFT(RIGHT([.K12];44); 30)" office:value-type="string" office:string-value="cnn_00_cnn_0000___part_014.m_g" calcext:value-type="string">
            <text:p>cnn_00_cnn_0000___part_014.m_g</text:p>
          </table:table-cell>
          <table:table-cell office:value-type="string" calcext:value-type="string">
            <text:p>_FIX_</text:p>
          </table:table-cell>
          <table:table-cell/>
          <table:table-cell table:content-validation-name="val1"/>
          <table:table-cell office:value-type="string" calcext:value-type="string">
            <text:p>country or city/ loc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file:///Users/cumeo/Projects/spinoza/ulm-4/EvEn/data/annotations/documents/student3-name-quiz-documents/student3-2019-03-29-question-118.html</text:p>
          </table:table-cell>
          <table:table-cell table:number-columns-repeated="3"/>
          <table:table-cell table:formula="of:=HYPERLINK([.B13])" office:value-type="string" office:string-value="file:///Users/cumeo/Projects/spinoza/ulm-4/EvEn/data/annotations/documents/student3-name-quiz-documents/student3-2019-03-29-question-118.html" calcext:value-type="string">
            <text:p>file:///Users/cumeo/Projects/spinoza/ulm-4/EvEn/data/annotations/documents/student3-name-quiz-documents/student3-2019-03-29-question-118.html</text:p>
          </table:table-cell>
          <table:table-cell table:formula="of:=HYPERLINK([.C13])">
            <text:p/>
          </table:table-cell>
          <table:table-cell table:formula="of:=HYPERLINK([.D13])">
            <text:p/>
          </table:table-cell>
          <table:table-cell table:formula="of:=HYPERLINK([.E13])">
            <text:p/>
          </table:table-cell>
          <table:table-cell office:value-type="string" calcext:value-type="string">
            <text:p>file:///Users/cumeo/Projects/spinoza/ulm-4/EvEn/output/conll-2012-transformed/orig/dev/bc_cnn_00_cnn_0000___part_014.m_gold_conll.html</text:p>
          </table:table-cell>
          <table:table-cell table:formula="of:=HYPERLINK([.J13])" office:value-type="string" office:string-value="file:///Users/cumeo/Projects/spinoza/ulm-4/EvEn/output/conll-2012-transformed/orig/dev/bc_cnn_00_cnn_0000___part_014.m_gold_conll.html" calcext:value-type="string">
            <text:p>file:///Users/cumeo/Projects/spinoza/ulm-4/EvEn/output/conll-2012-transformed/orig/dev/bc_cnn_00_cnn_0000___part_014.m_gold_conll.html</text:p>
          </table:table-cell>
          <table:table-cell table:formula="of:=LEFT(RIGHT([.K13];44); 30)" office:value-type="string" office:string-value="cnn_00_cnn_0000___part_014.m_g" calcext:value-type="string">
            <text:p>cnn_00_cnn_0000___part_014.m_g</text:p>
          </table:table-cell>
          <table:table-cell office:value-type="string" calcext:value-type="string">
            <text:p>_KEK54_</text:p>
          </table:table-cell>
          <table:table-cell/>
          <table:table-cell table:content-validation-name="val1"/>
          <table:table-cell office:value-type="string" calcext:value-type="string">
            <text:p>London metro st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file:///Users/cumeo/Projects/spinoza/ulm-4/EvEn/data/annotations/documents/student1-documents-for-name-annotation/student1-2019-03-14-question-017.html</text:p>
          </table:table-cell>
          <table:table-cell table:number-columns-repeated="3"/>
          <table:table-cell table:formula="of:=HYPERLINK([.B14])" office:value-type="string" office:string-value="file:///Users/cumeo/Projects/spinoza/ulm-4/EvEn/data/annotations/documents/student1-documents-for-name-annotation/student1-2019-03-14-question-017.html" calcext:value-type="string">
            <text:p>file:///Users/cumeo/Projects/spinoza/ulm-4/EvEn/data/annotations/documents/student1-documents-for-name-annotation/student1-2019-03-14-question-017.html</text:p>
          </table:table-cell>
          <table:table-cell table:formula="of:=HYPERLINK([.C14])">
            <text:p/>
          </table:table-cell>
          <table:table-cell table:formula="of:=HYPERLINK([.D14])">
            <text:p/>
          </table:table-cell>
          <table:table-cell table:formula="of:=HYPERLINK([.E14])">
            <text:p/>
          </table:table-cell>
          <table:table-cell office:value-type="string" calcext:value-type="string">
            <text:p>file:///Users/cumeo/Projects/spinoza/ulm-4/EvEn/output/conll-2012-transformed/orig/dev/bc_cnn_00_cnn_0000___part_016.m_gold_conll.html</text:p>
          </table:table-cell>
          <table:table-cell table:formula="of:=HYPERLINK([.J14])" office:value-type="string" office:string-value="file:///Users/cumeo/Projects/spinoza/ulm-4/EvEn/output/conll-2012-transformed/orig/dev/bc_cnn_00_cnn_0000___part_016.m_gold_conll.html" calcext:value-type="string">
            <text:p>file:///Users/cumeo/Projects/spinoza/ulm-4/EvEn/output/conll-2012-transformed/orig/dev/bc_cnn_00_cnn_0000___part_016.m_gold_conll.html</text:p>
          </table:table-cell>
          <table:table-cell table:formula="of:=LEFT(RIGHT([.K14];44); 30)" office:value-type="string" office:string-value="cnn_00_cnn_0000___part_016.m_g" calcext:value-type="string">
            <text:p>cnn_00_cnn_0000___part_016.m_g</text:p>
          </table:table-cell>
          <table:table-cell office:value-type="string" calcext:value-type="string">
            <text:p>_PEE85_</text:p>
          </table:table-cell>
          <table:table-cell/>
          <table:table-cell table:content-validation-name="val1"/>
          <table:table-cell office:value-type="string" calcext:value-type="string">
            <text:p>infamous admired female celebr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file:///Users/cumeo/Projects/spinoza/ulm-4/EvEn/data/annotations/documents/student1-name-quiz-documents/student1-2019-03-14-question-017.html</text:p>
          </table:table-cell>
          <table:table-cell table:number-columns-repeated="3"/>
          <table:table-cell table:formula="of:=HYPERLINK([.B15])" office:value-type="string" office:string-value="file:///Users/cumeo/Projects/spinoza/ulm-4/EvEn/data/annotations/documents/student1-name-quiz-documents/student1-2019-03-14-question-017.html" calcext:value-type="string">
            <text:p>file:///Users/cumeo/Projects/spinoza/ulm-4/EvEn/data/annotations/documents/student1-name-quiz-documents/student1-2019-03-14-question-017.html</text:p>
          </table:table-cell>
          <table:table-cell table:formula="of:=HYPERLINK([.C15])">
            <text:p/>
          </table:table-cell>
          <table:table-cell table:formula="of:=HYPERLINK([.D15])">
            <text:p/>
          </table:table-cell>
          <table:table-cell table:formula="of:=HYPERLINK([.E15])">
            <text:p/>
          </table:table-cell>
          <table:table-cell office:value-type="string" calcext:value-type="string">
            <text:p>file:///Users/cumeo/Projects/spinoza/ulm-4/EvEn/output/conll-2012-transformed/orig/dev/bc_cnn_00_cnn_0000___part_016.m_gold_conll.html</text:p>
          </table:table-cell>
          <table:table-cell table:formula="of:=HYPERLINK([.J15])" office:value-type="string" office:string-value="file:///Users/cumeo/Projects/spinoza/ulm-4/EvEn/output/conll-2012-transformed/orig/dev/bc_cnn_00_cnn_0000___part_016.m_gold_conll.html" calcext:value-type="string">
            <text:p>file:///Users/cumeo/Projects/spinoza/ulm-4/EvEn/output/conll-2012-transformed/orig/dev/bc_cnn_00_cnn_0000___part_016.m_gold_conll.html</text:p>
          </table:table-cell>
          <table:table-cell table:formula="of:=LEFT(RIGHT([.K15];44); 30)" office:value-type="string" office:string-value="cnn_00_cnn_0000___part_016.m_g" calcext:value-type="string">
            <text:p>cnn_00_cnn_0000___part_016.m_g</text:p>
          </table:table-cell>
          <table:table-cell office:value-type="string" calcext:value-type="string">
            <text:p>_PHEER59_ _HEX_</text:p>
          </table:table-cell>
          <table:table-cell/>
          <table:table-cell table:content-validation-name="val1"/>
          <table:table-cell office:value-type="string" calcext:value-type="string">
            <text:p>female celebr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ile:///Users/cumeo/Projects/spinoza/ulm-4/EvEn/data/annotations/documents/student2-first-100-docs/student2-2019-03-29-question-021.html</text:p>
          </table:table-cell>
          <table:table-cell office:value-type="string" calcext:value-type="string">
            <text:p>file:///Users/cumeo/Projects/spinoza/ulm-4/EvEn/data/annotations/documents/student2-documents-to-fix/student2-2019-03-29-question-021.html</text:p>
          </table:table-cell>
          <table:table-cell office:value-type="string" calcext:value-type="string">
            <text:p>file:///Users/cumeo/Projects/spinoza/ulm-4/EvEn/data/annotations/documents/student2-2019-07-06/student2-2019-03-29-question-021.html</text:p>
          </table:table-cell>
          <table:table-cell/>
          <table:table-cell table:formula="of:=HYPERLINK([.B16])" office:value-type="string" office:string-value="file:///Users/cumeo/Projects/spinoza/ulm-4/EvEn/data/annotations/documents/student2-first-100-docs/student2-2019-03-29-question-021.html" calcext:value-type="string">
            <text:p>file:///Users/cumeo/Projects/spinoza/ulm-4/EvEn/data/annotations/documents/student2-first-100-docs/student2-2019-03-29-question-021.html</text:p>
          </table:table-cell>
          <table:table-cell table:formula="of:=HYPERLINK([.C16])" office:value-type="string" office:string-value="file:///Users/cumeo/Projects/spinoza/ulm-4/EvEn/data/annotations/documents/student2-documents-to-fix/student2-2019-03-29-question-021.html" calcext:value-type="string">
            <text:p>file:///Users/cumeo/Projects/spinoza/ulm-4/EvEn/data/annotations/documents/student2-documents-to-fix/student2-2019-03-29-question-021.html</text:p>
          </table:table-cell>
          <table:table-cell table:formula="of:=HYPERLINK([.D16])" office:value-type="string" office:string-value="file:///Users/cumeo/Projects/spinoza/ulm-4/EvEn/data/annotations/documents/student2-2019-07-06/student2-2019-03-29-question-021.html" calcext:value-type="string">
            <text:p>file:///Users/cumeo/Projects/spinoza/ulm-4/EvEn/data/annotations/documents/student2-2019-07-06/student2-2019-03-29-question-021.html</text:p>
          </table:table-cell>
          <table:table-cell table:formula="of:=HYPERLINK([.E16])">
            <text:p/>
          </table:table-cell>
          <table:table-cell office:value-type="string" calcext:value-type="string">
            <text:p>file:///Users/cumeo/Projects/spinoza/ulm-4/EvEn/output/conll-2012-transformed/orig/dev/bc_msnbc_00_msnbc_0000___part_007.m_gold_conll.html</text:p>
          </table:table-cell>
          <table:table-cell table:formula="of:=HYPERLINK([.J16])" office:value-type="string" office:string-value="file:///Users/cumeo/Projects/spinoza/ulm-4/EvEn/output/conll-2012-transformed/orig/dev/bc_msnbc_00_msnbc_0000___part_007.m_gold_conll.html" calcext:value-type="string">
            <text:p>file:///Users/cumeo/Projects/spinoza/ulm-4/EvEn/output/conll-2012-transformed/orig/dev/bc_msnbc_00_msnbc_0000___part_007.m_gold_conll.html</text:p>
          </table:table-cell>
          <table:table-cell table:formula="of:=LEFT(RIGHT([.K16];44); 30)" office:value-type="string" office:string-value="c_00_msnbc_0000___part_007.m_g" calcext:value-type="string">
            <text:p>c_00_msnbc_0000___part_007.m_g</text:p>
          </table:table-cell>
          <table:table-cell office:value-type="string" calcext:value-type="string">
            <text:p>_KUF15_ _MIE_</text:p>
          </table:table-cell>
          <table:table-cell office:value-type="string" calcext:value-type="string">
            <text:p>Michael Jackson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file:///Users/cumeo/Projects/spinoza/ulm-4/EvEn/data/annotations/documents/student2-name-quiz-documents/student2-2019-03-29-question-021.html</text:p>
          </table:table-cell>
          <table:table-cell table:number-columns-repeated="3"/>
          <table:table-cell table:formula="of:=HYPERLINK([.B17])" office:value-type="string" office:string-value="file:///Users/cumeo/Projects/spinoza/ulm-4/EvEn/data/annotations/documents/student2-name-quiz-documents/student2-2019-03-29-question-021.html" calcext:value-type="string">
            <text:p>file:///Users/cumeo/Projects/spinoza/ulm-4/EvEn/data/annotations/documents/student2-name-quiz-documents/student2-2019-03-29-question-021.html</text:p>
          </table:table-cell>
          <table:table-cell table:formula="of:=HYPERLINK([.C17])">
            <text:p/>
          </table:table-cell>
          <table:table-cell table:formula="of:=HYPERLINK([.D17])">
            <text:p/>
          </table:table-cell>
          <table:table-cell table:formula="of:=HYPERLINK([.E17])">
            <text:p/>
          </table:table-cell>
          <table:table-cell office:value-type="string" calcext:value-type="string">
            <text:p>file:///Users/cumeo/Projects/spinoza/ulm-4/EvEn/output/conll-2012-transformed/orig/dev/bc_msnbc_00_msnbc_0000___part_007.m_gold_conll.html</text:p>
          </table:table-cell>
          <table:table-cell table:formula="of:=HYPERLINK([.J17])" office:value-type="string" office:string-value="file:///Users/cumeo/Projects/spinoza/ulm-4/EvEn/output/conll-2012-transformed/orig/dev/bc_msnbc_00_msnbc_0000___part_007.m_gold_conll.html" calcext:value-type="string">
            <text:p>file:///Users/cumeo/Projects/spinoza/ulm-4/EvEn/output/conll-2012-transformed/orig/dev/bc_msnbc_00_msnbc_0000___part_007.m_gold_conll.html</text:p>
          </table:table-cell>
          <table:table-cell table:formula="of:=LEFT(RIGHT([.K17];44); 30)" office:value-type="string" office:string-value="c_00_msnbc_0000___part_007.m_g" calcext:value-type="string">
            <text:p>c_00_msnbc_0000___part_007.m_g</text:p>
          </table:table-cell>
          <table:table-cell office:value-type="string" calcext:value-type="string">
            <text:p>_CO0_ _JI77_</text:p>
          </table:table-cell>
          <table:table-cell/>
          <table:table-cell table:content-validation-name="val1"/>
          <table:table-cell office:value-type="string" calcext:value-type="string">
            <text:p>a television program ?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file:///Users/cumeo/Projects/spinoza/ulm-4/EvEn/data/annotations/documents/student2-name-quiz-documents/student2-2019-03-29-question-021.html</text:p>
          </table:table-cell>
          <table:table-cell table:number-columns-repeated="3"/>
          <table:table-cell table:formula="of:=HYPERLINK([.B18])" office:value-type="string" office:string-value="file:///Users/cumeo/Projects/spinoza/ulm-4/EvEn/data/annotations/documents/student2-name-quiz-documents/student2-2019-03-29-question-021.html" calcext:value-type="string">
            <text:p>file:///Users/cumeo/Projects/spinoza/ulm-4/EvEn/data/annotations/documents/student2-name-quiz-documents/student2-2019-03-29-question-021.html</text:p>
          </table:table-cell>
          <table:table-cell table:formula="of:=HYPERLINK([.C18])">
            <text:p/>
          </table:table-cell>
          <table:table-cell table:formula="of:=HYPERLINK([.D18])">
            <text:p/>
          </table:table-cell>
          <table:table-cell table:formula="of:=HYPERLINK([.E18])">
            <text:p/>
          </table:table-cell>
          <table:table-cell office:value-type="string" calcext:value-type="string">
            <text:p>file:///Users/cumeo/Projects/spinoza/ulm-4/EvEn/output/conll-2012-transformed/orig/dev/bc_msnbc_00_msnbc_0000___part_007.m_gold_conll.html</text:p>
          </table:table-cell>
          <table:table-cell table:formula="of:=HYPERLINK([.J18])" office:value-type="string" office:string-value="file:///Users/cumeo/Projects/spinoza/ulm-4/EvEn/output/conll-2012-transformed/orig/dev/bc_msnbc_00_msnbc_0000___part_007.m_gold_conll.html" calcext:value-type="string">
            <text:p>file:///Users/cumeo/Projects/spinoza/ulm-4/EvEn/output/conll-2012-transformed/orig/dev/bc_msnbc_00_msnbc_0000___part_007.m_gold_conll.html</text:p>
          </table:table-cell>
          <table:table-cell table:formula="of:=LEFT(RIGHT([.K18];44); 30)" office:value-type="string" office:string-value="c_00_msnbc_0000___part_007.m_g" calcext:value-type="string">
            <text:p>c_00_msnbc_0000___part_007.m_g</text:p>
          </table:table-cell>
          <table:table-cell office:value-type="string" calcext:value-type="string">
            <text:p>_KA_ _NOO97_</text:p>
          </table:table-cell>
          <table:table-cell/>
          <table:table-cell table:content-validation-name="val1"/>
          <table:table-cell office:value-type="string" calcext:value-type="string">
            <text:p>one of the jurors in the trial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file:///Users/cumeo/Projects/spinoza/ulm-4/EvEn/data/annotations/documents/student1-name-quiz-documents/student1-2019-03-14-question-021.html</text:p>
          </table:table-cell>
          <table:table-cell table:number-columns-repeated="3"/>
          <table:table-cell table:formula="of:=HYPERLINK([.B19])" office:value-type="string" office:string-value="file:///Users/cumeo/Projects/spinoza/ulm-4/EvEn/data/annotations/documents/student1-name-quiz-documents/student1-2019-03-14-question-021.html" calcext:value-type="string">
            <text:p>file:///Users/cumeo/Projects/spinoza/ulm-4/EvEn/data/annotations/documents/student1-name-quiz-documents/student1-2019-03-14-question-021.html</text:p>
          </table:table-cell>
          <table:table-cell table:formula="of:=HYPERLINK([.C19])">
            <text:p/>
          </table:table-cell>
          <table:table-cell table:formula="of:=HYPERLINK([.D19])">
            <text:p/>
          </table:table-cell>
          <table:table-cell table:formula="of:=HYPERLINK([.E19])">
            <text:p/>
          </table:table-cell>
          <table:table-cell office:value-type="string" calcext:value-type="string">
            <text:p>file:///Users/cumeo/Projects/spinoza/ulm-4/EvEn/output/conll-2012-transformed/orig/dev/bc_msnbc_00_msnbc_0000___part_007.m_gold_conll.html</text:p>
          </table:table-cell>
          <table:table-cell table:formula="of:=HYPERLINK([.J19])" office:value-type="string" office:string-value="file:///Users/cumeo/Projects/spinoza/ulm-4/EvEn/output/conll-2012-transformed/orig/dev/bc_msnbc_00_msnbc_0000___part_007.m_gold_conll.html" calcext:value-type="string">
            <text:p>file:///Users/cumeo/Projects/spinoza/ulm-4/EvEn/output/conll-2012-transformed/orig/dev/bc_msnbc_00_msnbc_0000___part_007.m_gold_conll.html</text:p>
          </table:table-cell>
          <table:table-cell table:formula="of:=LEFT(RIGHT([.K19];44); 30)" office:value-type="string" office:string-value="c_00_msnbc_0000___part_007.m_g" calcext:value-type="string">
            <text:p>c_00_msnbc_0000___part_007.m_g</text:p>
          </table:table-cell>
          <table:table-cell office:value-type="string" calcext:value-type="string">
            <text:p>_KA_ _NOO97_</text:p>
          </table:table-cell>
          <table:table-cell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file:///Users/cumeo/Projects/spinoza/ulm-4/EvEn/data/annotations/documents/student1-name-quiz-documents/student1-2019-03-14-question-021.html</text:p>
          </table:table-cell>
          <table:table-cell table:number-columns-repeated="3"/>
          <table:table-cell table:formula="of:=HYPERLINK([.B20])" office:value-type="string" office:string-value="file:///Users/cumeo/Projects/spinoza/ulm-4/EvEn/data/annotations/documents/student1-name-quiz-documents/student1-2019-03-14-question-021.html" calcext:value-type="string">
            <text:p>file:///Users/cumeo/Projects/spinoza/ulm-4/EvEn/data/annotations/documents/student1-name-quiz-documents/student1-2019-03-14-question-021.html</text:p>
          </table:table-cell>
          <table:table-cell table:formula="of:=HYPERLINK([.C20])">
            <text:p/>
          </table:table-cell>
          <table:table-cell table:formula="of:=HYPERLINK([.D20])">
            <text:p/>
          </table:table-cell>
          <table:table-cell table:formula="of:=HYPERLINK([.E20])">
            <text:p/>
          </table:table-cell>
          <table:table-cell office:value-type="string" calcext:value-type="string">
            <text:p>file:///Users/cumeo/Projects/spinoza/ulm-4/EvEn/output/conll-2012-transformed/orig/dev/bc_msnbc_00_msnbc_0000___part_007.m_gold_conll.html</text:p>
          </table:table-cell>
          <table:table-cell table:formula="of:=HYPERLINK([.J20])" office:value-type="string" office:string-value="file:///Users/cumeo/Projects/spinoza/ulm-4/EvEn/output/conll-2012-transformed/orig/dev/bc_msnbc_00_msnbc_0000___part_007.m_gold_conll.html" calcext:value-type="string">
            <text:p>file:///Users/cumeo/Projects/spinoza/ulm-4/EvEn/output/conll-2012-transformed/orig/dev/bc_msnbc_00_msnbc_0000___part_007.m_gold_conll.html</text:p>
          </table:table-cell>
          <table:table-cell table:formula="of:=LEFT(RIGHT([.K20];44); 30)" office:value-type="string" office:string-value="c_00_msnbc_0000___part_007.m_g" calcext:value-type="string">
            <text:p>c_00_msnbc_0000___part_007.m_g</text:p>
          </table:table-cell>
          <table:table-cell office:value-type="string" calcext:value-type="string">
            <text:p>_CO0_ _JI77_</text:p>
          </table:table-cell>
          <table:table-cell/>
          <table:table-cell table:content-validation-name="val1"/>
          <table:table-cell office:value-type="string" calcext:value-type="string">
            <text:p>a scandolous video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string" calcext:value-type="string">
            <text:p>file:///Users/cumeo/Projects/spinoza/ulm-4/EvEn/data/annotations/documents/student1-name-quiz-documents/student1-2019-03-14-question-021.html</text:p>
          </table:table-cell>
          <table:table-cell table:number-columns-repeated="3"/>
          <table:table-cell table:formula="of:=HYPERLINK([.B21])" office:value-type="string" office:string-value="file:///Users/cumeo/Projects/spinoza/ulm-4/EvEn/data/annotations/documents/student1-name-quiz-documents/student1-2019-03-14-question-021.html" calcext:value-type="string">
            <text:p>file:///Users/cumeo/Projects/spinoza/ulm-4/EvEn/data/annotations/documents/student1-name-quiz-documents/student1-2019-03-14-question-021.html</text:p>
          </table:table-cell>
          <table:table-cell table:formula="of:=HYPERLINK([.C21])">
            <text:p/>
          </table:table-cell>
          <table:table-cell table:formula="of:=HYPERLINK([.D21])">
            <text:p/>
          </table:table-cell>
          <table:table-cell table:formula="of:=HYPERLINK([.E21])">
            <text:p/>
          </table:table-cell>
          <table:table-cell office:value-type="string" calcext:value-type="string">
            <text:p>file:///Users/cumeo/Projects/spinoza/ulm-4/EvEn/output/conll-2012-transformed/orig/dev/bc_msnbc_00_msnbc_0000___part_007.m_gold_conll.html</text:p>
          </table:table-cell>
          <table:table-cell table:formula="of:=HYPERLINK([.J21])" office:value-type="string" office:string-value="file:///Users/cumeo/Projects/spinoza/ulm-4/EvEn/output/conll-2012-transformed/orig/dev/bc_msnbc_00_msnbc_0000___part_007.m_gold_conll.html" calcext:value-type="string">
            <text:p>file:///Users/cumeo/Projects/spinoza/ulm-4/EvEn/output/conll-2012-transformed/orig/dev/bc_msnbc_00_msnbc_0000___part_007.m_gold_conll.html</text:p>
          </table:table-cell>
          <table:table-cell table:formula="of:=LEFT(RIGHT([.K21];44); 30)" office:value-type="string" office:string-value="c_00_msnbc_0000___part_007.m_g" calcext:value-type="string">
            <text:p>c_00_msnbc_0000___part_007.m_g</text:p>
          </table:table-cell>
          <table:table-cell office:value-type="string" calcext:value-type="string">
            <text:p>_PA91_</text:p>
          </table:table-cell>
          <table:table-cell/>
          <table:table-cell table:content-validation-name="val1"/>
          <table:table-cell office:value-type="string" calcext:value-type="string">
            <text:p>author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file:///Users/cumeo/Projects/spinoza/ulm-4/EvEn/data/annotations/documents/student1-name-quiz-documents/student1-2019-03-14-question-028.html</text:p>
          </table:table-cell>
          <table:table-cell table:number-columns-repeated="3"/>
          <table:table-cell table:formula="of:=HYPERLINK([.B22])" office:value-type="string" office:string-value="file:///Users/cumeo/Projects/spinoza/ulm-4/EvEn/data/annotations/documents/student1-name-quiz-documents/student1-2019-03-14-question-028.html" calcext:value-type="string">
            <text:p>file:///Users/cumeo/Projects/spinoza/ulm-4/EvEn/data/annotations/documents/student1-name-quiz-documents/student1-2019-03-14-question-028.html</text:p>
          </table:table-cell>
          <table:table-cell table:formula="of:=HYPERLINK([.C22])">
            <text:p/>
          </table:table-cell>
          <table:table-cell table:formula="of:=HYPERLINK([.D22])">
            <text:p/>
          </table:table-cell>
          <table:table-cell table:formula="of:=HYPERLINK([.E22])">
            <text:p/>
          </table:table-cell>
          <table:table-cell office:value-type="string" calcext:value-type="string">
            <text:p>file:///Users/cumeo/Projects/spinoza/ulm-4/EvEn/output/conll-2012-transformed/orig/dev/bc_msnbc_00_msnbc_0000___part_016.m_gold_conll.html</text:p>
          </table:table-cell>
          <table:table-cell table:formula="of:=HYPERLINK([.J22])" office:value-type="string" office:string-value="file:///Users/cumeo/Projects/spinoza/ulm-4/EvEn/output/conll-2012-transformed/orig/dev/bc_msnbc_00_msnbc_0000___part_016.m_gold_conll.html" calcext:value-type="string">
            <text:p>file:///Users/cumeo/Projects/spinoza/ulm-4/EvEn/output/conll-2012-transformed/orig/dev/bc_msnbc_00_msnbc_0000___part_016.m_gold_conll.html</text:p>
          </table:table-cell>
          <table:table-cell table:formula="of:=LEFT(RIGHT([.K22];44); 30)" office:value-type="string" office:string-value="c_00_msnbc_0000___part_016.m_g" calcext:value-type="string">
            <text:p>c_00_msnbc_0000___part_016.m_g</text:p>
          </table:table-cell>
          <table:table-cell office:value-type="string" calcext:value-type="string">
            <text:p>_SEA_</text:p>
          </table:table-cell>
          <table:table-cell/>
          <table:table-cell table:content-validation-name="val1"/>
          <table:table-cell office:value-type="string" calcext:value-type="string">
            <text:p>an interviewe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file:///Users/cumeo/Projects/spinoza/ulm-4/EvEn/data/annotations/documents/student2-name-quiz-documents/student2-2019-03-29-question-030.html</text:p>
          </table:table-cell>
          <table:table-cell table:number-columns-repeated="3"/>
          <table:table-cell table:formula="of:=HYPERLINK([.B23])" office:value-type="string" office:string-value="file:///Users/cumeo/Projects/spinoza/ulm-4/EvEn/data/annotations/documents/student2-name-quiz-documents/student2-2019-03-29-question-030.html" calcext:value-type="string">
            <text:p>file:///Users/cumeo/Projects/spinoza/ulm-4/EvEn/data/annotations/documents/student2-name-quiz-documents/student2-2019-03-29-question-030.html</text:p>
          </table:table-cell>
          <table:table-cell table:formula="of:=HYPERLINK([.C23])">
            <text:p/>
          </table:table-cell>
          <table:table-cell table:formula="of:=HYPERLINK([.D23])">
            <text:p/>
          </table:table-cell>
          <table:table-cell table:formula="of:=HYPERLINK([.E23])">
            <text:p/>
          </table:table-cell>
          <table:table-cell office:value-type="string" calcext:value-type="string">
            <text:p>file:///Users/cumeo/Projects/spinoza/ulm-4/EvEn/output/conll-2012-transformed/orig/dev/bc_msnbc_00_msnbc_0000___part_018.m_gold_conll.html</text:p>
          </table:table-cell>
          <table:table-cell table:formula="of:=HYPERLINK([.J23])" office:value-type="string" office:string-value="file:///Users/cumeo/Projects/spinoza/ulm-4/EvEn/output/conll-2012-transformed/orig/dev/bc_msnbc_00_msnbc_0000___part_018.m_gold_conll.html" calcext:value-type="string">
            <text:p>file:///Users/cumeo/Projects/spinoza/ulm-4/EvEn/output/conll-2012-transformed/orig/dev/bc_msnbc_00_msnbc_0000___part_018.m_gold_conll.html</text:p>
          </table:table-cell>
          <table:table-cell table:formula="of:=LEFT(RIGHT([.K23];44); 30)" office:value-type="string" office:string-value="c_00_msnbc_0000___part_018.m_g" calcext:value-type="string">
            <text:p>c_00_msnbc_0000___part_018.m_g</text:p>
          </table:table-cell>
          <table:table-cell office:value-type="string" calcext:value-type="string">
            <text:p>_FEEF_</text:p>
          </table:table-cell>
          <table:table-cell/>
          <table:table-cell table:content-validation-name="val1"/>
          <table:table-cell office:value-type="string" calcext:value-type="string">
            <text:p>mother of a victim of a crime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string" calcext:value-type="string">
            <text:p>file:///Users/cumeo/Projects/spinoza/ulm-4/EvEn/data/annotations/documents/student1-name-quiz-documents/student1-2019-03-14-question-030.html</text:p>
          </table:table-cell>
          <table:table-cell table:number-columns-repeated="3"/>
          <table:table-cell table:formula="of:=HYPERLINK([.B24])" office:value-type="string" office:string-value="file:///Users/cumeo/Projects/spinoza/ulm-4/EvEn/data/annotations/documents/student1-name-quiz-documents/student1-2019-03-14-question-030.html" calcext:value-type="string">
            <text:p>file:///Users/cumeo/Projects/spinoza/ulm-4/EvEn/data/annotations/documents/student1-name-quiz-documents/student1-2019-03-14-question-030.html</text:p>
          </table:table-cell>
          <table:table-cell table:formula="of:=HYPERLINK([.C24])">
            <text:p/>
          </table:table-cell>
          <table:table-cell table:formula="of:=HYPERLINK([.D24])">
            <text:p/>
          </table:table-cell>
          <table:table-cell table:formula="of:=HYPERLINK([.E24])">
            <text:p/>
          </table:table-cell>
          <table:table-cell office:value-type="string" calcext:value-type="string">
            <text:p>file:///Users/cumeo/Projects/spinoza/ulm-4/EvEn/output/conll-2012-transformed/orig/dev/bc_msnbc_00_msnbc_0000___part_018.m_gold_conll.html</text:p>
          </table:table-cell>
          <table:table-cell table:formula="of:=HYPERLINK([.J24])" office:value-type="string" office:string-value="file:///Users/cumeo/Projects/spinoza/ulm-4/EvEn/output/conll-2012-transformed/orig/dev/bc_msnbc_00_msnbc_0000___part_018.m_gold_conll.html" calcext:value-type="string">
            <text:p>file:///Users/cumeo/Projects/spinoza/ulm-4/EvEn/output/conll-2012-transformed/orig/dev/bc_msnbc_00_msnbc_0000___part_018.m_gold_conll.html</text:p>
          </table:table-cell>
          <table:table-cell table:formula="of:=LEFT(RIGHT([.K24];44); 30)" office:value-type="string" office:string-value="c_00_msnbc_0000___part_018.m_g" calcext:value-type="string">
            <text:p>c_00_msnbc_0000___part_018.m_g</text:p>
          </table:table-cell>
          <table:table-cell office:value-type="string" calcext:value-type="string">
            <text:p>_FEEF_</text:p>
          </table:table-cell>
          <table:table-cell/>
          <table:table-cell table:content-validation-name="val1"/>
          <table:table-cell office:value-type="string" calcext:value-type="string">
            <text:p>pers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ile:///Users/cumeo/Projects/spinoza/ulm-4/EvEn/data/annotations/documents/student2-first-100-docs/student2-2019-03-29-question-034.html</text:p>
          </table:table-cell>
          <table:table-cell office:value-type="string" calcext:value-type="string">
            <text:p>file:///Users/cumeo/Projects/spinoza/ulm-4/EvEn/data/annotations/documents/student2-documents-to-fix/student2-2019-03-29-question-034.html</text:p>
          </table:table-cell>
          <table:table-cell office:value-type="string" calcext:value-type="string">
            <text:p>file:///Users/cumeo/Projects/spinoza/ulm-4/EvEn/data/annotations/documents/student2-2019-07-06/student2-2019-03-29-question-034.html</text:p>
          </table:table-cell>
          <table:table-cell/>
          <table:table-cell table:formula="of:=HYPERLINK([.B25])" office:value-type="string" office:string-value="file:///Users/cumeo/Projects/spinoza/ulm-4/EvEn/data/annotations/documents/student2-first-100-docs/student2-2019-03-29-question-034.html" calcext:value-type="string">
            <text:p>file:///Users/cumeo/Projects/spinoza/ulm-4/EvEn/data/annotations/documents/student2-first-100-docs/student2-2019-03-29-question-034.html</text:p>
          </table:table-cell>
          <table:table-cell table:formula="of:=HYPERLINK([.C25])" office:value-type="string" office:string-value="file:///Users/cumeo/Projects/spinoza/ulm-4/EvEn/data/annotations/documents/student2-documents-to-fix/student2-2019-03-29-question-034.html" calcext:value-type="string">
            <text:p>file:///Users/cumeo/Projects/spinoza/ulm-4/EvEn/data/annotations/documents/student2-documents-to-fix/student2-2019-03-29-question-034.html</text:p>
          </table:table-cell>
          <table:table-cell table:formula="of:=HYPERLINK([.D25])" office:value-type="string" office:string-value="file:///Users/cumeo/Projects/spinoza/ulm-4/EvEn/data/annotations/documents/student2-2019-07-06/student2-2019-03-29-question-034.html" calcext:value-type="string">
            <text:p>file:///Users/cumeo/Projects/spinoza/ulm-4/EvEn/data/annotations/documents/student2-2019-07-06/student2-2019-03-29-question-034.html</text:p>
          </table:table-cell>
          <table:table-cell table:formula="of:=HYPERLINK([.E25])">
            <text:p/>
          </table:table-cell>
          <table:table-cell office:value-type="string" calcext:value-type="string">
            <text:p>file:///Users/cumeo/Projects/spinoza/ulm-4/EvEn/output/conll-2012-transformed/orig/dev/bc_phoenix_00_phoenix_0000___part_003.m_gold_conll.html</text:p>
          </table:table-cell>
          <table:table-cell table:formula="of:=HYPERLINK([.J25])" office:value-type="string" office:string-value="file:///Users/cumeo/Projects/spinoza/ulm-4/EvEn/output/conll-2012-transformed/orig/dev/bc_phoenix_00_phoenix_0000___part_003.m_gold_conll.html" calcext:value-type="string">
            <text:p>file:///Users/cumeo/Projects/spinoza/ulm-4/EvEn/output/conll-2012-transformed/orig/dev/bc_phoenix_00_phoenix_0000___part_003.m_gold_conll.html</text:p>
          </table:table-cell>
          <table:table-cell table:formula="of:=LEFT(RIGHT([.K25];44); 30)" office:value-type="string" office:string-value="00_phoenix_0000___part_003.m_g" calcext:value-type="string">
            <text:p>00_phoenix_0000___part_003.m_g</text:p>
          </table:table-cell>
          <table:table-cell office:value-type="string" calcext:value-type="string">
            <text:p>_GEAN17_ _XIE5_</text:p>
          </table:table-cell>
          <table:table-cell/>
          <table:table-cell table:content-validation-name="val1"/>
          <table:table-cell office:value-type="string" calcext:value-type="string">
            <text:p>either a geographical entity or the name of a pers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file:///Users/cumeo/Projects/spinoza/ulm-4/EvEn/data/annotations/documents/student2-first-100-docs/student2-2019-03-29-question-034.html</text:p>
          </table:table-cell>
          <table:table-cell office:value-type="string" calcext:value-type="string">
            <text:p>file:///Users/cumeo/Projects/spinoza/ulm-4/EvEn/data/annotations/documents/student2-documents-to-fix/student2-2019-03-29-question-034.html</text:p>
          </table:table-cell>
          <table:table-cell office:value-type="string" calcext:value-type="string">
            <text:p>file:///Users/cumeo/Projects/spinoza/ulm-4/EvEn/data/annotations/documents/student2-2019-07-06/student2-2019-03-29-question-034.html</text:p>
          </table:table-cell>
          <table:table-cell/>
          <table:table-cell table:formula="of:=HYPERLINK([.B26])" office:value-type="string" office:string-value="file:///Users/cumeo/Projects/spinoza/ulm-4/EvEn/data/annotations/documents/student2-first-100-docs/student2-2019-03-29-question-034.html" calcext:value-type="string">
            <text:p>file:///Users/cumeo/Projects/spinoza/ulm-4/EvEn/data/annotations/documents/student2-first-100-docs/student2-2019-03-29-question-034.html</text:p>
          </table:table-cell>
          <table:table-cell table:formula="of:=HYPERLINK([.C26])" office:value-type="string" office:string-value="file:///Users/cumeo/Projects/spinoza/ulm-4/EvEn/data/annotations/documents/student2-documents-to-fix/student2-2019-03-29-question-034.html" calcext:value-type="string">
            <text:p>file:///Users/cumeo/Projects/spinoza/ulm-4/EvEn/data/annotations/documents/student2-documents-to-fix/student2-2019-03-29-question-034.html</text:p>
          </table:table-cell>
          <table:table-cell table:formula="of:=HYPERLINK([.D26])" office:value-type="string" office:string-value="file:///Users/cumeo/Projects/spinoza/ulm-4/EvEn/data/annotations/documents/student2-2019-07-06/student2-2019-03-29-question-034.html" calcext:value-type="string">
            <text:p>file:///Users/cumeo/Projects/spinoza/ulm-4/EvEn/data/annotations/documents/student2-2019-07-06/student2-2019-03-29-question-034.html</text:p>
          </table:table-cell>
          <table:table-cell table:formula="of:=HYPERLINK([.E26])">
            <text:p/>
          </table:table-cell>
          <table:table-cell office:value-type="string" calcext:value-type="string">
            <text:p>file:///Users/cumeo/Projects/spinoza/ulm-4/EvEn/output/conll-2012-transformed/orig/dev/bc_phoenix_00_phoenix_0000___part_003.m_gold_conll.html</text:p>
          </table:table-cell>
          <table:table-cell table:formula="of:=HYPERLINK([.J26])" office:value-type="string" office:string-value="file:///Users/cumeo/Projects/spinoza/ulm-4/EvEn/output/conll-2012-transformed/orig/dev/bc_phoenix_00_phoenix_0000___part_003.m_gold_conll.html" calcext:value-type="string">
            <text:p>file:///Users/cumeo/Projects/spinoza/ulm-4/EvEn/output/conll-2012-transformed/orig/dev/bc_phoenix_00_phoenix_0000___part_003.m_gold_conll.html</text:p>
          </table:table-cell>
          <table:table-cell table:formula="of:=LEFT(RIGHT([.K26];44); 30)" office:value-type="string" office:string-value="00_phoenix_0000___part_003.m_g" calcext:value-type="string">
            <text:p>00_phoenix_0000___part_003.m_g</text:p>
          </table:table-cell>
          <table:table-cell office:value-type="string" calcext:value-type="string">
            <text:p>_PHEED_</text:p>
          </table:table-cell>
          <table:table-cell/>
          <table:table-cell table:content-validation-name="val1"/>
          <table:table-cell office:value-type="string" calcext:value-type="string">
            <text:p>a Chinese 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file:///Users/cumeo/Projects/spinoza/ulm-4/EvEn/data/annotations/documents/student1-name-quiz-documents/student1-2019-03-14-question-034.html</text:p>
          </table:table-cell>
          <table:table-cell table:number-columns-repeated="3"/>
          <table:table-cell table:formula="of:=HYPERLINK([.B27])" office:value-type="string" office:string-value="file:///Users/cumeo/Projects/spinoza/ulm-4/EvEn/data/annotations/documents/student1-name-quiz-documents/student1-2019-03-14-question-034.html" calcext:value-type="string">
            <text:p>file:///Users/cumeo/Projects/spinoza/ulm-4/EvEn/data/annotations/documents/student1-name-quiz-documents/student1-2019-03-14-question-034.html</text:p>
          </table:table-cell>
          <table:table-cell table:formula="of:=HYPERLINK([.C27])">
            <text:p/>
          </table:table-cell>
          <table:table-cell table:formula="of:=HYPERLINK([.D27])">
            <text:p/>
          </table:table-cell>
          <table:table-cell table:formula="of:=HYPERLINK([.E27])">
            <text:p/>
          </table:table-cell>
          <table:table-cell office:value-type="string" calcext:value-type="string">
            <text:p>file:///Users/cumeo/Projects/spinoza/ulm-4/EvEn/output/conll-2012-transformed/orig/dev/bc_phoenix_00_phoenix_0000___part_003.m_gold_conll.html</text:p>
          </table:table-cell>
          <table:table-cell table:formula="of:=HYPERLINK([.J27])" office:value-type="string" office:string-value="file:///Users/cumeo/Projects/spinoza/ulm-4/EvEn/output/conll-2012-transformed/orig/dev/bc_phoenix_00_phoenix_0000___part_003.m_gold_conll.html" calcext:value-type="string">
            <text:p>file:///Users/cumeo/Projects/spinoza/ulm-4/EvEn/output/conll-2012-transformed/orig/dev/bc_phoenix_00_phoenix_0000___part_003.m_gold_conll.html</text:p>
          </table:table-cell>
          <table:table-cell table:formula="of:=LEFT(RIGHT([.K27];44); 30)" office:value-type="string" office:string-value="00_phoenix_0000___part_003.m_g" calcext:value-type="string">
            <text:p>00_phoenix_0000___part_003.m_g</text:p>
          </table:table-cell>
          <table:table-cell office:value-type="string" calcext:value-type="string">
            <text:p>_NI71_ _POO56_</text:p>
          </table:table-cell>
          <table:table-cell/>
          <table:table-cell table:content-validation-name="val1"/>
          <table:table-cell office:value-type="string" calcext:value-type="string">
            <text:p>location, city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string" calcext:value-type="string">
            <text:p>file:///Users/cumeo/Projects/spinoza/ulm-4/EvEn/data/annotations/documents/student1-name-quiz-documents/student1-2019-03-14-question-034.html</text:p>
          </table:table-cell>
          <table:table-cell table:number-columns-repeated="3"/>
          <table:table-cell table:formula="of:=HYPERLINK([.B28])" office:value-type="string" office:string-value="file:///Users/cumeo/Projects/spinoza/ulm-4/EvEn/data/annotations/documents/student1-name-quiz-documents/student1-2019-03-14-question-034.html" calcext:value-type="string">
            <text:p>file:///Users/cumeo/Projects/spinoza/ulm-4/EvEn/data/annotations/documents/student1-name-quiz-documents/student1-2019-03-14-question-034.html</text:p>
          </table:table-cell>
          <table:table-cell table:formula="of:=HYPERLINK([.C28])">
            <text:p/>
          </table:table-cell>
          <table:table-cell table:formula="of:=HYPERLINK([.D28])">
            <text:p/>
          </table:table-cell>
          <table:table-cell table:formula="of:=HYPERLINK([.E28])">
            <text:p/>
          </table:table-cell>
          <table:table-cell office:value-type="string" calcext:value-type="string">
            <text:p>file:///Users/cumeo/Projects/spinoza/ulm-4/EvEn/output/conll-2012-transformed/orig/dev/bc_phoenix_00_phoenix_0000___part_003.m_gold_conll.html</text:p>
          </table:table-cell>
          <table:table-cell table:formula="of:=HYPERLINK([.J28])" office:value-type="string" office:string-value="file:///Users/cumeo/Projects/spinoza/ulm-4/EvEn/output/conll-2012-transformed/orig/dev/bc_phoenix_00_phoenix_0000___part_003.m_gold_conll.html" calcext:value-type="string">
            <text:p>file:///Users/cumeo/Projects/spinoza/ulm-4/EvEn/output/conll-2012-transformed/orig/dev/bc_phoenix_00_phoenix_0000___part_003.m_gold_conll.html</text:p>
          </table:table-cell>
          <table:table-cell table:formula="of:=LEFT(RIGHT([.K28];44); 30)" office:value-type="string" office:string-value="00_phoenix_0000___part_003.m_g" calcext:value-type="string">
            <text:p>00_phoenix_0000___part_003.m_g</text:p>
          </table:table-cell>
          <table:table-cell office:value-type="string" calcext:value-type="string">
            <text:p>_SHIEC_</text:p>
          </table:table-cell>
          <table:table-cell/>
          <table:table-cell table:content-validation-name="val1"/>
          <table:table-cell office:value-type="string" calcext:value-type="string">
            <text:p>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ile:///Users/cumeo/Projects/spinoza/ulm-4/EvEn/data/annotations/documents/student2-first-100-docs/student2-2019-03-29-question-038.html</text:p>
          </table:table-cell>
          <table:table-cell office:value-type="string" calcext:value-type="string">
            <text:p>file:///Users/cumeo/Projects/spinoza/ulm-4/EvEn/data/annotations/documents/student2-documents-to-fix/student2-2019-03-29-question-038.html</text:p>
          </table:table-cell>
          <table:table-cell office:value-type="string" calcext:value-type="string">
            <text:p>file:///Users/cumeo/Projects/spinoza/ulm-4/EvEn/data/annotations/documents/student2-2019-07-06/student2-2019-03-29-question-038.html</text:p>
          </table:table-cell>
          <table:table-cell/>
          <table:table-cell table:formula="of:=HYPERLINK([.B29])" office:value-type="string" office:string-value="file:///Users/cumeo/Projects/spinoza/ulm-4/EvEn/data/annotations/documents/student2-first-100-docs/student2-2019-03-29-question-038.html" calcext:value-type="string">
            <text:p>file:///Users/cumeo/Projects/spinoza/ulm-4/EvEn/data/annotations/documents/student2-first-100-docs/student2-2019-03-29-question-038.html</text:p>
          </table:table-cell>
          <table:table-cell table:formula="of:=HYPERLINK([.C29])" office:value-type="string" office:string-value="file:///Users/cumeo/Projects/spinoza/ulm-4/EvEn/data/annotations/documents/student2-documents-to-fix/student2-2019-03-29-question-038.html" calcext:value-type="string">
            <text:p>file:///Users/cumeo/Projects/spinoza/ulm-4/EvEn/data/annotations/documents/student2-documents-to-fix/student2-2019-03-29-question-038.html</text:p>
          </table:table-cell>
          <table:table-cell table:formula="of:=HYPERLINK([.D29])" office:value-type="string" office:string-value="file:///Users/cumeo/Projects/spinoza/ulm-4/EvEn/data/annotations/documents/student2-2019-07-06/student2-2019-03-29-question-038.html" calcext:value-type="string">
            <text:p>file:///Users/cumeo/Projects/spinoza/ulm-4/EvEn/data/annotations/documents/student2-2019-07-06/student2-2019-03-29-question-038.html</text:p>
          </table:table-cell>
          <table:table-cell table:formula="of:=HYPERLINK([.E29])">
            <text:p/>
          </table:table-cell>
          <table:table-cell office:value-type="string" calcext:value-type="string">
            <text:p>file:///Users/cumeo/Projects/spinoza/ulm-4/EvEn/output/conll-2012-transformed/orig/dev/bn_abc_00_abc_0030___part_000.m_gold_conll.html</text:p>
          </table:table-cell>
          <table:table-cell table:formula="of:=HYPERLINK([.J29])" office:value-type="string" office:string-value="file:///Users/cumeo/Projects/spinoza/ulm-4/EvEn/output/conll-2012-transformed/orig/dev/bn_abc_00_abc_0030___part_000.m_gold_conll.html" calcext:value-type="string">
            <text:p>file:///Users/cumeo/Projects/spinoza/ulm-4/EvEn/output/conll-2012-transformed/orig/dev/bn_abc_00_abc_0030___part_000.m_gold_conll.html</text:p>
          </table:table-cell>
          <table:table-cell table:formula="of:=LEFT(RIGHT([.K29];44); 30)" office:value-type="string" office:string-value="abc_00_abc_0030___part_000.m_g" calcext:value-type="string">
            <text:p>abc_00_abc_0030___part_000.m_g</text:p>
          </table:table-cell>
          <table:table-cell office:value-type="string" calcext:value-type="string">
            <text:p>_PEA_ _MIP_</text:p>
          </table:table-cell>
          <table:table-cell/>
          <table:table-cell table:content-validation-name="val1"/>
          <table:table-cell office:value-type="string" calcext:value-type="string">
            <text:p>tv channel, some kind of news agenc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file:///Users/cumeo/Projects/spinoza/ulm-4/EvEn/data/annotations/documents/student1-name-quiz-documents/student1-2019-03-14-question-038.html</text:p>
          </table:table-cell>
          <table:table-cell table:number-columns-repeated="3"/>
          <table:table-cell table:formula="of:=HYPERLINK([.B30])" office:value-type="string" office:string-value="file:///Users/cumeo/Projects/spinoza/ulm-4/EvEn/data/annotations/documents/student1-name-quiz-documents/student1-2019-03-14-question-038.html" calcext:value-type="string">
            <text:p>file:///Users/cumeo/Projects/spinoza/ulm-4/EvEn/data/annotations/documents/student1-name-quiz-documents/student1-2019-03-14-question-038.html</text:p>
          </table:table-cell>
          <table:table-cell table:formula="of:=HYPERLINK([.C30])">
            <text:p/>
          </table:table-cell>
          <table:table-cell table:formula="of:=HYPERLINK([.D30])">
            <text:p/>
          </table:table-cell>
          <table:table-cell table:formula="of:=HYPERLINK([.E30])">
            <text:p/>
          </table:table-cell>
          <table:table-cell office:value-type="string" calcext:value-type="string">
            <text:p>file:///Users/cumeo/Projects/spinoza/ulm-4/EvEn/output/conll-2012-transformed/orig/dev/bn_abc_00_abc_0030___part_000.m_gold_conll.html</text:p>
          </table:table-cell>
          <table:table-cell table:formula="of:=HYPERLINK([.J30])" office:value-type="string" office:string-value="file:///Users/cumeo/Projects/spinoza/ulm-4/EvEn/output/conll-2012-transformed/orig/dev/bn_abc_00_abc_0030___part_000.m_gold_conll.html" calcext:value-type="string">
            <text:p>file:///Users/cumeo/Projects/spinoza/ulm-4/EvEn/output/conll-2012-transformed/orig/dev/bn_abc_00_abc_0030___part_000.m_gold_conll.html</text:p>
          </table:table-cell>
          <table:table-cell table:formula="of:=LEFT(RIGHT([.K30];44); 30)" office:value-type="string" office:string-value="abc_00_abc_0030___part_000.m_g" calcext:value-type="string">
            <text:p>abc_00_abc_0030___part_000.m_g</text:p>
          </table:table-cell>
          <table:table-cell office:value-type="string" calcext:value-type="string">
            <text:p>_PHOX25_ _CEE_</text:p>
          </table:table-cell>
          <table:table-cell/>
          <table:table-cell table:content-validation-name="val1"/>
          <table:table-cell office:value-type="string" calcext:value-type="string">
            <text:p>organiz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file:///Users/cumeo/Projects/spinoza/ulm-4/EvEn/data/annotations/documents/student1-documents-for-name-annotation/student1-2019-03-14-question-042.html</text:p>
          </table:table-cell>
          <table:table-cell table:number-columns-repeated="3"/>
          <table:table-cell table:formula="of:=HYPERLINK([.B31])" office:value-type="string" office:string-value="file:///Users/cumeo/Projects/spinoza/ulm-4/EvEn/data/annotations/documents/student1-documents-for-name-annotation/student1-2019-03-14-question-042.html" calcext:value-type="string">
            <text:p>file:///Users/cumeo/Projects/spinoza/ulm-4/EvEn/data/annotations/documents/student1-documents-for-name-annotation/student1-2019-03-14-question-042.html</text:p>
          </table:table-cell>
          <table:table-cell table:formula="of:=HYPERLINK([.C31])">
            <text:p/>
          </table:table-cell>
          <table:table-cell table:formula="of:=HYPERLINK([.D31])">
            <text:p/>
          </table:table-cell>
          <table:table-cell table:formula="of:=HYPERLINK([.E31])">
            <text:p/>
          </table:table-cell>
          <table:table-cell office:value-type="string" calcext:value-type="string">
            <text:p>file:///Users/cumeo/Projects/spinoza/ulm-4/EvEn/output/conll-2012-transformed/orig/dev/bn_cnn_00_cnn_0050___part_000.m_gold_conll.html</text:p>
          </table:table-cell>
          <table:table-cell table:formula="of:=HYPERLINK([.J31])" office:value-type="string" office:string-value="file:///Users/cumeo/Projects/spinoza/ulm-4/EvEn/output/conll-2012-transformed/orig/dev/bn_cnn_00_cnn_0050___part_000.m_gold_conll.html" calcext:value-type="string">
            <text:p>file:///Users/cumeo/Projects/spinoza/ulm-4/EvEn/output/conll-2012-transformed/orig/dev/bn_cnn_00_cnn_0050___part_000.m_gold_conll.html</text:p>
          </table:table-cell>
          <table:table-cell table:formula="of:=LEFT(RIGHT([.K31];44); 30)" office:value-type="string" office:string-value="cnn_00_cnn_0050___part_000.m_g" calcext:value-type="string">
            <text:p>cnn_00_cnn_0050___part_000.m_g</text:p>
          </table:table-cell>
          <table:table-cell office:value-type="string" calcext:value-type="string">
            <text:p>_THUD67_</text:p>
          </table:table-cell>
          <table:table-cell/>
          <table:table-cell table:content-validation-name="val1"/>
          <table:table-cell office:value-type="string" calcext:value-type="string">
            <text:p>a countr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file:///Users/cumeo/Projects/spinoza/ulm-4/EvEn/data/annotations/documents/student2-name-quiz-documents/student2-2019-03-29-question-042.html</text:p>
          </table:table-cell>
          <table:table-cell table:number-columns-repeated="3"/>
          <table:table-cell table:formula="of:=HYPERLINK([.B32])" office:value-type="string" office:string-value="file:///Users/cumeo/Projects/spinoza/ulm-4/EvEn/data/annotations/documents/student2-name-quiz-documents/student2-2019-03-29-question-042.html" calcext:value-type="string">
            <text:p>file:///Users/cumeo/Projects/spinoza/ulm-4/EvEn/data/annotations/documents/student2-name-quiz-documents/student2-2019-03-29-question-042.html</text:p>
          </table:table-cell>
          <table:table-cell table:formula="of:=HYPERLINK([.C32])">
            <text:p/>
          </table:table-cell>
          <table:table-cell table:formula="of:=HYPERLINK([.D32])">
            <text:p/>
          </table:table-cell>
          <table:table-cell table:formula="of:=HYPERLINK([.E32])">
            <text:p/>
          </table:table-cell>
          <table:table-cell office:value-type="string" calcext:value-type="string">
            <text:p>file:///Users/cumeo/Projects/spinoza/ulm-4/EvEn/output/conll-2012-transformed/orig/dev/bn_cnn_00_cnn_0050___part_000.m_gold_conll.html</text:p>
          </table:table-cell>
          <table:table-cell table:formula="of:=HYPERLINK([.J32])" office:value-type="string" office:string-value="file:///Users/cumeo/Projects/spinoza/ulm-4/EvEn/output/conll-2012-transformed/orig/dev/bn_cnn_00_cnn_0050___part_000.m_gold_conll.html" calcext:value-type="string">
            <text:p>file:///Users/cumeo/Projects/spinoza/ulm-4/EvEn/output/conll-2012-transformed/orig/dev/bn_cnn_00_cnn_0050___part_000.m_gold_conll.html</text:p>
          </table:table-cell>
          <table:table-cell table:formula="of:=LEFT(RIGHT([.K32];44); 30)" office:value-type="string" office:string-value="cnn_00_cnn_0050___part_000.m_g" calcext:value-type="string">
            <text:p>cnn_00_cnn_0050___part_000.m_g</text:p>
          </table:table-cell>
          <table:table-cell office:value-type="string" calcext:value-type="string">
            <text:p>_JIE91_</text:p>
          </table:table-cell>
          <table:table-cell office:value-type="string" calcext:value-type="string">
            <text:p>Israel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file:///Users/cumeo/Projects/spinoza/ulm-4/EvEn/data/annotations/documents/student2-name-quiz-documents/student2-2019-03-29-question-042.html</text:p>
          </table:table-cell>
          <table:table-cell table:number-columns-repeated="3"/>
          <table:table-cell table:formula="of:=HYPERLINK([.B33])" office:value-type="string" office:string-value="file:///Users/cumeo/Projects/spinoza/ulm-4/EvEn/data/annotations/documents/student2-name-quiz-documents/student2-2019-03-29-question-042.html" calcext:value-type="string">
            <text:p>file:///Users/cumeo/Projects/spinoza/ulm-4/EvEn/data/annotations/documents/student2-name-quiz-documents/student2-2019-03-29-question-042.html</text:p>
          </table:table-cell>
          <table:table-cell table:formula="of:=HYPERLINK([.C33])">
            <text:p/>
          </table:table-cell>
          <table:table-cell table:formula="of:=HYPERLINK([.D33])">
            <text:p/>
          </table:table-cell>
          <table:table-cell table:formula="of:=HYPERLINK([.E33])">
            <text:p/>
          </table:table-cell>
          <table:table-cell office:value-type="string" calcext:value-type="string">
            <text:p>file:///Users/cumeo/Projects/spinoza/ulm-4/EvEn/output/conll-2012-transformed/orig/dev/bn_cnn_00_cnn_0050___part_000.m_gold_conll.html</text:p>
          </table:table-cell>
          <table:table-cell table:formula="of:=HYPERLINK([.J33])" office:value-type="string" office:string-value="file:///Users/cumeo/Projects/spinoza/ulm-4/EvEn/output/conll-2012-transformed/orig/dev/bn_cnn_00_cnn_0050___part_000.m_gold_conll.html" calcext:value-type="string">
            <text:p>file:///Users/cumeo/Projects/spinoza/ulm-4/EvEn/output/conll-2012-transformed/orig/dev/bn_cnn_00_cnn_0050___part_000.m_gold_conll.html</text:p>
          </table:table-cell>
          <table:table-cell table:formula="of:=LEFT(RIGHT([.K33];44); 30)" office:value-type="string" office:string-value="cnn_00_cnn_0050___part_000.m_g" calcext:value-type="string">
            <text:p>cnn_00_cnn_0050___part_000.m_g</text:p>
          </table:table-cell>
          <table:table-cell office:value-type="string" calcext:value-type="string">
            <text:p>_SHY_ _SIE5_</text:p>
          </table:table-cell>
          <table:table-cell/>
          <table:table-cell table:content-validation-name="val1"/>
          <table:table-cell office:value-type="string" calcext:value-type="string">
            <text:p>a CNN reporter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file:///Users/cumeo/Projects/spinoza/ulm-4/EvEn/data/annotations/documents/student1-name-quiz-documents/student1-2019-03-14-question-042.html</text:p>
          </table:table-cell>
          <table:table-cell table:number-columns-repeated="3"/>
          <table:table-cell table:formula="of:=HYPERLINK([.B34])" office:value-type="string" office:string-value="file:///Users/cumeo/Projects/spinoza/ulm-4/EvEn/data/annotations/documents/student1-name-quiz-documents/student1-2019-03-14-question-042.html" calcext:value-type="string">
            <text:p>file:///Users/cumeo/Projects/spinoza/ulm-4/EvEn/data/annotations/documents/student1-name-quiz-documents/student1-2019-03-14-question-042.html</text:p>
          </table:table-cell>
          <table:table-cell table:formula="of:=HYPERLINK([.C34])">
            <text:p/>
          </table:table-cell>
          <table:table-cell table:formula="of:=HYPERLINK([.D34])">
            <text:p/>
          </table:table-cell>
          <table:table-cell table:formula="of:=HYPERLINK([.E34])">
            <text:p/>
          </table:table-cell>
          <table:table-cell office:value-type="string" calcext:value-type="string">
            <text:p>file:///Users/cumeo/Projects/spinoza/ulm-4/EvEn/output/conll-2012-transformed/orig/dev/bn_cnn_00_cnn_0050___part_000.m_gold_conll.html</text:p>
          </table:table-cell>
          <table:table-cell table:formula="of:=HYPERLINK([.J34])" office:value-type="string" office:string-value="file:///Users/cumeo/Projects/spinoza/ulm-4/EvEn/output/conll-2012-transformed/orig/dev/bn_cnn_00_cnn_0050___part_000.m_gold_conll.html" calcext:value-type="string">
            <text:p>file:///Users/cumeo/Projects/spinoza/ulm-4/EvEn/output/conll-2012-transformed/orig/dev/bn_cnn_00_cnn_0050___part_000.m_gold_conll.html</text:p>
          </table:table-cell>
          <table:table-cell table:formula="of:=LEFT(RIGHT([.K34];44); 30)" office:value-type="string" office:string-value="cnn_00_cnn_0050___part_000.m_g" calcext:value-type="string">
            <text:p>cnn_00_cnn_0050___part_000.m_g</text:p>
          </table:table-cell>
          <table:table-cell office:value-type="string" calcext:value-type="string">
            <text:p>_SHY_ _SIE5_</text:p>
          </table:table-cell>
          <table:table-cell/>
          <table:table-cell table:content-validation-name="val1"/>
          <table:table-cell office:value-type="string" calcext:value-type="string">
            <text:p>news reporter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string" calcext:value-type="string">
            <text:p>file:///Users/cumeo/Projects/spinoza/ulm-4/EvEn/data/annotations/documents/student1-name-quiz-documents/student1-2019-03-14-question-042.html</text:p>
          </table:table-cell>
          <table:table-cell table:number-columns-repeated="3"/>
          <table:table-cell table:formula="of:=HYPERLINK([.B35])" office:value-type="string" office:string-value="file:///Users/cumeo/Projects/spinoza/ulm-4/EvEn/data/annotations/documents/student1-name-quiz-documents/student1-2019-03-14-question-042.html" calcext:value-type="string">
            <text:p>file:///Users/cumeo/Projects/spinoza/ulm-4/EvEn/data/annotations/documents/student1-name-quiz-documents/student1-2019-03-14-question-042.html</text:p>
          </table:table-cell>
          <table:table-cell table:formula="of:=HYPERLINK([.C35])">
            <text:p/>
          </table:table-cell>
          <table:table-cell table:formula="of:=HYPERLINK([.D35])">
            <text:p/>
          </table:table-cell>
          <table:table-cell table:formula="of:=HYPERLINK([.E35])">
            <text:p/>
          </table:table-cell>
          <table:table-cell office:value-type="string" calcext:value-type="string">
            <text:p>file:///Users/cumeo/Projects/spinoza/ulm-4/EvEn/output/conll-2012-transformed/orig/dev/bn_cnn_00_cnn_0050___part_000.m_gold_conll.html</text:p>
          </table:table-cell>
          <table:table-cell table:formula="of:=HYPERLINK([.J35])" office:value-type="string" office:string-value="file:///Users/cumeo/Projects/spinoza/ulm-4/EvEn/output/conll-2012-transformed/orig/dev/bn_cnn_00_cnn_0050___part_000.m_gold_conll.html" calcext:value-type="string">
            <text:p>file:///Users/cumeo/Projects/spinoza/ulm-4/EvEn/output/conll-2012-transformed/orig/dev/bn_cnn_00_cnn_0050___part_000.m_gold_conll.html</text:p>
          </table:table-cell>
          <table:table-cell table:formula="of:=LEFT(RIGHT([.K35];44); 30)" office:value-type="string" office:string-value="cnn_00_cnn_0050___part_000.m_g" calcext:value-type="string">
            <text:p>cnn_00_cnn_0050___part_000.m_g</text:p>
          </table:table-cell>
          <table:table-cell office:value-type="string" calcext:value-type="string">
            <text:p>_WEAD_</text:p>
          </table:table-cell>
          <table:table-cell/>
          <table:table-cell table:content-validation-name="val1"/>
          <table:table-cell office:value-type="string" calcext:value-type="string">
            <text:p>plac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file:///Users/cumeo/Projects/spinoza/ulm-4/EvEn/data/annotations/documents/student2-name-quiz-documents/student2-2019-03-29-question-049.html</text:p>
          </table:table-cell>
          <table:table-cell table:number-columns-repeated="3"/>
          <table:table-cell table:formula="of:=HYPERLINK([.B36])" office:value-type="string" office:string-value="file:///Users/cumeo/Projects/spinoza/ulm-4/EvEn/data/annotations/documents/student2-name-quiz-documents/student2-2019-03-29-question-049.html" calcext:value-type="string">
            <text:p>file:///Users/cumeo/Projects/spinoza/ulm-4/EvEn/data/annotations/documents/student2-name-quiz-documents/student2-2019-03-29-question-049.html</text:p>
          </table:table-cell>
          <table:table-cell table:formula="of:=HYPERLINK([.C36])">
            <text:p/>
          </table:table-cell>
          <table:table-cell table:formula="of:=HYPERLINK([.D36])">
            <text:p/>
          </table:table-cell>
          <table:table-cell table:formula="of:=HYPERLINK([.E36])">
            <text:p/>
          </table:table-cell>
          <table:table-cell office:value-type="string" calcext:value-type="string">
            <text:p>file:///Users/cumeo/Projects/spinoza/ulm-4/EvEn/output/conll-2012-transformed/orig/dev/bn_cnn_01_cnn_0120___part_000.m_gold_conll.html</text:p>
          </table:table-cell>
          <table:table-cell table:formula="of:=HYPERLINK([.J36])" office:value-type="string" office:string-value="file:///Users/cumeo/Projects/spinoza/ulm-4/EvEn/output/conll-2012-transformed/orig/dev/bn_cnn_01_cnn_0120___part_000.m_gold_conll.html" calcext:value-type="string">
            <text:p>file:///Users/cumeo/Projects/spinoza/ulm-4/EvEn/output/conll-2012-transformed/orig/dev/bn_cnn_01_cnn_0120___part_000.m_gold_conll.html</text:p>
          </table:table-cell>
          <table:table-cell table:formula="of:=LEFT(RIGHT([.K36];44); 30)" office:value-type="string" office:string-value="cnn_01_cnn_0120___part_000.m_g" calcext:value-type="string">
            <text:p>cnn_01_cnn_0120___part_000.m_g</text:p>
          </table:table-cell>
          <table:table-cell office:value-type="string" calcext:value-type="string">
            <text:p>_DA_</text:p>
          </table:table-cell>
          <table:table-cell/>
          <table:table-cell table:content-validation-name="val1"/>
          <table:table-cell office:value-type="string" calcext:value-type="string">
            <text:p>a region or city in Palestin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file:///Users/cumeo/Projects/spinoza/ulm-4/EvEn/data/annotations/documents/student1-name-quiz-documents/student1-2019-03-14-question-049.html</text:p>
          </table:table-cell>
          <table:table-cell table:number-columns-repeated="3"/>
          <table:table-cell table:formula="of:=HYPERLINK([.B37])" office:value-type="string" office:string-value="file:///Users/cumeo/Projects/spinoza/ulm-4/EvEn/data/annotations/documents/student1-name-quiz-documents/student1-2019-03-14-question-049.html" calcext:value-type="string">
            <text:p>file:///Users/cumeo/Projects/spinoza/ulm-4/EvEn/data/annotations/documents/student1-name-quiz-documents/student1-2019-03-14-question-049.html</text:p>
          </table:table-cell>
          <table:table-cell table:formula="of:=HYPERLINK([.C37])">
            <text:p/>
          </table:table-cell>
          <table:table-cell table:formula="of:=HYPERLINK([.D37])">
            <text:p/>
          </table:table-cell>
          <table:table-cell table:formula="of:=HYPERLINK([.E37])">
            <text:p/>
          </table:table-cell>
          <table:table-cell office:value-type="string" calcext:value-type="string">
            <text:p>file:///Users/cumeo/Projects/spinoza/ulm-4/EvEn/output/conll-2012-transformed/orig/dev/bn_cnn_01_cnn_0120___part_000.m_gold_conll.html</text:p>
          </table:table-cell>
          <table:table-cell table:formula="of:=HYPERLINK([.J37])" office:value-type="string" office:string-value="file:///Users/cumeo/Projects/spinoza/ulm-4/EvEn/output/conll-2012-transformed/orig/dev/bn_cnn_01_cnn_0120___part_000.m_gold_conll.html" calcext:value-type="string">
            <text:p>file:///Users/cumeo/Projects/spinoza/ulm-4/EvEn/output/conll-2012-transformed/orig/dev/bn_cnn_01_cnn_0120___part_000.m_gold_conll.html</text:p>
          </table:table-cell>
          <table:table-cell table:formula="of:=LEFT(RIGHT([.K37];44); 30)" office:value-type="string" office:string-value="cnn_01_cnn_0120___part_000.m_g" calcext:value-type="string">
            <text:p>cnn_01_cnn_0120___part_000.m_g</text:p>
          </table:table-cell>
          <table:table-cell office:value-type="string" calcext:value-type="string">
            <text:p>_DA_</text:p>
          </table:table-cell>
          <table:table-cell/>
          <table:table-cell table:content-validation-name="val1"/>
          <table:table-cell office:value-type="string" calcext:value-type="string">
            <text:p>loc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file:///Users/cumeo/Projects/spinoza/ulm-4/EvEn/data/annotations/documents/student1-documents-for-name-annotation/student1-2019-03-14-question-065.html</text:p>
          </table:table-cell>
          <table:table-cell table:number-columns-repeated="3"/>
          <table:table-cell table:formula="of:=HYPERLINK([.B38])" office:value-type="string" office:string-value="file:///Users/cumeo/Projects/spinoza/ulm-4/EvEn/data/annotations/documents/student1-documents-for-name-annotation/student1-2019-03-14-question-065.html" calcext:value-type="string">
            <text:p>file:///Users/cumeo/Projects/spinoza/ulm-4/EvEn/data/annotations/documents/student1-documents-for-name-annotation/student1-2019-03-14-question-065.html</text:p>
          </table:table-cell>
          <table:table-cell table:formula="of:=HYPERLINK([.C38])">
            <text:p/>
          </table:table-cell>
          <table:table-cell table:formula="of:=HYPERLINK([.D38])">
            <text:p/>
          </table:table-cell>
          <table:table-cell table:formula="of:=HYPERLINK([.E38])">
            <text:p/>
          </table:table-cell>
          <table:table-cell office:value-type="string" calcext:value-type="string">
            <text:p>file:///Users/cumeo/Projects/spinoza/ulm-4/EvEn/output/conll-2012-transformed/orig/dev/bn_cnn_03_cnn_0390___part_000.m_gold_conll.html</text:p>
          </table:table-cell>
          <table:table-cell table:formula="of:=HYPERLINK([.J38])" office:value-type="string" office:string-value="file:///Users/cumeo/Projects/spinoza/ulm-4/EvEn/output/conll-2012-transformed/orig/dev/bn_cnn_03_cnn_0390___part_000.m_gold_conll.html" calcext:value-type="string">
            <text:p>file:///Users/cumeo/Projects/spinoza/ulm-4/EvEn/output/conll-2012-transformed/orig/dev/bn_cnn_03_cnn_0390___part_000.m_gold_conll.html</text:p>
          </table:table-cell>
          <table:table-cell table:formula="of:=LEFT(RIGHT([.K38];44); 30)" office:value-type="string" office:string-value="cnn_03_cnn_0390___part_000.m_g" calcext:value-type="string">
            <text:p>cnn_03_cnn_0390___part_000.m_g</text:p>
          </table:table-cell>
          <table:table-cell office:value-type="string" calcext:value-type="string">
            <text:p>_GU_</text:p>
          </table:table-cell>
          <table:table-cell/>
          <table:table-cell table:content-validation-name="val1"/>
          <table:table-cell office:value-type="string" calcext:value-type="string">
            <text:p>a financial company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file:///Users/cumeo/Projects/spinoza/ulm-4/EvEn/data/annotations/documents/student2-name-quiz-documents/student2-2019-03-29-question-065.html</text:p>
          </table:table-cell>
          <table:table-cell table:number-columns-repeated="3"/>
          <table:table-cell table:formula="of:=HYPERLINK([.B39])" office:value-type="string" office:string-value="file:///Users/cumeo/Projects/spinoza/ulm-4/EvEn/data/annotations/documents/student2-name-quiz-documents/student2-2019-03-29-question-065.html" calcext:value-type="string">
            <text:p>file:///Users/cumeo/Projects/spinoza/ulm-4/EvEn/data/annotations/documents/student2-name-quiz-documents/student2-2019-03-29-question-065.html</text:p>
          </table:table-cell>
          <table:table-cell table:formula="of:=HYPERLINK([.C39])">
            <text:p/>
          </table:table-cell>
          <table:table-cell table:formula="of:=HYPERLINK([.D39])">
            <text:p/>
          </table:table-cell>
          <table:table-cell table:formula="of:=HYPERLINK([.E39])">
            <text:p/>
          </table:table-cell>
          <table:table-cell office:value-type="string" calcext:value-type="string">
            <text:p>file:///Users/cumeo/Projects/spinoza/ulm-4/EvEn/output/conll-2012-transformed/orig/dev/bn_cnn_03_cnn_0390___part_000.m_gold_conll.html</text:p>
          </table:table-cell>
          <table:table-cell table:formula="of:=HYPERLINK([.J39])" office:value-type="string" office:string-value="file:///Users/cumeo/Projects/spinoza/ulm-4/EvEn/output/conll-2012-transformed/orig/dev/bn_cnn_03_cnn_0390___part_000.m_gold_conll.html" calcext:value-type="string">
            <text:p>file:///Users/cumeo/Projects/spinoza/ulm-4/EvEn/output/conll-2012-transformed/orig/dev/bn_cnn_03_cnn_0390___part_000.m_gold_conll.html</text:p>
          </table:table-cell>
          <table:table-cell table:formula="of:=LEFT(RIGHT([.K39];44); 30)" office:value-type="string" office:string-value="cnn_03_cnn_0390___part_000.m_g" calcext:value-type="string">
            <text:p>cnn_03_cnn_0390___part_000.m_g</text:p>
          </table:table-cell>
          <table:table-cell office:value-type="string" calcext:value-type="string">
            <text:p>_SHU_</text:p>
          </table:table-cell>
          <table:table-cell/>
          <table:table-cell table:content-validation-name="val1"/>
          <table:table-cell office:value-type="string" calcext:value-type="string">
            <text:p>a compan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ile:///Users/cumeo/Projects/spinoza/ulm-4/EvEn/data/annotations/documents/student2-first-100-docs/student2-2019-03-29-question-073.html</text:p>
          </table:table-cell>
          <table:table-cell office:value-type="string" calcext:value-type="string">
            <text:p>file:///Users/cumeo/Projects/spinoza/ulm-4/EvEn/data/annotations/documents/student2-2019-07-06/student2-2019-03-29-question-073.html</text:p>
          </table:table-cell>
          <table:table-cell table:number-columns-repeated="2"/>
          <table:table-cell table:formula="of:=HYPERLINK([.B40])" office:value-type="string" office:string-value="file:///Users/cumeo/Projects/spinoza/ulm-4/EvEn/data/annotations/documents/student2-first-100-docs/student2-2019-03-29-question-073.html" calcext:value-type="string">
            <text:p>file:///Users/cumeo/Projects/spinoza/ulm-4/EvEn/data/annotations/documents/student2-first-100-docs/student2-2019-03-29-question-073.html</text:p>
          </table:table-cell>
          <table:table-cell table:formula="of:=HYPERLINK([.C40])" office:value-type="string" office:string-value="file:///Users/cumeo/Projects/spinoza/ulm-4/EvEn/data/annotations/documents/student2-2019-07-06/student2-2019-03-29-question-073.html" calcext:value-type="string">
            <text:p>file:///Users/cumeo/Projects/spinoza/ulm-4/EvEn/data/annotations/documents/student2-2019-07-06/student2-2019-03-29-question-073.html</text:p>
          </table:table-cell>
          <table:table-cell table:formula="of:=HYPERLINK([.D40])">
            <text:p/>
          </table:table-cell>
          <table:table-cell table:formula="of:=HYPERLINK([.E40])">
            <text:p/>
          </table:table-cell>
          <table:table-cell office:value-type="string" calcext:value-type="string">
            <text:p>file:///Users/cumeo/Projects/spinoza/ulm-4/EvEn/output/conll-2012-transformed/orig/dev/bn_pri_00_pri_0030___part_000.m_gold_conll.html</text:p>
          </table:table-cell>
          <table:table-cell table:formula="of:=HYPERLINK([.J40])" office:value-type="string" office:string-value="file:///Users/cumeo/Projects/spinoza/ulm-4/EvEn/output/conll-2012-transformed/orig/dev/bn_pri_00_pri_0030___part_000.m_gold_conll.html" calcext:value-type="string">
            <text:p>file:///Users/cumeo/Projects/spinoza/ulm-4/EvEn/output/conll-2012-transformed/orig/dev/bn_pri_00_pri_0030___part_000.m_gold_conll.html</text:p>
          </table:table-cell>
          <table:table-cell table:formula="of:=LEFT(RIGHT([.K40];44); 30)" office:value-type="string" office:string-value="pri_00_pri_0030___part_000.m_g" calcext:value-type="string">
            <text:p>pri_00_pri_0030___part_000.m_g</text:p>
          </table:table-cell>
          <table:table-cell office:value-type="string" calcext:value-type="string">
            <text:p>_GEEK29_</text:p>
          </table:table-cell>
          <table:table-cell/>
          <table:table-cell table:content-validation-name="val1"/>
          <table:table-cell office:value-type="string" calcext:value-type="string">
            <text:p>probably the capital of Zimbabwe or another East African countr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ile:///Users/cumeo/Projects/spinoza/ulm-4/EvEn/data/annotations/documents/student2-first-100-docs/student2-2019-03-29-question-073.html</text:p>
          </table:table-cell>
          <table:table-cell office:value-type="string" calcext:value-type="string">
            <text:p>file:///Users/cumeo/Projects/spinoza/ulm-4/EvEn/data/annotations/documents/student2-2019-07-06/student2-2019-03-29-question-073.html</text:p>
          </table:table-cell>
          <table:table-cell table:number-columns-repeated="2"/>
          <table:table-cell table:formula="of:=HYPERLINK([.B41])" office:value-type="string" office:string-value="file:///Users/cumeo/Projects/spinoza/ulm-4/EvEn/data/annotations/documents/student2-first-100-docs/student2-2019-03-29-question-073.html" calcext:value-type="string">
            <text:p>file:///Users/cumeo/Projects/spinoza/ulm-4/EvEn/data/annotations/documents/student2-first-100-docs/student2-2019-03-29-question-073.html</text:p>
          </table:table-cell>
          <table:table-cell table:formula="of:=HYPERLINK([.C41])" office:value-type="string" office:string-value="file:///Users/cumeo/Projects/spinoza/ulm-4/EvEn/data/annotations/documents/student2-2019-07-06/student2-2019-03-29-question-073.html" calcext:value-type="string">
            <text:p>file:///Users/cumeo/Projects/spinoza/ulm-4/EvEn/data/annotations/documents/student2-2019-07-06/student2-2019-03-29-question-073.html</text:p>
          </table:table-cell>
          <table:table-cell table:formula="of:=HYPERLINK([.D41])">
            <text:p/>
          </table:table-cell>
          <table:table-cell table:formula="of:=HYPERLINK([.E41])">
            <text:p/>
          </table:table-cell>
          <table:table-cell office:value-type="string" calcext:value-type="string">
            <text:p>file:///Users/cumeo/Projects/spinoza/ulm-4/EvEn/output/conll-2012-transformed/orig/dev/bn_pri_00_pri_0030___part_000.m_gold_conll.html</text:p>
          </table:table-cell>
          <table:table-cell table:formula="of:=HYPERLINK([.J41])" office:value-type="string" office:string-value="file:///Users/cumeo/Projects/spinoza/ulm-4/EvEn/output/conll-2012-transformed/orig/dev/bn_pri_00_pri_0030___part_000.m_gold_conll.html" calcext:value-type="string">
            <text:p>file:///Users/cumeo/Projects/spinoza/ulm-4/EvEn/output/conll-2012-transformed/orig/dev/bn_pri_00_pri_0030___part_000.m_gold_conll.html</text:p>
          </table:table-cell>
          <table:table-cell table:formula="of:=LEFT(RIGHT([.K41];44); 30)" office:value-type="string" office:string-value="pri_00_pri_0030___part_000.m_g" calcext:value-type="string">
            <text:p>pri_00_pri_0030___part_000.m_g</text:p>
          </table:table-cell>
          <table:table-cell office:value-type="string" calcext:value-type="string">
            <text:p>_DUK76_ _XO71_</text:p>
          </table:table-cell>
          <table:table-cell office:value-type="string" calcext:value-type="string">
            <text:p>Robert Mugabe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file:///Users/cumeo/Projects/spinoza/ulm-4/EvEn/data/annotations/documents/student2-first-100-docs/student2-2019-03-29-question-073.html</text:p>
          </table:table-cell>
          <table:table-cell office:value-type="string" calcext:value-type="string">
            <text:p>file:///Users/cumeo/Projects/spinoza/ulm-4/EvEn/data/annotations/documents/student2-2019-07-06/student2-2019-03-29-question-073.html</text:p>
          </table:table-cell>
          <table:table-cell table:number-columns-repeated="2"/>
          <table:table-cell table:formula="of:=HYPERLINK([.B42])" office:value-type="string" office:string-value="file:///Users/cumeo/Projects/spinoza/ulm-4/EvEn/data/annotations/documents/student2-first-100-docs/student2-2019-03-29-question-073.html" calcext:value-type="string">
            <text:p>file:///Users/cumeo/Projects/spinoza/ulm-4/EvEn/data/annotations/documents/student2-first-100-docs/student2-2019-03-29-question-073.html</text:p>
          </table:table-cell>
          <table:table-cell table:formula="of:=HYPERLINK([.C42])" office:value-type="string" office:string-value="file:///Users/cumeo/Projects/spinoza/ulm-4/EvEn/data/annotations/documents/student2-2019-07-06/student2-2019-03-29-question-073.html" calcext:value-type="string">
            <text:p>file:///Users/cumeo/Projects/spinoza/ulm-4/EvEn/data/annotations/documents/student2-2019-07-06/student2-2019-03-29-question-073.html</text:p>
          </table:table-cell>
          <table:table-cell table:formula="of:=HYPERLINK([.D42])">
            <text:p/>
          </table:table-cell>
          <table:table-cell table:formula="of:=HYPERLINK([.E42])">
            <text:p/>
          </table:table-cell>
          <table:table-cell office:value-type="string" calcext:value-type="string">
            <text:p>file:///Users/cumeo/Projects/spinoza/ulm-4/EvEn/output/conll-2012-transformed/orig/dev/bn_pri_00_pri_0030___part_000.m_gold_conll.html</text:p>
          </table:table-cell>
          <table:table-cell table:formula="of:=HYPERLINK([.J42])" office:value-type="string" office:string-value="file:///Users/cumeo/Projects/spinoza/ulm-4/EvEn/output/conll-2012-transformed/orig/dev/bn_pri_00_pri_0030___part_000.m_gold_conll.html" calcext:value-type="string">
            <text:p>file:///Users/cumeo/Projects/spinoza/ulm-4/EvEn/output/conll-2012-transformed/orig/dev/bn_pri_00_pri_0030___part_000.m_gold_conll.html</text:p>
          </table:table-cell>
          <table:table-cell table:formula="of:=LEFT(RIGHT([.K42];44); 30)" office:value-type="string" office:string-value="pri_00_pri_0030___part_000.m_g" calcext:value-type="string">
            <text:p>pri_00_pri_0030___part_000.m_g</text:p>
          </table:table-cell>
          <table:table-cell office:value-type="string" calcext:value-type="string">
            <text:p>_MOOF71_</text:p>
          </table:table-cell>
          <table:table-cell office:value-type="string" calcext:value-type="string">
            <text:p>Zimbabwe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string" calcext:value-type="string">
            <text:p>file:///Users/cumeo/Projects/spinoza/ulm-4/EvEn/data/annotations/documents/student1-name-quiz-documents/student1-2019-03-14-question-073.html</text:p>
          </table:table-cell>
          <table:table-cell table:number-columns-repeated="3"/>
          <table:table-cell table:formula="of:=HYPERLINK([.B43])" office:value-type="string" office:string-value="file:///Users/cumeo/Projects/spinoza/ulm-4/EvEn/data/annotations/documents/student1-name-quiz-documents/student1-2019-03-14-question-073.html" calcext:value-type="string">
            <text:p>file:///Users/cumeo/Projects/spinoza/ulm-4/EvEn/data/annotations/documents/student1-name-quiz-documents/student1-2019-03-14-question-073.html</text:p>
          </table:table-cell>
          <table:table-cell table:formula="of:=HYPERLINK([.C43])">
            <text:p/>
          </table:table-cell>
          <table:table-cell table:formula="of:=HYPERLINK([.D43])">
            <text:p/>
          </table:table-cell>
          <table:table-cell table:formula="of:=HYPERLINK([.E43])">
            <text:p/>
          </table:table-cell>
          <table:table-cell office:value-type="string" calcext:value-type="string">
            <text:p>file:///Users/cumeo/Projects/spinoza/ulm-4/EvEn/output/conll-2012-transformed/orig/dev/bn_pri_00_pri_0030___part_000.m_gold_conll.html</text:p>
          </table:table-cell>
          <table:table-cell table:formula="of:=HYPERLINK([.J43])" office:value-type="string" office:string-value="file:///Users/cumeo/Projects/spinoza/ulm-4/EvEn/output/conll-2012-transformed/orig/dev/bn_pri_00_pri_0030___part_000.m_gold_conll.html" calcext:value-type="string">
            <text:p>file:///Users/cumeo/Projects/spinoza/ulm-4/EvEn/output/conll-2012-transformed/orig/dev/bn_pri_00_pri_0030___part_000.m_gold_conll.html</text:p>
          </table:table-cell>
          <table:table-cell table:formula="of:=LEFT(RIGHT([.K43];44); 30)" office:value-type="string" office:string-value="pri_00_pri_0030___part_000.m_g" calcext:value-type="string">
            <text:p>pri_00_pri_0030___part_000.m_g</text:p>
          </table:table-cell>
          <table:table-cell office:value-type="string" calcext:value-type="string">
            <text:p>_TROO46_</text:p>
          </table:table-cell>
          <table:table-cell/>
          <table:table-cell table:content-validation-name="val1"/>
          <table:table-cell office:value-type="string" calcext:value-type="string">
            <text:p>African 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string" calcext:value-type="string">
            <text:p>file:///Users/cumeo/Projects/spinoza/ulm-4/EvEn/data/annotations/documents/student1-name-quiz-documents/student1-2019-03-14-question-073.html</text:p>
          </table:table-cell>
          <table:table-cell table:number-columns-repeated="3"/>
          <table:table-cell table:formula="of:=HYPERLINK([.B44])" office:value-type="string" office:string-value="file:///Users/cumeo/Projects/spinoza/ulm-4/EvEn/data/annotations/documents/student1-name-quiz-documents/student1-2019-03-14-question-073.html" calcext:value-type="string">
            <text:p>file:///Users/cumeo/Projects/spinoza/ulm-4/EvEn/data/annotations/documents/student1-name-quiz-documents/student1-2019-03-14-question-073.html</text:p>
          </table:table-cell>
          <table:table-cell table:formula="of:=HYPERLINK([.C44])">
            <text:p/>
          </table:table-cell>
          <table:table-cell table:formula="of:=HYPERLINK([.D44])">
            <text:p/>
          </table:table-cell>
          <table:table-cell table:formula="of:=HYPERLINK([.E44])">
            <text:p/>
          </table:table-cell>
          <table:table-cell office:value-type="string" calcext:value-type="string">
            <text:p>file:///Users/cumeo/Projects/spinoza/ulm-4/EvEn/output/conll-2012-transformed/orig/dev/bn_pri_00_pri_0030___part_000.m_gold_conll.html</text:p>
          </table:table-cell>
          <table:table-cell table:formula="of:=HYPERLINK([.J44])" office:value-type="string" office:string-value="file:///Users/cumeo/Projects/spinoza/ulm-4/EvEn/output/conll-2012-transformed/orig/dev/bn_pri_00_pri_0030___part_000.m_gold_conll.html" calcext:value-type="string">
            <text:p>file:///Users/cumeo/Projects/spinoza/ulm-4/EvEn/output/conll-2012-transformed/orig/dev/bn_pri_00_pri_0030___part_000.m_gold_conll.html</text:p>
          </table:table-cell>
          <table:table-cell table:formula="of:=LEFT(RIGHT([.K44];44); 30)" office:value-type="string" office:string-value="pri_00_pri_0030___part_000.m_g" calcext:value-type="string">
            <text:p>pri_00_pri_0030___part_000.m_g</text:p>
          </table:table-cell>
          <table:table-cell office:value-type="string" calcext:value-type="string">
            <text:p>_ZE83_ _SHA_</text:p>
          </table:table-cell>
          <table:table-cell/>
          <table:table-cell table:content-validation-name="val1"/>
          <table:table-cell office:value-type="string" calcext:value-type="string">
            <text:p>political leader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file:///Users/cumeo/Projects/spinoza/ulm-4/EvEn/data/annotations/documents/student1-name-quiz-documents/student1-2019-03-14-question-073.html</text:p>
          </table:table-cell>
          <table:table-cell table:number-columns-repeated="3"/>
          <table:table-cell table:formula="of:=HYPERLINK([.B45])" office:value-type="string" office:string-value="file:///Users/cumeo/Projects/spinoza/ulm-4/EvEn/data/annotations/documents/student1-name-quiz-documents/student1-2019-03-14-question-073.html" calcext:value-type="string">
            <text:p>file:///Users/cumeo/Projects/spinoza/ulm-4/EvEn/data/annotations/documents/student1-name-quiz-documents/student1-2019-03-14-question-073.html</text:p>
          </table:table-cell>
          <table:table-cell table:formula="of:=HYPERLINK([.C45])">
            <text:p/>
          </table:table-cell>
          <table:table-cell table:formula="of:=HYPERLINK([.D45])">
            <text:p/>
          </table:table-cell>
          <table:table-cell table:formula="of:=HYPERLINK([.E45])">
            <text:p/>
          </table:table-cell>
          <table:table-cell office:value-type="string" calcext:value-type="string">
            <text:p>file:///Users/cumeo/Projects/spinoza/ulm-4/EvEn/output/conll-2012-transformed/orig/dev/bn_pri_00_pri_0030___part_000.m_gold_conll.html</text:p>
          </table:table-cell>
          <table:table-cell table:formula="of:=HYPERLINK([.J45])" office:value-type="string" office:string-value="file:///Users/cumeo/Projects/spinoza/ulm-4/EvEn/output/conll-2012-transformed/orig/dev/bn_pri_00_pri_0030___part_000.m_gold_conll.html" calcext:value-type="string">
            <text:p>file:///Users/cumeo/Projects/spinoza/ulm-4/EvEn/output/conll-2012-transformed/orig/dev/bn_pri_00_pri_0030___part_000.m_gold_conll.html</text:p>
          </table:table-cell>
          <table:table-cell table:formula="of:=LEFT(RIGHT([.K45];44); 30)" office:value-type="string" office:string-value="pri_00_pri_0030___part_000.m_g" calcext:value-type="string">
            <text:p>pri_00_pri_0030___part_000.m_g</text:p>
          </table:table-cell>
          <table:table-cell office:value-type="string" calcext:value-type="string">
            <text:p>_THUP_</text:p>
          </table:table-cell>
          <table:table-cell/>
          <table:table-cell table:content-validation-name="val1"/>
          <table:table-cell office:value-type="string" calcext:value-type="string">
            <text:p>countr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file:///Users/cumeo/Projects/spinoza/ulm-4/EvEn/data/annotations/documents/student2-2019-07-06/student2-2019-03-29-question-077.html</text:p>
          </table:table-cell>
          <table:table-cell table:number-columns-repeated="3"/>
          <table:table-cell table:formula="of:=HYPERLINK([.B46])" office:value-type="string" office:string-value="file:///Users/cumeo/Projects/spinoza/ulm-4/EvEn/data/annotations/documents/student2-2019-07-06/student2-2019-03-29-question-077.html" calcext:value-type="string">
            <text:p>file:///Users/cumeo/Projects/spinoza/ulm-4/EvEn/data/annotations/documents/student2-2019-07-06/student2-2019-03-29-question-077.html</text:p>
          </table:table-cell>
          <table:table-cell table:formula="of:=HYPERLINK([.C46])">
            <text:p/>
          </table:table-cell>
          <table:table-cell table:formula="of:=HYPERLINK([.D46])">
            <text:p/>
          </table:table-cell>
          <table:table-cell table:formula="of:=HYPERLINK([.E46])">
            <text:p/>
          </table:table-cell>
          <table:table-cell office:value-type="string" calcext:value-type="string">
            <text:p>file:///Users/cumeo/Projects/spinoza/ulm-4/EvEn/output/conll-2012-transformed/orig/dev/bn_pri_00_pri_0070___part_000.m_gold_conll.html</text:p>
          </table:table-cell>
          <table:table-cell table:formula="of:=HYPERLINK([.J46])" office:value-type="string" office:string-value="file:///Users/cumeo/Projects/spinoza/ulm-4/EvEn/output/conll-2012-transformed/orig/dev/bn_pri_00_pri_0070___part_000.m_gold_conll.html" calcext:value-type="string">
            <text:p>file:///Users/cumeo/Projects/spinoza/ulm-4/EvEn/output/conll-2012-transformed/orig/dev/bn_pri_00_pri_0070___part_000.m_gold_conll.html</text:p>
          </table:table-cell>
          <table:table-cell table:formula="of:=LEFT(RIGHT([.K46];44); 30)" office:value-type="string" office:string-value="pri_00_pri_0070___part_000.m_g" calcext:value-type="string">
            <text:p>pri_00_pri_0070___part_000.m_g</text:p>
          </table:table-cell>
          <table:table-cell office:value-type="string" calcext:value-type="string">
            <text:p>_ZI5_</text:p>
          </table:table-cell>
          <table:table-cell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file:///Users/cumeo/Projects/spinoza/ulm-4/EvEn/data/annotations/documents/student2-2019-07-06/student2-2019-03-29-question-077.html</text:p>
          </table:table-cell>
          <table:table-cell table:number-columns-repeated="3"/>
          <table:table-cell table:formula="of:=HYPERLINK([.B47])" office:value-type="string" office:string-value="file:///Users/cumeo/Projects/spinoza/ulm-4/EvEn/data/annotations/documents/student2-2019-07-06/student2-2019-03-29-question-077.html" calcext:value-type="string">
            <text:p>file:///Users/cumeo/Projects/spinoza/ulm-4/EvEn/data/annotations/documents/student2-2019-07-06/student2-2019-03-29-question-077.html</text:p>
          </table:table-cell>
          <table:table-cell table:formula="of:=HYPERLINK([.C47])">
            <text:p/>
          </table:table-cell>
          <table:table-cell table:formula="of:=HYPERLINK([.D47])">
            <text:p/>
          </table:table-cell>
          <table:table-cell table:formula="of:=HYPERLINK([.E47])">
            <text:p/>
          </table:table-cell>
          <table:table-cell office:value-type="string" calcext:value-type="string">
            <text:p>file:///Users/cumeo/Projects/spinoza/ulm-4/EvEn/output/conll-2012-transformed/orig/dev/bn_pri_00_pri_0070___part_000.m_gold_conll.html</text:p>
          </table:table-cell>
          <table:table-cell table:formula="of:=HYPERLINK([.J47])" office:value-type="string" office:string-value="file:///Users/cumeo/Projects/spinoza/ulm-4/EvEn/output/conll-2012-transformed/orig/dev/bn_pri_00_pri_0070___part_000.m_gold_conll.html" calcext:value-type="string">
            <text:p>file:///Users/cumeo/Projects/spinoza/ulm-4/EvEn/output/conll-2012-transformed/orig/dev/bn_pri_00_pri_0070___part_000.m_gold_conll.html</text:p>
          </table:table-cell>
          <table:table-cell table:formula="of:=LEFT(RIGHT([.K47];44); 30)" office:value-type="string" office:string-value="pri_00_pri_0070___part_000.m_g" calcext:value-type="string">
            <text:p>pri_00_pri_0070___part_000.m_g</text:p>
          </table:table-cell>
          <table:table-cell office:value-type="string" calcext:value-type="string">
            <text:p>_LING68_ _JO_</text:p>
          </table:table-cell>
          <table:table-cell/>
          <table:table-cell table:content-validation-name="val1"/>
          <table:table-cell office:value-type="string" calcext:value-type="string">
            <text:p>a Florida coun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file:///Users/cumeo/Projects/spinoza/ulm-4/EvEn/data/annotations/documents/student2-2019-07-06/student2-2019-03-29-question-077.html</text:p>
          </table:table-cell>
          <table:table-cell table:number-columns-repeated="3"/>
          <table:table-cell table:formula="of:=HYPERLINK([.B48])" office:value-type="string" office:string-value="file:///Users/cumeo/Projects/spinoza/ulm-4/EvEn/data/annotations/documents/student2-2019-07-06/student2-2019-03-29-question-077.html" calcext:value-type="string">
            <text:p>file:///Users/cumeo/Projects/spinoza/ulm-4/EvEn/data/annotations/documents/student2-2019-07-06/student2-2019-03-29-question-077.html</text:p>
          </table:table-cell>
          <table:table-cell table:formula="of:=HYPERLINK([.C48])">
            <text:p/>
          </table:table-cell>
          <table:table-cell table:formula="of:=HYPERLINK([.D48])">
            <text:p/>
          </table:table-cell>
          <table:table-cell table:formula="of:=HYPERLINK([.E48])">
            <text:p/>
          </table:table-cell>
          <table:table-cell office:value-type="string" calcext:value-type="string">
            <text:p>file:///Users/cumeo/Projects/spinoza/ulm-4/EvEn/output/conll-2012-transformed/orig/dev/bn_pri_00_pri_0070___part_000.m_gold_conll.html</text:p>
          </table:table-cell>
          <table:table-cell table:formula="of:=HYPERLINK([.J48])" office:value-type="string" office:string-value="file:///Users/cumeo/Projects/spinoza/ulm-4/EvEn/output/conll-2012-transformed/orig/dev/bn_pri_00_pri_0070___part_000.m_gold_conll.html" calcext:value-type="string">
            <text:p>file:///Users/cumeo/Projects/spinoza/ulm-4/EvEn/output/conll-2012-transformed/orig/dev/bn_pri_00_pri_0070___part_000.m_gold_conll.html</text:p>
          </table:table-cell>
          <table:table-cell table:formula="of:=LEFT(RIGHT([.K48];44); 30)" office:value-type="string" office:string-value="pri_00_pri_0070___part_000.m_g" calcext:value-type="string">
            <text:p>pri_00_pri_0070___part_000.m_g</text:p>
          </table:table-cell>
          <table:table-cell office:value-type="string" calcext:value-type="string">
            <text:p>_CHI39_</text:p>
          </table:table-cell>
          <table:table-cell/>
          <table:table-cell table:content-validation-name="val1"/>
          <table:table-cell office:value-type="string" calcext:value-type="string">
            <text:p>name of a da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file:///Users/cumeo/Projects/spinoza/ulm-4/EvEn/data/annotations/documents/student2-2019-07-06/student2-2019-03-29-question-077.html</text:p>
          </table:table-cell>
          <table:table-cell table:number-columns-repeated="3"/>
          <table:table-cell table:formula="of:=HYPERLINK([.B49])" office:value-type="string" office:string-value="file:///Users/cumeo/Projects/spinoza/ulm-4/EvEn/data/annotations/documents/student2-2019-07-06/student2-2019-03-29-question-077.html" calcext:value-type="string">
            <text:p>file:///Users/cumeo/Projects/spinoza/ulm-4/EvEn/data/annotations/documents/student2-2019-07-06/student2-2019-03-29-question-077.html</text:p>
          </table:table-cell>
          <table:table-cell table:formula="of:=HYPERLINK([.C49])">
            <text:p/>
          </table:table-cell>
          <table:table-cell table:formula="of:=HYPERLINK([.D49])">
            <text:p/>
          </table:table-cell>
          <table:table-cell table:formula="of:=HYPERLINK([.E49])">
            <text:p/>
          </table:table-cell>
          <table:table-cell office:value-type="string" calcext:value-type="string">
            <text:p>file:///Users/cumeo/Projects/spinoza/ulm-4/EvEn/output/conll-2012-transformed/orig/dev/bn_pri_00_pri_0070___part_000.m_gold_conll.html</text:p>
          </table:table-cell>
          <table:table-cell table:formula="of:=HYPERLINK([.J49])" office:value-type="string" office:string-value="file:///Users/cumeo/Projects/spinoza/ulm-4/EvEn/output/conll-2012-transformed/orig/dev/bn_pri_00_pri_0070___part_000.m_gold_conll.html" calcext:value-type="string">
            <text:p>file:///Users/cumeo/Projects/spinoza/ulm-4/EvEn/output/conll-2012-transformed/orig/dev/bn_pri_00_pri_0070___part_000.m_gold_conll.html</text:p>
          </table:table-cell>
          <table:table-cell table:formula="of:=LEFT(RIGHT([.K49];44); 30)" office:value-type="string" office:string-value="pri_00_pri_0070___part_000.m_g" calcext:value-type="string">
            <text:p>pri_00_pri_0070___part_000.m_g</text:p>
          </table:table-cell>
          <table:table-cell office:value-type="string" calcext:value-type="string">
            <text:p>_FY73_</text:p>
          </table:table-cell>
          <table:table-cell office:value-type="string" calcext:value-type="string">
            <text:p>George W. Bush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file:///Users/cumeo/Projects/spinoza/ulm-4/EvEn/data/annotations/documents/student1-documents-for-name-annotation/student1-2019-03-14-question-077.html</text:p>
          </table:table-cell>
          <table:table-cell table:number-columns-repeated="3"/>
          <table:table-cell table:formula="of:=HYPERLINK([.B50])" office:value-type="string" office:string-value="file:///Users/cumeo/Projects/spinoza/ulm-4/EvEn/data/annotations/documents/student1-documents-for-name-annotation/student1-2019-03-14-question-077.html" calcext:value-type="string">
            <text:p>file:///Users/cumeo/Projects/spinoza/ulm-4/EvEn/data/annotations/documents/student1-documents-for-name-annotation/student1-2019-03-14-question-077.html</text:p>
          </table:table-cell>
          <table:table-cell table:formula="of:=HYPERLINK([.C50])">
            <text:p/>
          </table:table-cell>
          <table:table-cell table:formula="of:=HYPERLINK([.D50])">
            <text:p/>
          </table:table-cell>
          <table:table-cell table:formula="of:=HYPERLINK([.E50])">
            <text:p/>
          </table:table-cell>
          <table:table-cell office:value-type="string" calcext:value-type="string">
            <text:p>file:///Users/cumeo/Projects/spinoza/ulm-4/EvEn/output/conll-2012-transformed/orig/dev/bn_pri_00_pri_0070___part_000.m_gold_conll.html</text:p>
          </table:table-cell>
          <table:table-cell table:formula="of:=HYPERLINK([.J50])" office:value-type="string" office:string-value="file:///Users/cumeo/Projects/spinoza/ulm-4/EvEn/output/conll-2012-transformed/orig/dev/bn_pri_00_pri_0070___part_000.m_gold_conll.html" calcext:value-type="string">
            <text:p>file:///Users/cumeo/Projects/spinoza/ulm-4/EvEn/output/conll-2012-transformed/orig/dev/bn_pri_00_pri_0070___part_000.m_gold_conll.html</text:p>
          </table:table-cell>
          <table:table-cell table:formula="of:=LEFT(RIGHT([.K50];44); 30)" office:value-type="string" office:string-value="pri_00_pri_0070___part_000.m_g" calcext:value-type="string">
            <text:p>pri_00_pri_0070___part_000.m_g</text:p>
          </table:table-cell>
          <table:table-cell office:value-type="string" calcext:value-type="string">
            <text:p>_FY73_</text:p>
          </table:table-cell>
          <table:table-cell/>
          <table:table-cell table:content-validation-name="val1"/>
          <table:table-cell office:value-type="string" calcext:value-type="string">
            <text:p>Republican Presidential Candidat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file:///Users/cumeo/Projects/spinoza/ulm-4/EvEn/data/annotations/documents/student1-documents-for-name-annotation/student1-2019-03-14-question-077.html</text:p>
          </table:table-cell>
          <table:table-cell table:number-columns-repeated="3"/>
          <table:table-cell table:formula="of:=HYPERLINK([.B51])" office:value-type="string" office:string-value="file:///Users/cumeo/Projects/spinoza/ulm-4/EvEn/data/annotations/documents/student1-documents-for-name-annotation/student1-2019-03-14-question-077.html" calcext:value-type="string">
            <text:p>file:///Users/cumeo/Projects/spinoza/ulm-4/EvEn/data/annotations/documents/student1-documents-for-name-annotation/student1-2019-03-14-question-077.html</text:p>
          </table:table-cell>
          <table:table-cell table:formula="of:=HYPERLINK([.C51])">
            <text:p/>
          </table:table-cell>
          <table:table-cell table:formula="of:=HYPERLINK([.D51])">
            <text:p/>
          </table:table-cell>
          <table:table-cell table:formula="of:=HYPERLINK([.E51])">
            <text:p/>
          </table:table-cell>
          <table:table-cell office:value-type="string" calcext:value-type="string">
            <text:p>file:///Users/cumeo/Projects/spinoza/ulm-4/EvEn/output/conll-2012-transformed/orig/dev/bn_pri_00_pri_0070___part_000.m_gold_conll.html</text:p>
          </table:table-cell>
          <table:table-cell table:formula="of:=HYPERLINK([.J51])" office:value-type="string" office:string-value="file:///Users/cumeo/Projects/spinoza/ulm-4/EvEn/output/conll-2012-transformed/orig/dev/bn_pri_00_pri_0070___part_000.m_gold_conll.html" calcext:value-type="string">
            <text:p>file:///Users/cumeo/Projects/spinoza/ulm-4/EvEn/output/conll-2012-transformed/orig/dev/bn_pri_00_pri_0070___part_000.m_gold_conll.html</text:p>
          </table:table-cell>
          <table:table-cell table:formula="of:=LEFT(RIGHT([.K51];44); 30)" office:value-type="string" office:string-value="pri_00_pri_0070___part_000.m_g" calcext:value-type="string">
            <text:p>pri_00_pri_0070___part_000.m_g</text:p>
          </table:table-cell>
          <table:table-cell office:value-type="string" calcext:value-type="string">
            <text:p>_LING68_ _JO_</text:p>
          </table:table-cell>
          <table:table-cell/>
          <table:table-cell table:content-validation-name="val1"/>
          <table:table-cell office:value-type="string" calcext:value-type="string">
            <text:p>political candidate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file:///Users/cumeo/Projects/spinoza/ulm-4/EvEn/data/annotations/documents/student2-name-quiz-documents/student2-2019-03-29-question-077.html</text:p>
          </table:table-cell>
          <table:table-cell table:number-columns-repeated="3"/>
          <table:table-cell table:formula="of:=HYPERLINK([.B52])" office:value-type="string" office:string-value="file:///Users/cumeo/Projects/spinoza/ulm-4/EvEn/data/annotations/documents/student2-name-quiz-documents/student2-2019-03-29-question-077.html" calcext:value-type="string">
            <text:p>file:///Users/cumeo/Projects/spinoza/ulm-4/EvEn/data/annotations/documents/student2-name-quiz-documents/student2-2019-03-29-question-077.html</text:p>
          </table:table-cell>
          <table:table-cell table:formula="of:=HYPERLINK([.C52])">
            <text:p/>
          </table:table-cell>
          <table:table-cell table:formula="of:=HYPERLINK([.D52])">
            <text:p/>
          </table:table-cell>
          <table:table-cell table:formula="of:=HYPERLINK([.E52])">
            <text:p/>
          </table:table-cell>
          <table:table-cell office:value-type="string" calcext:value-type="string">
            <text:p>file:///Users/cumeo/Projects/spinoza/ulm-4/EvEn/output/conll-2012-transformed/orig/dev/bn_pri_00_pri_0070___part_000.m_gold_conll.html</text:p>
          </table:table-cell>
          <table:table-cell table:formula="of:=HYPERLINK([.J52])" office:value-type="string" office:string-value="file:///Users/cumeo/Projects/spinoza/ulm-4/EvEn/output/conll-2012-transformed/orig/dev/bn_pri_00_pri_0070___part_000.m_gold_conll.html" calcext:value-type="string">
            <text:p>file:///Users/cumeo/Projects/spinoza/ulm-4/EvEn/output/conll-2012-transformed/orig/dev/bn_pri_00_pri_0070___part_000.m_gold_conll.html</text:p>
          </table:table-cell>
          <table:table-cell table:formula="of:=LEFT(RIGHT([.K52];44); 30)" office:value-type="string" office:string-value="pri_00_pri_0070___part_000.m_g" calcext:value-type="string">
            <text:p>pri_00_pri_0070___part_000.m_g</text:p>
          </table:table-cell>
          <table:table-cell office:value-type="string" calcext:value-type="string">
            <text:p>_NIE_ _ME_</text:p>
          </table:table-cell>
          <table:table-cell office:value-type="string" calcext:value-type="string">
            <text:p>Al Gore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file:///Users/cumeo/Projects/spinoza/ulm-4/EvEn/data/annotations/documents/student2-name-quiz-documents/student2-2019-03-29-question-077.html</text:p>
          </table:table-cell>
          <table:table-cell table:number-columns-repeated="3"/>
          <table:table-cell table:formula="of:=HYPERLINK([.B53])" office:value-type="string" office:string-value="file:///Users/cumeo/Projects/spinoza/ulm-4/EvEn/data/annotations/documents/student2-name-quiz-documents/student2-2019-03-29-question-077.html" calcext:value-type="string">
            <text:p>file:///Users/cumeo/Projects/spinoza/ulm-4/EvEn/data/annotations/documents/student2-name-quiz-documents/student2-2019-03-29-question-077.html</text:p>
          </table:table-cell>
          <table:table-cell table:formula="of:=HYPERLINK([.C53])">
            <text:p/>
          </table:table-cell>
          <table:table-cell table:formula="of:=HYPERLINK([.D53])">
            <text:p/>
          </table:table-cell>
          <table:table-cell table:formula="of:=HYPERLINK([.E53])">
            <text:p/>
          </table:table-cell>
          <table:table-cell office:value-type="string" calcext:value-type="string">
            <text:p>file:///Users/cumeo/Projects/spinoza/ulm-4/EvEn/output/conll-2012-transformed/orig/dev/bn_pri_00_pri_0070___part_000.m_gold_conll.html</text:p>
          </table:table-cell>
          <table:table-cell table:formula="of:=HYPERLINK([.J53])" office:value-type="string" office:string-value="file:///Users/cumeo/Projects/spinoza/ulm-4/EvEn/output/conll-2012-transformed/orig/dev/bn_pri_00_pri_0070___part_000.m_gold_conll.html" calcext:value-type="string">
            <text:p>file:///Users/cumeo/Projects/spinoza/ulm-4/EvEn/output/conll-2012-transformed/orig/dev/bn_pri_00_pri_0070___part_000.m_gold_conll.html</text:p>
          </table:table-cell>
          <table:table-cell table:formula="of:=LEFT(RIGHT([.K53];44); 30)" office:value-type="string" office:string-value="pri_00_pri_0070___part_000.m_g" calcext:value-type="string">
            <text:p>pri_00_pri_0070___part_000.m_g</text:p>
          </table:table-cell>
          <table:table-cell office:value-type="string" calcext:value-type="string">
            <text:p>_DIM68_</text:p>
          </table:table-cell>
          <table:table-cell office:value-type="string" calcext:value-type="string">
            <text:p>Washington, D.C.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file:///Users/cumeo/Projects/spinoza/ulm-4/EvEn/data/annotations/documents/student2-name-quiz-documents/student2-2019-03-29-question-077.html</text:p>
          </table:table-cell>
          <table:table-cell table:number-columns-repeated="3"/>
          <table:table-cell table:formula="of:=HYPERLINK([.B54])" office:value-type="string" office:string-value="file:///Users/cumeo/Projects/spinoza/ulm-4/EvEn/data/annotations/documents/student2-name-quiz-documents/student2-2019-03-29-question-077.html" calcext:value-type="string">
            <text:p>file:///Users/cumeo/Projects/spinoza/ulm-4/EvEn/data/annotations/documents/student2-name-quiz-documents/student2-2019-03-29-question-077.html</text:p>
          </table:table-cell>
          <table:table-cell table:formula="of:=HYPERLINK([.C54])">
            <text:p/>
          </table:table-cell>
          <table:table-cell table:formula="of:=HYPERLINK([.D54])">
            <text:p/>
          </table:table-cell>
          <table:table-cell table:formula="of:=HYPERLINK([.E54])">
            <text:p/>
          </table:table-cell>
          <table:table-cell office:value-type="string" calcext:value-type="string">
            <text:p>file:///Users/cumeo/Projects/spinoza/ulm-4/EvEn/output/conll-2012-transformed/orig/dev/bn_pri_00_pri_0070___part_000.m_gold_conll.html</text:p>
          </table:table-cell>
          <table:table-cell table:formula="of:=HYPERLINK([.J54])" office:value-type="string" office:string-value="file:///Users/cumeo/Projects/spinoza/ulm-4/EvEn/output/conll-2012-transformed/orig/dev/bn_pri_00_pri_0070___part_000.m_gold_conll.html" calcext:value-type="string">
            <text:p>file:///Users/cumeo/Projects/spinoza/ulm-4/EvEn/output/conll-2012-transformed/orig/dev/bn_pri_00_pri_0070___part_000.m_gold_conll.html</text:p>
          </table:table-cell>
          <table:table-cell table:formula="of:=LEFT(RIGHT([.K54];44); 30)" office:value-type="string" office:string-value="pri_00_pri_0070___part_000.m_g" calcext:value-type="string">
            <text:p>pri_00_pri_0070___part_000.m_g</text:p>
          </table:table-cell>
          <table:table-cell office:value-type="string" calcext:value-type="string">
            <text:p>_ZOO88_</text:p>
          </table:table-cell>
          <table:table-cell office:value-type="string" calcext:value-type="string">
            <text:p>Bush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file:///Users/cumeo/Projects/spinoza/ulm-4/EvEn/data/annotations/documents/student2-name-quiz-documents/student2-2019-03-29-question-077.html</text:p>
          </table:table-cell>
          <table:table-cell table:number-columns-repeated="3"/>
          <table:table-cell table:formula="of:=HYPERLINK([.B55])" office:value-type="string" office:string-value="file:///Users/cumeo/Projects/spinoza/ulm-4/EvEn/data/annotations/documents/student2-name-quiz-documents/student2-2019-03-29-question-077.html" calcext:value-type="string">
            <text:p>file:///Users/cumeo/Projects/spinoza/ulm-4/EvEn/data/annotations/documents/student2-name-quiz-documents/student2-2019-03-29-question-077.html</text:p>
          </table:table-cell>
          <table:table-cell table:formula="of:=HYPERLINK([.C55])">
            <text:p/>
          </table:table-cell>
          <table:table-cell table:formula="of:=HYPERLINK([.D55])">
            <text:p/>
          </table:table-cell>
          <table:table-cell table:formula="of:=HYPERLINK([.E55])">
            <text:p/>
          </table:table-cell>
          <table:table-cell office:value-type="string" calcext:value-type="string">
            <text:p>file:///Users/cumeo/Projects/spinoza/ulm-4/EvEn/output/conll-2012-transformed/orig/dev/bn_pri_00_pri_0070___part_000.m_gold_conll.html</text:p>
          </table:table-cell>
          <table:table-cell table:formula="of:=HYPERLINK([.J55])" office:value-type="string" office:string-value="file:///Users/cumeo/Projects/spinoza/ulm-4/EvEn/output/conll-2012-transformed/orig/dev/bn_pri_00_pri_0070___part_000.m_gold_conll.html" calcext:value-type="string">
            <text:p>file:///Users/cumeo/Projects/spinoza/ulm-4/EvEn/output/conll-2012-transformed/orig/dev/bn_pri_00_pri_0070___part_000.m_gold_conll.html</text:p>
          </table:table-cell>
          <table:table-cell table:formula="of:=LEFT(RIGHT([.K55];44); 30)" office:value-type="string" office:string-value="pri_00_pri_0070___part_000.m_g" calcext:value-type="string">
            <text:p>pri_00_pri_0070___part_000.m_g</text:p>
          </table:table-cell>
          <table:table-cell office:value-type="string" calcext:value-type="string">
            <text:p>_ME_</text:p>
          </table:table-cell>
          <table:table-cell office:value-type="string" calcext:value-type="string">
            <text:p>Gore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string" calcext:value-type="string">
            <text:p>file:///Users/cumeo/Projects/spinoza/ulm-4/EvEn/data/annotations/documents/student2-name-quiz-documents/student2-2019-03-29-question-077.html</text:p>
          </table:table-cell>
          <table:table-cell table:number-columns-repeated="3"/>
          <table:table-cell table:formula="of:=HYPERLINK([.B56])" office:value-type="string" office:string-value="file:///Users/cumeo/Projects/spinoza/ulm-4/EvEn/data/annotations/documents/student2-name-quiz-documents/student2-2019-03-29-question-077.html" calcext:value-type="string">
            <text:p>file:///Users/cumeo/Projects/spinoza/ulm-4/EvEn/data/annotations/documents/student2-name-quiz-documents/student2-2019-03-29-question-077.html</text:p>
          </table:table-cell>
          <table:table-cell table:formula="of:=HYPERLINK([.C56])">
            <text:p/>
          </table:table-cell>
          <table:table-cell table:formula="of:=HYPERLINK([.D56])">
            <text:p/>
          </table:table-cell>
          <table:table-cell table:formula="of:=HYPERLINK([.E56])">
            <text:p/>
          </table:table-cell>
          <table:table-cell office:value-type="string" calcext:value-type="string">
            <text:p>file:///Users/cumeo/Projects/spinoza/ulm-4/EvEn/output/conll-2012-transformed/orig/dev/bn_pri_00_pri_0070___part_000.m_gold_conll.html</text:p>
          </table:table-cell>
          <table:table-cell table:formula="of:=HYPERLINK([.J56])" office:value-type="string" office:string-value="file:///Users/cumeo/Projects/spinoza/ulm-4/EvEn/output/conll-2012-transformed/orig/dev/bn_pri_00_pri_0070___part_000.m_gold_conll.html" calcext:value-type="string">
            <text:p>file:///Users/cumeo/Projects/spinoza/ulm-4/EvEn/output/conll-2012-transformed/orig/dev/bn_pri_00_pri_0070___part_000.m_gold_conll.html</text:p>
          </table:table-cell>
          <table:table-cell table:formula="of:=LEFT(RIGHT([.K56];44); 30)" office:value-type="string" office:string-value="pri_00_pri_0070___part_000.m_g" calcext:value-type="string">
            <text:p>pri_00_pri_0070___part_000.m_g</text:p>
          </table:table-cell>
          <table:table-cell office:value-type="string" calcext:value-type="string">
            <text:p>_KOO_ _CIE_ _PHEE33_ _TO13_</text:p>
          </table:table-cell>
          <table:table-cell/>
          <table:table-cell table:content-validation-name="val1"/>
          <table:table-cell office:value-type="string" calcext:value-type="string">
            <text:p>a court, possibly the Florida Supreme Court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file:///Users/cumeo/Projects/spinoza/ulm-4/EvEn/data/annotations/documents/student1-name-quiz-documents/student1-2019-03-14-question-077.html</text:p>
          </table:table-cell>
          <table:table-cell table:number-columns-repeated="3"/>
          <table:table-cell table:formula="of:=HYPERLINK([.B57])" office:value-type="string" office:string-value="file:///Users/cumeo/Projects/spinoza/ulm-4/EvEn/data/annotations/documents/student1-name-quiz-documents/student1-2019-03-14-question-077.html" calcext:value-type="string">
            <text:p>file:///Users/cumeo/Projects/spinoza/ulm-4/EvEn/data/annotations/documents/student1-name-quiz-documents/student1-2019-03-14-question-077.html</text:p>
          </table:table-cell>
          <table:table-cell table:formula="of:=HYPERLINK([.C57])">
            <text:p/>
          </table:table-cell>
          <table:table-cell table:formula="of:=HYPERLINK([.D57])">
            <text:p/>
          </table:table-cell>
          <table:table-cell table:formula="of:=HYPERLINK([.E57])">
            <text:p/>
          </table:table-cell>
          <table:table-cell office:value-type="string" calcext:value-type="string">
            <text:p>file:///Users/cumeo/Projects/spinoza/ulm-4/EvEn/output/conll-2012-transformed/orig/dev/bn_pri_00_pri_0070___part_000.m_gold_conll.html</text:p>
          </table:table-cell>
          <table:table-cell table:formula="of:=HYPERLINK([.J57])" office:value-type="string" office:string-value="file:///Users/cumeo/Projects/spinoza/ulm-4/EvEn/output/conll-2012-transformed/orig/dev/bn_pri_00_pri_0070___part_000.m_gold_conll.html" calcext:value-type="string">
            <text:p>file:///Users/cumeo/Projects/spinoza/ulm-4/EvEn/output/conll-2012-transformed/orig/dev/bn_pri_00_pri_0070___part_000.m_gold_conll.html</text:p>
          </table:table-cell>
          <table:table-cell table:formula="of:=LEFT(RIGHT([.K57];44); 30)" office:value-type="string" office:string-value="pri_00_pri_0070___part_000.m_g" calcext:value-type="string">
            <text:p>pri_00_pri_0070___part_000.m_g</text:p>
          </table:table-cell>
          <table:table-cell office:value-type="string" calcext:value-type="string">
            <text:p>_NIE_ _ME_</text:p>
          </table:table-cell>
          <table:table-cell/>
          <table:table-cell table:content-validation-name="val1"/>
          <table:table-cell office:value-type="string" calcext:value-type="string">
            <text:p>politicia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string" calcext:value-type="string">
            <text:p>file:///Users/cumeo/Projects/spinoza/ulm-4/EvEn/data/annotations/documents/student1-name-quiz-documents/student1-2019-03-14-question-077.html</text:p>
          </table:table-cell>
          <table:table-cell table:number-columns-repeated="3"/>
          <table:table-cell table:formula="of:=HYPERLINK([.B58])" office:value-type="string" office:string-value="file:///Users/cumeo/Projects/spinoza/ulm-4/EvEn/data/annotations/documents/student1-name-quiz-documents/student1-2019-03-14-question-077.html" calcext:value-type="string">
            <text:p>file:///Users/cumeo/Projects/spinoza/ulm-4/EvEn/data/annotations/documents/student1-name-quiz-documents/student1-2019-03-14-question-077.html</text:p>
          </table:table-cell>
          <table:table-cell table:formula="of:=HYPERLINK([.C58])">
            <text:p/>
          </table:table-cell>
          <table:table-cell table:formula="of:=HYPERLINK([.D58])">
            <text:p/>
          </table:table-cell>
          <table:table-cell table:formula="of:=HYPERLINK([.E58])">
            <text:p/>
          </table:table-cell>
          <table:table-cell office:value-type="string" calcext:value-type="string">
            <text:p>file:///Users/cumeo/Projects/spinoza/ulm-4/EvEn/output/conll-2012-transformed/orig/dev/bn_pri_00_pri_0070___part_000.m_gold_conll.html</text:p>
          </table:table-cell>
          <table:table-cell table:formula="of:=HYPERLINK([.J58])" office:value-type="string" office:string-value="file:///Users/cumeo/Projects/spinoza/ulm-4/EvEn/output/conll-2012-transformed/orig/dev/bn_pri_00_pri_0070___part_000.m_gold_conll.html" calcext:value-type="string">
            <text:p>file:///Users/cumeo/Projects/spinoza/ulm-4/EvEn/output/conll-2012-transformed/orig/dev/bn_pri_00_pri_0070___part_000.m_gold_conll.html</text:p>
          </table:table-cell>
          <table:table-cell table:formula="of:=LEFT(RIGHT([.K58];44); 30)" office:value-type="string" office:string-value="pri_00_pri_0070___part_000.m_g" calcext:value-type="string">
            <text:p>pri_00_pri_0070___part_000.m_g</text:p>
          </table:table-cell>
          <table:table-cell office:value-type="string" calcext:value-type="string">
            <text:p>_KOO_ _CIE_ _PHEE33_ _TO13_</text:p>
          </table:table-cell>
          <table:table-cell/>
          <table:table-cell table:content-validation-name="val1"/>
          <table:table-cell office:value-type="string" calcext:value-type="string">
            <text:p>a county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string" calcext:value-type="string">
            <text:p>file:///Users/cumeo/Projects/spinoza/ulm-4/EvEn/data/annotations/documents/student1-name-quiz-documents/student1-2019-03-14-question-077.html</text:p>
          </table:table-cell>
          <table:table-cell table:number-columns-repeated="3"/>
          <table:table-cell table:formula="of:=HYPERLINK([.B59])" office:value-type="string" office:string-value="file:///Users/cumeo/Projects/spinoza/ulm-4/EvEn/data/annotations/documents/student1-name-quiz-documents/student1-2019-03-14-question-077.html" calcext:value-type="string">
            <text:p>file:///Users/cumeo/Projects/spinoza/ulm-4/EvEn/data/annotations/documents/student1-name-quiz-documents/student1-2019-03-14-question-077.html</text:p>
          </table:table-cell>
          <table:table-cell table:formula="of:=HYPERLINK([.C59])">
            <text:p/>
          </table:table-cell>
          <table:table-cell table:formula="of:=HYPERLINK([.D59])">
            <text:p/>
          </table:table-cell>
          <table:table-cell table:formula="of:=HYPERLINK([.E59])">
            <text:p/>
          </table:table-cell>
          <table:table-cell office:value-type="string" calcext:value-type="string">
            <text:p>file:///Users/cumeo/Projects/spinoza/ulm-4/EvEn/output/conll-2012-transformed/orig/dev/bn_pri_00_pri_0070___part_000.m_gold_conll.html</text:p>
          </table:table-cell>
          <table:table-cell table:formula="of:=HYPERLINK([.J59])" office:value-type="string" office:string-value="file:///Users/cumeo/Projects/spinoza/ulm-4/EvEn/output/conll-2012-transformed/orig/dev/bn_pri_00_pri_0070___part_000.m_gold_conll.html" calcext:value-type="string">
            <text:p>file:///Users/cumeo/Projects/spinoza/ulm-4/EvEn/output/conll-2012-transformed/orig/dev/bn_pri_00_pri_0070___part_000.m_gold_conll.html</text:p>
          </table:table-cell>
          <table:table-cell table:formula="of:=LEFT(RIGHT([.K59];44); 30)" office:value-type="string" office:string-value="pri_00_pri_0070___part_000.m_g" calcext:value-type="string">
            <text:p>pri_00_pri_0070___part_000.m_g</text:p>
          </table:table-cell>
          <table:table-cell office:value-type="string" calcext:value-type="string">
            <text:p>_ME_</text:p>
          </table:table-cell>
          <table:table-cell/>
          <table:table-cell table:content-validation-name="val1"/>
          <table:table-cell office:value-type="string" calcext:value-type="string">
            <text:p>presidential candidat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86" calcext:value-type="float">
            <text:p>286</text:p>
          </table:table-cell>
          <table:table-cell office:value-type="string" calcext:value-type="string">
            <text:p>file:///Users/cumeo/Projects/spinoza/ulm-4/EvEn/data/annotations/documents/student1-name-quiz-documents/student1-2019-03-14-question-077.html</text:p>
          </table:table-cell>
          <table:table-cell table:number-columns-repeated="3"/>
          <table:table-cell table:formula="of:=HYPERLINK([.B60])" office:value-type="string" office:string-value="file:///Users/cumeo/Projects/spinoza/ulm-4/EvEn/data/annotations/documents/student1-name-quiz-documents/student1-2019-03-14-question-077.html" calcext:value-type="string">
            <text:p>file:///Users/cumeo/Projects/spinoza/ulm-4/EvEn/data/annotations/documents/student1-name-quiz-documents/student1-2019-03-14-question-077.html</text:p>
          </table:table-cell>
          <table:table-cell table:formula="of:=HYPERLINK([.C60])">
            <text:p/>
          </table:table-cell>
          <table:table-cell table:formula="of:=HYPERLINK([.D60])">
            <text:p/>
          </table:table-cell>
          <table:table-cell table:formula="of:=HYPERLINK([.E60])">
            <text:p/>
          </table:table-cell>
          <table:table-cell office:value-type="string" calcext:value-type="string">
            <text:p>file:///Users/cumeo/Projects/spinoza/ulm-4/EvEn/output/conll-2012-transformed/orig/dev/bn_pri_00_pri_0070___part_000.m_gold_conll.html</text:p>
          </table:table-cell>
          <table:table-cell table:formula="of:=HYPERLINK([.J60])" office:value-type="string" office:string-value="file:///Users/cumeo/Projects/spinoza/ulm-4/EvEn/output/conll-2012-transformed/orig/dev/bn_pri_00_pri_0070___part_000.m_gold_conll.html" calcext:value-type="string">
            <text:p>file:///Users/cumeo/Projects/spinoza/ulm-4/EvEn/output/conll-2012-transformed/orig/dev/bn_pri_00_pri_0070___part_000.m_gold_conll.html</text:p>
          </table:table-cell>
          <table:table-cell table:formula="of:=LEFT(RIGHT([.K60];44); 30)" office:value-type="string" office:string-value="pri_00_pri_0070___part_000.m_g" calcext:value-type="string">
            <text:p>pri_00_pri_0070___part_000.m_g</text:p>
          </table:table-cell>
          <table:table-cell office:value-type="string" calcext:value-type="string">
            <text:p>_RUX74_</text:p>
          </table:table-cell>
          <table:table-cell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file:///Users/cumeo/Projects/spinoza/ulm-4/EvEn/data/annotations/documents/student1-name-quiz-documents/student1-2019-03-14-question-077.html</text:p>
          </table:table-cell>
          <table:table-cell table:number-columns-repeated="3"/>
          <table:table-cell table:formula="of:=HYPERLINK([.B61])" office:value-type="string" office:string-value="file:///Users/cumeo/Projects/spinoza/ulm-4/EvEn/data/annotations/documents/student1-name-quiz-documents/student1-2019-03-14-question-077.html" calcext:value-type="string">
            <text:p>file:///Users/cumeo/Projects/spinoza/ulm-4/EvEn/data/annotations/documents/student1-name-quiz-documents/student1-2019-03-14-question-077.html</text:p>
          </table:table-cell>
          <table:table-cell table:formula="of:=HYPERLINK([.C61])">
            <text:p/>
          </table:table-cell>
          <table:table-cell table:formula="of:=HYPERLINK([.D61])">
            <text:p/>
          </table:table-cell>
          <table:table-cell table:formula="of:=HYPERLINK([.E61])">
            <text:p/>
          </table:table-cell>
          <table:table-cell office:value-type="string" calcext:value-type="string">
            <text:p>file:///Users/cumeo/Projects/spinoza/ulm-4/EvEn/output/conll-2012-transformed/orig/dev/bn_pri_00_pri_0070___part_000.m_gold_conll.html</text:p>
          </table:table-cell>
          <table:table-cell table:formula="of:=HYPERLINK([.J61])" office:value-type="string" office:string-value="file:///Users/cumeo/Projects/spinoza/ulm-4/EvEn/output/conll-2012-transformed/orig/dev/bn_pri_00_pri_0070___part_000.m_gold_conll.html" calcext:value-type="string">
            <text:p>file:///Users/cumeo/Projects/spinoza/ulm-4/EvEn/output/conll-2012-transformed/orig/dev/bn_pri_00_pri_0070___part_000.m_gold_conll.html</text:p>
          </table:table-cell>
          <table:table-cell table:formula="of:=LEFT(RIGHT([.K61];44); 30)" office:value-type="string" office:string-value="pri_00_pri_0070___part_000.m_g" calcext:value-type="string">
            <text:p>pri_00_pri_0070___part_000.m_g</text:p>
          </table:table-cell>
          <table:table-cell office:value-type="string" calcext:value-type="string">
            <text:p>_DIM68_</text:p>
          </table:table-cell>
          <table:table-cell/>
          <table:table-cell table:content-validation-name="val1"/>
          <table:table-cell office:value-type="string" calcext:value-type="string">
            <text:p>loc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file:///Users/cumeo/Projects/spinoza/ulm-4/EvEn/data/annotations/documents/student1-name-quiz-documents/student1-2019-03-14-question-077.html</text:p>
          </table:table-cell>
          <table:table-cell table:number-columns-repeated="3"/>
          <table:table-cell table:formula="of:=HYPERLINK([.B62])" office:value-type="string" office:string-value="file:///Users/cumeo/Projects/spinoza/ulm-4/EvEn/data/annotations/documents/student1-name-quiz-documents/student1-2019-03-14-question-077.html" calcext:value-type="string">
            <text:p>file:///Users/cumeo/Projects/spinoza/ulm-4/EvEn/data/annotations/documents/student1-name-quiz-documents/student1-2019-03-14-question-077.html</text:p>
          </table:table-cell>
          <table:table-cell table:formula="of:=HYPERLINK([.C62])">
            <text:p/>
          </table:table-cell>
          <table:table-cell table:formula="of:=HYPERLINK([.D62])">
            <text:p/>
          </table:table-cell>
          <table:table-cell table:formula="of:=HYPERLINK([.E62])">
            <text:p/>
          </table:table-cell>
          <table:table-cell office:value-type="string" calcext:value-type="string">
            <text:p>file:///Users/cumeo/Projects/spinoza/ulm-4/EvEn/output/conll-2012-transformed/orig/dev/bn_pri_00_pri_0070___part_000.m_gold_conll.html</text:p>
          </table:table-cell>
          <table:table-cell table:formula="of:=HYPERLINK([.J62])" office:value-type="string" office:string-value="file:///Users/cumeo/Projects/spinoza/ulm-4/EvEn/output/conll-2012-transformed/orig/dev/bn_pri_00_pri_0070___part_000.m_gold_conll.html" calcext:value-type="string">
            <text:p>file:///Users/cumeo/Projects/spinoza/ulm-4/EvEn/output/conll-2012-transformed/orig/dev/bn_pri_00_pri_0070___part_000.m_gold_conll.html</text:p>
          </table:table-cell>
          <table:table-cell table:formula="of:=LEFT(RIGHT([.K62];44); 30)" office:value-type="string" office:string-value="pri_00_pri_0070___part_000.m_g" calcext:value-type="string">
            <text:p>pri_00_pri_0070___part_000.m_g</text:p>
          </table:table-cell>
          <table:table-cell office:value-type="string" calcext:value-type="string">
            <text:p>_SEEK_</text:p>
          </table:table-cell>
          <table:table-cell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ile:///Users/cumeo/Projects/spinoza/ulm-4/EvEn/data/annotations/documents/student2-first-100-docs/student2-2019-03-29-question-078.html</text:p>
          </table:table-cell>
          <table:table-cell office:value-type="string" calcext:value-type="string">
            <text:p>file:///Users/cumeo/Projects/spinoza/ulm-4/EvEn/data/annotations/documents/student2-2019-07-06/student2-2019-03-29-question-078.html</text:p>
          </table:table-cell>
          <table:table-cell table:number-columns-repeated="2"/>
          <table:table-cell table:formula="of:=HYPERLINK([.B63])" office:value-type="string" office:string-value="file:///Users/cumeo/Projects/spinoza/ulm-4/EvEn/data/annotations/documents/student2-first-100-docs/student2-2019-03-29-question-078.html" calcext:value-type="string">
            <text:p>file:///Users/cumeo/Projects/spinoza/ulm-4/EvEn/data/annotations/documents/student2-first-100-docs/student2-2019-03-29-question-078.html</text:p>
          </table:table-cell>
          <table:table-cell table:formula="of:=HYPERLINK([.C63])" office:value-type="string" office:string-value="file:///Users/cumeo/Projects/spinoza/ulm-4/EvEn/data/annotations/documents/student2-2019-07-06/student2-2019-03-29-question-078.html" calcext:value-type="string">
            <text:p>file:///Users/cumeo/Projects/spinoza/ulm-4/EvEn/data/annotations/documents/student2-2019-07-06/student2-2019-03-29-question-078.html</text:p>
          </table:table-cell>
          <table:table-cell table:formula="of:=HYPERLINK([.D63])">
            <text:p/>
          </table:table-cell>
          <table:table-cell table:formula="of:=HYPERLINK([.E63])">
            <text:p/>
          </table:table-cell>
          <table:table-cell office:value-type="string" calcext:value-type="string">
            <text:p>file:///Users/cumeo/Projects/spinoza/ulm-4/EvEn/output/conll-2012-transformed/orig/dev/bn_pri_00_pri_0090___part_000.m_gold_conll.html</text:p>
          </table:table-cell>
          <table:table-cell table:formula="of:=HYPERLINK([.J63])" office:value-type="string" office:string-value="file:///Users/cumeo/Projects/spinoza/ulm-4/EvEn/output/conll-2012-transformed/orig/dev/bn_pri_00_pri_0090___part_000.m_gold_conll.html" calcext:value-type="string">
            <text:p>file:///Users/cumeo/Projects/spinoza/ulm-4/EvEn/output/conll-2012-transformed/orig/dev/bn_pri_00_pri_0090___part_000.m_gold_conll.html</text:p>
          </table:table-cell>
          <table:table-cell table:formula="of:=LEFT(RIGHT([.K63];44); 30)" office:value-type="string" office:string-value="pri_00_pri_0090___part_000.m_g" calcext:value-type="string">
            <text:p>pri_00_pri_0090___part_000.m_g</text:p>
          </table:table-cell>
          <table:table-cell office:value-type="string" calcext:value-type="string">
            <text:p>_DEE_ _SHOO26_</text:p>
          </table:table-cell>
          <table:table-cell office:value-type="string" calcext:value-type="string">
            <text:p>Al Gore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file:///Users/cumeo/Projects/spinoza/ulm-4/EvEn/data/annotations/documents/student2-first-100-docs/student2-2019-03-29-question-078.html</text:p>
          </table:table-cell>
          <table:table-cell office:value-type="string" calcext:value-type="string">
            <text:p>file:///Users/cumeo/Projects/spinoza/ulm-4/EvEn/data/annotations/documents/student2-2019-07-06/student2-2019-03-29-question-078.html</text:p>
          </table:table-cell>
          <table:table-cell table:number-columns-repeated="2"/>
          <table:table-cell table:formula="of:=HYPERLINK([.B64])" office:value-type="string" office:string-value="file:///Users/cumeo/Projects/spinoza/ulm-4/EvEn/data/annotations/documents/student2-first-100-docs/student2-2019-03-29-question-078.html" calcext:value-type="string">
            <text:p>file:///Users/cumeo/Projects/spinoza/ulm-4/EvEn/data/annotations/documents/student2-first-100-docs/student2-2019-03-29-question-078.html</text:p>
          </table:table-cell>
          <table:table-cell table:formula="of:=HYPERLINK([.C64])" office:value-type="string" office:string-value="file:///Users/cumeo/Projects/spinoza/ulm-4/EvEn/data/annotations/documents/student2-2019-07-06/student2-2019-03-29-question-078.html" calcext:value-type="string">
            <text:p>file:///Users/cumeo/Projects/spinoza/ulm-4/EvEn/data/annotations/documents/student2-2019-07-06/student2-2019-03-29-question-078.html</text:p>
          </table:table-cell>
          <table:table-cell table:formula="of:=HYPERLINK([.D64])">
            <text:p/>
          </table:table-cell>
          <table:table-cell table:formula="of:=HYPERLINK([.E64])">
            <text:p/>
          </table:table-cell>
          <table:table-cell office:value-type="string" calcext:value-type="string">
            <text:p>file:///Users/cumeo/Projects/spinoza/ulm-4/EvEn/output/conll-2012-transformed/orig/dev/bn_pri_00_pri_0090___part_000.m_gold_conll.html</text:p>
          </table:table-cell>
          <table:table-cell table:formula="of:=HYPERLINK([.J64])" office:value-type="string" office:string-value="file:///Users/cumeo/Projects/spinoza/ulm-4/EvEn/output/conll-2012-transformed/orig/dev/bn_pri_00_pri_0090___part_000.m_gold_conll.html" calcext:value-type="string">
            <text:p>file:///Users/cumeo/Projects/spinoza/ulm-4/EvEn/output/conll-2012-transformed/orig/dev/bn_pri_00_pri_0090___part_000.m_gold_conll.html</text:p>
          </table:table-cell>
          <table:table-cell table:formula="of:=LEFT(RIGHT([.K64];44); 30)" office:value-type="string" office:string-value="pri_00_pri_0090___part_000.m_g" calcext:value-type="string">
            <text:p>pri_00_pri_0090___part_000.m_g</text:p>
          </table:table-cell>
          <table:table-cell office:value-type="string" calcext:value-type="string">
            <text:p>_DUK76_ _MO43_</text:p>
          </table:table-cell>
          <table:table-cell office:value-type="string" calcext:value-type="string">
            <text:p>President Clinton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file:///Users/cumeo/Projects/spinoza/ulm-4/EvEn/data/annotations/documents/student2-name-quiz-documents/student2-2019-03-29-question-078.html</text:p>
          </table:table-cell>
          <table:table-cell table:number-columns-repeated="3"/>
          <table:table-cell table:formula="of:=HYPERLINK([.B65])" office:value-type="string" office:string-value="file:///Users/cumeo/Projects/spinoza/ulm-4/EvEn/data/annotations/documents/student2-name-quiz-documents/student2-2019-03-29-question-078.html" calcext:value-type="string">
            <text:p>file:///Users/cumeo/Projects/spinoza/ulm-4/EvEn/data/annotations/documents/student2-name-quiz-documents/student2-2019-03-29-question-078.html</text:p>
          </table:table-cell>
          <table:table-cell table:formula="of:=HYPERLINK([.C65])">
            <text:p/>
          </table:table-cell>
          <table:table-cell table:formula="of:=HYPERLINK([.D65])">
            <text:p/>
          </table:table-cell>
          <table:table-cell table:formula="of:=HYPERLINK([.E65])">
            <text:p/>
          </table:table-cell>
          <table:table-cell office:value-type="string" calcext:value-type="string">
            <text:p>file:///Users/cumeo/Projects/spinoza/ulm-4/EvEn/output/conll-2012-transformed/orig/dev/bn_pri_00_pri_0090___part_000.m_gold_conll.html</text:p>
          </table:table-cell>
          <table:table-cell table:formula="of:=HYPERLINK([.J65])" office:value-type="string" office:string-value="file:///Users/cumeo/Projects/spinoza/ulm-4/EvEn/output/conll-2012-transformed/orig/dev/bn_pri_00_pri_0090___part_000.m_gold_conll.html" calcext:value-type="string">
            <text:p>file:///Users/cumeo/Projects/spinoza/ulm-4/EvEn/output/conll-2012-transformed/orig/dev/bn_pri_00_pri_0090___part_000.m_gold_conll.html</text:p>
          </table:table-cell>
          <table:table-cell table:formula="of:=LEFT(RIGHT([.K65];44); 30)" office:value-type="string" office:string-value="pri_00_pri_0090___part_000.m_g" calcext:value-type="string">
            <text:p>pri_00_pri_0090___part_000.m_g</text:p>
          </table:table-cell>
          <table:table-cell office:value-type="string" calcext:value-type="string">
            <text:p>_DAS45_</text:p>
          </table:table-cell>
          <table:table-cell office:value-type="string" calcext:value-type="string">
            <text:p>Bush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file:///Users/cumeo/Projects/spinoza/ulm-4/EvEn/data/annotations/documents/student1-name-quiz-documents/student1-2019-03-14-question-078.html</text:p>
          </table:table-cell>
          <table:table-cell table:number-columns-repeated="3"/>
          <table:table-cell table:formula="of:=HYPERLINK([.B66])" office:value-type="string" office:string-value="file:///Users/cumeo/Projects/spinoza/ulm-4/EvEn/data/annotations/documents/student1-name-quiz-documents/student1-2019-03-14-question-078.html" calcext:value-type="string">
            <text:p>file:///Users/cumeo/Projects/spinoza/ulm-4/EvEn/data/annotations/documents/student1-name-quiz-documents/student1-2019-03-14-question-078.html</text:p>
          </table:table-cell>
          <table:table-cell table:formula="of:=HYPERLINK([.C66])">
            <text:p/>
          </table:table-cell>
          <table:table-cell table:formula="of:=HYPERLINK([.D66])">
            <text:p/>
          </table:table-cell>
          <table:table-cell table:formula="of:=HYPERLINK([.E66])">
            <text:p/>
          </table:table-cell>
          <table:table-cell office:value-type="string" calcext:value-type="string">
            <text:p>file:///Users/cumeo/Projects/spinoza/ulm-4/EvEn/output/conll-2012-transformed/orig/dev/bn_pri_00_pri_0090___part_000.m_gold_conll.html</text:p>
          </table:table-cell>
          <table:table-cell table:formula="of:=HYPERLINK([.J66])" office:value-type="string" office:string-value="file:///Users/cumeo/Projects/spinoza/ulm-4/EvEn/output/conll-2012-transformed/orig/dev/bn_pri_00_pri_0090___part_000.m_gold_conll.html" calcext:value-type="string">
            <text:p>file:///Users/cumeo/Projects/spinoza/ulm-4/EvEn/output/conll-2012-transformed/orig/dev/bn_pri_00_pri_0090___part_000.m_gold_conll.html</text:p>
          </table:table-cell>
          <table:table-cell table:formula="of:=LEFT(RIGHT([.K66];44); 30)" office:value-type="string" office:string-value="pri_00_pri_0090___part_000.m_g" calcext:value-type="string">
            <text:p>pri_00_pri_0090___part_000.m_g</text:p>
          </table:table-cell>
          <table:table-cell office:value-type="string" calcext:value-type="string">
            <text:p>_DAS45_</text:p>
          </table:table-cell>
          <table:table-cell/>
          <table:table-cell table:content-validation-name="val1"/>
          <table:table-cell office:value-type="string" calcext:value-type="string">
            <text:p>a past presidential candidat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file:///Users/cumeo/Projects/spinoza/ulm-4/EvEn/data/annotations/documents/student1-name-quiz-documents/student1-2019-03-14-question-078.html</text:p>
          </table:table-cell>
          <table:table-cell table:number-columns-repeated="3"/>
          <table:table-cell table:formula="of:=HYPERLINK([.B67])" office:value-type="string" office:string-value="file:///Users/cumeo/Projects/spinoza/ulm-4/EvEn/data/annotations/documents/student1-name-quiz-documents/student1-2019-03-14-question-078.html" calcext:value-type="string">
            <text:p>file:///Users/cumeo/Projects/spinoza/ulm-4/EvEn/data/annotations/documents/student1-name-quiz-documents/student1-2019-03-14-question-078.html</text:p>
          </table:table-cell>
          <table:table-cell table:formula="of:=HYPERLINK([.C67])">
            <text:p/>
          </table:table-cell>
          <table:table-cell table:formula="of:=HYPERLINK([.D67])">
            <text:p/>
          </table:table-cell>
          <table:table-cell table:formula="of:=HYPERLINK([.E67])">
            <text:p/>
          </table:table-cell>
          <table:table-cell office:value-type="string" calcext:value-type="string">
            <text:p>file:///Users/cumeo/Projects/spinoza/ulm-4/EvEn/output/conll-2012-transformed/orig/dev/bn_pri_00_pri_0090___part_000.m_gold_conll.html</text:p>
          </table:table-cell>
          <table:table-cell table:formula="of:=HYPERLINK([.J67])" office:value-type="string" office:string-value="file:///Users/cumeo/Projects/spinoza/ulm-4/EvEn/output/conll-2012-transformed/orig/dev/bn_pri_00_pri_0090___part_000.m_gold_conll.html" calcext:value-type="string">
            <text:p>file:///Users/cumeo/Projects/spinoza/ulm-4/EvEn/output/conll-2012-transformed/orig/dev/bn_pri_00_pri_0090___part_000.m_gold_conll.html</text:p>
          </table:table-cell>
          <table:table-cell table:formula="of:=LEFT(RIGHT([.K67];44); 30)" office:value-type="string" office:string-value="pri_00_pri_0090___part_000.m_g" calcext:value-type="string">
            <text:p>pri_00_pri_0090___part_000.m_g</text:p>
          </table:table-cell>
          <table:table-cell office:value-type="string" calcext:value-type="string">
            <text:p>_ZE83_ _ZEANG_</text:p>
          </table:table-cell>
          <table:table-cell/>
          <table:table-cell table:content-validation-name="val1"/>
          <table:table-cell office:value-type="string" calcext:value-type="string">
            <text:p>losing political candidate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file:///Users/cumeo/Projects/spinoza/ulm-4/EvEn/data/annotations/documents/student2-2019-07-06/student2-2019-03-29-question-082.html</text:p>
          </table:table-cell>
          <table:table-cell table:number-columns-repeated="3"/>
          <table:table-cell table:formula="of:=HYPERLINK([.B68])" office:value-type="string" office:string-value="file:///Users/cumeo/Projects/spinoza/ulm-4/EvEn/data/annotations/documents/student2-2019-07-06/student2-2019-03-29-question-082.html" calcext:value-type="string">
            <text:p>file:///Users/cumeo/Projects/spinoza/ulm-4/EvEn/data/annotations/documents/student2-2019-07-06/student2-2019-03-29-question-082.html</text:p>
          </table:table-cell>
          <table:table-cell table:formula="of:=HYPERLINK([.C68])">
            <text:p/>
          </table:table-cell>
          <table:table-cell table:formula="of:=HYPERLINK([.D68])">
            <text:p/>
          </table:table-cell>
          <table:table-cell table:formula="of:=HYPERLINK([.E68])">
            <text:p/>
          </table:table-cell>
          <table:table-cell office:value-type="string" calcext:value-type="string">
            <text:p>file:///Users/cumeo/Projects/spinoza/ulm-4/EvEn/output/conll-2012-transformed/orig/dev/bn_voa_00_voa_0030___part_000.m_gold_conll.html</text:p>
          </table:table-cell>
          <table:table-cell table:formula="of:=HYPERLINK([.J68])" office:value-type="string" office:string-value="file:///Users/cumeo/Projects/spinoza/ulm-4/EvEn/output/conll-2012-transformed/orig/dev/bn_voa_00_voa_0030___part_000.m_gold_conll.html" calcext:value-type="string">
            <text:p>file:///Users/cumeo/Projects/spinoza/ulm-4/EvEn/output/conll-2012-transformed/orig/dev/bn_voa_00_voa_0030___part_000.m_gold_conll.html</text:p>
          </table:table-cell>
          <table:table-cell table:formula="of:=LEFT(RIGHT([.K68];44); 30)" office:value-type="string" office:string-value="voa_00_voa_0030___part_000.m_g" calcext:value-type="string">
            <text:p>voa_00_voa_0030___part_000.m_g</text:p>
          </table:table-cell>
          <table:table-cell office:value-type="string" calcext:value-type="string">
            <text:p>_SIE44_</text:p>
          </table:table-cell>
          <table:table-cell office:value-type="string" calcext:value-type="string">
            <text:p>United Nations</text:p>
          </table:table-cell>
          <table:table-cell table:content-validation-name="val1" office:value-type="string" calcext:value-type="string">
            <text:p>n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ile:///Users/cumeo/Projects/spinoza/ulm-4/EvEn/data/annotations/documents/student2-2019-07-06/student2-2019-03-29-question-082.html</text:p>
          </table:table-cell>
          <table:table-cell table:number-columns-repeated="3"/>
          <table:table-cell table:formula="of:=HYPERLINK([.B69])" office:value-type="string" office:string-value="file:///Users/cumeo/Projects/spinoza/ulm-4/EvEn/data/annotations/documents/student2-2019-07-06/student2-2019-03-29-question-082.html" calcext:value-type="string">
            <text:p>file:///Users/cumeo/Projects/spinoza/ulm-4/EvEn/data/annotations/documents/student2-2019-07-06/student2-2019-03-29-question-082.html</text:p>
          </table:table-cell>
          <table:table-cell table:formula="of:=HYPERLINK([.C69])">
            <text:p/>
          </table:table-cell>
          <table:table-cell table:formula="of:=HYPERLINK([.D69])">
            <text:p/>
          </table:table-cell>
          <table:table-cell table:formula="of:=HYPERLINK([.E69])">
            <text:p/>
          </table:table-cell>
          <table:table-cell office:value-type="string" calcext:value-type="string">
            <text:p>file:///Users/cumeo/Projects/spinoza/ulm-4/EvEn/output/conll-2012-transformed/orig/dev/bn_voa_00_voa_0030___part_000.m_gold_conll.html</text:p>
          </table:table-cell>
          <table:table-cell table:formula="of:=HYPERLINK([.J69])" office:value-type="string" office:string-value="file:///Users/cumeo/Projects/spinoza/ulm-4/EvEn/output/conll-2012-transformed/orig/dev/bn_voa_00_voa_0030___part_000.m_gold_conll.html" calcext:value-type="string">
            <text:p>file:///Users/cumeo/Projects/spinoza/ulm-4/EvEn/output/conll-2012-transformed/orig/dev/bn_voa_00_voa_0030___part_000.m_gold_conll.html</text:p>
          </table:table-cell>
          <table:table-cell table:formula="of:=LEFT(RIGHT([.K69];44); 30)" office:value-type="string" office:string-value="voa_00_voa_0030___part_000.m_g" calcext:value-type="string">
            <text:p>voa_00_voa_0030___part_000.m_g</text:p>
          </table:table-cell>
          <table:table-cell office:value-type="string" calcext:value-type="string">
            <text:p>_REE_ _RAX87_</text:p>
          </table:table-cell>
          <table:table-cell office:value-type="string" calcext:value-type="string">
            <text:p>Slobodan Milosevic</text:p>
          </table:table-cell>
          <table:table-cell table:content-validation-name="val1" office:value-type="string" calcext:value-type="string">
            <text:p>n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file:///Users/cumeo/Projects/spinoza/ulm-4/EvEn/data/annotations/documents/student2-name-quiz-documents/student2-2019-03-29-question-082.html</text:p>
          </table:table-cell>
          <table:table-cell table:number-columns-repeated="3"/>
          <table:table-cell table:formula="of:=HYPERLINK([.B70])" office:value-type="string" office:string-value="file:///Users/cumeo/Projects/spinoza/ulm-4/EvEn/data/annotations/documents/student2-name-quiz-documents/student2-2019-03-29-question-082.html" calcext:value-type="string">
            <text:p>file:///Users/cumeo/Projects/spinoza/ulm-4/EvEn/data/annotations/documents/student2-name-quiz-documents/student2-2019-03-29-question-082.html</text:p>
          </table:table-cell>
          <table:table-cell table:formula="of:=HYPERLINK([.C70])">
            <text:p/>
          </table:table-cell>
          <table:table-cell table:formula="of:=HYPERLINK([.D70])">
            <text:p/>
          </table:table-cell>
          <table:table-cell table:formula="of:=HYPERLINK([.E70])">
            <text:p/>
          </table:table-cell>
          <table:table-cell office:value-type="string" calcext:value-type="string">
            <text:p>file:///Users/cumeo/Projects/spinoza/ulm-4/EvEn/output/conll-2012-transformed/orig/dev/bn_voa_00_voa_0030___part_000.m_gold_conll.html</text:p>
          </table:table-cell>
          <table:table-cell table:formula="of:=HYPERLINK([.J70])" office:value-type="string" office:string-value="file:///Users/cumeo/Projects/spinoza/ulm-4/EvEn/output/conll-2012-transformed/orig/dev/bn_voa_00_voa_0030___part_000.m_gold_conll.html" calcext:value-type="string">
            <text:p>file:///Users/cumeo/Projects/spinoza/ulm-4/EvEn/output/conll-2012-transformed/orig/dev/bn_voa_00_voa_0030___part_000.m_gold_conll.html</text:p>
          </table:table-cell>
          <table:table-cell table:formula="of:=LEFT(RIGHT([.K70];44); 30)" office:value-type="string" office:string-value="voa_00_voa_0030___part_000.m_g" calcext:value-type="string">
            <text:p>voa_00_voa_0030___part_000.m_g</text:p>
          </table:table-cell>
          <table:table-cell office:value-type="string" calcext:value-type="string">
            <text:p>_KE85_</text:p>
          </table:table-cell>
          <table:table-cell office:value-type="string" calcext:value-type="string">
            <text:p>Serbia</text:p>
          </table:table-cell>
          <table:table-cell table:content-validation-name="val1" office:value-type="string" calcext:value-type="string">
            <text:p>n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file:///Users/cumeo/Projects/spinoza/ulm-4/EvEn/data/annotations/documents/student2-name-quiz-documents/student2-2019-03-29-question-082.html</text:p>
          </table:table-cell>
          <table:table-cell table:number-columns-repeated="3"/>
          <table:table-cell table:formula="of:=HYPERLINK([.B71])" office:value-type="string" office:string-value="file:///Users/cumeo/Projects/spinoza/ulm-4/EvEn/data/annotations/documents/student2-name-quiz-documents/student2-2019-03-29-question-082.html" calcext:value-type="string">
            <text:p>file:///Users/cumeo/Projects/spinoza/ulm-4/EvEn/data/annotations/documents/student2-name-quiz-documents/student2-2019-03-29-question-082.html</text:p>
          </table:table-cell>
          <table:table-cell table:formula="of:=HYPERLINK([.C71])">
            <text:p/>
          </table:table-cell>
          <table:table-cell table:formula="of:=HYPERLINK([.D71])">
            <text:p/>
          </table:table-cell>
          <table:table-cell table:formula="of:=HYPERLINK([.E71])">
            <text:p/>
          </table:table-cell>
          <table:table-cell office:value-type="string" calcext:value-type="string">
            <text:p>file:///Users/cumeo/Projects/spinoza/ulm-4/EvEn/output/conll-2012-transformed/orig/dev/bn_voa_00_voa_0030___part_000.m_gold_conll.html</text:p>
          </table:table-cell>
          <table:table-cell table:formula="of:=HYPERLINK([.J71])" office:value-type="string" office:string-value="file:///Users/cumeo/Projects/spinoza/ulm-4/EvEn/output/conll-2012-transformed/orig/dev/bn_voa_00_voa_0030___part_000.m_gold_conll.html" calcext:value-type="string">
            <text:p>file:///Users/cumeo/Projects/spinoza/ulm-4/EvEn/output/conll-2012-transformed/orig/dev/bn_voa_00_voa_0030___part_000.m_gold_conll.html</text:p>
          </table:table-cell>
          <table:table-cell table:formula="of:=LEFT(RIGHT([.K71];44); 30)" office:value-type="string" office:string-value="voa_00_voa_0030___part_000.m_g" calcext:value-type="string">
            <text:p>voa_00_voa_0030___part_000.m_g</text:p>
          </table:table-cell>
          <table:table-cell office:value-type="string" calcext:value-type="string">
            <text:p>_TIET_</text:p>
          </table:table-cell>
          <table:table-cell office:value-type="string" calcext:value-type="string">
            <text:p>Belgrade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file:///Users/cumeo/Projects/spinoza/ulm-4/EvEn/data/annotations/documents/student1-name-quiz-documents/student1-2019-03-14-question-082.html</text:p>
          </table:table-cell>
          <table:table-cell table:number-columns-repeated="3"/>
          <table:table-cell table:formula="of:=HYPERLINK([.B72])" office:value-type="string" office:string-value="file:///Users/cumeo/Projects/spinoza/ulm-4/EvEn/data/annotations/documents/student1-name-quiz-documents/student1-2019-03-14-question-082.html" calcext:value-type="string">
            <text:p>file:///Users/cumeo/Projects/spinoza/ulm-4/EvEn/data/annotations/documents/student1-name-quiz-documents/student1-2019-03-14-question-082.html</text:p>
          </table:table-cell>
          <table:table-cell table:formula="of:=HYPERLINK([.C72])">
            <text:p/>
          </table:table-cell>
          <table:table-cell table:formula="of:=HYPERLINK([.D72])">
            <text:p/>
          </table:table-cell>
          <table:table-cell table:formula="of:=HYPERLINK([.E72])">
            <text:p/>
          </table:table-cell>
          <table:table-cell office:value-type="string" calcext:value-type="string">
            <text:p>file:///Users/cumeo/Projects/spinoza/ulm-4/EvEn/output/conll-2012-transformed/orig/dev/bn_voa_00_voa_0030___part_000.m_gold_conll.html</text:p>
          </table:table-cell>
          <table:table-cell table:formula="of:=HYPERLINK([.J72])" office:value-type="string" office:string-value="file:///Users/cumeo/Projects/spinoza/ulm-4/EvEn/output/conll-2012-transformed/orig/dev/bn_voa_00_voa_0030___part_000.m_gold_conll.html" calcext:value-type="string">
            <text:p>file:///Users/cumeo/Projects/spinoza/ulm-4/EvEn/output/conll-2012-transformed/orig/dev/bn_voa_00_voa_0030___part_000.m_gold_conll.html</text:p>
          </table:table-cell>
          <table:table-cell table:formula="of:=LEFT(RIGHT([.K72];44); 30)" office:value-type="string" office:string-value="voa_00_voa_0030___part_000.m_g" calcext:value-type="string">
            <text:p>voa_00_voa_0030___part_000.m_g</text:p>
          </table:table-cell>
          <table:table-cell office:value-type="string" calcext:value-type="string">
            <text:p>_KAC_</text:p>
          </table:table-cell>
          <table:table-cell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file:///Users/cumeo/Projects/spinoza/ulm-4/EvEn/data/annotations/documents/student1-name-quiz-documents/student1-2019-03-14-question-082.html</text:p>
          </table:table-cell>
          <table:table-cell table:number-columns-repeated="3"/>
          <table:table-cell table:formula="of:=HYPERLINK([.B73])" office:value-type="string" office:string-value="file:///Users/cumeo/Projects/spinoza/ulm-4/EvEn/data/annotations/documents/student1-name-quiz-documents/student1-2019-03-14-question-082.html" calcext:value-type="string">
            <text:p>file:///Users/cumeo/Projects/spinoza/ulm-4/EvEn/data/annotations/documents/student1-name-quiz-documents/student1-2019-03-14-question-082.html</text:p>
          </table:table-cell>
          <table:table-cell table:formula="of:=HYPERLINK([.C73])">
            <text:p/>
          </table:table-cell>
          <table:table-cell table:formula="of:=HYPERLINK([.D73])">
            <text:p/>
          </table:table-cell>
          <table:table-cell table:formula="of:=HYPERLINK([.E73])">
            <text:p/>
          </table:table-cell>
          <table:table-cell office:value-type="string" calcext:value-type="string">
            <text:p>file:///Users/cumeo/Projects/spinoza/ulm-4/EvEn/output/conll-2012-transformed/orig/dev/bn_voa_00_voa_0030___part_000.m_gold_conll.html</text:p>
          </table:table-cell>
          <table:table-cell table:formula="of:=HYPERLINK([.J73])" office:value-type="string" office:string-value="file:///Users/cumeo/Projects/spinoza/ulm-4/EvEn/output/conll-2012-transformed/orig/dev/bn_voa_00_voa_0030___part_000.m_gold_conll.html" calcext:value-type="string">
            <text:p>file:///Users/cumeo/Projects/spinoza/ulm-4/EvEn/output/conll-2012-transformed/orig/dev/bn_voa_00_voa_0030___part_000.m_gold_conll.html</text:p>
          </table:table-cell>
          <table:table-cell table:formula="of:=LEFT(RIGHT([.K73];44); 30)" office:value-type="string" office:string-value="voa_00_voa_0030___part_000.m_g" calcext:value-type="string">
            <text:p>voa_00_voa_0030___part_000.m_g</text:p>
          </table:table-cell>
          <table:table-cell office:value-type="string" calcext:value-type="string">
            <text:p>_TIET_</text:p>
          </table:table-cell>
          <table:table-cell/>
          <table:table-cell table:content-validation-name="val1"/>
          <table:table-cell office:value-type="string" calcext:value-type="string">
            <text:p>plac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string" calcext:value-type="string">
            <text:p>file:///Users/cumeo/Projects/spinoza/ulm-4/EvEn/data/annotations/documents/student1-name-quiz-documents/student1-2019-03-14-question-082.html</text:p>
          </table:table-cell>
          <table:table-cell table:number-columns-repeated="3"/>
          <table:table-cell table:formula="of:=HYPERLINK([.B74])" office:value-type="string" office:string-value="file:///Users/cumeo/Projects/spinoza/ulm-4/EvEn/data/annotations/documents/student1-name-quiz-documents/student1-2019-03-14-question-082.html" calcext:value-type="string">
            <text:p>file:///Users/cumeo/Projects/spinoza/ulm-4/EvEn/data/annotations/documents/student1-name-quiz-documents/student1-2019-03-14-question-082.html</text:p>
          </table:table-cell>
          <table:table-cell table:formula="of:=HYPERLINK([.C74])">
            <text:p/>
          </table:table-cell>
          <table:table-cell table:formula="of:=HYPERLINK([.D74])">
            <text:p/>
          </table:table-cell>
          <table:table-cell table:formula="of:=HYPERLINK([.E74])">
            <text:p/>
          </table:table-cell>
          <table:table-cell office:value-type="string" calcext:value-type="string">
            <text:p>file:///Users/cumeo/Projects/spinoza/ulm-4/EvEn/output/conll-2012-transformed/orig/dev/bn_voa_00_voa_0030___part_000.m_gold_conll.html</text:p>
          </table:table-cell>
          <table:table-cell table:formula="of:=HYPERLINK([.J74])" office:value-type="string" office:string-value="file:///Users/cumeo/Projects/spinoza/ulm-4/EvEn/output/conll-2012-transformed/orig/dev/bn_voa_00_voa_0030___part_000.m_gold_conll.html" calcext:value-type="string">
            <text:p>file:///Users/cumeo/Projects/spinoza/ulm-4/EvEn/output/conll-2012-transformed/orig/dev/bn_voa_00_voa_0030___part_000.m_gold_conll.html</text:p>
          </table:table-cell>
          <table:table-cell table:formula="of:=LEFT(RIGHT([.K74];44); 30)" office:value-type="string" office:string-value="voa_00_voa_0030___part_000.m_g" calcext:value-type="string">
            <text:p>voa_00_voa_0030___part_000.m_g</text:p>
          </table:table-cell>
          <table:table-cell office:value-type="string" calcext:value-type="string">
            <text:p>_PO_ _MEG29_</text:p>
          </table:table-cell>
          <table:table-cell/>
          <table:table-cell table:content-validation-name="val1"/>
          <table:table-cell office:value-type="string" calcext:value-type="string">
            <text:p>politicia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string" calcext:value-type="string">
            <text:p>file:///Users/cumeo/Projects/spinoza/ulm-4/EvEn/data/annotations/documents/student1-name-quiz-documents/student1-2019-03-14-question-082.html</text:p>
          </table:table-cell>
          <table:table-cell table:number-columns-repeated="3"/>
          <table:table-cell table:formula="of:=HYPERLINK([.B75])" office:value-type="string" office:string-value="file:///Users/cumeo/Projects/spinoza/ulm-4/EvEn/data/annotations/documents/student1-name-quiz-documents/student1-2019-03-14-question-082.html" calcext:value-type="string">
            <text:p>file:///Users/cumeo/Projects/spinoza/ulm-4/EvEn/data/annotations/documents/student1-name-quiz-documents/student1-2019-03-14-question-082.html</text:p>
          </table:table-cell>
          <table:table-cell table:formula="of:=HYPERLINK([.C75])">
            <text:p/>
          </table:table-cell>
          <table:table-cell table:formula="of:=HYPERLINK([.D75])">
            <text:p/>
          </table:table-cell>
          <table:table-cell table:formula="of:=HYPERLINK([.E75])">
            <text:p/>
          </table:table-cell>
          <table:table-cell office:value-type="string" calcext:value-type="string">
            <text:p>file:///Users/cumeo/Projects/spinoza/ulm-4/EvEn/output/conll-2012-transformed/orig/dev/bn_voa_00_voa_0030___part_000.m_gold_conll.html</text:p>
          </table:table-cell>
          <table:table-cell table:formula="of:=HYPERLINK([.J75])" office:value-type="string" office:string-value="file:///Users/cumeo/Projects/spinoza/ulm-4/EvEn/output/conll-2012-transformed/orig/dev/bn_voa_00_voa_0030___part_000.m_gold_conll.html" calcext:value-type="string">
            <text:p>file:///Users/cumeo/Projects/spinoza/ulm-4/EvEn/output/conll-2012-transformed/orig/dev/bn_voa_00_voa_0030___part_000.m_gold_conll.html</text:p>
          </table:table-cell>
          <table:table-cell table:formula="of:=LEFT(RIGHT([.K75];44); 30)" office:value-type="string" office:string-value="voa_00_voa_0030___part_000.m_g" calcext:value-type="string">
            <text:p>voa_00_voa_0030___part_000.m_g</text:p>
          </table:table-cell>
          <table:table-cell office:value-type="string" calcext:value-type="string">
            <text:p>_KE85_</text:p>
          </table:table-cell>
          <table:table-cell/>
          <table:table-cell table:content-validation-name="val1"/>
          <table:table-cell office:value-type="string" calcext:value-type="string">
            <text:p>countr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file:///Users/cumeo/Projects/spinoza/ulm-4/EvEn/data/annotations/documents/student2-name-quiz-documents/student2-2019-03-29-question-092.html</text:p>
          </table:table-cell>
          <table:table-cell table:number-columns-repeated="3"/>
          <table:table-cell table:formula="of:=HYPERLINK([.B76])" office:value-type="string" office:string-value="file:///Users/cumeo/Projects/spinoza/ulm-4/EvEn/data/annotations/documents/student2-name-quiz-documents/student2-2019-03-29-question-092.html" calcext:value-type="string">
            <text:p>file:///Users/cumeo/Projects/spinoza/ulm-4/EvEn/data/annotations/documents/student2-name-quiz-documents/student2-2019-03-29-question-092.html</text:p>
          </table:table-cell>
          <table:table-cell table:formula="of:=HYPERLINK([.C76])">
            <text:p/>
          </table:table-cell>
          <table:table-cell table:formula="of:=HYPERLINK([.D76])">
            <text:p/>
          </table:table-cell>
          <table:table-cell table:formula="of:=HYPERLINK([.E76])">
            <text:p/>
          </table:table-cell>
          <table:table-cell office:value-type="string" calcext:value-type="string">
            <text:p>file:///Users/cumeo/Projects/spinoza/ulm-4/EvEn/output/conll-2012-transformed/orig/dev/bn_voa_02_voa_0240___part_000.m_gold_conll.html</text:p>
          </table:table-cell>
          <table:table-cell table:formula="of:=HYPERLINK([.J76])" office:value-type="string" office:string-value="file:///Users/cumeo/Projects/spinoza/ulm-4/EvEn/output/conll-2012-transformed/orig/dev/bn_voa_02_voa_0240___part_000.m_gold_conll.html" calcext:value-type="string">
            <text:p>file:///Users/cumeo/Projects/spinoza/ulm-4/EvEn/output/conll-2012-transformed/orig/dev/bn_voa_02_voa_0240___part_000.m_gold_conll.html</text:p>
          </table:table-cell>
          <table:table-cell table:formula="of:=LEFT(RIGHT([.K76];44); 30)" office:value-type="string" office:string-value="voa_02_voa_0240___part_000.m_g" calcext:value-type="string">
            <text:p>voa_02_voa_0240___part_000.m_g</text:p>
          </table:table-cell>
          <table:table-cell office:value-type="string" calcext:value-type="string">
            <text:p>_KOO3_</text:p>
          </table:table-cell>
          <table:table-cell/>
          <table:table-cell table:content-validation-name="val1"/>
          <table:table-cell office:value-type="string" calcext:value-type="string">
            <text:p>name of American or Middle Eastern 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string" calcext:value-type="string">
            <text:p>file:///Users/cumeo/Projects/spinoza/ulm-4/EvEn/data/annotations/documents/student1-name-quiz-documents/student1-2019-03-14-question-092.html</text:p>
          </table:table-cell>
          <table:table-cell table:number-columns-repeated="3"/>
          <table:table-cell table:formula="of:=HYPERLINK([.B77])" office:value-type="string" office:string-value="file:///Users/cumeo/Projects/spinoza/ulm-4/EvEn/data/annotations/documents/student1-name-quiz-documents/student1-2019-03-14-question-092.html" calcext:value-type="string">
            <text:p>file:///Users/cumeo/Projects/spinoza/ulm-4/EvEn/data/annotations/documents/student1-name-quiz-documents/student1-2019-03-14-question-092.html</text:p>
          </table:table-cell>
          <table:table-cell table:formula="of:=HYPERLINK([.C77])">
            <text:p/>
          </table:table-cell>
          <table:table-cell table:formula="of:=HYPERLINK([.D77])">
            <text:p/>
          </table:table-cell>
          <table:table-cell table:formula="of:=HYPERLINK([.E77])">
            <text:p/>
          </table:table-cell>
          <table:table-cell office:value-type="string" calcext:value-type="string">
            <text:p>file:///Users/cumeo/Projects/spinoza/ulm-4/EvEn/output/conll-2012-transformed/orig/dev/bn_voa_02_voa_0240___part_000.m_gold_conll.html</text:p>
          </table:table-cell>
          <table:table-cell table:formula="of:=HYPERLINK([.J77])" office:value-type="string" office:string-value="file:///Users/cumeo/Projects/spinoza/ulm-4/EvEn/output/conll-2012-transformed/orig/dev/bn_voa_02_voa_0240___part_000.m_gold_conll.html" calcext:value-type="string">
            <text:p>file:///Users/cumeo/Projects/spinoza/ulm-4/EvEn/output/conll-2012-transformed/orig/dev/bn_voa_02_voa_0240___part_000.m_gold_conll.html</text:p>
          </table:table-cell>
          <table:table-cell table:formula="of:=LEFT(RIGHT([.K77];44); 30)" office:value-type="string" office:string-value="voa_02_voa_0240___part_000.m_g" calcext:value-type="string">
            <text:p>voa_02_voa_0240___part_000.m_g</text:p>
          </table:table-cell>
          <table:table-cell office:value-type="string" calcext:value-type="string">
            <text:p>_KOO3_</text:p>
          </table:table-cell>
          <table:table-cell/>
          <table:table-cell table:content-validation-name="val1"/>
          <table:table-cell office:value-type="string" calcext:value-type="string">
            <text:p>loc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file:///Users/cumeo/Projects/spinoza/ulm-4/EvEn/data/annotations/documents/student2-first-100-docs/student2-2019-03-29-question-093.html</text:p>
          </table:table-cell>
          <table:table-cell office:value-type="string" calcext:value-type="string">
            <text:p>file:///Users/cumeo/Projects/spinoza/ulm-4/EvEn/data/annotations/documents/student2-2019-07-06/student2-2019-03-29-question-093.html</text:p>
          </table:table-cell>
          <table:table-cell table:number-columns-repeated="2"/>
          <table:table-cell table:formula="of:=HYPERLINK([.B78])" office:value-type="string" office:string-value="file:///Users/cumeo/Projects/spinoza/ulm-4/EvEn/data/annotations/documents/student2-first-100-docs/student2-2019-03-29-question-093.html" calcext:value-type="string">
            <text:p>file:///Users/cumeo/Projects/spinoza/ulm-4/EvEn/data/annotations/documents/student2-first-100-docs/student2-2019-03-29-question-093.html</text:p>
          </table:table-cell>
          <table:table-cell table:formula="of:=HYPERLINK([.C78])" office:value-type="string" office:string-value="file:///Users/cumeo/Projects/spinoza/ulm-4/EvEn/data/annotations/documents/student2-2019-07-06/student2-2019-03-29-question-093.html" calcext:value-type="string">
            <text:p>file:///Users/cumeo/Projects/spinoza/ulm-4/EvEn/data/annotations/documents/student2-2019-07-06/student2-2019-03-29-question-093.html</text:p>
          </table:table-cell>
          <table:table-cell table:formula="of:=HYPERLINK([.D78])">
            <text:p/>
          </table:table-cell>
          <table:table-cell table:formula="of:=HYPERLINK([.E78])">
            <text:p/>
          </table:table-cell>
          <table:table-cell office:value-type="string" calcext:value-type="string">
            <text:p>file:///Users/cumeo/Projects/spinoza/ulm-4/EvEn/output/conll-2012-transformed/orig/dev/bn_voa_02_voa_0250___part_000.m_gold_conll.html</text:p>
          </table:table-cell>
          <table:table-cell table:formula="of:=HYPERLINK([.J78])" office:value-type="string" office:string-value="file:///Users/cumeo/Projects/spinoza/ulm-4/EvEn/output/conll-2012-transformed/orig/dev/bn_voa_02_voa_0250___part_000.m_gold_conll.html" calcext:value-type="string">
            <text:p>file:///Users/cumeo/Projects/spinoza/ulm-4/EvEn/output/conll-2012-transformed/orig/dev/bn_voa_02_voa_0250___part_000.m_gold_conll.html</text:p>
          </table:table-cell>
          <table:table-cell table:formula="of:=LEFT(RIGHT([.K78];44); 30)" office:value-type="string" office:string-value="voa_02_voa_0250___part_000.m_g" calcext:value-type="string">
            <text:p>voa_02_voa_0250___part_000.m_g</text:p>
          </table:table-cell>
          <table:table-cell office:value-type="string" calcext:value-type="string">
            <text:p>_CHEAL_ _MO43_</text:p>
          </table:table-cell>
          <table:table-cell office:value-type="string" calcext:value-type="string">
            <text:p>Bill Clinton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file:///Users/cumeo/Projects/spinoza/ulm-4/EvEn/data/annotations/documents/student1-first-150-docs/student1-2019-03-14-question-093.html</text:p>
          </table:table-cell>
          <table:table-cell office:value-type="string" calcext:value-type="string">
            <text:p>file:///Users/cumeo/Projects/spinoza/ulm-4/EvEn/data/annotations/documents/student1-documents-for-name-annotation/student1-2019-03-14-question-093.html</text:p>
          </table:table-cell>
          <table:table-cell table:number-columns-repeated="2"/>
          <table:table-cell table:formula="of:=HYPERLINK([.B79])" office:value-type="string" office:string-value="file:///Users/cumeo/Projects/spinoza/ulm-4/EvEn/data/annotations/documents/student1-first-150-docs/student1-2019-03-14-question-093.html" calcext:value-type="string">
            <text:p>file:///Users/cumeo/Projects/spinoza/ulm-4/EvEn/data/annotations/documents/student1-first-150-docs/student1-2019-03-14-question-093.html</text:p>
          </table:table-cell>
          <table:table-cell table:formula="of:=HYPERLINK([.C79])" office:value-type="string" office:string-value="file:///Users/cumeo/Projects/spinoza/ulm-4/EvEn/data/annotations/documents/student1-documents-for-name-annotation/student1-2019-03-14-question-093.html" calcext:value-type="string">
            <text:p>file:///Users/cumeo/Projects/spinoza/ulm-4/EvEn/data/annotations/documents/student1-documents-for-name-annotation/student1-2019-03-14-question-093.html</text:p>
          </table:table-cell>
          <table:table-cell table:formula="of:=HYPERLINK([.D79])">
            <text:p/>
          </table:table-cell>
          <table:table-cell table:formula="of:=HYPERLINK([.E79])">
            <text:p/>
          </table:table-cell>
          <table:table-cell office:value-type="string" calcext:value-type="string">
            <text:p>file:///Users/cumeo/Projects/spinoza/ulm-4/EvEn/output/conll-2012-transformed/orig/dev/bn_voa_02_voa_0250___part_000.m_gold_conll.html</text:p>
          </table:table-cell>
          <table:table-cell table:formula="of:=HYPERLINK([.J79])" office:value-type="string" office:string-value="file:///Users/cumeo/Projects/spinoza/ulm-4/EvEn/output/conll-2012-transformed/orig/dev/bn_voa_02_voa_0250___part_000.m_gold_conll.html" calcext:value-type="string">
            <text:p>file:///Users/cumeo/Projects/spinoza/ulm-4/EvEn/output/conll-2012-transformed/orig/dev/bn_voa_02_voa_0250___part_000.m_gold_conll.html</text:p>
          </table:table-cell>
          <table:table-cell table:formula="of:=LEFT(RIGHT([.K79];44); 30)" office:value-type="string" office:string-value="voa_02_voa_0250___part_000.m_g" calcext:value-type="string">
            <text:p>voa_02_voa_0250___part_000.m_g</text:p>
          </table:table-cell>
          <table:table-cell office:value-type="string" calcext:value-type="string">
            <text:p>_CHEAL_ _MO43_</text:p>
          </table:table-cell>
          <table:table-cell/>
          <table:table-cell table:content-validation-name="val1"/>
          <table:table-cell office:value-type="string" calcext:value-type="string">
            <text:p>US President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ile:///Users/cumeo/Projects/spinoza/ulm-4/EvEn/data/annotations/documents/student2-first-100-docs/student2-2019-03-29-question-095.html</text:p>
          </table:table-cell>
          <table:table-cell office:value-type="string" calcext:value-type="string">
            <text:p>file:///Users/cumeo/Projects/spinoza/ulm-4/EvEn/data/annotations/documents/student2-2019-07-06/student2-2019-03-29-question-095.html</text:p>
          </table:table-cell>
          <table:table-cell table:number-columns-repeated="2"/>
          <table:table-cell table:formula="of:=HYPERLINK([.B80])" office:value-type="string" office:string-value="file:///Users/cumeo/Projects/spinoza/ulm-4/EvEn/data/annotations/documents/student2-first-100-docs/student2-2019-03-29-question-095.html" calcext:value-type="string">
            <text:p>file:///Users/cumeo/Projects/spinoza/ulm-4/EvEn/data/annotations/documents/student2-first-100-docs/student2-2019-03-29-question-095.html</text:p>
          </table:table-cell>
          <table:table-cell table:formula="of:=HYPERLINK([.C80])" office:value-type="string" office:string-value="file:///Users/cumeo/Projects/spinoza/ulm-4/EvEn/data/annotations/documents/student2-2019-07-06/student2-2019-03-29-question-095.html" calcext:value-type="string">
            <text:p>file:///Users/cumeo/Projects/spinoza/ulm-4/EvEn/data/annotations/documents/student2-2019-07-06/student2-2019-03-29-question-095.html</text:p>
          </table:table-cell>
          <table:table-cell table:formula="of:=HYPERLINK([.D80])">
            <text:p/>
          </table:table-cell>
          <table:table-cell table:formula="of:=HYPERLINK([.E80])">
            <text:p/>
          </table:table-cell>
          <table:table-cell office:value-type="string" calcext:value-type="string">
            <text:p>file:///Users/cumeo/Projects/spinoza/ulm-4/EvEn/output/conll-2012-transformed/orig/dev/mz_sinorama_10_ectb_1010___part_000.m_gold_conll.html</text:p>
          </table:table-cell>
          <table:table-cell table:formula="of:=HYPERLINK([.J80])" office:value-type="string" office:string-value="file:///Users/cumeo/Projects/spinoza/ulm-4/EvEn/output/conll-2012-transformed/orig/dev/mz_sinorama_10_ectb_1010___part_000.m_gold_conll.html" calcext:value-type="string">
            <text:p>file:///Users/cumeo/Projects/spinoza/ulm-4/EvEn/output/conll-2012-transformed/orig/dev/mz_sinorama_10_ectb_1010___part_000.m_gold_conll.html</text:p>
          </table:table-cell>
          <table:table-cell table:formula="of:=LEFT(RIGHT([.K80];44); 30)" office:value-type="string" office:string-value="ma_10_ectb_1010___part_000.m_g" calcext:value-type="string">
            <text:p>ma_10_ectb_1010___part_000.m_g</text:p>
          </table:table-cell>
          <table:table-cell office:value-type="string" calcext:value-type="string">
            <text:p>_MEE25_</text:p>
          </table:table-cell>
          <table:table-cell/>
          <table:table-cell table:content-validation-name="val1"/>
          <table:table-cell office:value-type="string" calcext:value-type="string">
            <text:p>a Taiwanese businessman in Donggua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file:///Users/cumeo/Projects/spinoza/ulm-4/EvEn/data/annotations/documents/student1-first-150-docs/student1-2019-03-14-question-095.html</text:p>
          </table:table-cell>
          <table:table-cell office:value-type="string" calcext:value-type="string">
            <text:p>file:///Users/cumeo/Projects/spinoza/ulm-4/EvEn/data/annotations/documents/student1-documents-for-name-annotation/student1-2019-03-14-question-095.html</text:p>
          </table:table-cell>
          <table:table-cell table:number-columns-repeated="2"/>
          <table:table-cell table:formula="of:=HYPERLINK([.B81])" office:value-type="string" office:string-value="file:///Users/cumeo/Projects/spinoza/ulm-4/EvEn/data/annotations/documents/student1-first-150-docs/student1-2019-03-14-question-095.html" calcext:value-type="string">
            <text:p>file:///Users/cumeo/Projects/spinoza/ulm-4/EvEn/data/annotations/documents/student1-first-150-docs/student1-2019-03-14-question-095.html</text:p>
          </table:table-cell>
          <table:table-cell table:formula="of:=HYPERLINK([.C81])" office:value-type="string" office:string-value="file:///Users/cumeo/Projects/spinoza/ulm-4/EvEn/data/annotations/documents/student1-documents-for-name-annotation/student1-2019-03-14-question-095.html" calcext:value-type="string">
            <text:p>file:///Users/cumeo/Projects/spinoza/ulm-4/EvEn/data/annotations/documents/student1-documents-for-name-annotation/student1-2019-03-14-question-095.html</text:p>
          </table:table-cell>
          <table:table-cell table:formula="of:=HYPERLINK([.D81])">
            <text:p/>
          </table:table-cell>
          <table:table-cell table:formula="of:=HYPERLINK([.E81])">
            <text:p/>
          </table:table-cell>
          <table:table-cell office:value-type="string" calcext:value-type="string">
            <text:p>file:///Users/cumeo/Projects/spinoza/ulm-4/EvEn/output/conll-2012-transformed/orig/dev/mz_sinorama_10_ectb_1010___part_000.m_gold_conll.html</text:p>
          </table:table-cell>
          <table:table-cell table:formula="of:=HYPERLINK([.J81])" office:value-type="string" office:string-value="file:///Users/cumeo/Projects/spinoza/ulm-4/EvEn/output/conll-2012-transformed/orig/dev/mz_sinorama_10_ectb_1010___part_000.m_gold_conll.html" calcext:value-type="string">
            <text:p>file:///Users/cumeo/Projects/spinoza/ulm-4/EvEn/output/conll-2012-transformed/orig/dev/mz_sinorama_10_ectb_1010___part_000.m_gold_conll.html</text:p>
          </table:table-cell>
          <table:table-cell table:formula="of:=LEFT(RIGHT([.K81];44); 30)" office:value-type="string" office:string-value="ma_10_ectb_1010___part_000.m_g" calcext:value-type="string">
            <text:p>ma_10_ectb_1010___part_000.m_g</text:p>
          </table:table-cell>
          <table:table-cell office:value-type="string" calcext:value-type="string">
            <text:p>_MEE25_</text:p>
          </table:table-cell>
          <table:table-cell/>
          <table:table-cell table:content-validation-name="val1"/>
          <table:table-cell office:value-type="string" calcext:value-type="string">
            <text:p>chairman of a business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file:///Users/cumeo/Projects/spinoza/ulm-4/EvEn/data/annotations/documents/student2-first-100-docs/student2-2019-03-29-question-096.html</text:p>
          </table:table-cell>
          <table:table-cell office:value-type="string" calcext:value-type="string">
            <text:p>file:///Users/cumeo/Projects/spinoza/ulm-4/EvEn/data/annotations/documents/student2-2019-07-06/student2-2019-03-29-question-096.html</text:p>
          </table:table-cell>
          <table:table-cell table:number-columns-repeated="2"/>
          <table:table-cell table:formula="of:=HYPERLINK([.B82])" office:value-type="string" office:string-value="file:///Users/cumeo/Projects/spinoza/ulm-4/EvEn/data/annotations/documents/student2-first-100-docs/student2-2019-03-29-question-096.html" calcext:value-type="string">
            <text:p>file:///Users/cumeo/Projects/spinoza/ulm-4/EvEn/data/annotations/documents/student2-first-100-docs/student2-2019-03-29-question-096.html</text:p>
          </table:table-cell>
          <table:table-cell table:formula="of:=HYPERLINK([.C82])" office:value-type="string" office:string-value="file:///Users/cumeo/Projects/spinoza/ulm-4/EvEn/data/annotations/documents/student2-2019-07-06/student2-2019-03-29-question-096.html" calcext:value-type="string">
            <text:p>file:///Users/cumeo/Projects/spinoza/ulm-4/EvEn/data/annotations/documents/student2-2019-07-06/student2-2019-03-29-question-096.html</text:p>
          </table:table-cell>
          <table:table-cell table:formula="of:=HYPERLINK([.D82])">
            <text:p/>
          </table:table-cell>
          <table:table-cell table:formula="of:=HYPERLINK([.E82])">
            <text:p/>
          </table:table-cell>
          <table:table-cell office:value-type="string" calcext:value-type="string">
            <text:p>file:///Users/cumeo/Projects/spinoza/ulm-4/EvEn/output/conll-2012-transformed/orig/dev/mz_sinorama_10_ectb_1010___part_001.m_gold_conll.html</text:p>
          </table:table-cell>
          <table:table-cell table:formula="of:=HYPERLINK([.J82])" office:value-type="string" office:string-value="file:///Users/cumeo/Projects/spinoza/ulm-4/EvEn/output/conll-2012-transformed/orig/dev/mz_sinorama_10_ectb_1010___part_001.m_gold_conll.html" calcext:value-type="string">
            <text:p>file:///Users/cumeo/Projects/spinoza/ulm-4/EvEn/output/conll-2012-transformed/orig/dev/mz_sinorama_10_ectb_1010___part_001.m_gold_conll.html</text:p>
          </table:table-cell>
          <table:table-cell table:formula="of:=LEFT(RIGHT([.K82];44); 30)" office:value-type="string" office:string-value="ma_10_ectb_1010___part_001.m_g" calcext:value-type="string">
            <text:p>ma_10_ectb_1010___part_001.m_g</text:p>
          </table:table-cell>
          <table:table-cell office:value-type="string" calcext:value-type="string">
            <text:p>_DE_</text:p>
          </table:table-cell>
          <table:table-cell office:value-type="string" calcext:value-type="string">
            <text:p>China</text:p>
          </table:table-cell>
          <table:table-cell table:content-validation-name="val1" office:value-type="string" calcext:value-type="string">
            <text:p>n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file:///Users/cumeo/Projects/spinoza/ulm-4/EvEn/data/annotations/documents/student1-documents-for-name-annotation/student1-2019-03-14-question-096.html</text:p>
          </table:table-cell>
          <table:table-cell table:number-columns-repeated="3"/>
          <table:table-cell table:formula="of:=HYPERLINK([.B83])" office:value-type="string" office:string-value="file:///Users/cumeo/Projects/spinoza/ulm-4/EvEn/data/annotations/documents/student1-documents-for-name-annotation/student1-2019-03-14-question-096.html" calcext:value-type="string">
            <text:p>file:///Users/cumeo/Projects/spinoza/ulm-4/EvEn/data/annotations/documents/student1-documents-for-name-annotation/student1-2019-03-14-question-096.html</text:p>
          </table:table-cell>
          <table:table-cell table:formula="of:=HYPERLINK([.C83])">
            <text:p/>
          </table:table-cell>
          <table:table-cell table:formula="of:=HYPERLINK([.D83])">
            <text:p/>
          </table:table-cell>
          <table:table-cell table:formula="of:=HYPERLINK([.E83])">
            <text:p/>
          </table:table-cell>
          <table:table-cell office:value-type="string" calcext:value-type="string">
            <text:p>file:///Users/cumeo/Projects/spinoza/ulm-4/EvEn/output/conll-2012-transformed/orig/dev/mz_sinorama_10_ectb_1010___part_001.m_gold_conll.html</text:p>
          </table:table-cell>
          <table:table-cell table:formula="of:=HYPERLINK([.J83])" office:value-type="string" office:string-value="file:///Users/cumeo/Projects/spinoza/ulm-4/EvEn/output/conll-2012-transformed/orig/dev/mz_sinorama_10_ectb_1010___part_001.m_gold_conll.html" calcext:value-type="string">
            <text:p>file:///Users/cumeo/Projects/spinoza/ulm-4/EvEn/output/conll-2012-transformed/orig/dev/mz_sinorama_10_ectb_1010___part_001.m_gold_conll.html</text:p>
          </table:table-cell>
          <table:table-cell table:formula="of:=LEFT(RIGHT([.K83];44); 30)" office:value-type="string" office:string-value="ma_10_ectb_1010___part_001.m_g" calcext:value-type="string">
            <text:p>ma_10_ectb_1010___part_001.m_g</text:p>
          </table:table-cell>
          <table:table-cell office:value-type="string" calcext:value-type="string">
            <text:p>_DE_</text:p>
          </table:table-cell>
          <table:table-cell/>
          <table:table-cell table:content-validation-name="val1"/>
          <table:table-cell office:value-type="string" calcext:value-type="string">
            <text:p>loc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file:///Users/cumeo/Projects/spinoza/ulm-4/EvEn/data/annotations/documents/student2-name-quiz-documents/student2-2019-03-29-question-096.html</text:p>
          </table:table-cell>
          <table:table-cell table:number-columns-repeated="3"/>
          <table:table-cell table:formula="of:=HYPERLINK([.B84])" office:value-type="string" office:string-value="file:///Users/cumeo/Projects/spinoza/ulm-4/EvEn/data/annotations/documents/student2-name-quiz-documents/student2-2019-03-29-question-096.html" calcext:value-type="string">
            <text:p>file:///Users/cumeo/Projects/spinoza/ulm-4/EvEn/data/annotations/documents/student2-name-quiz-documents/student2-2019-03-29-question-096.html</text:p>
          </table:table-cell>
          <table:table-cell table:formula="of:=HYPERLINK([.C84])">
            <text:p/>
          </table:table-cell>
          <table:table-cell table:formula="of:=HYPERLINK([.D84])">
            <text:p/>
          </table:table-cell>
          <table:table-cell table:formula="of:=HYPERLINK([.E84])">
            <text:p/>
          </table:table-cell>
          <table:table-cell office:value-type="string" calcext:value-type="string">
            <text:p>file:///Users/cumeo/Projects/spinoza/ulm-4/EvEn/output/conll-2012-transformed/orig/dev/mz_sinorama_10_ectb_1010___part_001.m_gold_conll.html</text:p>
          </table:table-cell>
          <table:table-cell table:formula="of:=HYPERLINK([.J84])" office:value-type="string" office:string-value="file:///Users/cumeo/Projects/spinoza/ulm-4/EvEn/output/conll-2012-transformed/orig/dev/mz_sinorama_10_ectb_1010___part_001.m_gold_conll.html" calcext:value-type="string">
            <text:p>file:///Users/cumeo/Projects/spinoza/ulm-4/EvEn/output/conll-2012-transformed/orig/dev/mz_sinorama_10_ectb_1010___part_001.m_gold_conll.html</text:p>
          </table:table-cell>
          <table:table-cell table:formula="of:=LEFT(RIGHT([.K84];44); 30)" office:value-type="string" office:string-value="ma_10_ectb_1010___part_001.m_g" calcext:value-type="string">
            <text:p>ma_10_ectb_1010___part_001.m_g</text:p>
          </table:table-cell>
          <table:table-cell office:value-type="string" calcext:value-type="string">
            <text:p>_CEEN33_</text:p>
          </table:table-cell>
          <table:table-cell office:value-type="string" calcext:value-type="string">
            <text:p>Taiwan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file:///Users/cumeo/Projects/spinoza/ulm-4/EvEn/data/annotations/documents/student2-name-quiz-documents/student2-2019-03-29-question-096.html</text:p>
          </table:table-cell>
          <table:table-cell table:number-columns-repeated="3"/>
          <table:table-cell table:formula="of:=HYPERLINK([.B85])" office:value-type="string" office:string-value="file:///Users/cumeo/Projects/spinoza/ulm-4/EvEn/data/annotations/documents/student2-name-quiz-documents/student2-2019-03-29-question-096.html" calcext:value-type="string">
            <text:p>file:///Users/cumeo/Projects/spinoza/ulm-4/EvEn/data/annotations/documents/student2-name-quiz-documents/student2-2019-03-29-question-096.html</text:p>
          </table:table-cell>
          <table:table-cell table:formula="of:=HYPERLINK([.C85])">
            <text:p/>
          </table:table-cell>
          <table:table-cell table:formula="of:=HYPERLINK([.D85])">
            <text:p/>
          </table:table-cell>
          <table:table-cell table:formula="of:=HYPERLINK([.E85])">
            <text:p/>
          </table:table-cell>
          <table:table-cell office:value-type="string" calcext:value-type="string">
            <text:p>file:///Users/cumeo/Projects/spinoza/ulm-4/EvEn/output/conll-2012-transformed/orig/dev/mz_sinorama_10_ectb_1010___part_001.m_gold_conll.html</text:p>
          </table:table-cell>
          <table:table-cell table:formula="of:=HYPERLINK([.J85])" office:value-type="string" office:string-value="file:///Users/cumeo/Projects/spinoza/ulm-4/EvEn/output/conll-2012-transformed/orig/dev/mz_sinorama_10_ectb_1010___part_001.m_gold_conll.html" calcext:value-type="string">
            <text:p>file:///Users/cumeo/Projects/spinoza/ulm-4/EvEn/output/conll-2012-transformed/orig/dev/mz_sinorama_10_ectb_1010___part_001.m_gold_conll.html</text:p>
          </table:table-cell>
          <table:table-cell table:formula="of:=LEFT(RIGHT([.K85];44); 30)" office:value-type="string" office:string-value="ma_10_ectb_1010___part_001.m_g" calcext:value-type="string">
            <text:p>ma_10_ectb_1010___part_001.m_g</text:p>
          </table:table-cell>
          <table:table-cell office:value-type="string" calcext:value-type="string">
            <text:p>_PACH_</text:p>
          </table:table-cell>
          <table:table-cell/>
          <table:table-cell table:content-validation-name="val1"/>
          <table:table-cell office:value-type="string" calcext:value-type="string">
            <text:p>director of the Dongguan Taiwanese School Preparatory Committe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file:///Users/cumeo/Projects/spinoza/ulm-4/EvEn/data/annotations/documents/student1-name-quiz-documents/student1-2019-03-14-question-096.html</text:p>
          </table:table-cell>
          <table:table-cell table:number-columns-repeated="3"/>
          <table:table-cell table:formula="of:=HYPERLINK([.B86])" office:value-type="string" office:string-value="file:///Users/cumeo/Projects/spinoza/ulm-4/EvEn/data/annotations/documents/student1-name-quiz-documents/student1-2019-03-14-question-096.html" calcext:value-type="string">
            <text:p>file:///Users/cumeo/Projects/spinoza/ulm-4/EvEn/data/annotations/documents/student1-name-quiz-documents/student1-2019-03-14-question-096.html</text:p>
          </table:table-cell>
          <table:table-cell table:formula="of:=HYPERLINK([.C86])">
            <text:p/>
          </table:table-cell>
          <table:table-cell table:formula="of:=HYPERLINK([.D86])">
            <text:p/>
          </table:table-cell>
          <table:table-cell table:formula="of:=HYPERLINK([.E86])">
            <text:p/>
          </table:table-cell>
          <table:table-cell office:value-type="string" calcext:value-type="string">
            <text:p>file:///Users/cumeo/Projects/spinoza/ulm-4/EvEn/output/conll-2012-transformed/orig/dev/mz_sinorama_10_ectb_1010___part_001.m_gold_conll.html</text:p>
          </table:table-cell>
          <table:table-cell table:formula="of:=HYPERLINK([.J86])" office:value-type="string" office:string-value="file:///Users/cumeo/Projects/spinoza/ulm-4/EvEn/output/conll-2012-transformed/orig/dev/mz_sinorama_10_ectb_1010___part_001.m_gold_conll.html" calcext:value-type="string">
            <text:p>file:///Users/cumeo/Projects/spinoza/ulm-4/EvEn/output/conll-2012-transformed/orig/dev/mz_sinorama_10_ectb_1010___part_001.m_gold_conll.html</text:p>
          </table:table-cell>
          <table:table-cell table:formula="of:=LEFT(RIGHT([.K86];44); 30)" office:value-type="string" office:string-value="ma_10_ectb_1010___part_001.m_g" calcext:value-type="string">
            <text:p>ma_10_ectb_1010___part_001.m_g</text:p>
          </table:table-cell>
          <table:table-cell office:value-type="string" calcext:value-type="string">
            <text:p>_CEEN33_</text:p>
          </table:table-cell>
          <table:table-cell/>
          <table:table-cell table:content-validation-name="val1"/>
          <table:table-cell office:value-type="string" calcext:value-type="string">
            <text:p>area not on Taiwan mainland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string" calcext:value-type="string">
            <text:p>file:///Users/cumeo/Projects/spinoza/ulm-4/EvEn/data/annotations/documents/student1-name-quiz-documents/student1-2019-03-14-question-096.html</text:p>
          </table:table-cell>
          <table:table-cell table:number-columns-repeated="3"/>
          <table:table-cell table:formula="of:=HYPERLINK([.B87])" office:value-type="string" office:string-value="file:///Users/cumeo/Projects/spinoza/ulm-4/EvEn/data/annotations/documents/student1-name-quiz-documents/student1-2019-03-14-question-096.html" calcext:value-type="string">
            <text:p>file:///Users/cumeo/Projects/spinoza/ulm-4/EvEn/data/annotations/documents/student1-name-quiz-documents/student1-2019-03-14-question-096.html</text:p>
          </table:table-cell>
          <table:table-cell table:formula="of:=HYPERLINK([.C87])">
            <text:p/>
          </table:table-cell>
          <table:table-cell table:formula="of:=HYPERLINK([.D87])">
            <text:p/>
          </table:table-cell>
          <table:table-cell table:formula="of:=HYPERLINK([.E87])">
            <text:p/>
          </table:table-cell>
          <table:table-cell office:value-type="string" calcext:value-type="string">
            <text:p>file:///Users/cumeo/Projects/spinoza/ulm-4/EvEn/output/conll-2012-transformed/orig/dev/mz_sinorama_10_ectb_1010___part_001.m_gold_conll.html</text:p>
          </table:table-cell>
          <table:table-cell table:formula="of:=HYPERLINK([.J87])" office:value-type="string" office:string-value="file:///Users/cumeo/Projects/spinoza/ulm-4/EvEn/output/conll-2012-transformed/orig/dev/mz_sinorama_10_ectb_1010___part_001.m_gold_conll.html" calcext:value-type="string">
            <text:p>file:///Users/cumeo/Projects/spinoza/ulm-4/EvEn/output/conll-2012-transformed/orig/dev/mz_sinorama_10_ectb_1010___part_001.m_gold_conll.html</text:p>
          </table:table-cell>
          <table:table-cell table:formula="of:=LEFT(RIGHT([.K87];44); 30)" office:value-type="string" office:string-value="ma_10_ectb_1010___part_001.m_g" calcext:value-type="string">
            <text:p>ma_10_ectb_1010___part_001.m_g</text:p>
          </table:table-cell>
          <table:table-cell office:value-type="string" calcext:value-type="string">
            <text:p>_PACH_</text:p>
          </table:table-cell>
          <table:table-cell/>
          <table:table-cell table:content-validation-name="val1"/>
          <table:table-cell office:value-type="string" calcext:value-type="string">
            <text:p>school director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file:///Users/cumeo/Projects/spinoza/ulm-4/EvEn/data/annotations/documents/student2-name-quiz-documents/student2-2019-03-29-question-097.html</text:p>
          </table:table-cell>
          <table:table-cell table:number-columns-repeated="3"/>
          <table:table-cell table:formula="of:=HYPERLINK([.B88])" office:value-type="string" office:string-value="file:///Users/cumeo/Projects/spinoza/ulm-4/EvEn/data/annotations/documents/student2-name-quiz-documents/student2-2019-03-29-question-097.html" calcext:value-type="string">
            <text:p>file:///Users/cumeo/Projects/spinoza/ulm-4/EvEn/data/annotations/documents/student2-name-quiz-documents/student2-2019-03-29-question-097.html</text:p>
          </table:table-cell>
          <table:table-cell table:formula="of:=HYPERLINK([.C88])">
            <text:p/>
          </table:table-cell>
          <table:table-cell table:formula="of:=HYPERLINK([.D88])">
            <text:p/>
          </table:table-cell>
          <table:table-cell table:formula="of:=HYPERLINK([.E88])">
            <text:p/>
          </table:table-cell>
          <table:table-cell office:value-type="string" calcext:value-type="string">
            <text:p>file:///Users/cumeo/Projects/spinoza/ulm-4/EvEn/output/conll-2012-transformed/orig/dev/mz_sinorama_10_ectb_1010___part_002.m_gold_conll.html</text:p>
          </table:table-cell>
          <table:table-cell table:formula="of:=HYPERLINK([.J88])" office:value-type="string" office:string-value="file:///Users/cumeo/Projects/spinoza/ulm-4/EvEn/output/conll-2012-transformed/orig/dev/mz_sinorama_10_ectb_1010___part_002.m_gold_conll.html" calcext:value-type="string">
            <text:p>file:///Users/cumeo/Projects/spinoza/ulm-4/EvEn/output/conll-2012-transformed/orig/dev/mz_sinorama_10_ectb_1010___part_002.m_gold_conll.html</text:p>
          </table:table-cell>
          <table:table-cell table:formula="of:=LEFT(RIGHT([.K88];44); 30)" office:value-type="string" office:string-value="ma_10_ectb_1010___part_002.m_g" calcext:value-type="string">
            <text:p>ma_10_ectb_1010___part_002.m_g</text:p>
          </table:table-cell>
          <table:table-cell office:value-type="string" calcext:value-type="string">
            <text:p>_WOO_</text:p>
          </table:table-cell>
          <table:table-cell/>
          <table:table-cell table:content-validation-name="val1"/>
          <table:table-cell office:value-type="string" calcext:value-type="string">
            <text:p>a Chinese city, possibly Donggua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file:///Users/cumeo/Projects/spinoza/ulm-4/EvEn/data/annotations/documents/student2-name-quiz-documents/student2-2019-03-29-question-097.html</text:p>
          </table:table-cell>
          <table:table-cell table:number-columns-repeated="3"/>
          <table:table-cell table:formula="of:=HYPERLINK([.B89])" office:value-type="string" office:string-value="file:///Users/cumeo/Projects/spinoza/ulm-4/EvEn/data/annotations/documents/student2-name-quiz-documents/student2-2019-03-29-question-097.html" calcext:value-type="string">
            <text:p>file:///Users/cumeo/Projects/spinoza/ulm-4/EvEn/data/annotations/documents/student2-name-quiz-documents/student2-2019-03-29-question-097.html</text:p>
          </table:table-cell>
          <table:table-cell table:formula="of:=HYPERLINK([.C89])">
            <text:p/>
          </table:table-cell>
          <table:table-cell table:formula="of:=HYPERLINK([.D89])">
            <text:p/>
          </table:table-cell>
          <table:table-cell table:formula="of:=HYPERLINK([.E89])">
            <text:p/>
          </table:table-cell>
          <table:table-cell office:value-type="string" calcext:value-type="string">
            <text:p>file:///Users/cumeo/Projects/spinoza/ulm-4/EvEn/output/conll-2012-transformed/orig/dev/mz_sinorama_10_ectb_1010___part_002.m_gold_conll.html</text:p>
          </table:table-cell>
          <table:table-cell table:formula="of:=HYPERLINK([.J89])" office:value-type="string" office:string-value="file:///Users/cumeo/Projects/spinoza/ulm-4/EvEn/output/conll-2012-transformed/orig/dev/mz_sinorama_10_ectb_1010___part_002.m_gold_conll.html" calcext:value-type="string">
            <text:p>file:///Users/cumeo/Projects/spinoza/ulm-4/EvEn/output/conll-2012-transformed/orig/dev/mz_sinorama_10_ectb_1010___part_002.m_gold_conll.html</text:p>
          </table:table-cell>
          <table:table-cell table:formula="of:=LEFT(RIGHT([.K89];44); 30)" office:value-type="string" office:string-value="ma_10_ectb_1010___part_002.m_g" calcext:value-type="string">
            <text:p>ma_10_ectb_1010___part_002.m_g</text:p>
          </table:table-cell>
          <table:table-cell office:value-type="string" calcext:value-type="string">
            <text:p>_PACH_</text:p>
          </table:table-cell>
          <table:table-cell/>
          <table:table-cell table:content-validation-name="val1"/>
          <table:table-cell office:value-type="string" calcext:value-type="string">
            <text:p>an advocate of Taiwanese schools in China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file:///Users/cumeo/Projects/spinoza/ulm-4/EvEn/data/annotations/documents/student2-name-quiz-documents/student2-2019-03-29-question-097.html</text:p>
          </table:table-cell>
          <table:table-cell table:number-columns-repeated="3"/>
          <table:table-cell table:formula="of:=HYPERLINK([.B90])" office:value-type="string" office:string-value="file:///Users/cumeo/Projects/spinoza/ulm-4/EvEn/data/annotations/documents/student2-name-quiz-documents/student2-2019-03-29-question-097.html" calcext:value-type="string">
            <text:p>file:///Users/cumeo/Projects/spinoza/ulm-4/EvEn/data/annotations/documents/student2-name-quiz-documents/student2-2019-03-29-question-097.html</text:p>
          </table:table-cell>
          <table:table-cell table:formula="of:=HYPERLINK([.C90])">
            <text:p/>
          </table:table-cell>
          <table:table-cell table:formula="of:=HYPERLINK([.D90])">
            <text:p/>
          </table:table-cell>
          <table:table-cell table:formula="of:=HYPERLINK([.E90])">
            <text:p/>
          </table:table-cell>
          <table:table-cell office:value-type="string" calcext:value-type="string">
            <text:p>file:///Users/cumeo/Projects/spinoza/ulm-4/EvEn/output/conll-2012-transformed/orig/dev/mz_sinorama_10_ectb_1010___part_002.m_gold_conll.html</text:p>
          </table:table-cell>
          <table:table-cell table:formula="of:=HYPERLINK([.J90])" office:value-type="string" office:string-value="file:///Users/cumeo/Projects/spinoza/ulm-4/EvEn/output/conll-2012-transformed/orig/dev/mz_sinorama_10_ectb_1010___part_002.m_gold_conll.html" calcext:value-type="string">
            <text:p>file:///Users/cumeo/Projects/spinoza/ulm-4/EvEn/output/conll-2012-transformed/orig/dev/mz_sinorama_10_ectb_1010___part_002.m_gold_conll.html</text:p>
          </table:table-cell>
          <table:table-cell table:formula="of:=LEFT(RIGHT([.K90];44); 30)" office:value-type="string" office:string-value="ma_10_ectb_1010___part_002.m_g" calcext:value-type="string">
            <text:p>ma_10_ectb_1010___part_002.m_g</text:p>
          </table:table-cell>
          <table:table-cell office:value-type="string" calcext:value-type="string">
            <text:p>_CEEN33_</text:p>
          </table:table-cell>
          <table:table-cell office:value-type="string" calcext:value-type="string">
            <text:p>Taiwan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string" calcext:value-type="string">
            <text:p>file:///Users/cumeo/Projects/spinoza/ulm-4/EvEn/data/annotations/documents/student1-name-quiz-documents/student1-2019-03-14-question-097.html</text:p>
          </table:table-cell>
          <table:table-cell table:number-columns-repeated="3"/>
          <table:table-cell table:formula="of:=HYPERLINK([.B91])" office:value-type="string" office:string-value="file:///Users/cumeo/Projects/spinoza/ulm-4/EvEn/data/annotations/documents/student1-name-quiz-documents/student1-2019-03-14-question-097.html" calcext:value-type="string">
            <text:p>file:///Users/cumeo/Projects/spinoza/ulm-4/EvEn/data/annotations/documents/student1-name-quiz-documents/student1-2019-03-14-question-097.html</text:p>
          </table:table-cell>
          <table:table-cell table:formula="of:=HYPERLINK([.C91])">
            <text:p/>
          </table:table-cell>
          <table:table-cell table:formula="of:=HYPERLINK([.D91])">
            <text:p/>
          </table:table-cell>
          <table:table-cell table:formula="of:=HYPERLINK([.E91])">
            <text:p/>
          </table:table-cell>
          <table:table-cell office:value-type="string" calcext:value-type="string">
            <text:p>file:///Users/cumeo/Projects/spinoza/ulm-4/EvEn/output/conll-2012-transformed/orig/dev/mz_sinorama_10_ectb_1010___part_002.m_gold_conll.html</text:p>
          </table:table-cell>
          <table:table-cell table:formula="of:=HYPERLINK([.J91])" office:value-type="string" office:string-value="file:///Users/cumeo/Projects/spinoza/ulm-4/EvEn/output/conll-2012-transformed/orig/dev/mz_sinorama_10_ectb_1010___part_002.m_gold_conll.html" calcext:value-type="string">
            <text:p>file:///Users/cumeo/Projects/spinoza/ulm-4/EvEn/output/conll-2012-transformed/orig/dev/mz_sinorama_10_ectb_1010___part_002.m_gold_conll.html</text:p>
          </table:table-cell>
          <table:table-cell table:formula="of:=LEFT(RIGHT([.K91];44); 30)" office:value-type="string" office:string-value="ma_10_ectb_1010___part_002.m_g" calcext:value-type="string">
            <text:p>ma_10_ectb_1010___part_002.m_g</text:p>
          </table:table-cell>
          <table:table-cell office:value-type="string" calcext:value-type="string">
            <text:p>_WOO_</text:p>
          </table:table-cell>
          <table:table-cell/>
          <table:table-cell table:content-validation-name="val1"/>
          <table:table-cell office:value-type="string" calcext:value-type="string">
            <text:p>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string" calcext:value-type="string">
            <text:p>file:///Users/cumeo/Projects/spinoza/ulm-4/EvEn/data/annotations/documents/student1-name-quiz-documents/student1-2019-03-14-question-097.html</text:p>
          </table:table-cell>
          <table:table-cell table:number-columns-repeated="3"/>
          <table:table-cell table:formula="of:=HYPERLINK([.B92])" office:value-type="string" office:string-value="file:///Users/cumeo/Projects/spinoza/ulm-4/EvEn/data/annotations/documents/student1-name-quiz-documents/student1-2019-03-14-question-097.html" calcext:value-type="string">
            <text:p>file:///Users/cumeo/Projects/spinoza/ulm-4/EvEn/data/annotations/documents/student1-name-quiz-documents/student1-2019-03-14-question-097.html</text:p>
          </table:table-cell>
          <table:table-cell table:formula="of:=HYPERLINK([.C92])">
            <text:p/>
          </table:table-cell>
          <table:table-cell table:formula="of:=HYPERLINK([.D92])">
            <text:p/>
          </table:table-cell>
          <table:table-cell table:formula="of:=HYPERLINK([.E92])">
            <text:p/>
          </table:table-cell>
          <table:table-cell office:value-type="string" calcext:value-type="string">
            <text:p>file:///Users/cumeo/Projects/spinoza/ulm-4/EvEn/output/conll-2012-transformed/orig/dev/mz_sinorama_10_ectb_1010___part_002.m_gold_conll.html</text:p>
          </table:table-cell>
          <table:table-cell table:formula="of:=HYPERLINK([.J92])" office:value-type="string" office:string-value="file:///Users/cumeo/Projects/spinoza/ulm-4/EvEn/output/conll-2012-transformed/orig/dev/mz_sinorama_10_ectb_1010___part_002.m_gold_conll.html" calcext:value-type="string">
            <text:p>file:///Users/cumeo/Projects/spinoza/ulm-4/EvEn/output/conll-2012-transformed/orig/dev/mz_sinorama_10_ectb_1010___part_002.m_gold_conll.html</text:p>
          </table:table-cell>
          <table:table-cell table:formula="of:=LEFT(RIGHT([.K92];44); 30)" office:value-type="string" office:string-value="ma_10_ectb_1010___part_002.m_g" calcext:value-type="string">
            <text:p>ma_10_ectb_1010___part_002.m_g</text:p>
          </table:table-cell>
          <table:table-cell office:value-type="string" calcext:value-type="string">
            <text:p>_PACH_</text:p>
          </table:table-cell>
          <table:table-cell/>
          <table:table-cell table:content-validation-name="val1"/>
          <table:table-cell office:value-type="string" calcext:value-type="string">
            <text:p>pers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string" calcext:value-type="string">
            <text:p>file:///Users/cumeo/Projects/spinoza/ulm-4/EvEn/data/annotations/documents/student1-name-quiz-documents/student1-2019-03-14-question-097.html</text:p>
          </table:table-cell>
          <table:table-cell table:number-columns-repeated="3"/>
          <table:table-cell table:formula="of:=HYPERLINK([.B93])" office:value-type="string" office:string-value="file:///Users/cumeo/Projects/spinoza/ulm-4/EvEn/data/annotations/documents/student1-name-quiz-documents/student1-2019-03-14-question-097.html" calcext:value-type="string">
            <text:p>file:///Users/cumeo/Projects/spinoza/ulm-4/EvEn/data/annotations/documents/student1-name-quiz-documents/student1-2019-03-14-question-097.html</text:p>
          </table:table-cell>
          <table:table-cell table:formula="of:=HYPERLINK([.C93])">
            <text:p/>
          </table:table-cell>
          <table:table-cell table:formula="of:=HYPERLINK([.D93])">
            <text:p/>
          </table:table-cell>
          <table:table-cell table:formula="of:=HYPERLINK([.E93])">
            <text:p/>
          </table:table-cell>
          <table:table-cell office:value-type="string" calcext:value-type="string">
            <text:p>file:///Users/cumeo/Projects/spinoza/ulm-4/EvEn/output/conll-2012-transformed/orig/dev/mz_sinorama_10_ectb_1010___part_002.m_gold_conll.html</text:p>
          </table:table-cell>
          <table:table-cell table:formula="of:=HYPERLINK([.J93])" office:value-type="string" office:string-value="file:///Users/cumeo/Projects/spinoza/ulm-4/EvEn/output/conll-2012-transformed/orig/dev/mz_sinorama_10_ectb_1010___part_002.m_gold_conll.html" calcext:value-type="string">
            <text:p>file:///Users/cumeo/Projects/spinoza/ulm-4/EvEn/output/conll-2012-transformed/orig/dev/mz_sinorama_10_ectb_1010___part_002.m_gold_conll.html</text:p>
          </table:table-cell>
          <table:table-cell table:formula="of:=LEFT(RIGHT([.K93];44); 30)" office:value-type="string" office:string-value="ma_10_ectb_1010___part_002.m_g" calcext:value-type="string">
            <text:p>ma_10_ectb_1010___part_002.m_g</text:p>
          </table:table-cell>
          <table:table-cell office:value-type="string" calcext:value-type="string">
            <text:p>_CEEN33_</text:p>
          </table:table-cell>
          <table:table-cell/>
          <table:table-cell table:content-validation-name="val1"/>
          <table:table-cell office:value-type="string" calcext:value-type="string">
            <text:p>loc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file:///Users/cumeo/Projects/spinoza/ulm-4/EvEn/data/annotations/documents/student2-documents-100-139/student2-2019-03-29-question-108.html</text:p>
          </table:table-cell>
          <table:table-cell office:value-type="string" calcext:value-type="string">
            <text:p>file:///Users/cumeo/Projects/spinoza/ulm-4/EvEn/data/annotations/documents/student2-2019-07-06/student2-2019-03-29-question-108.html</text:p>
          </table:table-cell>
          <table:table-cell table:number-columns-repeated="2"/>
          <table:table-cell table:formula="of:=HYPERLINK([.B94])" office:value-type="string" office:string-value="file:///Users/cumeo/Projects/spinoza/ulm-4/EvEn/data/annotations/documents/student2-documents-100-139/student2-2019-03-29-question-108.html" calcext:value-type="string">
            <text:p>file:///Users/cumeo/Projects/spinoza/ulm-4/EvEn/data/annotations/documents/student2-documents-100-139/student2-2019-03-29-question-108.html</text:p>
          </table:table-cell>
          <table:table-cell table:formula="of:=HYPERLINK([.C94])" office:value-type="string" office:string-value="file:///Users/cumeo/Projects/spinoza/ulm-4/EvEn/data/annotations/documents/student2-2019-07-06/student2-2019-03-29-question-108.html" calcext:value-type="string">
            <text:p>file:///Users/cumeo/Projects/spinoza/ulm-4/EvEn/data/annotations/documents/student2-2019-07-06/student2-2019-03-29-question-108.html</text:p>
          </table:table-cell>
          <table:table-cell table:formula="of:=HYPERLINK([.D94])">
            <text:p/>
          </table:table-cell>
          <table:table-cell table:formula="of:=HYPERLINK([.E94])">
            <text:p/>
          </table:table-cell>
          <table:table-cell office:value-type="string" calcext:value-type="string">
            <text:p>file:///Users/cumeo/Projects/spinoza/ulm-4/EvEn/output/conll-2012-transformed/orig/dev/mz_sinorama_10_ectb_1030___part_003.m_gold_conll.html</text:p>
          </table:table-cell>
          <table:table-cell table:formula="of:=HYPERLINK([.J94])" office:value-type="string" office:string-value="file:///Users/cumeo/Projects/spinoza/ulm-4/EvEn/output/conll-2012-transformed/orig/dev/mz_sinorama_10_ectb_1030___part_003.m_gold_conll.html" calcext:value-type="string">
            <text:p>file:///Users/cumeo/Projects/spinoza/ulm-4/EvEn/output/conll-2012-transformed/orig/dev/mz_sinorama_10_ectb_1030___part_003.m_gold_conll.html</text:p>
          </table:table-cell>
          <table:table-cell table:formula="of:=LEFT(RIGHT([.K94];44); 30)" office:value-type="string" office:string-value="ma_10_ectb_1030___part_003.m_g" calcext:value-type="string">
            <text:p>ma_10_ectb_1030___part_003.m_g</text:p>
          </table:table-cell>
          <table:table-cell office:value-type="string" calcext:value-type="string">
            <text:p>_DUK76_ _MO_</text:p>
          </table:table-cell>
          <table:table-cell/>
          <table:table-cell table:content-validation-name="val1"/>
          <table:table-cell office:value-type="string" calcext:value-type="string">
            <text:p>the name of a US President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file:///Users/cumeo/Projects/spinoza/ulm-4/EvEn/data/annotations/documents/student2-name-quiz-documents/student2-2019-03-29-question-108.html</text:p>
          </table:table-cell>
          <table:table-cell table:number-columns-repeated="3"/>
          <table:table-cell table:formula="of:=HYPERLINK([.B95])" office:value-type="string" office:string-value="file:///Users/cumeo/Projects/spinoza/ulm-4/EvEn/data/annotations/documents/student2-name-quiz-documents/student2-2019-03-29-question-108.html" calcext:value-type="string">
            <text:p>file:///Users/cumeo/Projects/spinoza/ulm-4/EvEn/data/annotations/documents/student2-name-quiz-documents/student2-2019-03-29-question-108.html</text:p>
          </table:table-cell>
          <table:table-cell table:formula="of:=HYPERLINK([.C95])">
            <text:p/>
          </table:table-cell>
          <table:table-cell table:formula="of:=HYPERLINK([.D95])">
            <text:p/>
          </table:table-cell>
          <table:table-cell table:formula="of:=HYPERLINK([.E95])">
            <text:p/>
          </table:table-cell>
          <table:table-cell office:value-type="string" calcext:value-type="string">
            <text:p>file:///Users/cumeo/Projects/spinoza/ulm-4/EvEn/output/conll-2012-transformed/orig/dev/mz_sinorama_10_ectb_1030___part_003.m_gold_conll.html</text:p>
          </table:table-cell>
          <table:table-cell table:formula="of:=HYPERLINK([.J95])" office:value-type="string" office:string-value="file:///Users/cumeo/Projects/spinoza/ulm-4/EvEn/output/conll-2012-transformed/orig/dev/mz_sinorama_10_ectb_1030___part_003.m_gold_conll.html" calcext:value-type="string">
            <text:p>file:///Users/cumeo/Projects/spinoza/ulm-4/EvEn/output/conll-2012-transformed/orig/dev/mz_sinorama_10_ectb_1030___part_003.m_gold_conll.html</text:p>
          </table:table-cell>
          <table:table-cell table:formula="of:=LEFT(RIGHT([.K95];44); 30)" office:value-type="string" office:string-value="ma_10_ectb_1030___part_003.m_g" calcext:value-type="string">
            <text:p>ma_10_ectb_1030___part_003.m_g</text:p>
          </table:table-cell>
          <table:table-cell office:value-type="string" calcext:value-type="string">
            <text:p>_PHE_</text:p>
          </table:table-cell>
          <table:table-cell/>
          <table:table-cell table:content-validation-name="val1"/>
          <table:table-cell office:value-type="string" calcext:value-type="string">
            <text:p>a developing countr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string" calcext:value-type="string">
            <text:p>file:///Users/cumeo/Projects/spinoza/ulm-4/EvEn/data/annotations/documents/student1-name-quiz-documents/student1-2019-03-14-question-108.html</text:p>
          </table:table-cell>
          <table:table-cell table:number-columns-repeated="3"/>
          <table:table-cell table:formula="of:=HYPERLINK([.B96])" office:value-type="string" office:string-value="file:///Users/cumeo/Projects/spinoza/ulm-4/EvEn/data/annotations/documents/student1-name-quiz-documents/student1-2019-03-14-question-108.html" calcext:value-type="string">
            <text:p>file:///Users/cumeo/Projects/spinoza/ulm-4/EvEn/data/annotations/documents/student1-name-quiz-documents/student1-2019-03-14-question-108.html</text:p>
          </table:table-cell>
          <table:table-cell table:formula="of:=HYPERLINK([.C96])">
            <text:p/>
          </table:table-cell>
          <table:table-cell table:formula="of:=HYPERLINK([.D96])">
            <text:p/>
          </table:table-cell>
          <table:table-cell table:formula="of:=HYPERLINK([.E96])">
            <text:p/>
          </table:table-cell>
          <table:table-cell office:value-type="string" calcext:value-type="string">
            <text:p>file:///Users/cumeo/Projects/spinoza/ulm-4/EvEn/output/conll-2012-transformed/orig/dev/mz_sinorama_10_ectb_1030___part_003.m_gold_conll.html</text:p>
          </table:table-cell>
          <table:table-cell table:formula="of:=HYPERLINK([.J96])" office:value-type="string" office:string-value="file:///Users/cumeo/Projects/spinoza/ulm-4/EvEn/output/conll-2012-transformed/orig/dev/mz_sinorama_10_ectb_1030___part_003.m_gold_conll.html" calcext:value-type="string">
            <text:p>file:///Users/cumeo/Projects/spinoza/ulm-4/EvEn/output/conll-2012-transformed/orig/dev/mz_sinorama_10_ectb_1030___part_003.m_gold_conll.html</text:p>
          </table:table-cell>
          <table:table-cell table:formula="of:=LEFT(RIGHT([.K96];44); 30)" office:value-type="string" office:string-value="ma_10_ectb_1030___part_003.m_g" calcext:value-type="string">
            <text:p>ma_10_ectb_1030___part_003.m_g</text:p>
          </table:table-cell>
          <table:table-cell office:value-type="string" calcext:value-type="string">
            <text:p>_PHE_</text:p>
          </table:table-cell>
          <table:table-cell/>
          <table:table-cell table:content-validation-name="val1"/>
          <table:table-cell office:value-type="string" calcext:value-type="string">
            <text:p>plac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file:///Users/cumeo/Projects/spinoza/ulm-4/EvEn/data/annotations/documents/student1-name-quiz-documents/student1-2019-03-14-question-108.html</text:p>
          </table:table-cell>
          <table:table-cell table:number-columns-repeated="3"/>
          <table:table-cell table:formula="of:=HYPERLINK([.B97])" office:value-type="string" office:string-value="file:///Users/cumeo/Projects/spinoza/ulm-4/EvEn/data/annotations/documents/student1-name-quiz-documents/student1-2019-03-14-question-108.html" calcext:value-type="string">
            <text:p>file:///Users/cumeo/Projects/spinoza/ulm-4/EvEn/data/annotations/documents/student1-name-quiz-documents/student1-2019-03-14-question-108.html</text:p>
          </table:table-cell>
          <table:table-cell table:formula="of:=HYPERLINK([.C97])">
            <text:p/>
          </table:table-cell>
          <table:table-cell table:formula="of:=HYPERLINK([.D97])">
            <text:p/>
          </table:table-cell>
          <table:table-cell table:formula="of:=HYPERLINK([.E97])">
            <text:p/>
          </table:table-cell>
          <table:table-cell office:value-type="string" calcext:value-type="string">
            <text:p>file:///Users/cumeo/Projects/spinoza/ulm-4/EvEn/output/conll-2012-transformed/orig/dev/mz_sinorama_10_ectb_1030___part_003.m_gold_conll.html</text:p>
          </table:table-cell>
          <table:table-cell table:formula="of:=HYPERLINK([.J97])" office:value-type="string" office:string-value="file:///Users/cumeo/Projects/spinoza/ulm-4/EvEn/output/conll-2012-transformed/orig/dev/mz_sinorama_10_ectb_1030___part_003.m_gold_conll.html" calcext:value-type="string">
            <text:p>file:///Users/cumeo/Projects/spinoza/ulm-4/EvEn/output/conll-2012-transformed/orig/dev/mz_sinorama_10_ectb_1030___part_003.m_gold_conll.html</text:p>
          </table:table-cell>
          <table:table-cell table:formula="of:=LEFT(RIGHT([.K97];44); 30)" office:value-type="string" office:string-value="ma_10_ectb_1030___part_003.m_g" calcext:value-type="string">
            <text:p>ma_10_ectb_1030___part_003.m_g</text:p>
          </table:table-cell>
          <table:table-cell office:value-type="string" calcext:value-type="string">
            <text:p>_ZE83_ _LEE_</text:p>
          </table:table-cell>
          <table:table-cell/>
          <table:table-cell table:content-validation-name="val1"/>
          <table:table-cell office:value-type="string" calcext:value-type="string">
            <text:p>president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file:///Users/cumeo/Projects/spinoza/ulm-4/EvEn/data/annotations/documents/student2-documents-100-139/student2-2019-03-29-question-118.html</text:p>
          </table:table-cell>
          <table:table-cell office:value-type="string" calcext:value-type="string">
            <text:p>file:///Users/cumeo/Projects/spinoza/ulm-4/EvEn/data/annotations/documents/student2-2019-07-06/student2-2019-03-29-question-118.html</text:p>
          </table:table-cell>
          <table:table-cell table:number-columns-repeated="2"/>
          <table:table-cell table:formula="of:=HYPERLINK([.B98])" office:value-type="string" office:string-value="file:///Users/cumeo/Projects/spinoza/ulm-4/EvEn/data/annotations/documents/student2-documents-100-139/student2-2019-03-29-question-118.html" calcext:value-type="string">
            <text:p>file:///Users/cumeo/Projects/spinoza/ulm-4/EvEn/data/annotations/documents/student2-documents-100-139/student2-2019-03-29-question-118.html</text:p>
          </table:table-cell>
          <table:table-cell table:formula="of:=HYPERLINK([.C98])" office:value-type="string" office:string-value="file:///Users/cumeo/Projects/spinoza/ulm-4/EvEn/data/annotations/documents/student2-2019-07-06/student2-2019-03-29-question-118.html" calcext:value-type="string">
            <text:p>file:///Users/cumeo/Projects/spinoza/ulm-4/EvEn/data/annotations/documents/student2-2019-07-06/student2-2019-03-29-question-118.html</text:p>
          </table:table-cell>
          <table:table-cell table:formula="of:=HYPERLINK([.D98])">
            <text:p/>
          </table:table-cell>
          <table:table-cell table:formula="of:=HYPERLINK([.E98])">
            <text:p/>
          </table:table-cell>
          <table:table-cell office:value-type="string" calcext:value-type="string">
            <text:p>file:///Users/cumeo/Projects/spinoza/ulm-4/EvEn/output/conll-2012-transformed/orig/dev/mz_sinorama_10_ectb_1060___part_003.m_gold_conll.html</text:p>
          </table:table-cell>
          <table:table-cell table:formula="of:=HYPERLINK([.J98])" office:value-type="string" office:string-value="file:///Users/cumeo/Projects/spinoza/ulm-4/EvEn/output/conll-2012-transformed/orig/dev/mz_sinorama_10_ectb_1060___part_003.m_gold_conll.html" calcext:value-type="string">
            <text:p>file:///Users/cumeo/Projects/spinoza/ulm-4/EvEn/output/conll-2012-transformed/orig/dev/mz_sinorama_10_ectb_1060___part_003.m_gold_conll.html</text:p>
          </table:table-cell>
          <table:table-cell table:formula="of:=LEFT(RIGHT([.K98];44); 30)" office:value-type="string" office:string-value="ma_10_ectb_1060___part_003.m_g" calcext:value-type="string">
            <text:p>ma_10_ectb_1060___part_003.m_g</text:p>
          </table:table-cell>
          <table:table-cell office:value-type="string" calcext:value-type="string">
            <text:p>_QUEER_</text:p>
          </table:table-cell>
          <table:table-cell office:value-type="string" calcext:value-type="string">
            <text:p>Taiwan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file:///Users/cumeo/Projects/spinoza/ulm-4/EvEn/data/annotations/documents/student2-name-quiz-documents/student2-2019-03-29-question-118.html</text:p>
          </table:table-cell>
          <table:table-cell table:number-columns-repeated="3"/>
          <table:table-cell table:formula="of:=HYPERLINK([.B99])" office:value-type="string" office:string-value="file:///Users/cumeo/Projects/spinoza/ulm-4/EvEn/data/annotations/documents/student2-name-quiz-documents/student2-2019-03-29-question-118.html" calcext:value-type="string">
            <text:p>file:///Users/cumeo/Projects/spinoza/ulm-4/EvEn/data/annotations/documents/student2-name-quiz-documents/student2-2019-03-29-question-118.html</text:p>
          </table:table-cell>
          <table:table-cell table:formula="of:=HYPERLINK([.C99])">
            <text:p/>
          </table:table-cell>
          <table:table-cell table:formula="of:=HYPERLINK([.D99])">
            <text:p/>
          </table:table-cell>
          <table:table-cell table:formula="of:=HYPERLINK([.E99])">
            <text:p/>
          </table:table-cell>
          <table:table-cell office:value-type="string" calcext:value-type="string">
            <text:p>file:///Users/cumeo/Projects/spinoza/ulm-4/EvEn/output/conll-2012-transformed/orig/dev/mz_sinorama_10_ectb_1060___part_003.m_gold_conll.html</text:p>
          </table:table-cell>
          <table:table-cell table:formula="of:=HYPERLINK([.J99])" office:value-type="string" office:string-value="file:///Users/cumeo/Projects/spinoza/ulm-4/EvEn/output/conll-2012-transformed/orig/dev/mz_sinorama_10_ectb_1060___part_003.m_gold_conll.html" calcext:value-type="string">
            <text:p>file:///Users/cumeo/Projects/spinoza/ulm-4/EvEn/output/conll-2012-transformed/orig/dev/mz_sinorama_10_ectb_1060___part_003.m_gold_conll.html</text:p>
          </table:table-cell>
          <table:table-cell table:formula="of:=LEFT(RIGHT([.K99];44); 30)" office:value-type="string" office:string-value="ma_10_ectb_1060___part_003.m_g" calcext:value-type="string">
            <text:p>ma_10_ectb_1060___part_003.m_g</text:p>
          </table:table-cell>
          <table:table-cell office:value-type="string" calcext:value-type="string">
            <text:p>_HEE38_</text:p>
          </table:table-cell>
          <table:table-cell/>
          <table:table-cell table:content-validation-name="val1"/>
          <table:table-cell office:value-type="string" calcext:value-type="string">
            <text:p>Taiwanese historia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file:///Users/cumeo/Projects/spinoza/ulm-4/EvEn/data/annotations/documents/student2-name-quiz-documents/student2-2019-03-29-question-118.html</text:p>
          </table:table-cell>
          <table:table-cell table:number-columns-repeated="3"/>
          <table:table-cell table:formula="of:=HYPERLINK([.B100])" office:value-type="string" office:string-value="file:///Users/cumeo/Projects/spinoza/ulm-4/EvEn/data/annotations/documents/student2-name-quiz-documents/student2-2019-03-29-question-118.html" calcext:value-type="string">
            <text:p>file:///Users/cumeo/Projects/spinoza/ulm-4/EvEn/data/annotations/documents/student2-name-quiz-documents/student2-2019-03-29-question-118.html</text:p>
          </table:table-cell>
          <table:table-cell table:formula="of:=HYPERLINK([.C100])">
            <text:p/>
          </table:table-cell>
          <table:table-cell table:formula="of:=HYPERLINK([.D100])">
            <text:p/>
          </table:table-cell>
          <table:table-cell table:formula="of:=HYPERLINK([.E100])">
            <text:p/>
          </table:table-cell>
          <table:table-cell office:value-type="string" calcext:value-type="string">
            <text:p>file:///Users/cumeo/Projects/spinoza/ulm-4/EvEn/output/conll-2012-transformed/orig/dev/mz_sinorama_10_ectb_1060___part_003.m_gold_conll.html</text:p>
          </table:table-cell>
          <table:table-cell table:formula="of:=HYPERLINK([.J100])" office:value-type="string" office:string-value="file:///Users/cumeo/Projects/spinoza/ulm-4/EvEn/output/conll-2012-transformed/orig/dev/mz_sinorama_10_ectb_1060___part_003.m_gold_conll.html" calcext:value-type="string">
            <text:p>file:///Users/cumeo/Projects/spinoza/ulm-4/EvEn/output/conll-2012-transformed/orig/dev/mz_sinorama_10_ectb_1060___part_003.m_gold_conll.html</text:p>
          </table:table-cell>
          <table:table-cell table:formula="of:=LEFT(RIGHT([.K100];44); 30)" office:value-type="string" office:string-value="ma_10_ectb_1060___part_003.m_g" calcext:value-type="string">
            <text:p>ma_10_ectb_1060___part_003.m_g</text:p>
          </table:table-cell>
          <table:table-cell office:value-type="string" calcext:value-type="string">
            <text:p>_JEES4_ _JEE58_</text:p>
          </table:table-cell>
          <table:table-cell/>
          <table:table-cell table:content-validation-name="val1"/>
          <table:table-cell office:value-type="string" calcext:value-type="string">
            <text:p>President of Taiwa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file:///Users/cumeo/Projects/spinoza/ulm-4/EvEn/data/annotations/documents/student2-name-quiz-documents/student2-2019-03-29-question-118.html</text:p>
          </table:table-cell>
          <table:table-cell table:number-columns-repeated="3"/>
          <table:table-cell table:formula="of:=HYPERLINK([.B101])" office:value-type="string" office:string-value="file:///Users/cumeo/Projects/spinoza/ulm-4/EvEn/data/annotations/documents/student2-name-quiz-documents/student2-2019-03-29-question-118.html" calcext:value-type="string">
            <text:p>file:///Users/cumeo/Projects/spinoza/ulm-4/EvEn/data/annotations/documents/student2-name-quiz-documents/student2-2019-03-29-question-118.html</text:p>
          </table:table-cell>
          <table:table-cell table:formula="of:=HYPERLINK([.C101])">
            <text:p/>
          </table:table-cell>
          <table:table-cell table:formula="of:=HYPERLINK([.D101])">
            <text:p/>
          </table:table-cell>
          <table:table-cell table:formula="of:=HYPERLINK([.E101])">
            <text:p/>
          </table:table-cell>
          <table:table-cell office:value-type="string" calcext:value-type="string">
            <text:p>file:///Users/cumeo/Projects/spinoza/ulm-4/EvEn/output/conll-2012-transformed/orig/dev/mz_sinorama_10_ectb_1060___part_003.m_gold_conll.html</text:p>
          </table:table-cell>
          <table:table-cell table:formula="of:=HYPERLINK([.J101])" office:value-type="string" office:string-value="file:///Users/cumeo/Projects/spinoza/ulm-4/EvEn/output/conll-2012-transformed/orig/dev/mz_sinorama_10_ectb_1060___part_003.m_gold_conll.html" calcext:value-type="string">
            <text:p>file:///Users/cumeo/Projects/spinoza/ulm-4/EvEn/output/conll-2012-transformed/orig/dev/mz_sinorama_10_ectb_1060___part_003.m_gold_conll.html</text:p>
          </table:table-cell>
          <table:table-cell table:formula="of:=LEFT(RIGHT([.K101];44); 30)" office:value-type="string" office:string-value="ma_10_ectb_1060___part_003.m_g" calcext:value-type="string">
            <text:p>ma_10_ectb_1060___part_003.m_g</text:p>
          </table:table-cell>
          <table:table-cell office:value-type="string" calcext:value-type="string">
            <text:p>_HEE38_ _FIEM_</text:p>
          </table:table-cell>
          <table:table-cell/>
          <table:table-cell table:content-validation-name="val1"/>
          <table:table-cell office:value-type="string" calcext:value-type="string">
            <text:p>a Taiwanese historia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file:///Users/cumeo/Projects/spinoza/ulm-4/EvEn/data/annotations/documents/student1-name-quiz-documents/student1-2019-03-14-question-118.html</text:p>
          </table:table-cell>
          <table:table-cell table:number-columns-repeated="3"/>
          <table:table-cell table:formula="of:=HYPERLINK([.B102])" office:value-type="string" office:string-value="file:///Users/cumeo/Projects/spinoza/ulm-4/EvEn/data/annotations/documents/student1-name-quiz-documents/student1-2019-03-14-question-118.html" calcext:value-type="string">
            <text:p>file:///Users/cumeo/Projects/spinoza/ulm-4/EvEn/data/annotations/documents/student1-name-quiz-documents/student1-2019-03-14-question-118.html</text:p>
          </table:table-cell>
          <table:table-cell table:formula="of:=HYPERLINK([.C102])">
            <text:p/>
          </table:table-cell>
          <table:table-cell table:formula="of:=HYPERLINK([.D102])">
            <text:p/>
          </table:table-cell>
          <table:table-cell table:formula="of:=HYPERLINK([.E102])">
            <text:p/>
          </table:table-cell>
          <table:table-cell office:value-type="string" calcext:value-type="string">
            <text:p>file:///Users/cumeo/Projects/spinoza/ulm-4/EvEn/output/conll-2012-transformed/orig/dev/mz_sinorama_10_ectb_1060___part_003.m_gold_conll.html</text:p>
          </table:table-cell>
          <table:table-cell table:formula="of:=HYPERLINK([.J102])" office:value-type="string" office:string-value="file:///Users/cumeo/Projects/spinoza/ulm-4/EvEn/output/conll-2012-transformed/orig/dev/mz_sinorama_10_ectb_1060___part_003.m_gold_conll.html" calcext:value-type="string">
            <text:p>file:///Users/cumeo/Projects/spinoza/ulm-4/EvEn/output/conll-2012-transformed/orig/dev/mz_sinorama_10_ectb_1060___part_003.m_gold_conll.html</text:p>
          </table:table-cell>
          <table:table-cell table:formula="of:=LEFT(RIGHT([.K102];44); 30)" office:value-type="string" office:string-value="ma_10_ectb_1060___part_003.m_g" calcext:value-type="string">
            <text:p>ma_10_ectb_1060___part_003.m_g</text:p>
          </table:table-cell>
          <table:table-cell office:value-type="string" calcext:value-type="string">
            <text:p>_HEE38_</text:p>
          </table:table-cell>
          <table:table-cell/>
          <table:table-cell table:content-validation-name="val1"/>
          <table:table-cell office:value-type="string" calcext:value-type="string">
            <text:p>Taiwanese historia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file:///Users/cumeo/Projects/spinoza/ulm-4/EvEn/data/annotations/documents/student1-name-quiz-documents/student1-2019-03-14-question-118.html</text:p>
          </table:table-cell>
          <table:table-cell table:number-columns-repeated="3"/>
          <table:table-cell table:formula="of:=HYPERLINK([.B103])" office:value-type="string" office:string-value="file:///Users/cumeo/Projects/spinoza/ulm-4/EvEn/data/annotations/documents/student1-name-quiz-documents/student1-2019-03-14-question-118.html" calcext:value-type="string">
            <text:p>file:///Users/cumeo/Projects/spinoza/ulm-4/EvEn/data/annotations/documents/student1-name-quiz-documents/student1-2019-03-14-question-118.html</text:p>
          </table:table-cell>
          <table:table-cell table:formula="of:=HYPERLINK([.C103])">
            <text:p/>
          </table:table-cell>
          <table:table-cell table:formula="of:=HYPERLINK([.D103])">
            <text:p/>
          </table:table-cell>
          <table:table-cell table:formula="of:=HYPERLINK([.E103])">
            <text:p/>
          </table:table-cell>
          <table:table-cell office:value-type="string" calcext:value-type="string">
            <text:p>file:///Users/cumeo/Projects/spinoza/ulm-4/EvEn/output/conll-2012-transformed/orig/dev/mz_sinorama_10_ectb_1060___part_003.m_gold_conll.html</text:p>
          </table:table-cell>
          <table:table-cell table:formula="of:=HYPERLINK([.J103])" office:value-type="string" office:string-value="file:///Users/cumeo/Projects/spinoza/ulm-4/EvEn/output/conll-2012-transformed/orig/dev/mz_sinorama_10_ectb_1060___part_003.m_gold_conll.html" calcext:value-type="string">
            <text:p>file:///Users/cumeo/Projects/spinoza/ulm-4/EvEn/output/conll-2012-transformed/orig/dev/mz_sinorama_10_ectb_1060___part_003.m_gold_conll.html</text:p>
          </table:table-cell>
          <table:table-cell table:formula="of:=LEFT(RIGHT([.K103];44); 30)" office:value-type="string" office:string-value="ma_10_ectb_1060___part_003.m_g" calcext:value-type="string">
            <text:p>ma_10_ectb_1060___part_003.m_g</text:p>
          </table:table-cell>
          <table:table-cell office:value-type="string" calcext:value-type="string">
            <text:p>_JEES4_ _JEE58_</text:p>
          </table:table-cell>
          <table:table-cell/>
          <table:table-cell table:content-validation-name="val1"/>
          <table:table-cell office:value-type="string" calcext:value-type="string">
            <text:p>male pers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string" calcext:value-type="string">
            <text:p>file:///Users/cumeo/Projects/spinoza/ulm-4/EvEn/data/annotations/documents/student1-name-quiz-documents/student1-2019-03-14-question-118.html</text:p>
          </table:table-cell>
          <table:table-cell table:number-columns-repeated="3"/>
          <table:table-cell table:formula="of:=HYPERLINK([.B104])" office:value-type="string" office:string-value="file:///Users/cumeo/Projects/spinoza/ulm-4/EvEn/data/annotations/documents/student1-name-quiz-documents/student1-2019-03-14-question-118.html" calcext:value-type="string">
            <text:p>file:///Users/cumeo/Projects/spinoza/ulm-4/EvEn/data/annotations/documents/student1-name-quiz-documents/student1-2019-03-14-question-118.html</text:p>
          </table:table-cell>
          <table:table-cell table:formula="of:=HYPERLINK([.C104])">
            <text:p/>
          </table:table-cell>
          <table:table-cell table:formula="of:=HYPERLINK([.D104])">
            <text:p/>
          </table:table-cell>
          <table:table-cell table:formula="of:=HYPERLINK([.E104])">
            <text:p/>
          </table:table-cell>
          <table:table-cell office:value-type="string" calcext:value-type="string">
            <text:p>file:///Users/cumeo/Projects/spinoza/ulm-4/EvEn/output/conll-2012-transformed/orig/dev/mz_sinorama_10_ectb_1060___part_003.m_gold_conll.html</text:p>
          </table:table-cell>
          <table:table-cell table:formula="of:=HYPERLINK([.J104])" office:value-type="string" office:string-value="file:///Users/cumeo/Projects/spinoza/ulm-4/EvEn/output/conll-2012-transformed/orig/dev/mz_sinorama_10_ectb_1060___part_003.m_gold_conll.html" calcext:value-type="string">
            <text:p>file:///Users/cumeo/Projects/spinoza/ulm-4/EvEn/output/conll-2012-transformed/orig/dev/mz_sinorama_10_ectb_1060___part_003.m_gold_conll.html</text:p>
          </table:table-cell>
          <table:table-cell table:formula="of:=LEFT(RIGHT([.K104];44); 30)" office:value-type="string" office:string-value="ma_10_ectb_1060___part_003.m_g" calcext:value-type="string">
            <text:p>ma_10_ectb_1060___part_003.m_g</text:p>
          </table:table-cell>
          <table:table-cell office:value-type="string" calcext:value-type="string">
            <text:p>_CEEN33_</text:p>
          </table:table-cell>
          <table:table-cell office:value-type="string" calcext:value-type="string">
            <text:p>Taiwan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file:///Users/cumeo/Projects/spinoza/ulm-4/EvEn/data/annotations/documents/student1-name-quiz-documents/student1-2019-03-14-question-118.html</text:p>
          </table:table-cell>
          <table:table-cell table:number-columns-repeated="3"/>
          <table:table-cell table:formula="of:=HYPERLINK([.B105])" office:value-type="string" office:string-value="file:///Users/cumeo/Projects/spinoza/ulm-4/EvEn/data/annotations/documents/student1-name-quiz-documents/student1-2019-03-14-question-118.html" calcext:value-type="string">
            <text:p>file:///Users/cumeo/Projects/spinoza/ulm-4/EvEn/data/annotations/documents/student1-name-quiz-documents/student1-2019-03-14-question-118.html</text:p>
          </table:table-cell>
          <table:table-cell table:formula="of:=HYPERLINK([.C105])">
            <text:p/>
          </table:table-cell>
          <table:table-cell table:formula="of:=HYPERLINK([.D105])">
            <text:p/>
          </table:table-cell>
          <table:table-cell table:formula="of:=HYPERLINK([.E105])">
            <text:p/>
          </table:table-cell>
          <table:table-cell office:value-type="string" calcext:value-type="string">
            <text:p>file:///Users/cumeo/Projects/spinoza/ulm-4/EvEn/output/conll-2012-transformed/orig/dev/mz_sinorama_10_ectb_1060___part_003.m_gold_conll.html</text:p>
          </table:table-cell>
          <table:table-cell table:formula="of:=HYPERLINK([.J105])" office:value-type="string" office:string-value="file:///Users/cumeo/Projects/spinoza/ulm-4/EvEn/output/conll-2012-transformed/orig/dev/mz_sinorama_10_ectb_1060___part_003.m_gold_conll.html" calcext:value-type="string">
            <text:p>file:///Users/cumeo/Projects/spinoza/ulm-4/EvEn/output/conll-2012-transformed/orig/dev/mz_sinorama_10_ectb_1060___part_003.m_gold_conll.html</text:p>
          </table:table-cell>
          <table:table-cell table:formula="of:=LEFT(RIGHT([.K105];44); 30)" office:value-type="string" office:string-value="ma_10_ectb_1060___part_003.m_g" calcext:value-type="string">
            <text:p>ma_10_ectb_1060___part_003.m_g</text:p>
          </table:table-cell>
          <table:table-cell office:value-type="string" calcext:value-type="string">
            <text:p>_HEE38_ _FIEM_</text:p>
          </table:table-cell>
          <table:table-cell/>
          <table:table-cell table:content-validation-name="val1"/>
          <table:table-cell office:value-type="string" calcext:value-type="string">
            <text:p>male historia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file:///Users/cumeo/Projects/spinoza/ulm-4/EvEn/data/annotations/documents/student3-name-quiz-documents/student3-2019-03-29-question-001.html</text:p>
          </table:table-cell>
          <table:table-cell table:number-columns-repeated="3"/>
          <table:table-cell table:formula="of:=HYPERLINK([.B106])" office:value-type="string" office:string-value="file:///Users/cumeo/Projects/spinoza/ulm-4/EvEn/data/annotations/documents/student3-name-quiz-documents/student3-2019-03-29-question-001.html" calcext:value-type="string">
            <text:p>file:///Users/cumeo/Projects/spinoza/ulm-4/EvEn/data/annotations/documents/student3-name-quiz-documents/student3-2019-03-29-question-001.html</text:p>
          </table:table-cell>
          <table:table-cell table:formula="of:=HYPERLINK([.C106])">
            <text:p/>
          </table:table-cell>
          <table:table-cell table:formula="of:=HYPERLINK([.D106])">
            <text:p/>
          </table:table-cell>
          <table:table-cell table:formula="of:=HYPERLINK([.E106])">
            <text:p/>
          </table:table-cell>
          <table:table-cell office:value-type="string" calcext:value-type="string">
            <text:p>file:///Users/cumeo/Projects/spinoza/ulm-4/EvEn/output/conll-2012-transformed/orig/dev/mz_sinorama_10_ectb_1070___part_001.m_gold_conll.html</text:p>
          </table:table-cell>
          <table:table-cell table:formula="of:=HYPERLINK([.J106])" office:value-type="string" office:string-value="file:///Users/cumeo/Projects/spinoza/ulm-4/EvEn/output/conll-2012-transformed/orig/dev/mz_sinorama_10_ectb_1070___part_001.m_gold_conll.html" calcext:value-type="string">
            <text:p>file:///Users/cumeo/Projects/spinoza/ulm-4/EvEn/output/conll-2012-transformed/orig/dev/mz_sinorama_10_ectb_1070___part_001.m_gold_conll.html</text:p>
          </table:table-cell>
          <table:table-cell table:formula="of:=LEFT(RIGHT([.K106];44); 30)" office:value-type="string" office:string-value="ma_10_ectb_1070___part_001.m_g" calcext:value-type="string">
            <text:p>ma_10_ectb_1070___part_001.m_g</text:p>
          </table:table-cell>
          <table:table-cell office:value-type="string" calcext:value-type="string">
            <text:p>_GOG_</text:p>
          </table:table-cell>
          <table:table-cell office:value-type="string" calcext:value-type="string">
            <text:p>Taiwan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file:///Users/cumeo/Projects/spinoza/ulm-4/EvEn/data/annotations/documents/student1-name-quiz-documents/student1-2019-03-14-question-120.html</text:p>
          </table:table-cell>
          <table:table-cell table:number-columns-repeated="3"/>
          <table:table-cell table:formula="of:=HYPERLINK([.B107])" office:value-type="string" office:string-value="file:///Users/cumeo/Projects/spinoza/ulm-4/EvEn/data/annotations/documents/student1-name-quiz-documents/student1-2019-03-14-question-120.html" calcext:value-type="string">
            <text:p>file:///Users/cumeo/Projects/spinoza/ulm-4/EvEn/data/annotations/documents/student1-name-quiz-documents/student1-2019-03-14-question-120.html</text:p>
          </table:table-cell>
          <table:table-cell table:formula="of:=HYPERLINK([.C107])">
            <text:p/>
          </table:table-cell>
          <table:table-cell table:formula="of:=HYPERLINK([.D107])">
            <text:p/>
          </table:table-cell>
          <table:table-cell table:formula="of:=HYPERLINK([.E107])">
            <text:p/>
          </table:table-cell>
          <table:table-cell office:value-type="string" calcext:value-type="string">
            <text:p>file:///Users/cumeo/Projects/spinoza/ulm-4/EvEn/output/conll-2012-transformed/orig/dev/mz_sinorama_10_ectb_1070___part_001.m_gold_conll.html</text:p>
          </table:table-cell>
          <table:table-cell table:formula="of:=HYPERLINK([.J107])" office:value-type="string" office:string-value="file:///Users/cumeo/Projects/spinoza/ulm-4/EvEn/output/conll-2012-transformed/orig/dev/mz_sinorama_10_ectb_1070___part_001.m_gold_conll.html" calcext:value-type="string">
            <text:p>file:///Users/cumeo/Projects/spinoza/ulm-4/EvEn/output/conll-2012-transformed/orig/dev/mz_sinorama_10_ectb_1070___part_001.m_gold_conll.html</text:p>
          </table:table-cell>
          <table:table-cell table:formula="of:=LEFT(RIGHT([.K107];44); 30)" office:value-type="string" office:string-value="ma_10_ectb_1070___part_001.m_g" calcext:value-type="string">
            <text:p>ma_10_ectb_1070___part_001.m_g</text:p>
          </table:table-cell>
          <table:table-cell office:value-type="string" calcext:value-type="string">
            <text:p>_GOG_</text:p>
          </table:table-cell>
          <table:table-cell office:value-type="string" calcext:value-type="string">
            <text:p>Taiwan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file:///Users/cumeo/Projects/spinoza/ulm-4/EvEn/data/annotations/documents/student3-name-quiz-documents/student3-2019-03-29-question-011.html</text:p>
          </table:table-cell>
          <table:table-cell table:number-columns-repeated="3"/>
          <table:table-cell table:formula="of:=HYPERLINK([.B108])" office:value-type="string" office:string-value="file:///Users/cumeo/Projects/spinoza/ulm-4/EvEn/data/annotations/documents/student3-name-quiz-documents/student3-2019-03-29-question-011.html" calcext:value-type="string">
            <text:p>file:///Users/cumeo/Projects/spinoza/ulm-4/EvEn/data/annotations/documents/student3-name-quiz-documents/student3-2019-03-29-question-011.html</text:p>
          </table:table-cell>
          <table:table-cell table:formula="of:=HYPERLINK([.C108])">
            <text:p/>
          </table:table-cell>
          <table:table-cell table:formula="of:=HYPERLINK([.D108])">
            <text:p/>
          </table:table-cell>
          <table:table-cell table:formula="of:=HYPERLINK([.E108])">
            <text:p/>
          </table:table-cell>
          <table:table-cell office:value-type="string" calcext:value-type="string">
            <text:p>file:///Users/cumeo/Projects/spinoza/ulm-4/EvEn/output/conll-2012-transformed/orig/dev/nw_wsj_01_wsj_0112___part_000.m_gold_conll.html</text:p>
          </table:table-cell>
          <table:table-cell table:formula="of:=HYPERLINK([.J108])" office:value-type="string" office:string-value="file:///Users/cumeo/Projects/spinoza/ulm-4/EvEn/output/conll-2012-transformed/orig/dev/nw_wsj_01_wsj_0112___part_000.m_gold_conll.html" calcext:value-type="string">
            <text:p>file:///Users/cumeo/Projects/spinoza/ulm-4/EvEn/output/conll-2012-transformed/orig/dev/nw_wsj_01_wsj_0112___part_000.m_gold_conll.html</text:p>
          </table:table-cell>
          <table:table-cell table:formula="of:=LEFT(RIGHT([.K108];44); 30)" office:value-type="string" office:string-value="wsj_01_wsj_0112___part_000.m_g" calcext:value-type="string">
            <text:p>wsj_01_wsj_0112___part_000.m_g</text:p>
          </table:table-cell>
          <table:table-cell office:value-type="string" calcext:value-type="string">
            <text:p>_ZE83_ _DAS45_</text:p>
          </table:table-cell>
          <table:table-cell/>
          <table:table-cell table:content-validation-name="val1"/>
          <table:table-cell office:value-type="string" calcext:value-type="string">
            <text:p>US president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file:///Users/cumeo/Projects/spinoza/ulm-4/EvEn/data/annotations/documents/student3-name-quiz-documents/student3-2019-03-29-question-011.html</text:p>
          </table:table-cell>
          <table:table-cell table:number-columns-repeated="3"/>
          <table:table-cell table:formula="of:=HYPERLINK([.B109])" office:value-type="string" office:string-value="file:///Users/cumeo/Projects/spinoza/ulm-4/EvEn/data/annotations/documents/student3-name-quiz-documents/student3-2019-03-29-question-011.html" calcext:value-type="string">
            <text:p>file:///Users/cumeo/Projects/spinoza/ulm-4/EvEn/data/annotations/documents/student3-name-quiz-documents/student3-2019-03-29-question-011.html</text:p>
          </table:table-cell>
          <table:table-cell table:formula="of:=HYPERLINK([.C109])">
            <text:p/>
          </table:table-cell>
          <table:table-cell table:formula="of:=HYPERLINK([.D109])">
            <text:p/>
          </table:table-cell>
          <table:table-cell table:formula="of:=HYPERLINK([.E109])">
            <text:p/>
          </table:table-cell>
          <table:table-cell office:value-type="string" calcext:value-type="string">
            <text:p>file:///Users/cumeo/Projects/spinoza/ulm-4/EvEn/output/conll-2012-transformed/orig/dev/nw_wsj_01_wsj_0112___part_000.m_gold_conll.html</text:p>
          </table:table-cell>
          <table:table-cell table:formula="of:=HYPERLINK([.J109])" office:value-type="string" office:string-value="file:///Users/cumeo/Projects/spinoza/ulm-4/EvEn/output/conll-2012-transformed/orig/dev/nw_wsj_01_wsj_0112___part_000.m_gold_conll.html" calcext:value-type="string">
            <text:p>file:///Users/cumeo/Projects/spinoza/ulm-4/EvEn/output/conll-2012-transformed/orig/dev/nw_wsj_01_wsj_0112___part_000.m_gold_conll.html</text:p>
          </table:table-cell>
          <table:table-cell table:formula="of:=LEFT(RIGHT([.K109];44); 30)" office:value-type="string" office:string-value="wsj_01_wsj_0112___part_000.m_g" calcext:value-type="string">
            <text:p>wsj_01_wsj_0112___part_000.m_g</text:p>
          </table:table-cell>
          <table:table-cell office:value-type="string" calcext:value-type="string">
            <text:p>_QUOR48_ _MA47_</text:p>
          </table:table-cell>
          <table:table-cell/>
          <table:table-cell table:content-validation-name="val1"/>
          <table:table-cell office:value-type="string" calcext:value-type="string">
            <text:p>a law or paragraph of a law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file:///Users/cumeo/Projects/spinoza/ulm-4/EvEn/data/annotations/documents/student1-name-quiz-documents/student1-2019-03-14-question-130.html</text:p>
          </table:table-cell>
          <table:table-cell table:number-columns-repeated="3"/>
          <table:table-cell table:formula="of:=HYPERLINK([.B110])" office:value-type="string" office:string-value="file:///Users/cumeo/Projects/spinoza/ulm-4/EvEn/data/annotations/documents/student1-name-quiz-documents/student1-2019-03-14-question-130.html" calcext:value-type="string">
            <text:p>file:///Users/cumeo/Projects/spinoza/ulm-4/EvEn/data/annotations/documents/student1-name-quiz-documents/student1-2019-03-14-question-130.html</text:p>
          </table:table-cell>
          <table:table-cell table:formula="of:=HYPERLINK([.C110])">
            <text:p/>
          </table:table-cell>
          <table:table-cell table:formula="of:=HYPERLINK([.D110])">
            <text:p/>
          </table:table-cell>
          <table:table-cell table:formula="of:=HYPERLINK([.E110])">
            <text:p/>
          </table:table-cell>
          <table:table-cell office:value-type="string" calcext:value-type="string">
            <text:p>file:///Users/cumeo/Projects/spinoza/ulm-4/EvEn/output/conll-2012-transformed/orig/dev/nw_wsj_01_wsj_0112___part_000.m_gold_conll.html</text:p>
          </table:table-cell>
          <table:table-cell table:formula="of:=HYPERLINK([.J110])" office:value-type="string" office:string-value="file:///Users/cumeo/Projects/spinoza/ulm-4/EvEn/output/conll-2012-transformed/orig/dev/nw_wsj_01_wsj_0112___part_000.m_gold_conll.html" calcext:value-type="string">
            <text:p>file:///Users/cumeo/Projects/spinoza/ulm-4/EvEn/output/conll-2012-transformed/orig/dev/nw_wsj_01_wsj_0112___part_000.m_gold_conll.html</text:p>
          </table:table-cell>
          <table:table-cell table:formula="of:=LEFT(RIGHT([.K110];44); 30)" office:value-type="string" office:string-value="wsj_01_wsj_0112___part_000.m_g" calcext:value-type="string">
            <text:p>wsj_01_wsj_0112___part_000.m_g</text:p>
          </table:table-cell>
          <table:table-cell office:value-type="string" calcext:value-type="string">
            <text:p>_DI40_</text:p>
          </table:table-cell>
          <table:table-cell office:value-type="string" calcext:value-type="string">
            <text:p>the Treasury</text:p>
          </table:table-cell>
          <table:table-cell table:content-validation-name="val1" office:value-type="string" calcext:value-type="string">
            <text:p>n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file:///Users/cumeo/Projects/spinoza/ulm-4/EvEn/data/annotations/documents/student3-name-quiz-documents/student3-2019-03-29-question-011.html</text:p>
          </table:table-cell>
          <table:table-cell table:number-columns-repeated="3"/>
          <table:table-cell table:formula="of:=HYPERLINK([.B111])" office:value-type="string" office:string-value="file:///Users/cumeo/Projects/spinoza/ulm-4/EvEn/data/annotations/documents/student3-name-quiz-documents/student3-2019-03-29-question-011.html" calcext:value-type="string">
            <text:p>file:///Users/cumeo/Projects/spinoza/ulm-4/EvEn/data/annotations/documents/student3-name-quiz-documents/student3-2019-03-29-question-011.html</text:p>
          </table:table-cell>
          <table:table-cell table:formula="of:=HYPERLINK([.C111])">
            <text:p/>
          </table:table-cell>
          <table:table-cell table:formula="of:=HYPERLINK([.D111])">
            <text:p/>
          </table:table-cell>
          <table:table-cell table:formula="of:=HYPERLINK([.E111])">
            <text:p/>
          </table:table-cell>
          <table:table-cell office:value-type="string" calcext:value-type="string">
            <text:p>file:///Users/cumeo/Projects/spinoza/ulm-4/EvEn/output/conll-2012-transformed/orig/dev/nw_wsj_01_wsj_0112___part_000.m_gold_conll.html</text:p>
          </table:table-cell>
          <table:table-cell table:formula="of:=HYPERLINK([.J111])" office:value-type="string" office:string-value="file:///Users/cumeo/Projects/spinoza/ulm-4/EvEn/output/conll-2012-transformed/orig/dev/nw_wsj_01_wsj_0112___part_000.m_gold_conll.html" calcext:value-type="string">
            <text:p>file:///Users/cumeo/Projects/spinoza/ulm-4/EvEn/output/conll-2012-transformed/orig/dev/nw_wsj_01_wsj_0112___part_000.m_gold_conll.html</text:p>
          </table:table-cell>
          <table:table-cell table:formula="of:=LEFT(RIGHT([.K111];44); 30)" office:value-type="string" office:string-value="wsj_01_wsj_0112___part_000.m_g" calcext:value-type="string">
            <text:p>wsj_01_wsj_0112___part_000.m_g</text:p>
          </table:table-cell>
          <table:table-cell office:value-type="string" calcext:value-type="string">
            <text:p>_DI40_</text:p>
          </table:table-cell>
          <table:table-cell/>
          <table:table-cell table:content-validation-name="val1"/>
          <table:table-cell office:value-type="string" calcext:value-type="string">
            <text:p>governmental institu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file:///Users/cumeo/Projects/spinoza/ulm-4/EvEn/data/annotations/documents/student3-name-quiz-documents/student3-2019-03-29-question-011.html</text:p>
          </table:table-cell>
          <table:table-cell table:number-columns-repeated="3"/>
          <table:table-cell table:formula="of:=HYPERLINK([.B112])" office:value-type="string" office:string-value="file:///Users/cumeo/Projects/spinoza/ulm-4/EvEn/data/annotations/documents/student3-name-quiz-documents/student3-2019-03-29-question-011.html" calcext:value-type="string">
            <text:p>file:///Users/cumeo/Projects/spinoza/ulm-4/EvEn/data/annotations/documents/student3-name-quiz-documents/student3-2019-03-29-question-011.html</text:p>
          </table:table-cell>
          <table:table-cell table:formula="of:=HYPERLINK([.C112])">
            <text:p/>
          </table:table-cell>
          <table:table-cell table:formula="of:=HYPERLINK([.D112])">
            <text:p/>
          </table:table-cell>
          <table:table-cell table:formula="of:=HYPERLINK([.E112])">
            <text:p/>
          </table:table-cell>
          <table:table-cell office:value-type="string" calcext:value-type="string">
            <text:p>file:///Users/cumeo/Projects/spinoza/ulm-4/EvEn/output/conll-2012-transformed/orig/dev/nw_wsj_01_wsj_0112___part_000.m_gold_conll.html</text:p>
          </table:table-cell>
          <table:table-cell table:formula="of:=HYPERLINK([.J112])" office:value-type="string" office:string-value="file:///Users/cumeo/Projects/spinoza/ulm-4/EvEn/output/conll-2012-transformed/orig/dev/nw_wsj_01_wsj_0112___part_000.m_gold_conll.html" calcext:value-type="string">
            <text:p>file:///Users/cumeo/Projects/spinoza/ulm-4/EvEn/output/conll-2012-transformed/orig/dev/nw_wsj_01_wsj_0112___part_000.m_gold_conll.html</text:p>
          </table:table-cell>
          <table:table-cell table:formula="of:=LEFT(RIGHT([.K112];44); 30)" office:value-type="string" office:string-value="wsj_01_wsj_0112___part_000.m_g" calcext:value-type="string">
            <text:p>wsj_01_wsj_0112___part_000.m_g</text:p>
          </table:table-cell>
          <table:table-cell office:value-type="string" calcext:value-type="string">
            <text:p>_SHA_</text:p>
          </table:table-cell>
          <table:table-cell/>
          <table:table-cell table:content-validation-name="val1"/>
          <table:table-cell office:value-type="string" calcext:value-type="string">
            <text:p>US president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file:///Users/cumeo/Projects/spinoza/ulm-4/EvEn/data/annotations/documents/student1-name-quiz-documents/student1-2019-03-14-question-130.html</text:p>
          </table:table-cell>
          <table:table-cell table:number-columns-repeated="3"/>
          <table:table-cell table:formula="of:=HYPERLINK([.B113])" office:value-type="string" office:string-value="file:///Users/cumeo/Projects/spinoza/ulm-4/EvEn/data/annotations/documents/student1-name-quiz-documents/student1-2019-03-14-question-130.html" calcext:value-type="string">
            <text:p>file:///Users/cumeo/Projects/spinoza/ulm-4/EvEn/data/annotations/documents/student1-name-quiz-documents/student1-2019-03-14-question-130.html</text:p>
          </table:table-cell>
          <table:table-cell table:formula="of:=HYPERLINK([.C113])">
            <text:p/>
          </table:table-cell>
          <table:table-cell table:formula="of:=HYPERLINK([.D113])">
            <text:p/>
          </table:table-cell>
          <table:table-cell table:formula="of:=HYPERLINK([.E113])">
            <text:p/>
          </table:table-cell>
          <table:table-cell office:value-type="string" calcext:value-type="string">
            <text:p>file:///Users/cumeo/Projects/spinoza/ulm-4/EvEn/output/conll-2012-transformed/orig/dev/nw_wsj_01_wsj_0112___part_000.m_gold_conll.html</text:p>
          </table:table-cell>
          <table:table-cell table:formula="of:=HYPERLINK([.J113])" office:value-type="string" office:string-value="file:///Users/cumeo/Projects/spinoza/ulm-4/EvEn/output/conll-2012-transformed/orig/dev/nw_wsj_01_wsj_0112___part_000.m_gold_conll.html" calcext:value-type="string">
            <text:p>file:///Users/cumeo/Projects/spinoza/ulm-4/EvEn/output/conll-2012-transformed/orig/dev/nw_wsj_01_wsj_0112___part_000.m_gold_conll.html</text:p>
          </table:table-cell>
          <table:table-cell table:formula="of:=LEFT(RIGHT([.K113];44); 30)" office:value-type="string" office:string-value="wsj_01_wsj_0112___part_000.m_g" calcext:value-type="string">
            <text:p>wsj_01_wsj_0112___part_000.m_g</text:p>
          </table:table-cell>
          <table:table-cell office:value-type="string" calcext:value-type="string">
            <text:p>_ZE83_ _DAS45_</text:p>
          </table:table-cell>
          <table:table-cell/>
          <table:table-cell table:content-validation-name="val1"/>
          <table:table-cell office:value-type="string" calcext:value-type="string">
            <text:p>President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file:///Users/cumeo/Projects/spinoza/ulm-4/EvEn/data/annotations/documents/student1-name-quiz-documents/student1-2019-03-14-question-130.html</text:p>
          </table:table-cell>
          <table:table-cell table:number-columns-repeated="3"/>
          <table:table-cell table:formula="of:=HYPERLINK([.B114])" office:value-type="string" office:string-value="file:///Users/cumeo/Projects/spinoza/ulm-4/EvEn/data/annotations/documents/student1-name-quiz-documents/student1-2019-03-14-question-130.html" calcext:value-type="string">
            <text:p>file:///Users/cumeo/Projects/spinoza/ulm-4/EvEn/data/annotations/documents/student1-name-quiz-documents/student1-2019-03-14-question-130.html</text:p>
          </table:table-cell>
          <table:table-cell table:formula="of:=HYPERLINK([.C114])">
            <text:p/>
          </table:table-cell>
          <table:table-cell table:formula="of:=HYPERLINK([.D114])">
            <text:p/>
          </table:table-cell>
          <table:table-cell table:formula="of:=HYPERLINK([.E114])">
            <text:p/>
          </table:table-cell>
          <table:table-cell office:value-type="string" calcext:value-type="string">
            <text:p>file:///Users/cumeo/Projects/spinoza/ulm-4/EvEn/output/conll-2012-transformed/orig/dev/nw_wsj_01_wsj_0112___part_000.m_gold_conll.html</text:p>
          </table:table-cell>
          <table:table-cell table:formula="of:=HYPERLINK([.J114])" office:value-type="string" office:string-value="file:///Users/cumeo/Projects/spinoza/ulm-4/EvEn/output/conll-2012-transformed/orig/dev/nw_wsj_01_wsj_0112___part_000.m_gold_conll.html" calcext:value-type="string">
            <text:p>file:///Users/cumeo/Projects/spinoza/ulm-4/EvEn/output/conll-2012-transformed/orig/dev/nw_wsj_01_wsj_0112___part_000.m_gold_conll.html</text:p>
          </table:table-cell>
          <table:table-cell table:formula="of:=LEFT(RIGHT([.K114];44); 30)" office:value-type="string" office:string-value="wsj_01_wsj_0112___part_000.m_g" calcext:value-type="string">
            <text:p>wsj_01_wsj_0112___part_000.m_g</text:p>
          </table:table-cell>
          <table:table-cell office:value-type="string" calcext:value-type="string">
            <text:p>_QUOR48_ _MA47_</text:p>
          </table:table-cell>
          <table:table-cell/>
          <table:table-cell table:content-validation-name="val1"/>
          <table:table-cell office:value-type="string" calcext:value-type="string">
            <text:p>an official legal document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string" calcext:value-type="string">
            <text:p>file:///Users/cumeo/Projects/spinoza/ulm-4/EvEn/data/annotations/documents/student1-name-quiz-documents/student1-2019-03-14-question-130.html</text:p>
          </table:table-cell>
          <table:table-cell table:number-columns-repeated="3"/>
          <table:table-cell table:formula="of:=HYPERLINK([.B115])" office:value-type="string" office:string-value="file:///Users/cumeo/Projects/spinoza/ulm-4/EvEn/data/annotations/documents/student1-name-quiz-documents/student1-2019-03-14-question-130.html" calcext:value-type="string">
            <text:p>file:///Users/cumeo/Projects/spinoza/ulm-4/EvEn/data/annotations/documents/student1-name-quiz-documents/student1-2019-03-14-question-130.html</text:p>
          </table:table-cell>
          <table:table-cell table:formula="of:=HYPERLINK([.C115])">
            <text:p/>
          </table:table-cell>
          <table:table-cell table:formula="of:=HYPERLINK([.D115])">
            <text:p/>
          </table:table-cell>
          <table:table-cell table:formula="of:=HYPERLINK([.E115])">
            <text:p/>
          </table:table-cell>
          <table:table-cell office:value-type="string" calcext:value-type="string">
            <text:p>file:///Users/cumeo/Projects/spinoza/ulm-4/EvEn/output/conll-2012-transformed/orig/dev/nw_wsj_01_wsj_0112___part_000.m_gold_conll.html</text:p>
          </table:table-cell>
          <table:table-cell table:formula="of:=HYPERLINK([.J115])" office:value-type="string" office:string-value="file:///Users/cumeo/Projects/spinoza/ulm-4/EvEn/output/conll-2012-transformed/orig/dev/nw_wsj_01_wsj_0112___part_000.m_gold_conll.html" calcext:value-type="string">
            <text:p>file:///Users/cumeo/Projects/spinoza/ulm-4/EvEn/output/conll-2012-transformed/orig/dev/nw_wsj_01_wsj_0112___part_000.m_gold_conll.html</text:p>
          </table:table-cell>
          <table:table-cell table:formula="of:=LEFT(RIGHT([.K115];44); 30)" office:value-type="string" office:string-value="wsj_01_wsj_0112___part_000.m_g" calcext:value-type="string">
            <text:p>wsj_01_wsj_0112___part_000.m_g</text:p>
          </table:table-cell>
          <table:table-cell office:value-type="string" calcext:value-type="string">
            <text:p>_SHA_</text:p>
          </table:table-cell>
          <table:table-cell/>
          <table:table-cell table:content-validation-name="val1"/>
          <table:table-cell office:value-type="string" calcext:value-type="string">
            <text:p>president's last nam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ile:///Users/cumeo/Projects/spinoza/ulm-4/EvEn/data/annotations/documents/student2-docs-140-189/student2-2019-03-29-question-177.html</text:p>
          </table:table-cell>
          <table:table-cell office:value-type="string" calcext:value-type="string">
            <text:p>file:///Users/cumeo/Projects/spinoza/ulm-4/EvEn/data/annotations/documents/student2-2019-07-06/student2-2019-03-29-question-177.html</text:p>
          </table:table-cell>
          <table:table-cell table:number-columns-repeated="2"/>
          <table:table-cell table:formula="of:=HYPERLINK([.B116])" office:value-type="string" office:string-value="file:///Users/cumeo/Projects/spinoza/ulm-4/EvEn/data/annotations/documents/student2-docs-140-189/student2-2019-03-29-question-177.html" calcext:value-type="string">
            <text:p>file:///Users/cumeo/Projects/spinoza/ulm-4/EvEn/data/annotations/documents/student2-docs-140-189/student2-2019-03-29-question-177.html</text:p>
          </table:table-cell>
          <table:table-cell table:formula="of:=HYPERLINK([.C116])" office:value-type="string" office:string-value="file:///Users/cumeo/Projects/spinoza/ulm-4/EvEn/data/annotations/documents/student2-2019-07-06/student2-2019-03-29-question-177.html" calcext:value-type="string">
            <text:p>file:///Users/cumeo/Projects/spinoza/ulm-4/EvEn/data/annotations/documents/student2-2019-07-06/student2-2019-03-29-question-177.html</text:p>
          </table:table-cell>
          <table:table-cell table:formula="of:=HYPERLINK([.D116])">
            <text:p/>
          </table:table-cell>
          <table:table-cell table:formula="of:=HYPERLINK([.E116])">
            <text:p/>
          </table:table-cell>
          <table:table-cell office:value-type="string" calcext:value-type="string">
            <text:p>file:///Users/cumeo/Projects/spinoza/ulm-4/EvEn/output/conll-2012-transformed/orig/dev/nw_wsj_01_wsj_0121___part_000.m_gold_conll.html</text:p>
          </table:table-cell>
          <table:table-cell table:formula="of:=HYPERLINK([.J116])" office:value-type="string" office:string-value="file:///Users/cumeo/Projects/spinoza/ulm-4/EvEn/output/conll-2012-transformed/orig/dev/nw_wsj_01_wsj_0121___part_000.m_gold_conll.html" calcext:value-type="string">
            <text:p>file:///Users/cumeo/Projects/spinoza/ulm-4/EvEn/output/conll-2012-transformed/orig/dev/nw_wsj_01_wsj_0121___part_000.m_gold_conll.html</text:p>
          </table:table-cell>
          <table:table-cell table:formula="of:=LEFT(RIGHT([.K116];44); 30)" office:value-type="string" office:string-value="wsj_01_wsj_0121___part_000.m_g" calcext:value-type="string">
            <text:p>wsj_01_wsj_0121___part_000.m_g</text:p>
          </table:table-cell>
          <table:table-cell office:value-type="string" calcext:value-type="string">
            <text:p>_GU24_ _TRA_</text:p>
          </table:table-cell>
          <table:table-cell/>
          <table:table-cell table:content-validation-name="val1"/>
          <table:table-cell office:value-type="string" calcext:value-type="string">
            <text:p>an American city, perhaps New York or Los Angeles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file:///Users/cumeo/Projects/spinoza/ulm-4/EvEn/data/annotations/documents/student2-docs-140-189/student2-2019-03-29-question-177.html</text:p>
          </table:table-cell>
          <table:table-cell office:value-type="string" calcext:value-type="string">
            <text:p>file:///Users/cumeo/Projects/spinoza/ulm-4/EvEn/data/annotations/documents/student2-2019-07-06/student2-2019-03-29-question-177.html</text:p>
          </table:table-cell>
          <table:table-cell table:number-columns-repeated="2"/>
          <table:table-cell table:formula="of:=HYPERLINK([.B117])" office:value-type="string" office:string-value="file:///Users/cumeo/Projects/spinoza/ulm-4/EvEn/data/annotations/documents/student2-docs-140-189/student2-2019-03-29-question-177.html" calcext:value-type="string">
            <text:p>file:///Users/cumeo/Projects/spinoza/ulm-4/EvEn/data/annotations/documents/student2-docs-140-189/student2-2019-03-29-question-177.html</text:p>
          </table:table-cell>
          <table:table-cell table:formula="of:=HYPERLINK([.C117])" office:value-type="string" office:string-value="file:///Users/cumeo/Projects/spinoza/ulm-4/EvEn/data/annotations/documents/student2-2019-07-06/student2-2019-03-29-question-177.html" calcext:value-type="string">
            <text:p>file:///Users/cumeo/Projects/spinoza/ulm-4/EvEn/data/annotations/documents/student2-2019-07-06/student2-2019-03-29-question-177.html</text:p>
          </table:table-cell>
          <table:table-cell table:formula="of:=HYPERLINK([.D117])">
            <text:p/>
          </table:table-cell>
          <table:table-cell table:formula="of:=HYPERLINK([.E117])">
            <text:p/>
          </table:table-cell>
          <table:table-cell office:value-type="string" calcext:value-type="string">
            <text:p>file:///Users/cumeo/Projects/spinoza/ulm-4/EvEn/output/conll-2012-transformed/orig/dev/nw_wsj_01_wsj_0121___part_000.m_gold_conll.html</text:p>
          </table:table-cell>
          <table:table-cell table:formula="of:=HYPERLINK([.J117])" office:value-type="string" office:string-value="file:///Users/cumeo/Projects/spinoza/ulm-4/EvEn/output/conll-2012-transformed/orig/dev/nw_wsj_01_wsj_0121___part_000.m_gold_conll.html" calcext:value-type="string">
            <text:p>file:///Users/cumeo/Projects/spinoza/ulm-4/EvEn/output/conll-2012-transformed/orig/dev/nw_wsj_01_wsj_0121___part_000.m_gold_conll.html</text:p>
          </table:table-cell>
          <table:table-cell table:formula="of:=LEFT(RIGHT([.K117];44); 30)" office:value-type="string" office:string-value="wsj_01_wsj_0121___part_000.m_g" calcext:value-type="string">
            <text:p>wsj_01_wsj_0121___part_000.m_g</text:p>
          </table:table-cell>
          <table:table-cell office:value-type="string" calcext:value-type="string">
            <text:p>_MI71_</text:p>
          </table:table-cell>
          <table:table-cell/>
          <table:table-cell table:content-validation-name="val1"/>
          <table:table-cell office:value-type="string" calcext:value-type="string">
            <text:p>the name of an American 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ile:///Users/cumeo/Projects/spinoza/ulm-4/EvEn/data/annotations/documents/student3-name-quiz-documents/student3-2019-03-29-question-167.html</text:p>
          </table:table-cell>
          <table:table-cell table:number-columns-repeated="3"/>
          <table:table-cell table:formula="of:=HYPERLINK([.B118])" office:value-type="string" office:string-value="file:///Users/cumeo/Projects/spinoza/ulm-4/EvEn/data/annotations/documents/student3-name-quiz-documents/student3-2019-03-29-question-167.html" calcext:value-type="string">
            <text:p>file:///Users/cumeo/Projects/spinoza/ulm-4/EvEn/data/annotations/documents/student3-name-quiz-documents/student3-2019-03-29-question-167.html</text:p>
          </table:table-cell>
          <table:table-cell table:formula="of:=HYPERLINK([.C118])">
            <text:p/>
          </table:table-cell>
          <table:table-cell table:formula="of:=HYPERLINK([.D118])">
            <text:p/>
          </table:table-cell>
          <table:table-cell table:formula="of:=HYPERLINK([.E118])">
            <text:p/>
          </table:table-cell>
          <table:table-cell office:value-type="string" calcext:value-type="string">
            <text:p>file:///Users/cumeo/Projects/spinoza/ulm-4/EvEn/output/conll-2012-transformed/orig/dev/nw_wsj_01_wsj_0121___part_000.m_gold_conll.html</text:p>
          </table:table-cell>
          <table:table-cell table:formula="of:=HYPERLINK([.J118])" office:value-type="string" office:string-value="file:///Users/cumeo/Projects/spinoza/ulm-4/EvEn/output/conll-2012-transformed/orig/dev/nw_wsj_01_wsj_0121___part_000.m_gold_conll.html" calcext:value-type="string">
            <text:p>file:///Users/cumeo/Projects/spinoza/ulm-4/EvEn/output/conll-2012-transformed/orig/dev/nw_wsj_01_wsj_0121___part_000.m_gold_conll.html</text:p>
          </table:table-cell>
          <table:table-cell table:formula="of:=LEFT(RIGHT([.K118];44); 30)" office:value-type="string" office:string-value="wsj_01_wsj_0121___part_000.m_g" calcext:value-type="string">
            <text:p>wsj_01_wsj_0121___part_000.m_g</text:p>
          </table:table-cell>
          <table:table-cell office:value-type="string" calcext:value-type="string">
            <text:p>_KOOG_ _SHEA62_</text:p>
          </table:table-cell>
          <table:table-cell/>
          <table:table-cell table:content-validation-name="val1"/>
          <table:table-cell office:value-type="string" calcext:value-type="string">
            <text:p>US city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file:///Users/cumeo/Projects/spinoza/ulm-4/EvEn/data/annotations/documents/student2-name-quiz-documents/student2-2019-03-29-question-177.html</text:p>
          </table:table-cell>
          <table:table-cell table:number-columns-repeated="3"/>
          <table:table-cell table:formula="of:=HYPERLINK([.B119])" office:value-type="string" office:string-value="file:///Users/cumeo/Projects/spinoza/ulm-4/EvEn/data/annotations/documents/student2-name-quiz-documents/student2-2019-03-29-question-177.html" calcext:value-type="string">
            <text:p>file:///Users/cumeo/Projects/spinoza/ulm-4/EvEn/data/annotations/documents/student2-name-quiz-documents/student2-2019-03-29-question-177.html</text:p>
          </table:table-cell>
          <table:table-cell table:formula="of:=HYPERLINK([.C119])">
            <text:p/>
          </table:table-cell>
          <table:table-cell table:formula="of:=HYPERLINK([.D119])">
            <text:p/>
          </table:table-cell>
          <table:table-cell table:formula="of:=HYPERLINK([.E119])">
            <text:p/>
          </table:table-cell>
          <table:table-cell office:value-type="string" calcext:value-type="string">
            <text:p>file:///Users/cumeo/Projects/spinoza/ulm-4/EvEn/output/conll-2012-transformed/orig/dev/nw_wsj_01_wsj_0121___part_000.m_gold_conll.html</text:p>
          </table:table-cell>
          <table:table-cell table:formula="of:=HYPERLINK([.J119])" office:value-type="string" office:string-value="file:///Users/cumeo/Projects/spinoza/ulm-4/EvEn/output/conll-2012-transformed/orig/dev/nw_wsj_01_wsj_0121___part_000.m_gold_conll.html" calcext:value-type="string">
            <text:p>file:///Users/cumeo/Projects/spinoza/ulm-4/EvEn/output/conll-2012-transformed/orig/dev/nw_wsj_01_wsj_0121___part_000.m_gold_conll.html</text:p>
          </table:table-cell>
          <table:table-cell table:formula="of:=LEFT(RIGHT([.K119];44); 30)" office:value-type="string" office:string-value="wsj_01_wsj_0121___part_000.m_g" calcext:value-type="string">
            <text:p>wsj_01_wsj_0121___part_000.m_g</text:p>
          </table:table-cell>
          <table:table-cell office:value-type="string" calcext:value-type="string">
            <text:p>_PHOO_</text:p>
          </table:table-cell>
          <table:table-cell/>
          <table:table-cell table:content-validation-name="val1"/>
          <table:table-cell office:value-type="string" calcext:value-type="string">
            <text:p>an American 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file:///Users/cumeo/Projects/spinoza/ulm-4/EvEn/data/annotations/documents/student2-name-quiz-documents/student2-2019-03-29-question-177.html</text:p>
          </table:table-cell>
          <table:table-cell table:number-columns-repeated="3"/>
          <table:table-cell table:formula="of:=HYPERLINK([.B120])" office:value-type="string" office:string-value="file:///Users/cumeo/Projects/spinoza/ulm-4/EvEn/data/annotations/documents/student2-name-quiz-documents/student2-2019-03-29-question-177.html" calcext:value-type="string">
            <text:p>file:///Users/cumeo/Projects/spinoza/ulm-4/EvEn/data/annotations/documents/student2-name-quiz-documents/student2-2019-03-29-question-177.html</text:p>
          </table:table-cell>
          <table:table-cell table:formula="of:=HYPERLINK([.C120])">
            <text:p/>
          </table:table-cell>
          <table:table-cell table:formula="of:=HYPERLINK([.D120])">
            <text:p/>
          </table:table-cell>
          <table:table-cell table:formula="of:=HYPERLINK([.E120])">
            <text:p/>
          </table:table-cell>
          <table:table-cell office:value-type="string" calcext:value-type="string">
            <text:p>file:///Users/cumeo/Projects/spinoza/ulm-4/EvEn/output/conll-2012-transformed/orig/dev/nw_wsj_01_wsj_0121___part_000.m_gold_conll.html</text:p>
          </table:table-cell>
          <table:table-cell table:formula="of:=HYPERLINK([.J120])" office:value-type="string" office:string-value="file:///Users/cumeo/Projects/spinoza/ulm-4/EvEn/output/conll-2012-transformed/orig/dev/nw_wsj_01_wsj_0121___part_000.m_gold_conll.html" calcext:value-type="string">
            <text:p>file:///Users/cumeo/Projects/spinoza/ulm-4/EvEn/output/conll-2012-transformed/orig/dev/nw_wsj_01_wsj_0121___part_000.m_gold_conll.html</text:p>
          </table:table-cell>
          <table:table-cell table:formula="of:=LEFT(RIGHT([.K120];44); 30)" office:value-type="string" office:string-value="wsj_01_wsj_0121___part_000.m_g" calcext:value-type="string">
            <text:p>wsj_01_wsj_0121___part_000.m_g</text:p>
          </table:table-cell>
          <table:table-cell office:value-type="string" calcext:value-type="string">
            <text:p>_NE_</text:p>
          </table:table-cell>
          <table:table-cell/>
          <table:table-cell table:content-validation-name="val1"/>
          <table:table-cell office:value-type="string" calcext:value-type="string">
            <text:p>a U.S. stat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file:///Users/cumeo/Projects/spinoza/ulm-4/EvEn/data/annotations/documents/student3-name-quiz-documents/student3-2019-03-29-question-167.html</text:p>
          </table:table-cell>
          <table:table-cell table:number-columns-repeated="3"/>
          <table:table-cell table:formula="of:=HYPERLINK([.B121])" office:value-type="string" office:string-value="file:///Users/cumeo/Projects/spinoza/ulm-4/EvEn/data/annotations/documents/student3-name-quiz-documents/student3-2019-03-29-question-167.html" calcext:value-type="string">
            <text:p>file:///Users/cumeo/Projects/spinoza/ulm-4/EvEn/data/annotations/documents/student3-name-quiz-documents/student3-2019-03-29-question-167.html</text:p>
          </table:table-cell>
          <table:table-cell table:formula="of:=HYPERLINK([.C121])">
            <text:p/>
          </table:table-cell>
          <table:table-cell table:formula="of:=HYPERLINK([.D121])">
            <text:p/>
          </table:table-cell>
          <table:table-cell table:formula="of:=HYPERLINK([.E121])">
            <text:p/>
          </table:table-cell>
          <table:table-cell office:value-type="string" calcext:value-type="string">
            <text:p>file:///Users/cumeo/Projects/spinoza/ulm-4/EvEn/output/conll-2012-transformed/orig/dev/nw_wsj_01_wsj_0121___part_000.m_gold_conll.html</text:p>
          </table:table-cell>
          <table:table-cell table:formula="of:=HYPERLINK([.J121])" office:value-type="string" office:string-value="file:///Users/cumeo/Projects/spinoza/ulm-4/EvEn/output/conll-2012-transformed/orig/dev/nw_wsj_01_wsj_0121___part_000.m_gold_conll.html" calcext:value-type="string">
            <text:p>file:///Users/cumeo/Projects/spinoza/ulm-4/EvEn/output/conll-2012-transformed/orig/dev/nw_wsj_01_wsj_0121___part_000.m_gold_conll.html</text:p>
          </table:table-cell>
          <table:table-cell table:formula="of:=LEFT(RIGHT([.K121];44); 30)" office:value-type="string" office:string-value="wsj_01_wsj_0121___part_000.m_g" calcext:value-type="string">
            <text:p>wsj_01_wsj_0121___part_000.m_g</text:p>
          </table:table-cell>
          <table:table-cell office:value-type="string" calcext:value-type="string">
            <text:p>_CHIEL96_</text:p>
          </table:table-cell>
          <table:table-cell/>
          <table:table-cell table:content-validation-name="val1"/>
          <table:table-cell office:value-type="string" calcext:value-type="string">
            <text:p>town or suburb in US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file:///Users/cumeo/Projects/spinoza/ulm-4/EvEn/data/annotations/documents/student3-name-quiz-documents/student3-2019-03-29-question-167.html</text:p>
          </table:table-cell>
          <table:table-cell table:number-columns-repeated="3"/>
          <table:table-cell table:formula="of:=HYPERLINK([.B122])" office:value-type="string" office:string-value="file:///Users/cumeo/Projects/spinoza/ulm-4/EvEn/data/annotations/documents/student3-name-quiz-documents/student3-2019-03-29-question-167.html" calcext:value-type="string">
            <text:p>file:///Users/cumeo/Projects/spinoza/ulm-4/EvEn/data/annotations/documents/student3-name-quiz-documents/student3-2019-03-29-question-167.html</text:p>
          </table:table-cell>
          <table:table-cell table:formula="of:=HYPERLINK([.C122])">
            <text:p/>
          </table:table-cell>
          <table:table-cell table:formula="of:=HYPERLINK([.D122])">
            <text:p/>
          </table:table-cell>
          <table:table-cell table:formula="of:=HYPERLINK([.E122])">
            <text:p/>
          </table:table-cell>
          <table:table-cell office:value-type="string" calcext:value-type="string">
            <text:p>file:///Users/cumeo/Projects/spinoza/ulm-4/EvEn/output/conll-2012-transformed/orig/dev/nw_wsj_01_wsj_0121___part_000.m_gold_conll.html</text:p>
          </table:table-cell>
          <table:table-cell table:formula="of:=HYPERLINK([.J122])" office:value-type="string" office:string-value="file:///Users/cumeo/Projects/spinoza/ulm-4/EvEn/output/conll-2012-transformed/orig/dev/nw_wsj_01_wsj_0121___part_000.m_gold_conll.html" calcext:value-type="string">
            <text:p>file:///Users/cumeo/Projects/spinoza/ulm-4/EvEn/output/conll-2012-transformed/orig/dev/nw_wsj_01_wsj_0121___part_000.m_gold_conll.html</text:p>
          </table:table-cell>
          <table:table-cell table:formula="of:=LEFT(RIGHT([.K122];44); 30)" office:value-type="string" office:string-value="wsj_01_wsj_0121___part_000.m_g" calcext:value-type="string">
            <text:p>wsj_01_wsj_0121___part_000.m_g</text:p>
          </table:table-cell>
          <table:table-cell office:value-type="string" calcext:value-type="string">
            <text:p>_PHOO_</text:p>
          </table:table-cell>
          <table:table-cell/>
          <table:table-cell table:content-validation-name="val1"/>
          <table:table-cell office:value-type="string" calcext:value-type="string">
            <text:p>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file:///Users/cumeo/Projects/spinoza/ulm-4/EvEn/data/annotations/documents/student3-name-quiz-documents/student3-2019-03-29-question-167.html</text:p>
          </table:table-cell>
          <table:table-cell table:number-columns-repeated="3"/>
          <table:table-cell table:formula="of:=HYPERLINK([.B123])" office:value-type="string" office:string-value="file:///Users/cumeo/Projects/spinoza/ulm-4/EvEn/data/annotations/documents/student3-name-quiz-documents/student3-2019-03-29-question-167.html" calcext:value-type="string">
            <text:p>file:///Users/cumeo/Projects/spinoza/ulm-4/EvEn/data/annotations/documents/student3-name-quiz-documents/student3-2019-03-29-question-167.html</text:p>
          </table:table-cell>
          <table:table-cell table:formula="of:=HYPERLINK([.C123])">
            <text:p/>
          </table:table-cell>
          <table:table-cell table:formula="of:=HYPERLINK([.D123])">
            <text:p/>
          </table:table-cell>
          <table:table-cell table:formula="of:=HYPERLINK([.E123])">
            <text:p/>
          </table:table-cell>
          <table:table-cell office:value-type="string" calcext:value-type="string">
            <text:p>file:///Users/cumeo/Projects/spinoza/ulm-4/EvEn/output/conll-2012-transformed/orig/dev/nw_wsj_01_wsj_0121___part_000.m_gold_conll.html</text:p>
          </table:table-cell>
          <table:table-cell table:formula="of:=HYPERLINK([.J123])" office:value-type="string" office:string-value="file:///Users/cumeo/Projects/spinoza/ulm-4/EvEn/output/conll-2012-transformed/orig/dev/nw_wsj_01_wsj_0121___part_000.m_gold_conll.html" calcext:value-type="string">
            <text:p>file:///Users/cumeo/Projects/spinoza/ulm-4/EvEn/output/conll-2012-transformed/orig/dev/nw_wsj_01_wsj_0121___part_000.m_gold_conll.html</text:p>
          </table:table-cell>
          <table:table-cell table:formula="of:=LEFT(RIGHT([.K123];44); 30)" office:value-type="string" office:string-value="wsj_01_wsj_0121___part_000.m_g" calcext:value-type="string">
            <text:p>wsj_01_wsj_0121___part_000.m_g</text:p>
          </table:table-cell>
          <table:table-cell office:value-type="string" calcext:value-type="string">
            <text:p>_NE_</text:p>
          </table:table-cell>
          <table:table-cell/>
          <table:table-cell table:content-validation-name="val1"/>
          <table:table-cell office:value-type="string" calcext:value-type="string">
            <text:p>US stat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ile:///Users/cumeo/Projects/spinoza/ulm-4/EvEn/data/annotations/documents/student3-name-quiz-documents/student3-2019-03-29-question-013.html</text:p>
          </table:table-cell>
          <table:table-cell table:number-columns-repeated="3"/>
          <table:table-cell table:formula="of:=HYPERLINK([.B124])" office:value-type="string" office:string-value="file:///Users/cumeo/Projects/spinoza/ulm-4/EvEn/data/annotations/documents/student3-name-quiz-documents/student3-2019-03-29-question-013.html" calcext:value-type="string">
            <text:p>file:///Users/cumeo/Projects/spinoza/ulm-4/EvEn/data/annotations/documents/student3-name-quiz-documents/student3-2019-03-29-question-013.html</text:p>
          </table:table-cell>
          <table:table-cell table:formula="of:=HYPERLINK([.C124])">
            <text:p/>
          </table:table-cell>
          <table:table-cell table:formula="of:=HYPERLINK([.D124])">
            <text:p/>
          </table:table-cell>
          <table:table-cell table:formula="of:=HYPERLINK([.E124])">
            <text:p/>
          </table:table-cell>
          <table:table-cell office:value-type="string" calcext:value-type="string">
            <text:p>file:///Users/cumeo/Projects/spinoza/ulm-4/EvEn/output/conll-2012-transformed/orig/dev/nw_wsj_01_wsj_0126___part_000.m_gold_conll.html</text:p>
          </table:table-cell>
          <table:table-cell table:formula="of:=HYPERLINK([.J124])" office:value-type="string" office:string-value="file:///Users/cumeo/Projects/spinoza/ulm-4/EvEn/output/conll-2012-transformed/orig/dev/nw_wsj_01_wsj_0126___part_000.m_gold_conll.html" calcext:value-type="string">
            <text:p>file:///Users/cumeo/Projects/spinoza/ulm-4/EvEn/output/conll-2012-transformed/orig/dev/nw_wsj_01_wsj_0126___part_000.m_gold_conll.html</text:p>
          </table:table-cell>
          <table:table-cell table:formula="of:=LEFT(RIGHT([.K124];44); 30)" office:value-type="string" office:string-value="wsj_01_wsj_0126___part_000.m_g" calcext:value-type="string">
            <text:p>wsj_01_wsj_0126___part_000.m_g</text:p>
          </table:table-cell>
          <table:table-cell office:value-type="string" calcext:value-type="string">
            <text:p>_DU_ _LEES40_</text:p>
          </table:table-cell>
          <table:table-cell/>
          <table:table-cell table:content-validation-name="val1"/>
          <table:table-cell office:value-type="string" calcext:value-type="string">
            <text:p>american 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file:///Users/cumeo/Projects/spinoza/ulm-4/EvEn/data/annotations/documents/student3-name-quiz-documents/student3-2019-03-29-question-013.html</text:p>
          </table:table-cell>
          <table:table-cell table:number-columns-repeated="3"/>
          <table:table-cell table:formula="of:=HYPERLINK([.B125])" office:value-type="string" office:string-value="file:///Users/cumeo/Projects/spinoza/ulm-4/EvEn/data/annotations/documents/student3-name-quiz-documents/student3-2019-03-29-question-013.html" calcext:value-type="string">
            <text:p>file:///Users/cumeo/Projects/spinoza/ulm-4/EvEn/data/annotations/documents/student3-name-quiz-documents/student3-2019-03-29-question-013.html</text:p>
          </table:table-cell>
          <table:table-cell table:formula="of:=HYPERLINK([.C125])">
            <text:p/>
          </table:table-cell>
          <table:table-cell table:formula="of:=HYPERLINK([.D125])">
            <text:p/>
          </table:table-cell>
          <table:table-cell table:formula="of:=HYPERLINK([.E125])">
            <text:p/>
          </table:table-cell>
          <table:table-cell office:value-type="string" calcext:value-type="string">
            <text:p>file:///Users/cumeo/Projects/spinoza/ulm-4/EvEn/output/conll-2012-transformed/orig/dev/nw_wsj_01_wsj_0126___part_000.m_gold_conll.html</text:p>
          </table:table-cell>
          <table:table-cell table:formula="of:=HYPERLINK([.J125])" office:value-type="string" office:string-value="file:///Users/cumeo/Projects/spinoza/ulm-4/EvEn/output/conll-2012-transformed/orig/dev/nw_wsj_01_wsj_0126___part_000.m_gold_conll.html" calcext:value-type="string">
            <text:p>file:///Users/cumeo/Projects/spinoza/ulm-4/EvEn/output/conll-2012-transformed/orig/dev/nw_wsj_01_wsj_0126___part_000.m_gold_conll.html</text:p>
          </table:table-cell>
          <table:table-cell table:formula="of:=LEFT(RIGHT([.K125];44); 30)" office:value-type="string" office:string-value="wsj_01_wsj_0126___part_000.m_g" calcext:value-type="string">
            <text:p>wsj_01_wsj_0126___part_000.m_g</text:p>
          </table:table-cell>
          <table:table-cell office:value-type="string" calcext:value-type="string">
            <text:p>_DIEC_ _THU_</text:p>
          </table:table-cell>
          <table:table-cell/>
          <table:table-cell table:content-validation-name="val1"/>
          <table:table-cell office:value-type="string" calcext:value-type="string">
            <text:p>a sport stadium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string" calcext:value-type="string">
            <text:p>file:///Users/cumeo/Projects/spinoza/ulm-4/EvEn/data/annotations/documents/student1-name-quiz-documents/student1-2019-03-14-question-132.html</text:p>
          </table:table-cell>
          <table:table-cell table:number-columns-repeated="3"/>
          <table:table-cell table:formula="of:=HYPERLINK([.B126])" office:value-type="string" office:string-value="file:///Users/cumeo/Projects/spinoza/ulm-4/EvEn/data/annotations/documents/student1-name-quiz-documents/student1-2019-03-14-question-132.html" calcext:value-type="string">
            <text:p>file:///Users/cumeo/Projects/spinoza/ulm-4/EvEn/data/annotations/documents/student1-name-quiz-documents/student1-2019-03-14-question-132.html</text:p>
          </table:table-cell>
          <table:table-cell table:formula="of:=HYPERLINK([.C126])">
            <text:p/>
          </table:table-cell>
          <table:table-cell table:formula="of:=HYPERLINK([.D126])">
            <text:p/>
          </table:table-cell>
          <table:table-cell table:formula="of:=HYPERLINK([.E126])">
            <text:p/>
          </table:table-cell>
          <table:table-cell office:value-type="string" calcext:value-type="string">
            <text:p>file:///Users/cumeo/Projects/spinoza/ulm-4/EvEn/output/conll-2012-transformed/orig/dev/nw_wsj_01_wsj_0126___part_000.m_gold_conll.html</text:p>
          </table:table-cell>
          <table:table-cell table:formula="of:=HYPERLINK([.J126])" office:value-type="string" office:string-value="file:///Users/cumeo/Projects/spinoza/ulm-4/EvEn/output/conll-2012-transformed/orig/dev/nw_wsj_01_wsj_0126___part_000.m_gold_conll.html" calcext:value-type="string">
            <text:p>file:///Users/cumeo/Projects/spinoza/ulm-4/EvEn/output/conll-2012-transformed/orig/dev/nw_wsj_01_wsj_0126___part_000.m_gold_conll.html</text:p>
          </table:table-cell>
          <table:table-cell table:formula="of:=LEFT(RIGHT([.K126];44); 30)" office:value-type="string" office:string-value="wsj_01_wsj_0126___part_000.m_g" calcext:value-type="string">
            <text:p>wsj_01_wsj_0126___part_000.m_g</text:p>
          </table:table-cell>
          <table:table-cell office:value-type="string" calcext:value-type="string">
            <text:p>_DIEC_ _THU_</text:p>
          </table:table-cell>
          <table:table-cell/>
          <table:table-cell table:content-validation-name="val1"/>
          <table:table-cell office:value-type="string" calcext:value-type="string">
            <text:p>ballpark stadium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file:///Users/cumeo/Projects/spinoza/ulm-4/EvEn/data/annotations/documents/student1-name-quiz-documents/student1-2019-03-14-question-132.html</text:p>
          </table:table-cell>
          <table:table-cell table:number-columns-repeated="3"/>
          <table:table-cell table:formula="of:=HYPERLINK([.B127])" office:value-type="string" office:string-value="file:///Users/cumeo/Projects/spinoza/ulm-4/EvEn/data/annotations/documents/student1-name-quiz-documents/student1-2019-03-14-question-132.html" calcext:value-type="string">
            <text:p>file:///Users/cumeo/Projects/spinoza/ulm-4/EvEn/data/annotations/documents/student1-name-quiz-documents/student1-2019-03-14-question-132.html</text:p>
          </table:table-cell>
          <table:table-cell table:formula="of:=HYPERLINK([.C127])">
            <text:p/>
          </table:table-cell>
          <table:table-cell table:formula="of:=HYPERLINK([.D127])">
            <text:p/>
          </table:table-cell>
          <table:table-cell table:formula="of:=HYPERLINK([.E127])">
            <text:p/>
          </table:table-cell>
          <table:table-cell office:value-type="string" calcext:value-type="string">
            <text:p>file:///Users/cumeo/Projects/spinoza/ulm-4/EvEn/output/conll-2012-transformed/orig/dev/nw_wsj_01_wsj_0126___part_000.m_gold_conll.html</text:p>
          </table:table-cell>
          <table:table-cell table:formula="of:=HYPERLINK([.J127])" office:value-type="string" office:string-value="file:///Users/cumeo/Projects/spinoza/ulm-4/EvEn/output/conll-2012-transformed/orig/dev/nw_wsj_01_wsj_0126___part_000.m_gold_conll.html" calcext:value-type="string">
            <text:p>file:///Users/cumeo/Projects/spinoza/ulm-4/EvEn/output/conll-2012-transformed/orig/dev/nw_wsj_01_wsj_0126___part_000.m_gold_conll.html</text:p>
          </table:table-cell>
          <table:table-cell table:formula="of:=LEFT(RIGHT([.K127];44); 30)" office:value-type="string" office:string-value="wsj_01_wsj_0126___part_000.m_g" calcext:value-type="string">
            <text:p>wsj_01_wsj_0126___part_000.m_g</text:p>
          </table:table-cell>
          <table:table-cell office:value-type="string" calcext:value-type="string">
            <text:p>_DU_ _LEES40_</text:p>
          </table:table-cell>
          <table:table-cell/>
          <table:table-cell table:content-validation-name="val1"/>
          <table:table-cell office:value-type="string" calcext:value-type="string">
            <text:p>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file:///Users/cumeo/Projects/spinoza/ulm-4/EvEn/data/annotations/documents/student2-name-quiz-documents/student2-2019-03-29-question-180.html</text:p>
          </table:table-cell>
          <table:table-cell table:number-columns-repeated="3"/>
          <table:table-cell table:formula="of:=HYPERLINK([.B128])" office:value-type="string" office:string-value="file:///Users/cumeo/Projects/spinoza/ulm-4/EvEn/data/annotations/documents/student2-name-quiz-documents/student2-2019-03-29-question-180.html" calcext:value-type="string">
            <text:p>file:///Users/cumeo/Projects/spinoza/ulm-4/EvEn/data/annotations/documents/student2-name-quiz-documents/student2-2019-03-29-question-180.html</text:p>
          </table:table-cell>
          <table:table-cell table:formula="of:=HYPERLINK([.C128])">
            <text:p/>
          </table:table-cell>
          <table:table-cell table:formula="of:=HYPERLINK([.D128])">
            <text:p/>
          </table:table-cell>
          <table:table-cell table:formula="of:=HYPERLINK([.E128])">
            <text:p/>
          </table:table-cell>
          <table:table-cell office:value-type="string" calcext:value-type="string">
            <text:p>file:///Users/cumeo/Projects/spinoza/ulm-4/EvEn/output/conll-2012-transformed/orig/dev/nw_wsj_22_wsj_2278___part_000.m_gold_conll.html</text:p>
          </table:table-cell>
          <table:table-cell table:formula="of:=HYPERLINK([.J128])" office:value-type="string" office:string-value="file:///Users/cumeo/Projects/spinoza/ulm-4/EvEn/output/conll-2012-transformed/orig/dev/nw_wsj_22_wsj_2278___part_000.m_gold_conll.html" calcext:value-type="string">
            <text:p>file:///Users/cumeo/Projects/spinoza/ulm-4/EvEn/output/conll-2012-transformed/orig/dev/nw_wsj_22_wsj_2278___part_000.m_gold_conll.html</text:p>
          </table:table-cell>
          <table:table-cell table:formula="of:=LEFT(RIGHT([.K128];44); 30)" office:value-type="string" office:string-value="wsj_22_wsj_2278___part_000.m_g" calcext:value-type="string">
            <text:p>wsj_22_wsj_2278___part_000.m_g</text:p>
          </table:table-cell>
          <table:table-cell office:value-type="string" calcext:value-type="string">
            <text:p>_ZOO88_</text:p>
          </table:table-cell>
          <table:table-cell office:value-type="string" calcext:value-type="string">
            <text:p>Clinton</text:p>
          </table:table-cell>
          <table:table-cell table:content-validation-name="val1" office:value-type="string" calcext:value-type="string">
            <text:p>n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file:///Users/cumeo/Projects/spinoza/ulm-4/EvEn/data/annotations/documents/student3-name-quiz-documents/student3-2019-03-29-question-170.html</text:p>
          </table:table-cell>
          <table:table-cell table:number-columns-repeated="3"/>
          <table:table-cell table:formula="of:=HYPERLINK([.B129])" office:value-type="string" office:string-value="file:///Users/cumeo/Projects/spinoza/ulm-4/EvEn/data/annotations/documents/student3-name-quiz-documents/student3-2019-03-29-question-170.html" calcext:value-type="string">
            <text:p>file:///Users/cumeo/Projects/spinoza/ulm-4/EvEn/data/annotations/documents/student3-name-quiz-documents/student3-2019-03-29-question-170.html</text:p>
          </table:table-cell>
          <table:table-cell table:formula="of:=HYPERLINK([.C129])">
            <text:p/>
          </table:table-cell>
          <table:table-cell table:formula="of:=HYPERLINK([.D129])">
            <text:p/>
          </table:table-cell>
          <table:table-cell table:formula="of:=HYPERLINK([.E129])">
            <text:p/>
          </table:table-cell>
          <table:table-cell office:value-type="string" calcext:value-type="string">
            <text:p>file:///Users/cumeo/Projects/spinoza/ulm-4/EvEn/output/conll-2012-transformed/orig/dev/nw_wsj_22_wsj_2278___part_000.m_gold_conll.html</text:p>
          </table:table-cell>
          <table:table-cell table:formula="of:=HYPERLINK([.J129])" office:value-type="string" office:string-value="file:///Users/cumeo/Projects/spinoza/ulm-4/EvEn/output/conll-2012-transformed/orig/dev/nw_wsj_22_wsj_2278___part_000.m_gold_conll.html" calcext:value-type="string">
            <text:p>file:///Users/cumeo/Projects/spinoza/ulm-4/EvEn/output/conll-2012-transformed/orig/dev/nw_wsj_22_wsj_2278___part_000.m_gold_conll.html</text:p>
          </table:table-cell>
          <table:table-cell table:formula="of:=LEFT(RIGHT([.K129];44); 30)" office:value-type="string" office:string-value="wsj_22_wsj_2278___part_000.m_g" calcext:value-type="string">
            <text:p>wsj_22_wsj_2278___part_000.m_g</text:p>
          </table:table-cell>
          <table:table-cell office:value-type="string" calcext:value-type="string">
            <text:p>_ZOO88_</text:p>
          </table:table-cell>
          <table:table-cell office:value-type="string" calcext:value-type="string">
            <text:p>Bush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file:///Users/cumeo/Projects/spinoza/ulm-4/EvEn/data/annotations/documents/student1-documents-for-name-annotation/student1-2019-03-14-question-136.html</text:p>
          </table:table-cell>
          <table:table-cell table:number-columns-repeated="3"/>
          <table:table-cell table:formula="of:=HYPERLINK([.B130])" office:value-type="string" office:string-value="file:///Users/cumeo/Projects/spinoza/ulm-4/EvEn/data/annotations/documents/student1-documents-for-name-annotation/student1-2019-03-14-question-136.html" calcext:value-type="string">
            <text:p>file:///Users/cumeo/Projects/spinoza/ulm-4/EvEn/data/annotations/documents/student1-documents-for-name-annotation/student1-2019-03-14-question-136.html</text:p>
          </table:table-cell>
          <table:table-cell table:formula="of:=HYPERLINK([.C130])">
            <text:p/>
          </table:table-cell>
          <table:table-cell table:formula="of:=HYPERLINK([.D130])">
            <text:p/>
          </table:table-cell>
          <table:table-cell table:formula="of:=HYPERLINK([.E130])">
            <text:p/>
          </table:table-cell>
          <table:table-cell office:value-type="string" calcext:value-type="string">
            <text:p>file:///Users/cumeo/Projects/spinoza/ulm-4/EvEn/output/conll-2012-transformed/orig/dev/nw_wsj_24_wsj_2404___part_000.m_gold_conll.html</text:p>
          </table:table-cell>
          <table:table-cell table:formula="of:=HYPERLINK([.J130])" office:value-type="string" office:string-value="file:///Users/cumeo/Projects/spinoza/ulm-4/EvEn/output/conll-2012-transformed/orig/dev/nw_wsj_24_wsj_2404___part_000.m_gold_conll.html" calcext:value-type="string">
            <text:p>file:///Users/cumeo/Projects/spinoza/ulm-4/EvEn/output/conll-2012-transformed/orig/dev/nw_wsj_24_wsj_2404___part_000.m_gold_conll.html</text:p>
          </table:table-cell>
          <table:table-cell table:formula="of:=LEFT(RIGHT([.K130];44); 30)" office:value-type="string" office:string-value="wsj_24_wsj_2404___part_000.m_g" calcext:value-type="string">
            <text:p>wsj_24_wsj_2404___part_000.m_g</text:p>
          </table:table-cell>
          <table:table-cell office:value-type="string" calcext:value-type="string">
            <text:p>_JEA99_</text:p>
          </table:table-cell>
          <table:table-cell/>
          <table:table-cell table:content-validation-name="val1"/>
          <table:table-cell office:value-type="string" calcext:value-type="string">
            <text:p>car company stocks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file:///Users/cumeo/Projects/spinoza/ulm-4/EvEn/data/annotations/documents/student3-name-quiz-documents/student3-2019-03-29-question-017.html</text:p>
          </table:table-cell>
          <table:table-cell table:number-columns-repeated="3"/>
          <table:table-cell table:formula="of:=HYPERLINK([.B131])" office:value-type="string" office:string-value="file:///Users/cumeo/Projects/spinoza/ulm-4/EvEn/data/annotations/documents/student3-name-quiz-documents/student3-2019-03-29-question-017.html" calcext:value-type="string">
            <text:p>file:///Users/cumeo/Projects/spinoza/ulm-4/EvEn/data/annotations/documents/student3-name-quiz-documents/student3-2019-03-29-question-017.html</text:p>
          </table:table-cell>
          <table:table-cell table:formula="of:=HYPERLINK([.C131])">
            <text:p/>
          </table:table-cell>
          <table:table-cell table:formula="of:=HYPERLINK([.D131])">
            <text:p/>
          </table:table-cell>
          <table:table-cell table:formula="of:=HYPERLINK([.E131])">
            <text:p/>
          </table:table-cell>
          <table:table-cell office:value-type="string" calcext:value-type="string">
            <text:p>file:///Users/cumeo/Projects/spinoza/ulm-4/EvEn/output/conll-2012-transformed/orig/dev/nw_wsj_24_wsj_2404___part_000.m_gold_conll.html</text:p>
          </table:table-cell>
          <table:table-cell table:formula="of:=HYPERLINK([.J131])" office:value-type="string" office:string-value="file:///Users/cumeo/Projects/spinoza/ulm-4/EvEn/output/conll-2012-transformed/orig/dev/nw_wsj_24_wsj_2404___part_000.m_gold_conll.html" calcext:value-type="string">
            <text:p>file:///Users/cumeo/Projects/spinoza/ulm-4/EvEn/output/conll-2012-transformed/orig/dev/nw_wsj_24_wsj_2404___part_000.m_gold_conll.html</text:p>
          </table:table-cell>
          <table:table-cell table:formula="of:=LEFT(RIGHT([.K131];44); 30)" office:value-type="string" office:string-value="wsj_24_wsj_2404___part_000.m_g" calcext:value-type="string">
            <text:p>wsj_24_wsj_2404___part_000.m_g</text:p>
          </table:table-cell>
          <table:table-cell office:value-type="string" calcext:value-type="string">
            <text:p>_HIL_</text:p>
          </table:table-cell>
          <table:table-cell/>
          <table:table-cell table:content-validation-name="val1"/>
          <table:table-cell office:value-type="string" calcext:value-type="string">
            <text:p>us car manufactur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file:///Users/cumeo/Projects/spinoza/ulm-4/EvEn/data/annotations/documents/student3-name-quiz-documents/student3-2019-03-29-question-017.html</text:p>
          </table:table-cell>
          <table:table-cell table:number-columns-repeated="3"/>
          <table:table-cell table:formula="of:=HYPERLINK([.B132])" office:value-type="string" office:string-value="file:///Users/cumeo/Projects/spinoza/ulm-4/EvEn/data/annotations/documents/student3-name-quiz-documents/student3-2019-03-29-question-017.html" calcext:value-type="string">
            <text:p>file:///Users/cumeo/Projects/spinoza/ulm-4/EvEn/data/annotations/documents/student3-name-quiz-documents/student3-2019-03-29-question-017.html</text:p>
          </table:table-cell>
          <table:table-cell table:formula="of:=HYPERLINK([.C132])">
            <text:p/>
          </table:table-cell>
          <table:table-cell table:formula="of:=HYPERLINK([.D132])">
            <text:p/>
          </table:table-cell>
          <table:table-cell table:formula="of:=HYPERLINK([.E132])">
            <text:p/>
          </table:table-cell>
          <table:table-cell office:value-type="string" calcext:value-type="string">
            <text:p>file:///Users/cumeo/Projects/spinoza/ulm-4/EvEn/output/conll-2012-transformed/orig/dev/nw_wsj_24_wsj_2404___part_000.m_gold_conll.html</text:p>
          </table:table-cell>
          <table:table-cell table:formula="of:=HYPERLINK([.J132])" office:value-type="string" office:string-value="file:///Users/cumeo/Projects/spinoza/ulm-4/EvEn/output/conll-2012-transformed/orig/dev/nw_wsj_24_wsj_2404___part_000.m_gold_conll.html" calcext:value-type="string">
            <text:p>file:///Users/cumeo/Projects/spinoza/ulm-4/EvEn/output/conll-2012-transformed/orig/dev/nw_wsj_24_wsj_2404___part_000.m_gold_conll.html</text:p>
          </table:table-cell>
          <table:table-cell table:formula="of:=LEFT(RIGHT([.K132];44); 30)" office:value-type="string" office:string-value="wsj_24_wsj_2404___part_000.m_g" calcext:value-type="string">
            <text:p>wsj_24_wsj_2404___part_000.m_g</text:p>
          </table:table-cell>
          <table:table-cell office:value-type="string" calcext:value-type="string">
            <text:p>_QUY78_</text:p>
          </table:table-cell>
          <table:table-cell/>
          <table:table-cell table:content-validation-name="val1"/>
          <table:table-cell office:value-type="string" calcext:value-type="string">
            <text:p>US car manufacturer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file:///Users/cumeo/Projects/spinoza/ulm-4/EvEn/data/annotations/documents/student3-name-quiz-documents/student3-2019-03-29-question-017.html</text:p>
          </table:table-cell>
          <table:table-cell table:number-columns-repeated="3"/>
          <table:table-cell table:formula="of:=HYPERLINK([.B133])" office:value-type="string" office:string-value="file:///Users/cumeo/Projects/spinoza/ulm-4/EvEn/data/annotations/documents/student3-name-quiz-documents/student3-2019-03-29-question-017.html" calcext:value-type="string">
            <text:p>file:///Users/cumeo/Projects/spinoza/ulm-4/EvEn/data/annotations/documents/student3-name-quiz-documents/student3-2019-03-29-question-017.html</text:p>
          </table:table-cell>
          <table:table-cell table:formula="of:=HYPERLINK([.C133])">
            <text:p/>
          </table:table-cell>
          <table:table-cell table:formula="of:=HYPERLINK([.D133])">
            <text:p/>
          </table:table-cell>
          <table:table-cell table:formula="of:=HYPERLINK([.E133])">
            <text:p/>
          </table:table-cell>
          <table:table-cell office:value-type="string" calcext:value-type="string">
            <text:p>file:///Users/cumeo/Projects/spinoza/ulm-4/EvEn/output/conll-2012-transformed/orig/dev/nw_wsj_24_wsj_2404___part_000.m_gold_conll.html</text:p>
          </table:table-cell>
          <table:table-cell table:formula="of:=HYPERLINK([.J133])" office:value-type="string" office:string-value="file:///Users/cumeo/Projects/spinoza/ulm-4/EvEn/output/conll-2012-transformed/orig/dev/nw_wsj_24_wsj_2404___part_000.m_gold_conll.html" calcext:value-type="string">
            <text:p>file:///Users/cumeo/Projects/spinoza/ulm-4/EvEn/output/conll-2012-transformed/orig/dev/nw_wsj_24_wsj_2404___part_000.m_gold_conll.html</text:p>
          </table:table-cell>
          <table:table-cell table:formula="of:=LEFT(RIGHT([.K133];44); 30)" office:value-type="string" office:string-value="wsj_24_wsj_2404___part_000.m_g" calcext:value-type="string">
            <text:p>wsj_24_wsj_2404___part_000.m_g</text:p>
          </table:table-cell>
          <table:table-cell office:value-type="string" calcext:value-type="string">
            <text:p>_SIENG21_</text:p>
          </table:table-cell>
          <table:table-cell/>
          <table:table-cell table:content-validation-name="val1"/>
          <table:table-cell office:value-type="string" calcext:value-type="string">
            <text:p>division of a car manufacturer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file:///Users/cumeo/Projects/spinoza/ulm-4/EvEn/data/annotations/documents/student1-name-quiz-documents/student1-2019-03-14-question-136.html</text:p>
          </table:table-cell>
          <table:table-cell table:number-columns-repeated="3"/>
          <table:table-cell table:formula="of:=HYPERLINK([.B134])" office:value-type="string" office:string-value="file:///Users/cumeo/Projects/spinoza/ulm-4/EvEn/data/annotations/documents/student1-name-quiz-documents/student1-2019-03-14-question-136.html" calcext:value-type="string">
            <text:p>file:///Users/cumeo/Projects/spinoza/ulm-4/EvEn/data/annotations/documents/student1-name-quiz-documents/student1-2019-03-14-question-136.html</text:p>
          </table:table-cell>
          <table:table-cell table:formula="of:=HYPERLINK([.C134])">
            <text:p/>
          </table:table-cell>
          <table:table-cell table:formula="of:=HYPERLINK([.D134])">
            <text:p/>
          </table:table-cell>
          <table:table-cell table:formula="of:=HYPERLINK([.E134])">
            <text:p/>
          </table:table-cell>
          <table:table-cell office:value-type="string" calcext:value-type="string">
            <text:p>file:///Users/cumeo/Projects/spinoza/ulm-4/EvEn/output/conll-2012-transformed/orig/dev/nw_wsj_24_wsj_2404___part_000.m_gold_conll.html</text:p>
          </table:table-cell>
          <table:table-cell table:formula="of:=HYPERLINK([.J134])" office:value-type="string" office:string-value="file:///Users/cumeo/Projects/spinoza/ulm-4/EvEn/output/conll-2012-transformed/orig/dev/nw_wsj_24_wsj_2404___part_000.m_gold_conll.html" calcext:value-type="string">
            <text:p>file:///Users/cumeo/Projects/spinoza/ulm-4/EvEn/output/conll-2012-transformed/orig/dev/nw_wsj_24_wsj_2404___part_000.m_gold_conll.html</text:p>
          </table:table-cell>
          <table:table-cell table:formula="of:=LEFT(RIGHT([.K134];44); 30)" office:value-type="string" office:string-value="wsj_24_wsj_2404___part_000.m_g" calcext:value-type="string">
            <text:p>wsj_24_wsj_2404___part_000.m_g</text:p>
          </table:table-cell>
          <table:table-cell office:value-type="string" calcext:value-type="string">
            <text:p>_HIL_</text:p>
          </table:table-cell>
          <table:table-cell/>
          <table:table-cell table:content-validation-name="val1"/>
          <table:table-cell office:value-type="string" calcext:value-type="string">
            <text:p>car maker compan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string" calcext:value-type="string">
            <text:p>file:///Users/cumeo/Projects/spinoza/ulm-4/EvEn/data/annotations/documents/student1-name-quiz-documents/student1-2019-03-14-question-136.html</text:p>
          </table:table-cell>
          <table:table-cell table:number-columns-repeated="3"/>
          <table:table-cell table:formula="of:=HYPERLINK([.B135])" office:value-type="string" office:string-value="file:///Users/cumeo/Projects/spinoza/ulm-4/EvEn/data/annotations/documents/student1-name-quiz-documents/student1-2019-03-14-question-136.html" calcext:value-type="string">
            <text:p>file:///Users/cumeo/Projects/spinoza/ulm-4/EvEn/data/annotations/documents/student1-name-quiz-documents/student1-2019-03-14-question-136.html</text:p>
          </table:table-cell>
          <table:table-cell table:formula="of:=HYPERLINK([.C135])">
            <text:p/>
          </table:table-cell>
          <table:table-cell table:formula="of:=HYPERLINK([.D135])">
            <text:p/>
          </table:table-cell>
          <table:table-cell table:formula="of:=HYPERLINK([.E135])">
            <text:p/>
          </table:table-cell>
          <table:table-cell office:value-type="string" calcext:value-type="string">
            <text:p>file:///Users/cumeo/Projects/spinoza/ulm-4/EvEn/output/conll-2012-transformed/orig/dev/nw_wsj_24_wsj_2404___part_000.m_gold_conll.html</text:p>
          </table:table-cell>
          <table:table-cell table:formula="of:=HYPERLINK([.J135])" office:value-type="string" office:string-value="file:///Users/cumeo/Projects/spinoza/ulm-4/EvEn/output/conll-2012-transformed/orig/dev/nw_wsj_24_wsj_2404___part_000.m_gold_conll.html" calcext:value-type="string">
            <text:p>file:///Users/cumeo/Projects/spinoza/ulm-4/EvEn/output/conll-2012-transformed/orig/dev/nw_wsj_24_wsj_2404___part_000.m_gold_conll.html</text:p>
          </table:table-cell>
          <table:table-cell table:formula="of:=LEFT(RIGHT([.K135];44); 30)" office:value-type="string" office:string-value="wsj_24_wsj_2404___part_000.m_g" calcext:value-type="string">
            <text:p>wsj_24_wsj_2404___part_000.m_g</text:p>
          </table:table-cell>
          <table:table-cell office:value-type="string" calcext:value-type="string">
            <text:p>_FEAD42_</text:p>
          </table:table-cell>
          <table:table-cell/>
          <table:table-cell table:content-validation-name="val1"/>
          <table:table-cell office:value-type="string" calcext:value-type="string">
            <text:p>car maker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89" calcext:value-type="float">
            <text:p>289</text:p>
          </table:table-cell>
          <table:table-cell office:value-type="string" calcext:value-type="string">
            <text:p>file:///Users/cumeo/Projects/spinoza/ulm-4/EvEn/data/annotations/documents/student1-name-quiz-documents/student1-2019-03-14-question-136.html</text:p>
          </table:table-cell>
          <table:table-cell table:number-columns-repeated="3"/>
          <table:table-cell table:formula="of:=HYPERLINK([.B136])" office:value-type="string" office:string-value="file:///Users/cumeo/Projects/spinoza/ulm-4/EvEn/data/annotations/documents/student1-name-quiz-documents/student1-2019-03-14-question-136.html" calcext:value-type="string">
            <text:p>file:///Users/cumeo/Projects/spinoza/ulm-4/EvEn/data/annotations/documents/student1-name-quiz-documents/student1-2019-03-14-question-136.html</text:p>
          </table:table-cell>
          <table:table-cell table:formula="of:=HYPERLINK([.C136])">
            <text:p/>
          </table:table-cell>
          <table:table-cell table:formula="of:=HYPERLINK([.D136])">
            <text:p/>
          </table:table-cell>
          <table:table-cell table:formula="of:=HYPERLINK([.E136])">
            <text:p/>
          </table:table-cell>
          <table:table-cell office:value-type="string" calcext:value-type="string">
            <text:p>file:///Users/cumeo/Projects/spinoza/ulm-4/EvEn/output/conll-2012-transformed/orig/dev/nw_wsj_24_wsj_2404___part_000.m_gold_conll.html</text:p>
          </table:table-cell>
          <table:table-cell table:formula="of:=HYPERLINK([.J136])" office:value-type="string" office:string-value="file:///Users/cumeo/Projects/spinoza/ulm-4/EvEn/output/conll-2012-transformed/orig/dev/nw_wsj_24_wsj_2404___part_000.m_gold_conll.html" calcext:value-type="string">
            <text:p>file:///Users/cumeo/Projects/spinoza/ulm-4/EvEn/output/conll-2012-transformed/orig/dev/nw_wsj_24_wsj_2404___part_000.m_gold_conll.html</text:p>
          </table:table-cell>
          <table:table-cell table:formula="of:=LEFT(RIGHT([.K136];44); 30)" office:value-type="string" office:string-value="wsj_24_wsj_2404___part_000.m_g" calcext:value-type="string">
            <text:p>wsj_24_wsj_2404___part_000.m_g</text:p>
          </table:table-cell>
          <table:table-cell office:value-type="string" calcext:value-type="string">
            <text:p>_QUY78_</text:p>
          </table:table-cell>
          <table:table-cell/>
          <table:table-cell table:content-validation-name="val1"/>
          <table:table-cell office:value-type="string" calcext:value-type="string">
            <text:p>car maker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file:///Users/cumeo/Projects/spinoza/ulm-4/EvEn/data/annotations/documents/student3-documents-for-name-annotation/student3-2019-03-29-question-177.html</text:p>
          </table:table-cell>
          <table:table-cell table:number-columns-repeated="3"/>
          <table:table-cell table:formula="of:=HYPERLINK([.B137])" office:value-type="string" office:string-value="file:///Users/cumeo/Projects/spinoza/ulm-4/EvEn/data/annotations/documents/student3-documents-for-name-annotation/student3-2019-03-29-question-177.html" calcext:value-type="string">
            <text:p>file:///Users/cumeo/Projects/spinoza/ulm-4/EvEn/data/annotations/documents/student3-documents-for-name-annotation/student3-2019-03-29-question-177.html</text:p>
          </table:table-cell>
          <table:table-cell table:formula="of:=HYPERLINK([.C137])">
            <text:p/>
          </table:table-cell>
          <table:table-cell table:formula="of:=HYPERLINK([.D137])">
            <text:p/>
          </table:table-cell>
          <table:table-cell table:formula="of:=HYPERLINK([.E137])">
            <text:p/>
          </table:table-cell>
          <table:table-cell office:value-type="string" calcext:value-type="string">
            <text:p>file:///Users/cumeo/Projects/spinoza/ulm-4/EvEn/output/conll-2012-transformed/orig/dev/nw_wsj_24_wsj_2423___part_000.m_gold_conll.html</text:p>
          </table:table-cell>
          <table:table-cell table:formula="of:=HYPERLINK([.J137])" office:value-type="string" office:string-value="file:///Users/cumeo/Projects/spinoza/ulm-4/EvEn/output/conll-2012-transformed/orig/dev/nw_wsj_24_wsj_2423___part_000.m_gold_conll.html" calcext:value-type="string">
            <text:p>file:///Users/cumeo/Projects/spinoza/ulm-4/EvEn/output/conll-2012-transformed/orig/dev/nw_wsj_24_wsj_2423___part_000.m_gold_conll.html</text:p>
          </table:table-cell>
          <table:table-cell table:formula="of:=LEFT(RIGHT([.K137];44); 30)" office:value-type="string" office:string-value="wsj_24_wsj_2423___part_000.m_g" calcext:value-type="string">
            <text:p>wsj_24_wsj_2423___part_000.m_g</text:p>
          </table:table-cell>
          <table:table-cell office:value-type="string" calcext:value-type="string">
            <text:p>_CHUNG29_</text:p>
          </table:table-cell>
          <table:table-cell/>
          <table:table-cell table:content-validation-name="val1"/>
          <table:table-cell office:value-type="string" calcext:value-type="string">
            <text:p>a person or institution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file:///Users/cumeo/Projects/spinoza/ulm-4/EvEn/data/annotations/documents/student2-name-quiz-documents/student2-2019-03-29-question-187.html</text:p>
          </table:table-cell>
          <table:table-cell table:number-columns-repeated="3"/>
          <table:table-cell table:formula="of:=HYPERLINK([.B138])" office:value-type="string" office:string-value="file:///Users/cumeo/Projects/spinoza/ulm-4/EvEn/data/annotations/documents/student2-name-quiz-documents/student2-2019-03-29-question-187.html" calcext:value-type="string">
            <text:p>file:///Users/cumeo/Projects/spinoza/ulm-4/EvEn/data/annotations/documents/student2-name-quiz-documents/student2-2019-03-29-question-187.html</text:p>
          </table:table-cell>
          <table:table-cell table:formula="of:=HYPERLINK([.C138])">
            <text:p/>
          </table:table-cell>
          <table:table-cell table:formula="of:=HYPERLINK([.D138])">
            <text:p/>
          </table:table-cell>
          <table:table-cell table:formula="of:=HYPERLINK([.E138])">
            <text:p/>
          </table:table-cell>
          <table:table-cell office:value-type="string" calcext:value-type="string">
            <text:p>file:///Users/cumeo/Projects/spinoza/ulm-4/EvEn/output/conll-2012-transformed/orig/dev/nw_wsj_24_wsj_2423___part_000.m_gold_conll.html</text:p>
          </table:table-cell>
          <table:table-cell table:formula="of:=HYPERLINK([.J138])" office:value-type="string" office:string-value="file:///Users/cumeo/Projects/spinoza/ulm-4/EvEn/output/conll-2012-transformed/orig/dev/nw_wsj_24_wsj_2423___part_000.m_gold_conll.html" calcext:value-type="string">
            <text:p>file:///Users/cumeo/Projects/spinoza/ulm-4/EvEn/output/conll-2012-transformed/orig/dev/nw_wsj_24_wsj_2423___part_000.m_gold_conll.html</text:p>
          </table:table-cell>
          <table:table-cell table:formula="of:=LEFT(RIGHT([.K138];44); 30)" office:value-type="string" office:string-value="wsj_24_wsj_2423___part_000.m_g" calcext:value-type="string">
            <text:p>wsj_24_wsj_2423___part_000.m_g</text:p>
          </table:table-cell>
          <table:table-cell office:value-type="string" calcext:value-type="string">
            <text:p>_GYD82_</text:p>
          </table:table-cell>
          <table:table-cell/>
          <table:table-cell table:content-validation-name="val1"/>
          <table:table-cell office:value-type="string" calcext:value-type="string">
            <text:p>no clue, maybe a company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file:///Users/cumeo/Projects/spinoza/ulm-4/EvEn/data/annotations/documents/student3-name-quiz-documents/student3-2019-03-29-question-177.html</text:p>
          </table:table-cell>
          <table:table-cell table:number-columns-repeated="3"/>
          <table:table-cell table:formula="of:=HYPERLINK([.B139])" office:value-type="string" office:string-value="file:///Users/cumeo/Projects/spinoza/ulm-4/EvEn/data/annotations/documents/student3-name-quiz-documents/student3-2019-03-29-question-177.html" calcext:value-type="string">
            <text:p>file:///Users/cumeo/Projects/spinoza/ulm-4/EvEn/data/annotations/documents/student3-name-quiz-documents/student3-2019-03-29-question-177.html</text:p>
          </table:table-cell>
          <table:table-cell table:formula="of:=HYPERLINK([.C139])">
            <text:p/>
          </table:table-cell>
          <table:table-cell table:formula="of:=HYPERLINK([.D139])">
            <text:p/>
          </table:table-cell>
          <table:table-cell table:formula="of:=HYPERLINK([.E139])">
            <text:p/>
          </table:table-cell>
          <table:table-cell office:value-type="string" calcext:value-type="string">
            <text:p>file:///Users/cumeo/Projects/spinoza/ulm-4/EvEn/output/conll-2012-transformed/orig/dev/nw_wsj_24_wsj_2423___part_000.m_gold_conll.html</text:p>
          </table:table-cell>
          <table:table-cell table:formula="of:=HYPERLINK([.J139])" office:value-type="string" office:string-value="file:///Users/cumeo/Projects/spinoza/ulm-4/EvEn/output/conll-2012-transformed/orig/dev/nw_wsj_24_wsj_2423___part_000.m_gold_conll.html" calcext:value-type="string">
            <text:p>file:///Users/cumeo/Projects/spinoza/ulm-4/EvEn/output/conll-2012-transformed/orig/dev/nw_wsj_24_wsj_2423___part_000.m_gold_conll.html</text:p>
          </table:table-cell>
          <table:table-cell table:formula="of:=LEFT(RIGHT([.K139];44); 30)" office:value-type="string" office:string-value="wsj_24_wsj_2423___part_000.m_g" calcext:value-type="string">
            <text:p>wsj_24_wsj_2423___part_000.m_g</text:p>
          </table:table-cell>
          <table:table-cell office:value-type="string" calcext:value-type="string">
            <text:p>_DA70_</text:p>
          </table:table-cell>
          <table:table-cell/>
          <table:table-cell table:content-validation-name="val1"/>
          <table:table-cell office:value-type="string" calcext:value-type="string">
            <text:p>company or business pers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file:///Users/cumeo/Projects/spinoza/ulm-4/EvEn/data/annotations/documents/student1-documents-for-name-annotation/student1-2019-03-14-question-144.html</text:p>
          </table:table-cell>
          <table:table-cell table:number-columns-repeated="3"/>
          <table:table-cell table:formula="of:=HYPERLINK([.B140])" office:value-type="string" office:string-value="file:///Users/cumeo/Projects/spinoza/ulm-4/EvEn/data/annotations/documents/student1-documents-for-name-annotation/student1-2019-03-14-question-144.html" calcext:value-type="string">
            <text:p>file:///Users/cumeo/Projects/spinoza/ulm-4/EvEn/data/annotations/documents/student1-documents-for-name-annotation/student1-2019-03-14-question-144.html</text:p>
          </table:table-cell>
          <table:table-cell table:formula="of:=HYPERLINK([.C140])">
            <text:p/>
          </table:table-cell>
          <table:table-cell table:formula="of:=HYPERLINK([.D140])">
            <text:p/>
          </table:table-cell>
          <table:table-cell table:formula="of:=HYPERLINK([.E140])">
            <text:p/>
          </table:table-cell>
          <table:table-cell office:value-type="string" calcext:value-type="string">
            <text:p>file:///Users/cumeo/Projects/spinoza/ulm-4/EvEn/output/conll-2012-transformed/orig/dev/nw_wsj_24_wsj_2424___part_000.m_gold_conll.html</text:p>
          </table:table-cell>
          <table:table-cell table:formula="of:=HYPERLINK([.J140])" office:value-type="string" office:string-value="file:///Users/cumeo/Projects/spinoza/ulm-4/EvEn/output/conll-2012-transformed/orig/dev/nw_wsj_24_wsj_2424___part_000.m_gold_conll.html" calcext:value-type="string">
            <text:p>file:///Users/cumeo/Projects/spinoza/ulm-4/EvEn/output/conll-2012-transformed/orig/dev/nw_wsj_24_wsj_2424___part_000.m_gold_conll.html</text:p>
          </table:table-cell>
          <table:table-cell table:formula="of:=LEFT(RIGHT([.K140];44); 30)" office:value-type="string" office:string-value="wsj_24_wsj_2424___part_000.m_g" calcext:value-type="string">
            <text:p>wsj_24_wsj_2424___part_000.m_g</text:p>
          </table:table-cell>
          <table:table-cell office:value-type="string" calcext:value-type="string">
            <text:p>_BEA_</text:p>
          </table:table-cell>
          <table:table-cell/>
          <table:table-cell table:content-validation-name="val1"/>
          <table:table-cell office:value-type="string" calcext:value-type="string">
            <text:p>A regional aircraft carrier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file:///Users/cumeo/Projects/spinoza/ulm-4/EvEn/data/annotations/documents/student3-name-quiz-documents/student3-2019-03-29-question-025.html</text:p>
          </table:table-cell>
          <table:table-cell table:number-columns-repeated="3"/>
          <table:table-cell table:formula="of:=HYPERLINK([.B141])" office:value-type="string" office:string-value="file:///Users/cumeo/Projects/spinoza/ulm-4/EvEn/data/annotations/documents/student3-name-quiz-documents/student3-2019-03-29-question-025.html" calcext:value-type="string">
            <text:p>file:///Users/cumeo/Projects/spinoza/ulm-4/EvEn/data/annotations/documents/student3-name-quiz-documents/student3-2019-03-29-question-025.html</text:p>
          </table:table-cell>
          <table:table-cell table:formula="of:=HYPERLINK([.C141])">
            <text:p/>
          </table:table-cell>
          <table:table-cell table:formula="of:=HYPERLINK([.D141])">
            <text:p/>
          </table:table-cell>
          <table:table-cell table:formula="of:=HYPERLINK([.E141])">
            <text:p/>
          </table:table-cell>
          <table:table-cell office:value-type="string" calcext:value-type="string">
            <text:p>file:///Users/cumeo/Projects/spinoza/ulm-4/EvEn/output/conll-2012-transformed/orig/dev/nw_wsj_24_wsj_2424___part_000.m_gold_conll.html</text:p>
          </table:table-cell>
          <table:table-cell table:formula="of:=HYPERLINK([.J141])" office:value-type="string" office:string-value="file:///Users/cumeo/Projects/spinoza/ulm-4/EvEn/output/conll-2012-transformed/orig/dev/nw_wsj_24_wsj_2424___part_000.m_gold_conll.html" calcext:value-type="string">
            <text:p>file:///Users/cumeo/Projects/spinoza/ulm-4/EvEn/output/conll-2012-transformed/orig/dev/nw_wsj_24_wsj_2424___part_000.m_gold_conll.html</text:p>
          </table:table-cell>
          <table:table-cell table:formula="of:=LEFT(RIGHT([.K141];44); 30)" office:value-type="string" office:string-value="wsj_24_wsj_2424___part_000.m_g" calcext:value-type="string">
            <text:p>wsj_24_wsj_2424___part_000.m_g</text:p>
          </table:table-cell>
          <table:table-cell office:value-type="string" calcext:value-type="string">
            <text:p>_CHE_</text:p>
          </table:table-cell>
          <table:table-cell/>
          <table:table-cell table:content-validation-name="val1"/>
          <table:table-cell office:value-type="string" calcext:value-type="string">
            <text:p>airlin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96" calcext:value-type="float">
            <text:p>296</text:p>
          </table:table-cell>
          <table:table-cell office:value-type="string" calcext:value-type="string">
            <text:p>file:///Users/cumeo/Projects/spinoza/ulm-4/EvEn/data/annotations/documents/student1-name-quiz-documents/student1-2019-03-14-question-144.html</text:p>
          </table:table-cell>
          <table:table-cell table:number-columns-repeated="3"/>
          <table:table-cell table:formula="of:=HYPERLINK([.B142])" office:value-type="string" office:string-value="file:///Users/cumeo/Projects/spinoza/ulm-4/EvEn/data/annotations/documents/student1-name-quiz-documents/student1-2019-03-14-question-144.html" calcext:value-type="string">
            <text:p>file:///Users/cumeo/Projects/spinoza/ulm-4/EvEn/data/annotations/documents/student1-name-quiz-documents/student1-2019-03-14-question-144.html</text:p>
          </table:table-cell>
          <table:table-cell table:formula="of:=HYPERLINK([.C142])">
            <text:p/>
          </table:table-cell>
          <table:table-cell table:formula="of:=HYPERLINK([.D142])">
            <text:p/>
          </table:table-cell>
          <table:table-cell table:formula="of:=HYPERLINK([.E142])">
            <text:p/>
          </table:table-cell>
          <table:table-cell office:value-type="string" calcext:value-type="string">
            <text:p>file:///Users/cumeo/Projects/spinoza/ulm-4/EvEn/output/conll-2012-transformed/orig/dev/nw_wsj_24_wsj_2424___part_000.m_gold_conll.html</text:p>
          </table:table-cell>
          <table:table-cell table:formula="of:=HYPERLINK([.J142])" office:value-type="string" office:string-value="file:///Users/cumeo/Projects/spinoza/ulm-4/EvEn/output/conll-2012-transformed/orig/dev/nw_wsj_24_wsj_2424___part_000.m_gold_conll.html" calcext:value-type="string">
            <text:p>file:///Users/cumeo/Projects/spinoza/ulm-4/EvEn/output/conll-2012-transformed/orig/dev/nw_wsj_24_wsj_2424___part_000.m_gold_conll.html</text:p>
          </table:table-cell>
          <table:table-cell table:formula="of:=LEFT(RIGHT([.K142];44); 30)" office:value-type="string" office:string-value="wsj_24_wsj_2424___part_000.m_g" calcext:value-type="string">
            <text:p>wsj_24_wsj_2424___part_000.m_g</text:p>
          </table:table-cell>
          <table:table-cell office:value-type="string" calcext:value-type="string">
            <text:p>_SOO83_</text:p>
          </table:table-cell>
          <table:table-cell/>
          <table:table-cell table:content-validation-name="val1"/>
          <table:table-cell office:value-type="string" calcext:value-type="string">
            <text:p>business organiz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file:///Users/cumeo/Projects/spinoza/ulm-4/EvEn/data/annotations/documents/student3-documents-for-name-annotation/student3-2019-03-29-question-028.html</text:p>
          </table:table-cell>
          <table:table-cell office:value-type="string" calcext:value-type="string">
            <text:p>file:///Users/cumeo/Projects/spinoza/ulm-4/EvEn/data/annotations/documents/student3-documents-to-fix/student3-2019-03-29-question-028.html</text:p>
          </table:table-cell>
          <table:table-cell table:number-columns-repeated="2"/>
          <table:table-cell table:formula="of:=HYPERLINK([.B143])" office:value-type="string" office:string-value="file:///Users/cumeo/Projects/spinoza/ulm-4/EvEn/data/annotations/documents/student3-documents-for-name-annotation/student3-2019-03-29-question-028.html" calcext:value-type="string">
            <text:p>file:///Users/cumeo/Projects/spinoza/ulm-4/EvEn/data/annotations/documents/student3-documents-for-name-annotation/student3-2019-03-29-question-028.html</text:p>
          </table:table-cell>
          <table:table-cell table:formula="of:=HYPERLINK([.C143])" office:value-type="string" office:string-value="file:///Users/cumeo/Projects/spinoza/ulm-4/EvEn/data/annotations/documents/student3-documents-to-fix/student3-2019-03-29-question-028.html" calcext:value-type="string">
            <text:p>file:///Users/cumeo/Projects/spinoza/ulm-4/EvEn/data/annotations/documents/student3-documents-to-fix/student3-2019-03-29-question-028.html</text:p>
          </table:table-cell>
          <table:table-cell table:formula="of:=HYPERLINK([.D143])">
            <text:p/>
          </table:table-cell>
          <table:table-cell table:formula="of:=HYPERLINK([.E143])">
            <text:p/>
          </table:table-cell>
          <table:table-cell office:value-type="string" calcext:value-type="string">
            <text:p>file:///Users/cumeo/Projects/spinoza/ulm-4/EvEn/output/conll-2012-transformed/orig/dev/nw_wsj_24_wsj_2429___part_000.m_gold_conll.html</text:p>
          </table:table-cell>
          <table:table-cell table:formula="of:=HYPERLINK([.J143])" office:value-type="string" office:string-value="file:///Users/cumeo/Projects/spinoza/ulm-4/EvEn/output/conll-2012-transformed/orig/dev/nw_wsj_24_wsj_2429___part_000.m_gold_conll.html" calcext:value-type="string">
            <text:p>file:///Users/cumeo/Projects/spinoza/ulm-4/EvEn/output/conll-2012-transformed/orig/dev/nw_wsj_24_wsj_2429___part_000.m_gold_conll.html</text:p>
          </table:table-cell>
          <table:table-cell table:formula="of:=LEFT(RIGHT([.K143];44); 30)" office:value-type="string" office:string-value="wsj_24_wsj_2429___part_000.m_g" calcext:value-type="string">
            <text:p>wsj_24_wsj_2429___part_000.m_g</text:p>
          </table:table-cell>
          <table:table-cell office:value-type="string" calcext:value-type="string">
            <text:p>_LOOS_</text:p>
          </table:table-cell>
          <table:table-cell office:value-type="string" calcext:value-type="string">
            <text:p>monday</text:p>
          </table:table-cell>
          <table:table-cell table:content-validation-name="val1" office:value-type="string" calcext:value-type="string">
            <text:p>n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string" calcext:value-type="string">
            <text:p>file:///Users/cumeo/Projects/spinoza/ulm-4/EvEn/data/annotations/documents/student3-name-quiz-documents/student3-2019-03-29-question-028.html</text:p>
          </table:table-cell>
          <table:table-cell table:number-columns-repeated="3"/>
          <table:table-cell table:formula="of:=HYPERLINK([.B144])" office:value-type="string" office:string-value="file:///Users/cumeo/Projects/spinoza/ulm-4/EvEn/data/annotations/documents/student3-name-quiz-documents/student3-2019-03-29-question-028.html" calcext:value-type="string">
            <text:p>file:///Users/cumeo/Projects/spinoza/ulm-4/EvEn/data/annotations/documents/student3-name-quiz-documents/student3-2019-03-29-question-028.html</text:p>
          </table:table-cell>
          <table:table-cell table:formula="of:=HYPERLINK([.C144])">
            <text:p/>
          </table:table-cell>
          <table:table-cell table:formula="of:=HYPERLINK([.D144])">
            <text:p/>
          </table:table-cell>
          <table:table-cell table:formula="of:=HYPERLINK([.E144])">
            <text:p/>
          </table:table-cell>
          <table:table-cell office:value-type="string" calcext:value-type="string">
            <text:p>file:///Users/cumeo/Projects/spinoza/ulm-4/EvEn/output/conll-2012-transformed/orig/dev/nw_wsj_24_wsj_2429___part_000.m_gold_conll.html</text:p>
          </table:table-cell>
          <table:table-cell table:formula="of:=HYPERLINK([.J144])" office:value-type="string" office:string-value="file:///Users/cumeo/Projects/spinoza/ulm-4/EvEn/output/conll-2012-transformed/orig/dev/nw_wsj_24_wsj_2429___part_000.m_gold_conll.html" calcext:value-type="string">
            <text:p>file:///Users/cumeo/Projects/spinoza/ulm-4/EvEn/output/conll-2012-transformed/orig/dev/nw_wsj_24_wsj_2429___part_000.m_gold_conll.html</text:p>
          </table:table-cell>
          <table:table-cell table:formula="of:=LEFT(RIGHT([.K144];44); 30)" office:value-type="string" office:string-value="wsj_24_wsj_2429___part_000.m_g" calcext:value-type="string">
            <text:p>wsj_24_wsj_2429___part_000.m_g</text:p>
          </table:table-cell>
          <table:table-cell office:value-type="string" calcext:value-type="string">
            <text:p>_WOG_</text:p>
          </table:table-cell>
          <table:table-cell/>
          <table:table-cell table:content-validation-name="val1"/>
          <table:table-cell office:value-type="string" calcext:value-type="string">
            <text:p>company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file:///Users/cumeo/Projects/spinoza/ulm-4/EvEn/data/annotations/documents/student3-name-quiz-documents/student3-2019-03-29-question-028.html</text:p>
          </table:table-cell>
          <table:table-cell table:number-columns-repeated="3"/>
          <table:table-cell table:formula="of:=HYPERLINK([.B145])" office:value-type="string" office:string-value="file:///Users/cumeo/Projects/spinoza/ulm-4/EvEn/data/annotations/documents/student3-name-quiz-documents/student3-2019-03-29-question-028.html" calcext:value-type="string">
            <text:p>file:///Users/cumeo/Projects/spinoza/ulm-4/EvEn/data/annotations/documents/student3-name-quiz-documents/student3-2019-03-29-question-028.html</text:p>
          </table:table-cell>
          <table:table-cell table:formula="of:=HYPERLINK([.C145])">
            <text:p/>
          </table:table-cell>
          <table:table-cell table:formula="of:=HYPERLINK([.D145])">
            <text:p/>
          </table:table-cell>
          <table:table-cell table:formula="of:=HYPERLINK([.E145])">
            <text:p/>
          </table:table-cell>
          <table:table-cell office:value-type="string" calcext:value-type="string">
            <text:p>file:///Users/cumeo/Projects/spinoza/ulm-4/EvEn/output/conll-2012-transformed/orig/dev/nw_wsj_24_wsj_2429___part_000.m_gold_conll.html</text:p>
          </table:table-cell>
          <table:table-cell table:formula="of:=HYPERLINK([.J145])" office:value-type="string" office:string-value="file:///Users/cumeo/Projects/spinoza/ulm-4/EvEn/output/conll-2012-transformed/orig/dev/nw_wsj_24_wsj_2429___part_000.m_gold_conll.html" calcext:value-type="string">
            <text:p>file:///Users/cumeo/Projects/spinoza/ulm-4/EvEn/output/conll-2012-transformed/orig/dev/nw_wsj_24_wsj_2429___part_000.m_gold_conll.html</text:p>
          </table:table-cell>
          <table:table-cell table:formula="of:=LEFT(RIGHT([.K145];44); 30)" office:value-type="string" office:string-value="wsj_24_wsj_2429___part_000.m_g" calcext:value-type="string">
            <text:p>wsj_24_wsj_2429___part_000.m_g</text:p>
          </table:table-cell>
          <table:table-cell office:value-type="string" calcext:value-type="string">
            <text:p>_KEG50_</text:p>
          </table:table-cell>
          <table:table-cell/>
          <table:table-cell table:content-validation-name="val1"/>
          <table:table-cell office:value-type="string" calcext:value-type="string">
            <text:p>compan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file:///Users/cumeo/Projects/spinoza/ulm-4/EvEn/data/annotations/documents/student1-name-quiz-documents/student1-2019-03-14-question-147.html</text:p>
          </table:table-cell>
          <table:table-cell table:number-columns-repeated="3"/>
          <table:table-cell table:formula="of:=HYPERLINK([.B146])" office:value-type="string" office:string-value="file:///Users/cumeo/Projects/spinoza/ulm-4/EvEn/data/annotations/documents/student1-name-quiz-documents/student1-2019-03-14-question-147.html" calcext:value-type="string">
            <text:p>file:///Users/cumeo/Projects/spinoza/ulm-4/EvEn/data/annotations/documents/student1-name-quiz-documents/student1-2019-03-14-question-147.html</text:p>
          </table:table-cell>
          <table:table-cell table:formula="of:=HYPERLINK([.C146])">
            <text:p/>
          </table:table-cell>
          <table:table-cell table:formula="of:=HYPERLINK([.D146])">
            <text:p/>
          </table:table-cell>
          <table:table-cell table:formula="of:=HYPERLINK([.E146])">
            <text:p/>
          </table:table-cell>
          <table:table-cell office:value-type="string" calcext:value-type="string">
            <text:p>file:///Users/cumeo/Projects/spinoza/ulm-4/EvEn/output/conll-2012-transformed/orig/dev/nw_wsj_24_wsj_2429___part_000.m_gold_conll.html</text:p>
          </table:table-cell>
          <table:table-cell table:formula="of:=HYPERLINK([.J146])" office:value-type="string" office:string-value="file:///Users/cumeo/Projects/spinoza/ulm-4/EvEn/output/conll-2012-transformed/orig/dev/nw_wsj_24_wsj_2429___part_000.m_gold_conll.html" calcext:value-type="string">
            <text:p>file:///Users/cumeo/Projects/spinoza/ulm-4/EvEn/output/conll-2012-transformed/orig/dev/nw_wsj_24_wsj_2429___part_000.m_gold_conll.html</text:p>
          </table:table-cell>
          <table:table-cell table:formula="of:=LEFT(RIGHT([.K146];44); 30)" office:value-type="string" office:string-value="wsj_24_wsj_2429___part_000.m_g" calcext:value-type="string">
            <text:p>wsj_24_wsj_2429___part_000.m_g</text:p>
          </table:table-cell>
          <table:table-cell office:value-type="string" calcext:value-type="string">
            <text:p>_KEEN_</text:p>
          </table:table-cell>
          <table:table-cell/>
          <table:table-cell table:content-validation-name="val1"/>
          <table:table-cell office:value-type="string" calcext:value-type="string">
            <text:p>a month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file:///Users/cumeo/Projects/spinoza/ulm-4/EvEn/data/annotations/documents/student1-name-quiz-documents/student1-2019-03-14-question-147.html</text:p>
          </table:table-cell>
          <table:table-cell table:number-columns-repeated="3"/>
          <table:table-cell table:formula="of:=HYPERLINK([.B147])" office:value-type="string" office:string-value="file:///Users/cumeo/Projects/spinoza/ulm-4/EvEn/data/annotations/documents/student1-name-quiz-documents/student1-2019-03-14-question-147.html" calcext:value-type="string">
            <text:p>file:///Users/cumeo/Projects/spinoza/ulm-4/EvEn/data/annotations/documents/student1-name-quiz-documents/student1-2019-03-14-question-147.html</text:p>
          </table:table-cell>
          <table:table-cell table:formula="of:=HYPERLINK([.C147])">
            <text:p/>
          </table:table-cell>
          <table:table-cell table:formula="of:=HYPERLINK([.D147])">
            <text:p/>
          </table:table-cell>
          <table:table-cell table:formula="of:=HYPERLINK([.E147])">
            <text:p/>
          </table:table-cell>
          <table:table-cell office:value-type="string" calcext:value-type="string">
            <text:p>file:///Users/cumeo/Projects/spinoza/ulm-4/EvEn/output/conll-2012-transformed/orig/dev/nw_wsj_24_wsj_2429___part_000.m_gold_conll.html</text:p>
          </table:table-cell>
          <table:table-cell table:formula="of:=HYPERLINK([.J147])" office:value-type="string" office:string-value="file:///Users/cumeo/Projects/spinoza/ulm-4/EvEn/output/conll-2012-transformed/orig/dev/nw_wsj_24_wsj_2429___part_000.m_gold_conll.html" calcext:value-type="string">
            <text:p>file:///Users/cumeo/Projects/spinoza/ulm-4/EvEn/output/conll-2012-transformed/orig/dev/nw_wsj_24_wsj_2429___part_000.m_gold_conll.html</text:p>
          </table:table-cell>
          <table:table-cell table:formula="of:=LEFT(RIGHT([.K147];44); 30)" office:value-type="string" office:string-value="wsj_24_wsj_2429___part_000.m_g" calcext:value-type="string">
            <text:p>wsj_24_wsj_2429___part_000.m_g</text:p>
          </table:table-cell>
          <table:table-cell office:value-type="string" calcext:value-type="string">
            <text:p>_KEG50_</text:p>
          </table:table-cell>
          <table:table-cell/>
          <table:table-cell table:content-validation-name="val1"/>
          <table:table-cell office:value-type="string" calcext:value-type="string">
            <text:p>a business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file:///Users/cumeo/Projects/spinoza/ulm-4/EvEn/data/annotations/documents/student3-name-quiz-documents/student3-2019-03-29-question-028.html</text:p>
          </table:table-cell>
          <table:table-cell table:number-columns-repeated="3"/>
          <table:table-cell table:formula="of:=HYPERLINK([.B148])" office:value-type="string" office:string-value="file:///Users/cumeo/Projects/spinoza/ulm-4/EvEn/data/annotations/documents/student3-name-quiz-documents/student3-2019-03-29-question-028.html" calcext:value-type="string">
            <text:p>file:///Users/cumeo/Projects/spinoza/ulm-4/EvEn/data/annotations/documents/student3-name-quiz-documents/student3-2019-03-29-question-028.html</text:p>
          </table:table-cell>
          <table:table-cell table:formula="of:=HYPERLINK([.C148])">
            <text:p/>
          </table:table-cell>
          <table:table-cell table:formula="of:=HYPERLINK([.D148])">
            <text:p/>
          </table:table-cell>
          <table:table-cell table:formula="of:=HYPERLINK([.E148])">
            <text:p/>
          </table:table-cell>
          <table:table-cell office:value-type="string" calcext:value-type="string">
            <text:p>file:///Users/cumeo/Projects/spinoza/ulm-4/EvEn/output/conll-2012-transformed/orig/dev/nw_wsj_24_wsj_2429___part_000.m_gold_conll.html</text:p>
          </table:table-cell>
          <table:table-cell table:formula="of:=HYPERLINK([.J148])" office:value-type="string" office:string-value="file:///Users/cumeo/Projects/spinoza/ulm-4/EvEn/output/conll-2012-transformed/orig/dev/nw_wsj_24_wsj_2429___part_000.m_gold_conll.html" calcext:value-type="string">
            <text:p>file:///Users/cumeo/Projects/spinoza/ulm-4/EvEn/output/conll-2012-transformed/orig/dev/nw_wsj_24_wsj_2429___part_000.m_gold_conll.html</text:p>
          </table:table-cell>
          <table:table-cell table:formula="of:=LEFT(RIGHT([.K148];44); 30)" office:value-type="string" office:string-value="wsj_24_wsj_2429___part_000.m_g" calcext:value-type="string">
            <text:p>wsj_24_wsj_2429___part_000.m_g</text:p>
          </table:table-cell>
          <table:table-cell office:value-type="string" calcext:value-type="string">
            <text:p>_DIM68_</text:p>
          </table:table-cell>
          <table:table-cell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file:///Users/cumeo/Projects/spinoza/ulm-4/EvEn/data/annotations/documents/student3-name-quiz-documents/student3-2019-03-29-question-028.html</text:p>
          </table:table-cell>
          <table:table-cell table:number-columns-repeated="3"/>
          <table:table-cell table:formula="of:=HYPERLINK([.B149])" office:value-type="string" office:string-value="file:///Users/cumeo/Projects/spinoza/ulm-4/EvEn/data/annotations/documents/student3-name-quiz-documents/student3-2019-03-29-question-028.html" calcext:value-type="string">
            <text:p>file:///Users/cumeo/Projects/spinoza/ulm-4/EvEn/data/annotations/documents/student3-name-quiz-documents/student3-2019-03-29-question-028.html</text:p>
          </table:table-cell>
          <table:table-cell table:formula="of:=HYPERLINK([.C149])">
            <text:p/>
          </table:table-cell>
          <table:table-cell table:formula="of:=HYPERLINK([.D149])">
            <text:p/>
          </table:table-cell>
          <table:table-cell table:formula="of:=HYPERLINK([.E149])">
            <text:p/>
          </table:table-cell>
          <table:table-cell office:value-type="string" calcext:value-type="string">
            <text:p>file:///Users/cumeo/Projects/spinoza/ulm-4/EvEn/output/conll-2012-transformed/orig/dev/nw_wsj_24_wsj_2429___part_000.m_gold_conll.html</text:p>
          </table:table-cell>
          <table:table-cell table:formula="of:=HYPERLINK([.J149])" office:value-type="string" office:string-value="file:///Users/cumeo/Projects/spinoza/ulm-4/EvEn/output/conll-2012-transformed/orig/dev/nw_wsj_24_wsj_2429___part_000.m_gold_conll.html" calcext:value-type="string">
            <text:p>file:///Users/cumeo/Projects/spinoza/ulm-4/EvEn/output/conll-2012-transformed/orig/dev/nw_wsj_24_wsj_2429___part_000.m_gold_conll.html</text:p>
          </table:table-cell>
          <table:table-cell table:formula="of:=LEFT(RIGHT([.K149];44); 30)" office:value-type="string" office:string-value="wsj_24_wsj_2429___part_000.m_g" calcext:value-type="string">
            <text:p>wsj_24_wsj_2429___part_000.m_g</text:p>
          </table:table-cell>
          <table:table-cell office:value-type="string" calcext:value-type="string">
            <text:p>_SI93_</text:p>
          </table:table-cell>
          <table:table-cell/>
          <table:table-cell table:content-validation-name="val1"/>
          <table:table-cell office:value-type="string" calcext:value-type="string">
            <text:p>political party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file:///Users/cumeo/Projects/spinoza/ulm-4/EvEn/data/annotations/documents/student1-name-quiz-documents/student1-2019-03-14-question-147.html</text:p>
          </table:table-cell>
          <table:table-cell table:number-columns-repeated="3"/>
          <table:table-cell table:formula="of:=HYPERLINK([.B150])" office:value-type="string" office:string-value="file:///Users/cumeo/Projects/spinoza/ulm-4/EvEn/data/annotations/documents/student1-name-quiz-documents/student1-2019-03-14-question-147.html" calcext:value-type="string">
            <text:p>file:///Users/cumeo/Projects/spinoza/ulm-4/EvEn/data/annotations/documents/student1-name-quiz-documents/student1-2019-03-14-question-147.html</text:p>
          </table:table-cell>
          <table:table-cell table:formula="of:=HYPERLINK([.C150])">
            <text:p/>
          </table:table-cell>
          <table:table-cell table:formula="of:=HYPERLINK([.D150])">
            <text:p/>
          </table:table-cell>
          <table:table-cell table:formula="of:=HYPERLINK([.E150])">
            <text:p/>
          </table:table-cell>
          <table:table-cell office:value-type="string" calcext:value-type="string">
            <text:p>file:///Users/cumeo/Projects/spinoza/ulm-4/EvEn/output/conll-2012-transformed/orig/dev/nw_wsj_24_wsj_2429___part_000.m_gold_conll.html</text:p>
          </table:table-cell>
          <table:table-cell table:formula="of:=HYPERLINK([.J150])" office:value-type="string" office:string-value="file:///Users/cumeo/Projects/spinoza/ulm-4/EvEn/output/conll-2012-transformed/orig/dev/nw_wsj_24_wsj_2429___part_000.m_gold_conll.html" calcext:value-type="string">
            <text:p>file:///Users/cumeo/Projects/spinoza/ulm-4/EvEn/output/conll-2012-transformed/orig/dev/nw_wsj_24_wsj_2429___part_000.m_gold_conll.html</text:p>
          </table:table-cell>
          <table:table-cell table:formula="of:=LEFT(RIGHT([.K150];44); 30)" office:value-type="string" office:string-value="wsj_24_wsj_2429___part_000.m_g" calcext:value-type="string">
            <text:p>wsj_24_wsj_2429___part_000.m_g</text:p>
          </table:table-cell>
          <table:table-cell office:value-type="string" calcext:value-type="string">
            <text:p>_DIM68_</text:p>
          </table:table-cell>
          <table:table-cell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string" calcext:value-type="string">
            <text:p>file:///Users/cumeo/Projects/spinoza/ulm-4/EvEn/data/annotations/documents/student1-name-quiz-documents/student1-2019-03-14-question-147.html</text:p>
          </table:table-cell>
          <table:table-cell table:number-columns-repeated="3"/>
          <table:table-cell table:formula="of:=HYPERLINK([.B151])" office:value-type="string" office:string-value="file:///Users/cumeo/Projects/spinoza/ulm-4/EvEn/data/annotations/documents/student1-name-quiz-documents/student1-2019-03-14-question-147.html" calcext:value-type="string">
            <text:p>file:///Users/cumeo/Projects/spinoza/ulm-4/EvEn/data/annotations/documents/student1-name-quiz-documents/student1-2019-03-14-question-147.html</text:p>
          </table:table-cell>
          <table:table-cell table:formula="of:=HYPERLINK([.C151])">
            <text:p/>
          </table:table-cell>
          <table:table-cell table:formula="of:=HYPERLINK([.D151])">
            <text:p/>
          </table:table-cell>
          <table:table-cell table:formula="of:=HYPERLINK([.E151])">
            <text:p/>
          </table:table-cell>
          <table:table-cell office:value-type="string" calcext:value-type="string">
            <text:p>file:///Users/cumeo/Projects/spinoza/ulm-4/EvEn/output/conll-2012-transformed/orig/dev/nw_wsj_24_wsj_2429___part_000.m_gold_conll.html</text:p>
          </table:table-cell>
          <table:table-cell table:formula="of:=HYPERLINK([.J151])" office:value-type="string" office:string-value="file:///Users/cumeo/Projects/spinoza/ulm-4/EvEn/output/conll-2012-transformed/orig/dev/nw_wsj_24_wsj_2429___part_000.m_gold_conll.html" calcext:value-type="string">
            <text:p>file:///Users/cumeo/Projects/spinoza/ulm-4/EvEn/output/conll-2012-transformed/orig/dev/nw_wsj_24_wsj_2429___part_000.m_gold_conll.html</text:p>
          </table:table-cell>
          <table:table-cell table:formula="of:=LEFT(RIGHT([.K151];44); 30)" office:value-type="string" office:string-value="wsj_24_wsj_2429___part_000.m_g" calcext:value-type="string">
            <text:p>wsj_24_wsj_2429___part_000.m_g</text:p>
          </table:table-cell>
          <table:table-cell office:value-type="string" calcext:value-type="string">
            <text:p>_WOG_</text:p>
          </table:table-cell>
          <table:table-cell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string" calcext:value-type="string">
            <text:p>file:///Users/cumeo/Projects/spinoza/ulm-4/EvEn/data/annotations/documents/student1-name-quiz-documents/student1-2019-03-14-question-147.html</text:p>
          </table:table-cell>
          <table:table-cell table:number-columns-repeated="3"/>
          <table:table-cell table:formula="of:=HYPERLINK([.B152])" office:value-type="string" office:string-value="file:///Users/cumeo/Projects/spinoza/ulm-4/EvEn/data/annotations/documents/student1-name-quiz-documents/student1-2019-03-14-question-147.html" calcext:value-type="string">
            <text:p>file:///Users/cumeo/Projects/spinoza/ulm-4/EvEn/data/annotations/documents/student1-name-quiz-documents/student1-2019-03-14-question-147.html</text:p>
          </table:table-cell>
          <table:table-cell table:formula="of:=HYPERLINK([.C152])">
            <text:p/>
          </table:table-cell>
          <table:table-cell table:formula="of:=HYPERLINK([.D152])">
            <text:p/>
          </table:table-cell>
          <table:table-cell table:formula="of:=HYPERLINK([.E152])">
            <text:p/>
          </table:table-cell>
          <table:table-cell office:value-type="string" calcext:value-type="string">
            <text:p>file:///Users/cumeo/Projects/spinoza/ulm-4/EvEn/output/conll-2012-transformed/orig/dev/nw_wsj_24_wsj_2429___part_000.m_gold_conll.html</text:p>
          </table:table-cell>
          <table:table-cell table:formula="of:=HYPERLINK([.J152])" office:value-type="string" office:string-value="file:///Users/cumeo/Projects/spinoza/ulm-4/EvEn/output/conll-2012-transformed/orig/dev/nw_wsj_24_wsj_2429___part_000.m_gold_conll.html" calcext:value-type="string">
            <text:p>file:///Users/cumeo/Projects/spinoza/ulm-4/EvEn/output/conll-2012-transformed/orig/dev/nw_wsj_24_wsj_2429___part_000.m_gold_conll.html</text:p>
          </table:table-cell>
          <table:table-cell table:formula="of:=LEFT(RIGHT([.K152];44); 30)" office:value-type="string" office:string-value="wsj_24_wsj_2429___part_000.m_g" calcext:value-type="string">
            <text:p>wsj_24_wsj_2429___part_000.m_g</text:p>
          </table:table-cell>
          <table:table-cell office:value-type="string" calcext:value-type="string">
            <text:p>_SI93_</text:p>
          </table:table-cell>
          <table:table-cell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ile:///Users/cumeo/Projects/spinoza/ulm-4/EvEn/data/annotations/documents/student2-doc-190-218/student2-2019-03-29-question-190.html</text:p>
          </table:table-cell>
          <table:table-cell office:value-type="string" calcext:value-type="string">
            <text:p>file:///Users/cumeo/Projects/spinoza/ulm-4/EvEn/data/annotations/documents/student2-2019-07-06/student2-2019-03-29-question-190.html</text:p>
          </table:table-cell>
          <table:table-cell table:number-columns-repeated="2"/>
          <table:table-cell table:formula="of:=HYPERLINK([.B153])" office:value-type="string" office:string-value="file:///Users/cumeo/Projects/spinoza/ulm-4/EvEn/data/annotations/documents/student2-doc-190-218/student2-2019-03-29-question-190.html" calcext:value-type="string">
            <text:p>file:///Users/cumeo/Projects/spinoza/ulm-4/EvEn/data/annotations/documents/student2-doc-190-218/student2-2019-03-29-question-190.html</text:p>
          </table:table-cell>
          <table:table-cell table:formula="of:=HYPERLINK([.C153])" office:value-type="string" office:string-value="file:///Users/cumeo/Projects/spinoza/ulm-4/EvEn/data/annotations/documents/student2-2019-07-06/student2-2019-03-29-question-190.html" calcext:value-type="string">
            <text:p>file:///Users/cumeo/Projects/spinoza/ulm-4/EvEn/data/annotations/documents/student2-2019-07-06/student2-2019-03-29-question-190.html</text:p>
          </table:table-cell>
          <table:table-cell table:formula="of:=HYPERLINK([.D153])">
            <text:p/>
          </table:table-cell>
          <table:table-cell table:formula="of:=HYPERLINK([.E153])">
            <text:p/>
          </table:table-cell>
          <table:table-cell office:value-type="string" calcext:value-type="string">
            <text:p>file:///Users/cumeo/Projects/spinoza/ulm-4/EvEn/output/conll-2012-transformed/orig/dev/nw_wsj_24_wsj_2431___part_000.m_gold_conll.html</text:p>
          </table:table-cell>
          <table:table-cell table:formula="of:=HYPERLINK([.J153])" office:value-type="string" office:string-value="file:///Users/cumeo/Projects/spinoza/ulm-4/EvEn/output/conll-2012-transformed/orig/dev/nw_wsj_24_wsj_2431___part_000.m_gold_conll.html" calcext:value-type="string">
            <text:p>file:///Users/cumeo/Projects/spinoza/ulm-4/EvEn/output/conll-2012-transformed/orig/dev/nw_wsj_24_wsj_2431___part_000.m_gold_conll.html</text:p>
          </table:table-cell>
          <table:table-cell table:formula="of:=LEFT(RIGHT([.K153];44); 30)" office:value-type="string" office:string-value="wsj_24_wsj_2431___part_000.m_g" calcext:value-type="string">
            <text:p>wsj_24_wsj_2431___part_000.m_g</text:p>
          </table:table-cell>
          <table:table-cell office:value-type="string" calcext:value-type="string">
            <text:p>_TEES_</text:p>
          </table:table-cell>
          <table:table-cell/>
          <table:table-cell table:content-validation-name="val1"/>
          <table:table-cell office:value-type="string" calcext:value-type="string">
            <text:p>Greek politician, possibly former prime minister, involved in a scandal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file:///Users/cumeo/Projects/spinoza/ulm-4/EvEn/data/annotations/documents/student2-doc-190-218/student2-2019-03-29-question-190.html</text:p>
          </table:table-cell>
          <table:table-cell office:value-type="string" calcext:value-type="string">
            <text:p>file:///Users/cumeo/Projects/spinoza/ulm-4/EvEn/data/annotations/documents/student2-2019-07-06/student2-2019-03-29-question-190.html</text:p>
          </table:table-cell>
          <table:table-cell table:number-columns-repeated="2"/>
          <table:table-cell table:formula="of:=HYPERLINK([.B154])" office:value-type="string" office:string-value="file:///Users/cumeo/Projects/spinoza/ulm-4/EvEn/data/annotations/documents/student2-doc-190-218/student2-2019-03-29-question-190.html" calcext:value-type="string">
            <text:p>file:///Users/cumeo/Projects/spinoza/ulm-4/EvEn/data/annotations/documents/student2-doc-190-218/student2-2019-03-29-question-190.html</text:p>
          </table:table-cell>
          <table:table-cell table:formula="of:=HYPERLINK([.C154])" office:value-type="string" office:string-value="file:///Users/cumeo/Projects/spinoza/ulm-4/EvEn/data/annotations/documents/student2-2019-07-06/student2-2019-03-29-question-190.html" calcext:value-type="string">
            <text:p>file:///Users/cumeo/Projects/spinoza/ulm-4/EvEn/data/annotations/documents/student2-2019-07-06/student2-2019-03-29-question-190.html</text:p>
          </table:table-cell>
          <table:table-cell table:formula="of:=HYPERLINK([.D154])">
            <text:p/>
          </table:table-cell>
          <table:table-cell table:formula="of:=HYPERLINK([.E154])">
            <text:p/>
          </table:table-cell>
          <table:table-cell office:value-type="string" calcext:value-type="string">
            <text:p>file:///Users/cumeo/Projects/spinoza/ulm-4/EvEn/output/conll-2012-transformed/orig/dev/nw_wsj_24_wsj_2431___part_000.m_gold_conll.html</text:p>
          </table:table-cell>
          <table:table-cell table:formula="of:=HYPERLINK([.J154])" office:value-type="string" office:string-value="file:///Users/cumeo/Projects/spinoza/ulm-4/EvEn/output/conll-2012-transformed/orig/dev/nw_wsj_24_wsj_2431___part_000.m_gold_conll.html" calcext:value-type="string">
            <text:p>file:///Users/cumeo/Projects/spinoza/ulm-4/EvEn/output/conll-2012-transformed/orig/dev/nw_wsj_24_wsj_2431___part_000.m_gold_conll.html</text:p>
          </table:table-cell>
          <table:table-cell table:formula="of:=LEFT(RIGHT([.K154];44); 30)" office:value-type="string" office:string-value="wsj_24_wsj_2431___part_000.m_g" calcext:value-type="string">
            <text:p>wsj_24_wsj_2431___part_000.m_g</text:p>
          </table:table-cell>
          <table:table-cell office:value-type="string" calcext:value-type="string">
            <text:p>_TRY13_</text:p>
          </table:table-cell>
          <table:table-cell office:value-type="string" calcext:value-type="string">
            <text:p>Greeks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ile:///Users/cumeo/Projects/spinoza/ulm-4/EvEn/data/annotations/documents/student3-doc-140-199/student3-2019-03-29-question-180.html</text:p>
          </table:table-cell>
          <table:table-cell office:value-type="string" calcext:value-type="string">
            <text:p>file:///Users/cumeo/Projects/spinoza/ulm-4/EvEn/data/annotations/documents/student3-documents-for-name-annotation/student3-2019-03-29-question-180.html</text:p>
          </table:table-cell>
          <table:table-cell table:number-columns-repeated="2"/>
          <table:table-cell table:formula="of:=HYPERLINK([.B155])" office:value-type="string" office:string-value="file:///Users/cumeo/Projects/spinoza/ulm-4/EvEn/data/annotations/documents/student3-doc-140-199/student3-2019-03-29-question-180.html" calcext:value-type="string">
            <text:p>file:///Users/cumeo/Projects/spinoza/ulm-4/EvEn/data/annotations/documents/student3-doc-140-199/student3-2019-03-29-question-180.html</text:p>
          </table:table-cell>
          <table:table-cell table:formula="of:=HYPERLINK([.C155])" office:value-type="string" office:string-value="file:///Users/cumeo/Projects/spinoza/ulm-4/EvEn/data/annotations/documents/student3-documents-for-name-annotation/student3-2019-03-29-question-180.html" calcext:value-type="string">
            <text:p>file:///Users/cumeo/Projects/spinoza/ulm-4/EvEn/data/annotations/documents/student3-documents-for-name-annotation/student3-2019-03-29-question-180.html</text:p>
          </table:table-cell>
          <table:table-cell table:formula="of:=HYPERLINK([.D155])">
            <text:p/>
          </table:table-cell>
          <table:table-cell table:formula="of:=HYPERLINK([.E155])">
            <text:p/>
          </table:table-cell>
          <table:table-cell office:value-type="string" calcext:value-type="string">
            <text:p>file:///Users/cumeo/Projects/spinoza/ulm-4/EvEn/output/conll-2012-transformed/orig/dev/nw_wsj_24_wsj_2431___part_000.m_gold_conll.html</text:p>
          </table:table-cell>
          <table:table-cell table:formula="of:=HYPERLINK([.J155])" office:value-type="string" office:string-value="file:///Users/cumeo/Projects/spinoza/ulm-4/EvEn/output/conll-2012-transformed/orig/dev/nw_wsj_24_wsj_2431___part_000.m_gold_conll.html" calcext:value-type="string">
            <text:p>file:///Users/cumeo/Projects/spinoza/ulm-4/EvEn/output/conll-2012-transformed/orig/dev/nw_wsj_24_wsj_2431___part_000.m_gold_conll.html</text:p>
          </table:table-cell>
          <table:table-cell table:formula="of:=LEFT(RIGHT([.K155];44); 30)" office:value-type="string" office:string-value="wsj_24_wsj_2431___part_000.m_g" calcext:value-type="string">
            <text:p>wsj_24_wsj_2431___part_000.m_g</text:p>
          </table:table-cell>
          <table:table-cell office:value-type="string" calcext:value-type="string">
            <text:p>_CHEAL_ _SE63_</text:p>
          </table:table-cell>
          <table:table-cell/>
          <table:table-cell table:content-validation-name="val1"/>
          <table:table-cell office:value-type="string" calcext:value-type="string">
            <text:p>Either a political party or a political pers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file:///Users/cumeo/Projects/spinoza/ulm-4/EvEn/data/annotations/documents/student3-name-quiz-documents/student3-2019-03-29-question-180.html</text:p>
          </table:table-cell>
          <table:table-cell table:number-columns-repeated="3"/>
          <table:table-cell table:formula="of:=HYPERLINK([.B156])" office:value-type="string" office:string-value="file:///Users/cumeo/Projects/spinoza/ulm-4/EvEn/data/annotations/documents/student3-name-quiz-documents/student3-2019-03-29-question-180.html" calcext:value-type="string">
            <text:p>file:///Users/cumeo/Projects/spinoza/ulm-4/EvEn/data/annotations/documents/student3-name-quiz-documents/student3-2019-03-29-question-180.html</text:p>
          </table:table-cell>
          <table:table-cell table:formula="of:=HYPERLINK([.C156])">
            <text:p/>
          </table:table-cell>
          <table:table-cell table:formula="of:=HYPERLINK([.D156])">
            <text:p/>
          </table:table-cell>
          <table:table-cell table:formula="of:=HYPERLINK([.E156])">
            <text:p/>
          </table:table-cell>
          <table:table-cell office:value-type="string" calcext:value-type="string">
            <text:p>file:///Users/cumeo/Projects/spinoza/ulm-4/EvEn/output/conll-2012-transformed/orig/dev/nw_wsj_24_wsj_2431___part_000.m_gold_conll.html</text:p>
          </table:table-cell>
          <table:table-cell table:formula="of:=HYPERLINK([.J156])" office:value-type="string" office:string-value="file:///Users/cumeo/Projects/spinoza/ulm-4/EvEn/output/conll-2012-transformed/orig/dev/nw_wsj_24_wsj_2431___part_000.m_gold_conll.html" calcext:value-type="string">
            <text:p>file:///Users/cumeo/Projects/spinoza/ulm-4/EvEn/output/conll-2012-transformed/orig/dev/nw_wsj_24_wsj_2431___part_000.m_gold_conll.html</text:p>
          </table:table-cell>
          <table:table-cell table:formula="of:=LEFT(RIGHT([.K156];44); 30)" office:value-type="string" office:string-value="wsj_24_wsj_2431___part_000.m_g" calcext:value-type="string">
            <text:p>wsj_24_wsj_2431___part_000.m_g</text:p>
          </table:table-cell>
          <table:table-cell office:value-type="string" calcext:value-type="string">
            <text:p>_KOOG_ _XEL_</text:p>
          </table:table-cell>
          <table:table-cell/>
          <table:table-cell table:content-validation-name="val1"/>
          <table:table-cell office:value-type="string" calcext:value-type="string">
            <text:p>greek political par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file:///Users/cumeo/Projects/spinoza/ulm-4/EvEn/data/annotations/documents/student2-name-quiz-documents/student2-2019-03-29-question-190.html</text:p>
          </table:table-cell>
          <table:table-cell table:number-columns-repeated="3"/>
          <table:table-cell table:formula="of:=HYPERLINK([.B157])" office:value-type="string" office:string-value="file:///Users/cumeo/Projects/spinoza/ulm-4/EvEn/data/annotations/documents/student2-name-quiz-documents/student2-2019-03-29-question-190.html" calcext:value-type="string">
            <text:p>file:///Users/cumeo/Projects/spinoza/ulm-4/EvEn/data/annotations/documents/student2-name-quiz-documents/student2-2019-03-29-question-190.html</text:p>
          </table:table-cell>
          <table:table-cell table:formula="of:=HYPERLINK([.C157])">
            <text:p/>
          </table:table-cell>
          <table:table-cell table:formula="of:=HYPERLINK([.D157])">
            <text:p/>
          </table:table-cell>
          <table:table-cell table:formula="of:=HYPERLINK([.E157])">
            <text:p/>
          </table:table-cell>
          <table:table-cell office:value-type="string" calcext:value-type="string">
            <text:p>file:///Users/cumeo/Projects/spinoza/ulm-4/EvEn/output/conll-2012-transformed/orig/dev/nw_wsj_24_wsj_2431___part_000.m_gold_conll.html</text:p>
          </table:table-cell>
          <table:table-cell table:formula="of:=HYPERLINK([.J157])" office:value-type="string" office:string-value="file:///Users/cumeo/Projects/spinoza/ulm-4/EvEn/output/conll-2012-transformed/orig/dev/nw_wsj_24_wsj_2431___part_000.m_gold_conll.html" calcext:value-type="string">
            <text:p>file:///Users/cumeo/Projects/spinoza/ulm-4/EvEn/output/conll-2012-transformed/orig/dev/nw_wsj_24_wsj_2431___part_000.m_gold_conll.html</text:p>
          </table:table-cell>
          <table:table-cell table:formula="of:=LEFT(RIGHT([.K157];44); 30)" office:value-type="string" office:string-value="wsj_24_wsj_2431___part_000.m_g" calcext:value-type="string">
            <text:p>wsj_24_wsj_2431___part_000.m_g</text:p>
          </table:table-cell>
          <table:table-cell office:value-type="string" calcext:value-type="string">
            <text:p>_KOOG_ _XEL_</text:p>
          </table:table-cell>
          <table:table-cell/>
          <table:table-cell table:content-validation-name="val1"/>
          <table:table-cell office:value-type="string" calcext:value-type="string">
            <text:p>Greek political par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file:///Users/cumeo/Projects/spinoza/ulm-4/EvEn/data/annotations/documents/student2-name-quiz-documents/student2-2019-03-29-question-190.html</text:p>
          </table:table-cell>
          <table:table-cell table:number-columns-repeated="3"/>
          <table:table-cell table:formula="of:=HYPERLINK([.B158])" office:value-type="string" office:string-value="file:///Users/cumeo/Projects/spinoza/ulm-4/EvEn/data/annotations/documents/student2-name-quiz-documents/student2-2019-03-29-question-190.html" calcext:value-type="string">
            <text:p>file:///Users/cumeo/Projects/spinoza/ulm-4/EvEn/data/annotations/documents/student2-name-quiz-documents/student2-2019-03-29-question-190.html</text:p>
          </table:table-cell>
          <table:table-cell table:formula="of:=HYPERLINK([.C158])">
            <text:p/>
          </table:table-cell>
          <table:table-cell table:formula="of:=HYPERLINK([.D158])">
            <text:p/>
          </table:table-cell>
          <table:table-cell table:formula="of:=HYPERLINK([.E158])">
            <text:p/>
          </table:table-cell>
          <table:table-cell office:value-type="string" calcext:value-type="string">
            <text:p>file:///Users/cumeo/Projects/spinoza/ulm-4/EvEn/output/conll-2012-transformed/orig/dev/nw_wsj_24_wsj_2431___part_000.m_gold_conll.html</text:p>
          </table:table-cell>
          <table:table-cell table:formula="of:=HYPERLINK([.J158])" office:value-type="string" office:string-value="file:///Users/cumeo/Projects/spinoza/ulm-4/EvEn/output/conll-2012-transformed/orig/dev/nw_wsj_24_wsj_2431___part_000.m_gold_conll.html" calcext:value-type="string">
            <text:p>file:///Users/cumeo/Projects/spinoza/ulm-4/EvEn/output/conll-2012-transformed/orig/dev/nw_wsj_24_wsj_2431___part_000.m_gold_conll.html</text:p>
          </table:table-cell>
          <table:table-cell table:formula="of:=LEFT(RIGHT([.K158];44); 30)" office:value-type="string" office:string-value="wsj_24_wsj_2431___part_000.m_g" calcext:value-type="string">
            <text:p>wsj_24_wsj_2431___part_000.m_g</text:p>
          </table:table-cell>
          <table:table-cell office:value-type="string" calcext:value-type="string">
            <text:p>_MOO_</text:p>
          </table:table-cell>
          <table:table-cell office:value-type="string" calcext:value-type="string">
            <text:p>Greece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file:///Users/cumeo/Projects/spinoza/ulm-4/EvEn/data/annotations/documents/student2-name-quiz-documents/student2-2019-03-29-question-190.html</text:p>
          </table:table-cell>
          <table:table-cell table:number-columns-repeated="3"/>
          <table:table-cell table:formula="of:=HYPERLINK([.B159])" office:value-type="string" office:string-value="file:///Users/cumeo/Projects/spinoza/ulm-4/EvEn/data/annotations/documents/student2-name-quiz-documents/student2-2019-03-29-question-190.html" calcext:value-type="string">
            <text:p>file:///Users/cumeo/Projects/spinoza/ulm-4/EvEn/data/annotations/documents/student2-name-quiz-documents/student2-2019-03-29-question-190.html</text:p>
          </table:table-cell>
          <table:table-cell table:formula="of:=HYPERLINK([.C159])">
            <text:p/>
          </table:table-cell>
          <table:table-cell table:formula="of:=HYPERLINK([.D159])">
            <text:p/>
          </table:table-cell>
          <table:table-cell table:formula="of:=HYPERLINK([.E159])">
            <text:p/>
          </table:table-cell>
          <table:table-cell office:value-type="string" calcext:value-type="string">
            <text:p>file:///Users/cumeo/Projects/spinoza/ulm-4/EvEn/output/conll-2012-transformed/orig/dev/nw_wsj_24_wsj_2431___part_000.m_gold_conll.html</text:p>
          </table:table-cell>
          <table:table-cell table:formula="of:=HYPERLINK([.J159])" office:value-type="string" office:string-value="file:///Users/cumeo/Projects/spinoza/ulm-4/EvEn/output/conll-2012-transformed/orig/dev/nw_wsj_24_wsj_2431___part_000.m_gold_conll.html" calcext:value-type="string">
            <text:p>file:///Users/cumeo/Projects/spinoza/ulm-4/EvEn/output/conll-2012-transformed/orig/dev/nw_wsj_24_wsj_2431___part_000.m_gold_conll.html</text:p>
          </table:table-cell>
          <table:table-cell table:formula="of:=LEFT(RIGHT([.K159];44); 30)" office:value-type="string" office:string-value="wsj_24_wsj_2431___part_000.m_g" calcext:value-type="string">
            <text:p>wsj_24_wsj_2431___part_000.m_g</text:p>
          </table:table-cell>
          <table:table-cell office:value-type="string" calcext:value-type="string">
            <text:p>_JE_ _JY56_</text:p>
          </table:table-cell>
          <table:table-cell/>
          <table:table-cell table:content-validation-name="val1"/>
          <table:table-cell office:value-type="string" calcext:value-type="string">
            <text:p>former Prime Minister of Greec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file:///Users/cumeo/Projects/spinoza/ulm-4/EvEn/data/annotations/documents/student2-name-quiz-documents/student2-2019-03-29-question-190.html</text:p>
          </table:table-cell>
          <table:table-cell table:number-columns-repeated="3"/>
          <table:table-cell table:formula="of:=HYPERLINK([.B160])" office:value-type="string" office:string-value="file:///Users/cumeo/Projects/spinoza/ulm-4/EvEn/data/annotations/documents/student2-name-quiz-documents/student2-2019-03-29-question-190.html" calcext:value-type="string">
            <text:p>file:///Users/cumeo/Projects/spinoza/ulm-4/EvEn/data/annotations/documents/student2-name-quiz-documents/student2-2019-03-29-question-190.html</text:p>
          </table:table-cell>
          <table:table-cell table:formula="of:=HYPERLINK([.C160])">
            <text:p/>
          </table:table-cell>
          <table:table-cell table:formula="of:=HYPERLINK([.D160])">
            <text:p/>
          </table:table-cell>
          <table:table-cell table:formula="of:=HYPERLINK([.E160])">
            <text:p/>
          </table:table-cell>
          <table:table-cell office:value-type="string" calcext:value-type="string">
            <text:p>file:///Users/cumeo/Projects/spinoza/ulm-4/EvEn/output/conll-2012-transformed/orig/dev/nw_wsj_24_wsj_2431___part_000.m_gold_conll.html</text:p>
          </table:table-cell>
          <table:table-cell table:formula="of:=HYPERLINK([.J160])" office:value-type="string" office:string-value="file:///Users/cumeo/Projects/spinoza/ulm-4/EvEn/output/conll-2012-transformed/orig/dev/nw_wsj_24_wsj_2431___part_000.m_gold_conll.html" calcext:value-type="string">
            <text:p>file:///Users/cumeo/Projects/spinoza/ulm-4/EvEn/output/conll-2012-transformed/orig/dev/nw_wsj_24_wsj_2431___part_000.m_gold_conll.html</text:p>
          </table:table-cell>
          <table:table-cell table:formula="of:=LEFT(RIGHT([.K160];44); 30)" office:value-type="string" office:string-value="wsj_24_wsj_2431___part_000.m_g" calcext:value-type="string">
            <text:p>wsj_24_wsj_2431___part_000.m_g</text:p>
          </table:table-cell>
          <table:table-cell office:value-type="string" calcext:value-type="string">
            <text:p>_JE_ _BOO85_</text:p>
          </table:table-cell>
          <table:table-cell/>
          <table:table-cell table:content-validation-name="val1"/>
          <table:table-cell office:value-type="string" calcext:value-type="string">
            <text:p>Greek politician, possibly Communist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file:///Users/cumeo/Projects/spinoza/ulm-4/EvEn/data/annotations/documents/student2-name-quiz-documents/student2-2019-03-29-question-190.html</text:p>
          </table:table-cell>
          <table:table-cell table:number-columns-repeated="3"/>
          <table:table-cell table:formula="of:=HYPERLINK([.B161])" office:value-type="string" office:string-value="file:///Users/cumeo/Projects/spinoza/ulm-4/EvEn/data/annotations/documents/student2-name-quiz-documents/student2-2019-03-29-question-190.html" calcext:value-type="string">
            <text:p>file:///Users/cumeo/Projects/spinoza/ulm-4/EvEn/data/annotations/documents/student2-name-quiz-documents/student2-2019-03-29-question-190.html</text:p>
          </table:table-cell>
          <table:table-cell table:formula="of:=HYPERLINK([.C161])">
            <text:p/>
          </table:table-cell>
          <table:table-cell table:formula="of:=HYPERLINK([.D161])">
            <text:p/>
          </table:table-cell>
          <table:table-cell table:formula="of:=HYPERLINK([.E161])">
            <text:p/>
          </table:table-cell>
          <table:table-cell office:value-type="string" calcext:value-type="string">
            <text:p>file:///Users/cumeo/Projects/spinoza/ulm-4/EvEn/output/conll-2012-transformed/orig/dev/nw_wsj_24_wsj_2431___part_000.m_gold_conll.html</text:p>
          </table:table-cell>
          <table:table-cell table:formula="of:=HYPERLINK([.J161])" office:value-type="string" office:string-value="file:///Users/cumeo/Projects/spinoza/ulm-4/EvEn/output/conll-2012-transformed/orig/dev/nw_wsj_24_wsj_2431___part_000.m_gold_conll.html" calcext:value-type="string">
            <text:p>file:///Users/cumeo/Projects/spinoza/ulm-4/EvEn/output/conll-2012-transformed/orig/dev/nw_wsj_24_wsj_2431___part_000.m_gold_conll.html</text:p>
          </table:table-cell>
          <table:table-cell table:formula="of:=LEFT(RIGHT([.K161];44); 30)" office:value-type="string" office:string-value="wsj_24_wsj_2431___part_000.m_g" calcext:value-type="string">
            <text:p>wsj_24_wsj_2431___part_000.m_g</text:p>
          </table:table-cell>
          <table:table-cell office:value-type="string" calcext:value-type="string">
            <text:p>_JE_ _SOOC_</text:p>
          </table:table-cell>
          <table:table-cell/>
          <table:table-cell table:content-validation-name="val1"/>
          <table:table-cell office:value-type="string" calcext:value-type="string">
            <text:p>corrupt Greek politicia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file:///Users/cumeo/Projects/spinoza/ulm-4/EvEn/data/annotations/documents/student2-name-quiz-documents/student2-2019-03-29-question-190.html</text:p>
          </table:table-cell>
          <table:table-cell table:number-columns-repeated="3"/>
          <table:table-cell table:formula="of:=HYPERLINK([.B162])" office:value-type="string" office:string-value="file:///Users/cumeo/Projects/spinoza/ulm-4/EvEn/data/annotations/documents/student2-name-quiz-documents/student2-2019-03-29-question-190.html" calcext:value-type="string">
            <text:p>file:///Users/cumeo/Projects/spinoza/ulm-4/EvEn/data/annotations/documents/student2-name-quiz-documents/student2-2019-03-29-question-190.html</text:p>
          </table:table-cell>
          <table:table-cell table:formula="of:=HYPERLINK([.C162])">
            <text:p/>
          </table:table-cell>
          <table:table-cell table:formula="of:=HYPERLINK([.D162])">
            <text:p/>
          </table:table-cell>
          <table:table-cell table:formula="of:=HYPERLINK([.E162])">
            <text:p/>
          </table:table-cell>
          <table:table-cell office:value-type="string" calcext:value-type="string">
            <text:p>file:///Users/cumeo/Projects/spinoza/ulm-4/EvEn/output/conll-2012-transformed/orig/dev/nw_wsj_24_wsj_2431___part_000.m_gold_conll.html</text:p>
          </table:table-cell>
          <table:table-cell table:formula="of:=HYPERLINK([.J162])" office:value-type="string" office:string-value="file:///Users/cumeo/Projects/spinoza/ulm-4/EvEn/output/conll-2012-transformed/orig/dev/nw_wsj_24_wsj_2431___part_000.m_gold_conll.html" calcext:value-type="string">
            <text:p>file:///Users/cumeo/Projects/spinoza/ulm-4/EvEn/output/conll-2012-transformed/orig/dev/nw_wsj_24_wsj_2431___part_000.m_gold_conll.html</text:p>
          </table:table-cell>
          <table:table-cell table:formula="of:=LEFT(RIGHT([.K162];44); 30)" office:value-type="string" office:string-value="wsj_24_wsj_2431___part_000.m_g" calcext:value-type="string">
            <text:p>wsj_24_wsj_2431___part_000.m_g</text:p>
          </table:table-cell>
          <table:table-cell office:value-type="string" calcext:value-type="string">
            <text:p>_TRIE34_</text:p>
          </table:table-cell>
          <table:table-cell/>
          <table:table-cell table:content-validation-name="val1"/>
          <table:table-cell office:value-type="string" calcext:value-type="string">
            <text:p>maybe a Greek city nam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file:///Users/cumeo/Projects/spinoza/ulm-4/EvEn/data/annotations/documents/student3-name-quiz-documents/student3-2019-03-29-question-180.html</text:p>
          </table:table-cell>
          <table:table-cell table:number-columns-repeated="3"/>
          <table:table-cell table:formula="of:=HYPERLINK([.B163])" office:value-type="string" office:string-value="file:///Users/cumeo/Projects/spinoza/ulm-4/EvEn/data/annotations/documents/student3-name-quiz-documents/student3-2019-03-29-question-180.html" calcext:value-type="string">
            <text:p>file:///Users/cumeo/Projects/spinoza/ulm-4/EvEn/data/annotations/documents/student3-name-quiz-documents/student3-2019-03-29-question-180.html</text:p>
          </table:table-cell>
          <table:table-cell table:formula="of:=HYPERLINK([.C163])">
            <text:p/>
          </table:table-cell>
          <table:table-cell table:formula="of:=HYPERLINK([.D163])">
            <text:p/>
          </table:table-cell>
          <table:table-cell table:formula="of:=HYPERLINK([.E163])">
            <text:p/>
          </table:table-cell>
          <table:table-cell office:value-type="string" calcext:value-type="string">
            <text:p>file:///Users/cumeo/Projects/spinoza/ulm-4/EvEn/output/conll-2012-transformed/orig/dev/nw_wsj_24_wsj_2431___part_000.m_gold_conll.html</text:p>
          </table:table-cell>
          <table:table-cell table:formula="of:=HYPERLINK([.J163])" office:value-type="string" office:string-value="file:///Users/cumeo/Projects/spinoza/ulm-4/EvEn/output/conll-2012-transformed/orig/dev/nw_wsj_24_wsj_2431___part_000.m_gold_conll.html" calcext:value-type="string">
            <text:p>file:///Users/cumeo/Projects/spinoza/ulm-4/EvEn/output/conll-2012-transformed/orig/dev/nw_wsj_24_wsj_2431___part_000.m_gold_conll.html</text:p>
          </table:table-cell>
          <table:table-cell table:formula="of:=LEFT(RIGHT([.K163];44); 30)" office:value-type="string" office:string-value="wsj_24_wsj_2431___part_000.m_g" calcext:value-type="string">
            <text:p>wsj_24_wsj_2431___part_000.m_g</text:p>
          </table:table-cell>
          <table:table-cell office:value-type="string" calcext:value-type="string">
            <text:p>_MOO_</text:p>
          </table:table-cell>
          <table:table-cell office:value-type="string" calcext:value-type="string">
            <text:p>Greece</text:p>
          </table:table-cell>
          <table:table-cell table:content-validation-name="val1" office:value-type="string" calcext:value-type="string">
            <text:p>y</text:p>
          </table:table-cell>
          <table:table-cell office:value-type="string" calcext:value-type="string">
            <text:p>country</text:p>
          </table:table-cell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file:///Users/cumeo/Projects/spinoza/ulm-4/EvEn/data/annotations/documents/student3-name-quiz-documents/student3-2019-03-29-question-180.html</text:p>
          </table:table-cell>
          <table:table-cell table:number-columns-repeated="3"/>
          <table:table-cell table:formula="of:=HYPERLINK([.B164])" office:value-type="string" office:string-value="file:///Users/cumeo/Projects/spinoza/ulm-4/EvEn/data/annotations/documents/student3-name-quiz-documents/student3-2019-03-29-question-180.html" calcext:value-type="string">
            <text:p>file:///Users/cumeo/Projects/spinoza/ulm-4/EvEn/data/annotations/documents/student3-name-quiz-documents/student3-2019-03-29-question-180.html</text:p>
          </table:table-cell>
          <table:table-cell table:formula="of:=HYPERLINK([.C164])">
            <text:p/>
          </table:table-cell>
          <table:table-cell table:formula="of:=HYPERLINK([.D164])">
            <text:p/>
          </table:table-cell>
          <table:table-cell table:formula="of:=HYPERLINK([.E164])">
            <text:p/>
          </table:table-cell>
          <table:table-cell office:value-type="string" calcext:value-type="string">
            <text:p>file:///Users/cumeo/Projects/spinoza/ulm-4/EvEn/output/conll-2012-transformed/orig/dev/nw_wsj_24_wsj_2431___part_000.m_gold_conll.html</text:p>
          </table:table-cell>
          <table:table-cell table:formula="of:=HYPERLINK([.J164])" office:value-type="string" office:string-value="file:///Users/cumeo/Projects/spinoza/ulm-4/EvEn/output/conll-2012-transformed/orig/dev/nw_wsj_24_wsj_2431___part_000.m_gold_conll.html" calcext:value-type="string">
            <text:p>file:///Users/cumeo/Projects/spinoza/ulm-4/EvEn/output/conll-2012-transformed/orig/dev/nw_wsj_24_wsj_2431___part_000.m_gold_conll.html</text:p>
          </table:table-cell>
          <table:table-cell table:formula="of:=LEFT(RIGHT([.K164];44); 30)" office:value-type="string" office:string-value="wsj_24_wsj_2431___part_000.m_g" calcext:value-type="string">
            <text:p>wsj_24_wsj_2431___part_000.m_g</text:p>
          </table:table-cell>
          <table:table-cell office:value-type="string" calcext:value-type="string">
            <text:p>_TRIE34_</text:p>
          </table:table-cell>
          <table:table-cell/>
          <table:table-cell table:content-validation-name="val1"/>
          <table:table-cell office:value-type="string" calcext:value-type="string">
            <text:p>a fund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string" calcext:value-type="string">
            <text:p>file:///Users/cumeo/Projects/spinoza/ulm-4/EvEn/data/annotations/documents/student3-name-quiz-documents/student3-2019-03-29-question-180.html</text:p>
          </table:table-cell>
          <table:table-cell table:number-columns-repeated="3"/>
          <table:table-cell table:formula="of:=HYPERLINK([.B165])" office:value-type="string" office:string-value="file:///Users/cumeo/Projects/spinoza/ulm-4/EvEn/data/annotations/documents/student3-name-quiz-documents/student3-2019-03-29-question-180.html" calcext:value-type="string">
            <text:p>file:///Users/cumeo/Projects/spinoza/ulm-4/EvEn/data/annotations/documents/student3-name-quiz-documents/student3-2019-03-29-question-180.html</text:p>
          </table:table-cell>
          <table:table-cell table:formula="of:=HYPERLINK([.C165])">
            <text:p/>
          </table:table-cell>
          <table:table-cell table:formula="of:=HYPERLINK([.D165])">
            <text:p/>
          </table:table-cell>
          <table:table-cell table:formula="of:=HYPERLINK([.E165])">
            <text:p/>
          </table:table-cell>
          <table:table-cell office:value-type="string" calcext:value-type="string">
            <text:p>file:///Users/cumeo/Projects/spinoza/ulm-4/EvEn/output/conll-2012-transformed/orig/dev/nw_wsj_24_wsj_2431___part_000.m_gold_conll.html</text:p>
          </table:table-cell>
          <table:table-cell table:formula="of:=HYPERLINK([.J165])" office:value-type="string" office:string-value="file:///Users/cumeo/Projects/spinoza/ulm-4/EvEn/output/conll-2012-transformed/orig/dev/nw_wsj_24_wsj_2431___part_000.m_gold_conll.html" calcext:value-type="string">
            <text:p>file:///Users/cumeo/Projects/spinoza/ulm-4/EvEn/output/conll-2012-transformed/orig/dev/nw_wsj_24_wsj_2431___part_000.m_gold_conll.html</text:p>
          </table:table-cell>
          <table:table-cell table:formula="of:=LEFT(RIGHT([.K165];44); 30)" office:value-type="string" office:string-value="wsj_24_wsj_2431___part_000.m_g" calcext:value-type="string">
            <text:p>wsj_24_wsj_2431___part_000.m_g</text:p>
          </table:table-cell>
          <table:table-cell office:value-type="string" calcext:value-type="string">
            <text:p>_JE_ _BOO85_</text:p>
          </table:table-cell>
          <table:table-cell/>
          <table:table-cell table:content-validation-name="val1"/>
          <table:table-cell office:value-type="string" calcext:value-type="string">
            <text:p>last nam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file:///Users/cumeo/Projects/spinoza/ulm-4/EvEn/data/annotations/documents/student3-name-quiz-documents/student3-2019-03-29-question-180.html</text:p>
          </table:table-cell>
          <table:table-cell table:number-columns-repeated="3"/>
          <table:table-cell table:formula="of:=HYPERLINK([.B166])" office:value-type="string" office:string-value="file:///Users/cumeo/Projects/spinoza/ulm-4/EvEn/data/annotations/documents/student3-name-quiz-documents/student3-2019-03-29-question-180.html" calcext:value-type="string">
            <text:p>file:///Users/cumeo/Projects/spinoza/ulm-4/EvEn/data/annotations/documents/student3-name-quiz-documents/student3-2019-03-29-question-180.html</text:p>
          </table:table-cell>
          <table:table-cell table:formula="of:=HYPERLINK([.C166])">
            <text:p/>
          </table:table-cell>
          <table:table-cell table:formula="of:=HYPERLINK([.D166])">
            <text:p/>
          </table:table-cell>
          <table:table-cell table:formula="of:=HYPERLINK([.E166])">
            <text:p/>
          </table:table-cell>
          <table:table-cell office:value-type="string" calcext:value-type="string">
            <text:p>file:///Users/cumeo/Projects/spinoza/ulm-4/EvEn/output/conll-2012-transformed/orig/dev/nw_wsj_24_wsj_2431___part_000.m_gold_conll.html</text:p>
          </table:table-cell>
          <table:table-cell table:formula="of:=HYPERLINK([.J166])" office:value-type="string" office:string-value="file:///Users/cumeo/Projects/spinoza/ulm-4/EvEn/output/conll-2012-transformed/orig/dev/nw_wsj_24_wsj_2431___part_000.m_gold_conll.html" calcext:value-type="string">
            <text:p>file:///Users/cumeo/Projects/spinoza/ulm-4/EvEn/output/conll-2012-transformed/orig/dev/nw_wsj_24_wsj_2431___part_000.m_gold_conll.html</text:p>
          </table:table-cell>
          <table:table-cell table:formula="of:=LEFT(RIGHT([.K166];44); 30)" office:value-type="string" office:string-value="wsj_24_wsj_2431___part_000.m_g" calcext:value-type="string">
            <text:p>wsj_24_wsj_2431___part_000.m_g</text:p>
          </table:table-cell>
          <table:table-cell office:value-type="string" calcext:value-type="string">
            <text:p>_XE_</text:p>
          </table:table-cell>
          <table:table-cell/>
          <table:table-cell table:content-validation-name="val1"/>
          <table:table-cell office:value-type="string" calcext:value-type="string">
            <text:p>political organisation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ile:///Users/cumeo/Projects/spinoza/ulm-4/EvEn/data/annotations/documents/student3-name-quiz-documents/student3-2019-03-29-question-051.html</text:p>
          </table:table-cell>
          <table:table-cell table:number-columns-repeated="3"/>
          <table:table-cell table:formula="of:=HYPERLINK([.B167])" office:value-type="string" office:string-value="file:///Users/cumeo/Projects/spinoza/ulm-4/EvEn/data/annotations/documents/student3-name-quiz-documents/student3-2019-03-29-question-051.html" calcext:value-type="string">
            <text:p>file:///Users/cumeo/Projects/spinoza/ulm-4/EvEn/data/annotations/documents/student3-name-quiz-documents/student3-2019-03-29-question-051.html</text:p>
          </table:table-cell>
          <table:table-cell table:formula="of:=HYPERLINK([.C167])">
            <text:p/>
          </table:table-cell>
          <table:table-cell table:formula="of:=HYPERLINK([.D167])">
            <text:p/>
          </table:table-cell>
          <table:table-cell table:formula="of:=HYPERLINK([.E167])">
            <text:p/>
          </table:table-cell>
          <table:table-cell office:value-type="string" calcext:value-type="string">
            <text:p>file:///Users/cumeo/Projects/spinoza/ulm-4/EvEn/output/conll-2012-transformed/orig/dev/nw_xinhua_01_chtb_0150___part_000.m_gold_conll.html</text:p>
          </table:table-cell>
          <table:table-cell table:formula="of:=HYPERLINK([.J167])" office:value-type="string" office:string-value="file:///Users/cumeo/Projects/spinoza/ulm-4/EvEn/output/conll-2012-transformed/orig/dev/nw_xinhua_01_chtb_0150___part_000.m_gold_conll.html" calcext:value-type="string">
            <text:p>file:///Users/cumeo/Projects/spinoza/ulm-4/EvEn/output/conll-2012-transformed/orig/dev/nw_xinhua_01_chtb_0150___part_000.m_gold_conll.html</text:p>
          </table:table-cell>
          <table:table-cell table:formula="of:=LEFT(RIGHT([.K167];44); 30)" office:value-type="string" office:string-value="ua_01_chtb_0150___part_000.m_g" calcext:value-type="string">
            <text:p>ua_01_chtb_0150___part_000.m_g</text:p>
          </table:table-cell>
          <table:table-cell office:value-type="string" calcext:value-type="string">
            <text:p>_NY_ _WOON96_</text:p>
          </table:table-cell>
          <table:table-cell/>
          <table:table-cell table:content-validation-name="val1"/>
          <table:table-cell office:value-type="string" calcext:value-type="string">
            <text:p>chinese 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file:///Users/cumeo/Projects/spinoza/ulm-4/EvEn/data/annotations/documents/student3-name-quiz-documents/student3-2019-03-29-question-051.html</text:p>
          </table:table-cell>
          <table:table-cell table:number-columns-repeated="3"/>
          <table:table-cell table:formula="of:=HYPERLINK([.B168])" office:value-type="string" office:string-value="file:///Users/cumeo/Projects/spinoza/ulm-4/EvEn/data/annotations/documents/student3-name-quiz-documents/student3-2019-03-29-question-051.html" calcext:value-type="string">
            <text:p>file:///Users/cumeo/Projects/spinoza/ulm-4/EvEn/data/annotations/documents/student3-name-quiz-documents/student3-2019-03-29-question-051.html</text:p>
          </table:table-cell>
          <table:table-cell table:formula="of:=HYPERLINK([.C168])">
            <text:p/>
          </table:table-cell>
          <table:table-cell table:formula="of:=HYPERLINK([.D168])">
            <text:p/>
          </table:table-cell>
          <table:table-cell table:formula="of:=HYPERLINK([.E168])">
            <text:p/>
          </table:table-cell>
          <table:table-cell office:value-type="string" calcext:value-type="string">
            <text:p>file:///Users/cumeo/Projects/spinoza/ulm-4/EvEn/output/conll-2012-transformed/orig/dev/nw_xinhua_01_chtb_0150___part_000.m_gold_conll.html</text:p>
          </table:table-cell>
          <table:table-cell table:formula="of:=HYPERLINK([.J168])" office:value-type="string" office:string-value="file:///Users/cumeo/Projects/spinoza/ulm-4/EvEn/output/conll-2012-transformed/orig/dev/nw_xinhua_01_chtb_0150___part_000.m_gold_conll.html" calcext:value-type="string">
            <text:p>file:///Users/cumeo/Projects/spinoza/ulm-4/EvEn/output/conll-2012-transformed/orig/dev/nw_xinhua_01_chtb_0150___part_000.m_gold_conll.html</text:p>
          </table:table-cell>
          <table:table-cell table:formula="of:=LEFT(RIGHT([.K168];44); 30)" office:value-type="string" office:string-value="ua_01_chtb_0150___part_000.m_g" calcext:value-type="string">
            <text:p>ua_01_chtb_0150___part_000.m_g</text:p>
          </table:table-cell>
          <table:table-cell office:value-type="string" calcext:value-type="string">
            <text:p>_LEA_</text:p>
          </table:table-cell>
          <table:table-cell/>
          <table:table-cell table:content-validation-name="val1"/>
          <table:table-cell office:value-type="string" calcext:value-type="string">
            <text:p>company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file:///Users/cumeo/Projects/spinoza/ulm-4/EvEn/data/annotations/documents/student1-name-quiz-documents/student1-2019-03-14-question-170.html</text:p>
          </table:table-cell>
          <table:table-cell table:number-columns-repeated="3"/>
          <table:table-cell table:formula="of:=HYPERLINK([.B169])" office:value-type="string" office:string-value="file:///Users/cumeo/Projects/spinoza/ulm-4/EvEn/data/annotations/documents/student1-name-quiz-documents/student1-2019-03-14-question-170.html" calcext:value-type="string">
            <text:p>file:///Users/cumeo/Projects/spinoza/ulm-4/EvEn/data/annotations/documents/student1-name-quiz-documents/student1-2019-03-14-question-170.html</text:p>
          </table:table-cell>
          <table:table-cell table:formula="of:=HYPERLINK([.C169])">
            <text:p/>
          </table:table-cell>
          <table:table-cell table:formula="of:=HYPERLINK([.D169])">
            <text:p/>
          </table:table-cell>
          <table:table-cell table:formula="of:=HYPERLINK([.E169])">
            <text:p/>
          </table:table-cell>
          <table:table-cell office:value-type="string" calcext:value-type="string">
            <text:p>file:///Users/cumeo/Projects/spinoza/ulm-4/EvEn/output/conll-2012-transformed/orig/dev/nw_xinhua_01_chtb_0150___part_000.m_gold_conll.html</text:p>
          </table:table-cell>
          <table:table-cell table:formula="of:=HYPERLINK([.J169])" office:value-type="string" office:string-value="file:///Users/cumeo/Projects/spinoza/ulm-4/EvEn/output/conll-2012-transformed/orig/dev/nw_xinhua_01_chtb_0150___part_000.m_gold_conll.html" calcext:value-type="string">
            <text:p>file:///Users/cumeo/Projects/spinoza/ulm-4/EvEn/output/conll-2012-transformed/orig/dev/nw_xinhua_01_chtb_0150___part_000.m_gold_conll.html</text:p>
          </table:table-cell>
          <table:table-cell table:formula="of:=LEFT(RIGHT([.K169];44); 30)" office:value-type="string" office:string-value="ua_01_chtb_0150___part_000.m_g" calcext:value-type="string">
            <text:p>ua_01_chtb_0150___part_000.m_g</text:p>
          </table:table-cell>
          <table:table-cell office:value-type="string" calcext:value-type="string">
            <text:p>_KE51_</text:p>
          </table:table-cell>
          <table:table-cell/>
          <table:table-cell table:content-validation-name="val1"/>
          <table:table-cell office:value-type="string" calcext:value-type="string">
            <text:p>countr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file:///Users/cumeo/Projects/spinoza/ulm-4/EvEn/data/annotations/documents/student1-name-quiz-documents/student1-2019-03-14-question-170.html</text:p>
          </table:table-cell>
          <table:table-cell table:number-columns-repeated="3"/>
          <table:table-cell table:formula="of:=HYPERLINK([.B170])" office:value-type="string" office:string-value="file:///Users/cumeo/Projects/spinoza/ulm-4/EvEn/data/annotations/documents/student1-name-quiz-documents/student1-2019-03-14-question-170.html" calcext:value-type="string">
            <text:p>file:///Users/cumeo/Projects/spinoza/ulm-4/EvEn/data/annotations/documents/student1-name-quiz-documents/student1-2019-03-14-question-170.html</text:p>
          </table:table-cell>
          <table:table-cell table:formula="of:=HYPERLINK([.C170])">
            <text:p/>
          </table:table-cell>
          <table:table-cell table:formula="of:=HYPERLINK([.D170])">
            <text:p/>
          </table:table-cell>
          <table:table-cell table:formula="of:=HYPERLINK([.E170])">
            <text:p/>
          </table:table-cell>
          <table:table-cell office:value-type="string" calcext:value-type="string">
            <text:p>file:///Users/cumeo/Projects/spinoza/ulm-4/EvEn/output/conll-2012-transformed/orig/dev/nw_xinhua_01_chtb_0150___part_000.m_gold_conll.html</text:p>
          </table:table-cell>
          <table:table-cell table:formula="of:=HYPERLINK([.J170])" office:value-type="string" office:string-value="file:///Users/cumeo/Projects/spinoza/ulm-4/EvEn/output/conll-2012-transformed/orig/dev/nw_xinhua_01_chtb_0150___part_000.m_gold_conll.html" calcext:value-type="string">
            <text:p>file:///Users/cumeo/Projects/spinoza/ulm-4/EvEn/output/conll-2012-transformed/orig/dev/nw_xinhua_01_chtb_0150___part_000.m_gold_conll.html</text:p>
          </table:table-cell>
          <table:table-cell table:formula="of:=LEFT(RIGHT([.K170];44); 30)" office:value-type="string" office:string-value="ua_01_chtb_0150___part_000.m_g" calcext:value-type="string">
            <text:p>ua_01_chtb_0150___part_000.m_g</text:p>
          </table:table-cell>
          <table:table-cell office:value-type="string" calcext:value-type="string">
            <text:p>_LEA_</text:p>
          </table:table-cell>
          <table:table-cell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file:///Users/cumeo/Projects/spinoza/ulm-4/EvEn/data/annotations/documents/student1-name-quiz-documents/student1-2019-03-14-question-170.html</text:p>
          </table:table-cell>
          <table:table-cell table:number-columns-repeated="3"/>
          <table:table-cell table:formula="of:=HYPERLINK([.B171])" office:value-type="string" office:string-value="file:///Users/cumeo/Projects/spinoza/ulm-4/EvEn/data/annotations/documents/student1-name-quiz-documents/student1-2019-03-14-question-170.html" calcext:value-type="string">
            <text:p>file:///Users/cumeo/Projects/spinoza/ulm-4/EvEn/data/annotations/documents/student1-name-quiz-documents/student1-2019-03-14-question-170.html</text:p>
          </table:table-cell>
          <table:table-cell table:formula="of:=HYPERLINK([.C171])">
            <text:p/>
          </table:table-cell>
          <table:table-cell table:formula="of:=HYPERLINK([.D171])">
            <text:p/>
          </table:table-cell>
          <table:table-cell table:formula="of:=HYPERLINK([.E171])">
            <text:p/>
          </table:table-cell>
          <table:table-cell office:value-type="string" calcext:value-type="string">
            <text:p>file:///Users/cumeo/Projects/spinoza/ulm-4/EvEn/output/conll-2012-transformed/orig/dev/nw_xinhua_01_chtb_0150___part_000.m_gold_conll.html</text:p>
          </table:table-cell>
          <table:table-cell table:formula="of:=HYPERLINK([.J171])" office:value-type="string" office:string-value="file:///Users/cumeo/Projects/spinoza/ulm-4/EvEn/output/conll-2012-transformed/orig/dev/nw_xinhua_01_chtb_0150___part_000.m_gold_conll.html" calcext:value-type="string">
            <text:p>file:///Users/cumeo/Projects/spinoza/ulm-4/EvEn/output/conll-2012-transformed/orig/dev/nw_xinhua_01_chtb_0150___part_000.m_gold_conll.html</text:p>
          </table:table-cell>
          <table:table-cell table:formula="of:=LEFT(RIGHT([.K171];44); 30)" office:value-type="string" office:string-value="ua_01_chtb_0150___part_000.m_g" calcext:value-type="string">
            <text:p>ua_01_chtb_0150___part_000.m_g</text:p>
          </table:table-cell>
          <table:table-cell office:value-type="string" calcext:value-type="string">
            <text:p>_NY_ _WOON96_</text:p>
          </table:table-cell>
          <table:table-cell/>
          <table:table-cell table:content-validation-name="val1"/>
          <table:table-cell office:value-type="string" calcext:value-type="string">
            <text:p>loc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file:///Users/cumeo/Projects/spinoza/ulm-4/EvEn/data/annotations/documents/student3-name-quiz-documents/student3-2019-03-29-question-062.html</text:p>
          </table:table-cell>
          <table:table-cell table:number-columns-repeated="3"/>
          <table:table-cell table:formula="of:=HYPERLINK([.B172])" office:value-type="string" office:string-value="file:///Users/cumeo/Projects/spinoza/ulm-4/EvEn/data/annotations/documents/student3-name-quiz-documents/student3-2019-03-29-question-062.html" calcext:value-type="string">
            <text:p>file:///Users/cumeo/Projects/spinoza/ulm-4/EvEn/data/annotations/documents/student3-name-quiz-documents/student3-2019-03-29-question-062.html</text:p>
          </table:table-cell>
          <table:table-cell table:formula="of:=HYPERLINK([.C172])">
            <text:p/>
          </table:table-cell>
          <table:table-cell table:formula="of:=HYPERLINK([.D172])">
            <text:p/>
          </table:table-cell>
          <table:table-cell table:formula="of:=HYPERLINK([.E172])">
            <text:p/>
          </table:table-cell>
          <table:table-cell office:value-type="string" calcext:value-type="string">
            <text:p>file:///Users/cumeo/Projects/spinoza/ulm-4/EvEn/output/conll-2012-transformed/orig/dev/nw_xinhua_02_chtb_0270___part_000.m_gold_conll.html</text:p>
          </table:table-cell>
          <table:table-cell table:formula="of:=HYPERLINK([.J172])" office:value-type="string" office:string-value="file:///Users/cumeo/Projects/spinoza/ulm-4/EvEn/output/conll-2012-transformed/orig/dev/nw_xinhua_02_chtb_0270___part_000.m_gold_conll.html" calcext:value-type="string">
            <text:p>file:///Users/cumeo/Projects/spinoza/ulm-4/EvEn/output/conll-2012-transformed/orig/dev/nw_xinhua_02_chtb_0270___part_000.m_gold_conll.html</text:p>
          </table:table-cell>
          <table:table-cell table:formula="of:=LEFT(RIGHT([.K172];44); 30)" office:value-type="string" office:string-value="ua_02_chtb_0270___part_000.m_g" calcext:value-type="string">
            <text:p>ua_02_chtb_0270___part_000.m_g</text:p>
          </table:table-cell>
          <table:table-cell office:value-type="string" calcext:value-type="string">
            <text:p>_MO43_</text:p>
          </table:table-cell>
          <table:table-cell/>
          <table:table-cell table:content-validation-name="val1"/>
          <table:table-cell office:value-type="string" calcext:value-type="string">
            <text:p>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string" calcext:value-type="string">
            <text:p>file:///Users/cumeo/Projects/spinoza/ulm-4/EvEn/data/annotations/documents/student1-name-quiz-documents/student1-2019-03-14-question-181.html</text:p>
          </table:table-cell>
          <table:table-cell table:number-columns-repeated="3"/>
          <table:table-cell table:formula="of:=HYPERLINK([.B173])" office:value-type="string" office:string-value="file:///Users/cumeo/Projects/spinoza/ulm-4/EvEn/data/annotations/documents/student1-name-quiz-documents/student1-2019-03-14-question-181.html" calcext:value-type="string">
            <text:p>file:///Users/cumeo/Projects/spinoza/ulm-4/EvEn/data/annotations/documents/student1-name-quiz-documents/student1-2019-03-14-question-181.html</text:p>
          </table:table-cell>
          <table:table-cell table:formula="of:=HYPERLINK([.C173])">
            <text:p/>
          </table:table-cell>
          <table:table-cell table:formula="of:=HYPERLINK([.D173])">
            <text:p/>
          </table:table-cell>
          <table:table-cell table:formula="of:=HYPERLINK([.E173])">
            <text:p/>
          </table:table-cell>
          <table:table-cell office:value-type="string" calcext:value-type="string">
            <text:p>file:///Users/cumeo/Projects/spinoza/ulm-4/EvEn/output/conll-2012-transformed/orig/dev/nw_xinhua_02_chtb_0270___part_000.m_gold_conll.html</text:p>
          </table:table-cell>
          <table:table-cell table:formula="of:=HYPERLINK([.J173])" office:value-type="string" office:string-value="file:///Users/cumeo/Projects/spinoza/ulm-4/EvEn/output/conll-2012-transformed/orig/dev/nw_xinhua_02_chtb_0270___part_000.m_gold_conll.html" calcext:value-type="string">
            <text:p>file:///Users/cumeo/Projects/spinoza/ulm-4/EvEn/output/conll-2012-transformed/orig/dev/nw_xinhua_02_chtb_0270___part_000.m_gold_conll.html</text:p>
          </table:table-cell>
          <table:table-cell table:formula="of:=LEFT(RIGHT([.K173];44); 30)" office:value-type="string" office:string-value="ua_02_chtb_0270___part_000.m_g" calcext:value-type="string">
            <text:p>ua_02_chtb_0270___part_000.m_g</text:p>
          </table:table-cell>
          <table:table-cell office:value-type="string" calcext:value-type="string">
            <text:p>_MO43_</text:p>
          </table:table-cell>
          <table:table-cell/>
          <table:table-cell table:content-validation-name="val1"/>
          <table:table-cell office:value-type="string" calcext:value-type="string">
            <text:p>loc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string" calcext:value-type="string">
            <text:p>file:///Users/cumeo/Projects/spinoza/ulm-4/EvEn/data/annotations/documents/student1-name-quiz-documents/student1-2019-03-14-question-181.html</text:p>
          </table:table-cell>
          <table:table-cell table:number-columns-repeated="3"/>
          <table:table-cell table:formula="of:=HYPERLINK([.B174])" office:value-type="string" office:string-value="file:///Users/cumeo/Projects/spinoza/ulm-4/EvEn/data/annotations/documents/student1-name-quiz-documents/student1-2019-03-14-question-181.html" calcext:value-type="string">
            <text:p>file:///Users/cumeo/Projects/spinoza/ulm-4/EvEn/data/annotations/documents/student1-name-quiz-documents/student1-2019-03-14-question-181.html</text:p>
          </table:table-cell>
          <table:table-cell table:formula="of:=HYPERLINK([.C174])">
            <text:p/>
          </table:table-cell>
          <table:table-cell table:formula="of:=HYPERLINK([.D174])">
            <text:p/>
          </table:table-cell>
          <table:table-cell table:formula="of:=HYPERLINK([.E174])">
            <text:p/>
          </table:table-cell>
          <table:table-cell office:value-type="string" calcext:value-type="string">
            <text:p>file:///Users/cumeo/Projects/spinoza/ulm-4/EvEn/output/conll-2012-transformed/orig/dev/nw_xinhua_02_chtb_0270___part_000.m_gold_conll.html</text:p>
          </table:table-cell>
          <table:table-cell table:formula="of:=HYPERLINK([.J174])" office:value-type="string" office:string-value="file:///Users/cumeo/Projects/spinoza/ulm-4/EvEn/output/conll-2012-transformed/orig/dev/nw_xinhua_02_chtb_0270___part_000.m_gold_conll.html" calcext:value-type="string">
            <text:p>file:///Users/cumeo/Projects/spinoza/ulm-4/EvEn/output/conll-2012-transformed/orig/dev/nw_xinhua_02_chtb_0270___part_000.m_gold_conll.html</text:p>
          </table:table-cell>
          <table:table-cell table:formula="of:=LEFT(RIGHT([.K174];44); 30)" office:value-type="string" office:string-value="ua_02_chtb_0270___part_000.m_g" calcext:value-type="string">
            <text:p>ua_02_chtb_0270___part_000.m_g</text:p>
          </table:table-cell>
          <table:table-cell office:value-type="string" calcext:value-type="string">
            <text:p>_SYC_ _KUG5_</text:p>
          </table:table-cell>
          <table:table-cell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file:///Users/cumeo/Projects/spinoza/ulm-4/EvEn/data/annotations/documents/student3-name-quiz-documents/student3-2019-03-29-question-067.html</text:p>
          </table:table-cell>
          <table:table-cell table:number-columns-repeated="3"/>
          <table:table-cell table:formula="of:=HYPERLINK([.B175])" office:value-type="string" office:string-value="file:///Users/cumeo/Projects/spinoza/ulm-4/EvEn/data/annotations/documents/student3-name-quiz-documents/student3-2019-03-29-question-067.html" calcext:value-type="string">
            <text:p>file:///Users/cumeo/Projects/spinoza/ulm-4/EvEn/data/annotations/documents/student3-name-quiz-documents/student3-2019-03-29-question-067.html</text:p>
          </table:table-cell>
          <table:table-cell table:formula="of:=HYPERLINK([.C175])">
            <text:p/>
          </table:table-cell>
          <table:table-cell table:formula="of:=HYPERLINK([.D175])">
            <text:p/>
          </table:table-cell>
          <table:table-cell table:formula="of:=HYPERLINK([.E175])">
            <text:p/>
          </table:table-cell>
          <table:table-cell office:value-type="string" calcext:value-type="string">
            <text:p>file:///Users/cumeo/Projects/spinoza/ulm-4/EvEn/output/conll-2012-transformed/orig/dev/pt_nt_41_nt_4110___part_001.m_gold_conll.html</text:p>
          </table:table-cell>
          <table:table-cell table:formula="of:=HYPERLINK([.J175])" office:value-type="string" office:string-value="file:///Users/cumeo/Projects/spinoza/ulm-4/EvEn/output/conll-2012-transformed/orig/dev/pt_nt_41_nt_4110___part_001.m_gold_conll.html" calcext:value-type="string">
            <text:p>file:///Users/cumeo/Projects/spinoza/ulm-4/EvEn/output/conll-2012-transformed/orig/dev/pt_nt_41_nt_4110___part_001.m_gold_conll.html</text:p>
          </table:table-cell>
          <table:table-cell table:formula="of:=LEFT(RIGHT([.K175];44); 30)" office:value-type="string" office:string-value="t_nt_41_nt_4110___part_001.m_g" calcext:value-type="string">
            <text:p>t_nt_41_nt_4110___part_001.m_g</text:p>
          </table:table-cell>
          <table:table-cell office:value-type="string" calcext:value-type="string">
            <text:p>_GE86_</text:p>
          </table:table-cell>
          <table:table-cell office:value-type="string" calcext:value-type="string">
            <text:p>god</text:p>
          </table:table-cell>
          <table:table-cell table:content-validation-name="val1" office:value-type="string" calcext:value-type="string">
            <text:p>y</text:p>
          </table:table-cell>
          <table:table-cell office:value-type="string" calcext:value-type="string">
            <text:p>god, bible text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file:///Users/cumeo/Projects/spinoza/ulm-4/EvEn/data/annotations/documents/student3-name-quiz-documents/student3-2019-03-29-question-067.html</text:p>
          </table:table-cell>
          <table:table-cell table:number-columns-repeated="3"/>
          <table:table-cell table:formula="of:=HYPERLINK([.B176])" office:value-type="string" office:string-value="file:///Users/cumeo/Projects/spinoza/ulm-4/EvEn/data/annotations/documents/student3-name-quiz-documents/student3-2019-03-29-question-067.html" calcext:value-type="string">
            <text:p>file:///Users/cumeo/Projects/spinoza/ulm-4/EvEn/data/annotations/documents/student3-name-quiz-documents/student3-2019-03-29-question-067.html</text:p>
          </table:table-cell>
          <table:table-cell table:formula="of:=HYPERLINK([.C176])">
            <text:p/>
          </table:table-cell>
          <table:table-cell table:formula="of:=HYPERLINK([.D176])">
            <text:p/>
          </table:table-cell>
          <table:table-cell table:formula="of:=HYPERLINK([.E176])">
            <text:p/>
          </table:table-cell>
          <table:table-cell office:value-type="string" calcext:value-type="string">
            <text:p>file:///Users/cumeo/Projects/spinoza/ulm-4/EvEn/output/conll-2012-transformed/orig/dev/pt_nt_41_nt_4110___part_001.m_gold_conll.html</text:p>
          </table:table-cell>
          <table:table-cell table:formula="of:=HYPERLINK([.J176])" office:value-type="string" office:string-value="file:///Users/cumeo/Projects/spinoza/ulm-4/EvEn/output/conll-2012-transformed/orig/dev/pt_nt_41_nt_4110___part_001.m_gold_conll.html" calcext:value-type="string">
            <text:p>file:///Users/cumeo/Projects/spinoza/ulm-4/EvEn/output/conll-2012-transformed/orig/dev/pt_nt_41_nt_4110___part_001.m_gold_conll.html</text:p>
          </table:table-cell>
          <table:table-cell table:formula="of:=LEFT(RIGHT([.K176];44); 30)" office:value-type="string" office:string-value="t_nt_41_nt_4110___part_001.m_g" calcext:value-type="string">
            <text:p>t_nt_41_nt_4110___part_001.m_g</text:p>
          </table:table-cell>
          <table:table-cell office:value-type="string" calcext:value-type="string">
            <text:p>_MEE_</text:p>
          </table:table-cell>
          <table:table-cell office:value-type="string" calcext:value-type="string">
            <text:p>Jesus</text:p>
          </table:table-cell>
          <table:table-cell table:content-validation-name="val1" office:value-type="string" calcext:value-type="string">
            <text:p>y</text:p>
          </table:table-cell>
          <table:table-cell office:value-type="string" calcext:value-type="string">
            <text:p>figure of the new testament</text:p>
          </table:table-cell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file:///Users/cumeo/Projects/spinoza/ulm-4/EvEn/data/annotations/documents/student3-name-quiz-documents/student3-2019-03-29-question-067.html</text:p>
          </table:table-cell>
          <table:table-cell table:number-columns-repeated="3"/>
          <table:table-cell table:formula="of:=HYPERLINK([.B177])" office:value-type="string" office:string-value="file:///Users/cumeo/Projects/spinoza/ulm-4/EvEn/data/annotations/documents/student3-name-quiz-documents/student3-2019-03-29-question-067.html" calcext:value-type="string">
            <text:p>file:///Users/cumeo/Projects/spinoza/ulm-4/EvEn/data/annotations/documents/student3-name-quiz-documents/student3-2019-03-29-question-067.html</text:p>
          </table:table-cell>
          <table:table-cell table:formula="of:=HYPERLINK([.C177])">
            <text:p/>
          </table:table-cell>
          <table:table-cell table:formula="of:=HYPERLINK([.D177])">
            <text:p/>
          </table:table-cell>
          <table:table-cell table:formula="of:=HYPERLINK([.E177])">
            <text:p/>
          </table:table-cell>
          <table:table-cell office:value-type="string" calcext:value-type="string">
            <text:p>file:///Users/cumeo/Projects/spinoza/ulm-4/EvEn/output/conll-2012-transformed/orig/dev/pt_nt_41_nt_4110___part_001.m_gold_conll.html</text:p>
          </table:table-cell>
          <table:table-cell table:formula="of:=HYPERLINK([.J177])" office:value-type="string" office:string-value="file:///Users/cumeo/Projects/spinoza/ulm-4/EvEn/output/conll-2012-transformed/orig/dev/pt_nt_41_nt_4110___part_001.m_gold_conll.html" calcext:value-type="string">
            <text:p>file:///Users/cumeo/Projects/spinoza/ulm-4/EvEn/output/conll-2012-transformed/orig/dev/pt_nt_41_nt_4110___part_001.m_gold_conll.html</text:p>
          </table:table-cell>
          <table:table-cell table:formula="of:=LEFT(RIGHT([.K177];44); 30)" office:value-type="string" office:string-value="t_nt_41_nt_4110___part_001.m_g" calcext:value-type="string">
            <text:p>t_nt_41_nt_4110___part_001.m_g</text:p>
          </table:table-cell>
          <table:table-cell office:value-type="string" calcext:value-type="string">
            <text:p>_WEAD_</text:p>
          </table:table-cell>
          <table:table-cell/>
          <table:table-cell table:content-validation-name="val1"/>
          <table:table-cell office:value-type="string" calcext:value-type="string">
            <text:p>country or tow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string" calcext:value-type="string">
            <text:p>file:///Users/cumeo/Projects/spinoza/ulm-4/EvEn/data/annotations/documents/student1-name-quiz-documents/student1-2019-03-14-question-186.html</text:p>
          </table:table-cell>
          <table:table-cell table:number-columns-repeated="3"/>
          <table:table-cell table:formula="of:=HYPERLINK([.B178])" office:value-type="string" office:string-value="file:///Users/cumeo/Projects/spinoza/ulm-4/EvEn/data/annotations/documents/student1-name-quiz-documents/student1-2019-03-14-question-186.html" calcext:value-type="string">
            <text:p>file:///Users/cumeo/Projects/spinoza/ulm-4/EvEn/data/annotations/documents/student1-name-quiz-documents/student1-2019-03-14-question-186.html</text:p>
          </table:table-cell>
          <table:table-cell table:formula="of:=HYPERLINK([.C178])">
            <text:p/>
          </table:table-cell>
          <table:table-cell table:formula="of:=HYPERLINK([.D178])">
            <text:p/>
          </table:table-cell>
          <table:table-cell table:formula="of:=HYPERLINK([.E178])">
            <text:p/>
          </table:table-cell>
          <table:table-cell office:value-type="string" calcext:value-type="string">
            <text:p>file:///Users/cumeo/Projects/spinoza/ulm-4/EvEn/output/conll-2012-transformed/orig/dev/pt_nt_41_nt_4110___part_001.m_gold_conll.html</text:p>
          </table:table-cell>
          <table:table-cell table:formula="of:=HYPERLINK([.J178])" office:value-type="string" office:string-value="file:///Users/cumeo/Projects/spinoza/ulm-4/EvEn/output/conll-2012-transformed/orig/dev/pt_nt_41_nt_4110___part_001.m_gold_conll.html" calcext:value-type="string">
            <text:p>file:///Users/cumeo/Projects/spinoza/ulm-4/EvEn/output/conll-2012-transformed/orig/dev/pt_nt_41_nt_4110___part_001.m_gold_conll.html</text:p>
          </table:table-cell>
          <table:table-cell table:formula="of:=LEFT(RIGHT([.K178];44); 30)" office:value-type="string" office:string-value="t_nt_41_nt_4110___part_001.m_g" calcext:value-type="string">
            <text:p>t_nt_41_nt_4110___part_001.m_g</text:p>
          </table:table-cell>
          <table:table-cell office:value-type="string" calcext:value-type="string">
            <text:p>_WEAD_</text:p>
          </table:table-cell>
          <table:table-cell/>
          <table:table-cell table:content-validation-name="val1"/>
          <table:table-cell office:value-type="string" calcext:value-type="string">
            <text:p>plac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file:///Users/cumeo/Projects/spinoza/ulm-4/EvEn/data/annotations/documents/student1-name-quiz-documents/student1-2019-03-14-question-186.html</text:p>
          </table:table-cell>
          <table:table-cell table:number-columns-repeated="3"/>
          <table:table-cell table:formula="of:=HYPERLINK([.B179])" office:value-type="string" office:string-value="file:///Users/cumeo/Projects/spinoza/ulm-4/EvEn/data/annotations/documents/student1-name-quiz-documents/student1-2019-03-14-question-186.html" calcext:value-type="string">
            <text:p>file:///Users/cumeo/Projects/spinoza/ulm-4/EvEn/data/annotations/documents/student1-name-quiz-documents/student1-2019-03-14-question-186.html</text:p>
          </table:table-cell>
          <table:table-cell table:formula="of:=HYPERLINK([.C179])">
            <text:p/>
          </table:table-cell>
          <table:table-cell table:formula="of:=HYPERLINK([.D179])">
            <text:p/>
          </table:table-cell>
          <table:table-cell table:formula="of:=HYPERLINK([.E179])">
            <text:p/>
          </table:table-cell>
          <table:table-cell office:value-type="string" calcext:value-type="string">
            <text:p>file:///Users/cumeo/Projects/spinoza/ulm-4/EvEn/output/conll-2012-transformed/orig/dev/pt_nt_41_nt_4110___part_001.m_gold_conll.html</text:p>
          </table:table-cell>
          <table:table-cell table:formula="of:=HYPERLINK([.J179])" office:value-type="string" office:string-value="file:///Users/cumeo/Projects/spinoza/ulm-4/EvEn/output/conll-2012-transformed/orig/dev/pt_nt_41_nt_4110___part_001.m_gold_conll.html" calcext:value-type="string">
            <text:p>file:///Users/cumeo/Projects/spinoza/ulm-4/EvEn/output/conll-2012-transformed/orig/dev/pt_nt_41_nt_4110___part_001.m_gold_conll.html</text:p>
          </table:table-cell>
          <table:table-cell table:formula="of:=LEFT(RIGHT([.K179];44); 30)" office:value-type="string" office:string-value="t_nt_41_nt_4110___part_001.m_g" calcext:value-type="string">
            <text:p>t_nt_41_nt_4110___part_001.m_g</text:p>
          </table:table-cell>
          <table:table-cell office:value-type="string" calcext:value-type="string">
            <text:p>_GE86_</text:p>
          </table:table-cell>
          <table:table-cell office:value-type="string" calcext:value-type="string">
            <text:p>God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string" calcext:value-type="string">
            <text:p>file:///Users/cumeo/Projects/spinoza/ulm-4/EvEn/data/annotations/documents/student1-name-quiz-documents/student1-2019-03-14-question-186.html</text:p>
          </table:table-cell>
          <table:table-cell table:number-columns-repeated="3"/>
          <table:table-cell table:formula="of:=HYPERLINK([.B180])" office:value-type="string" office:string-value="file:///Users/cumeo/Projects/spinoza/ulm-4/EvEn/data/annotations/documents/student1-name-quiz-documents/student1-2019-03-14-question-186.html" calcext:value-type="string">
            <text:p>file:///Users/cumeo/Projects/spinoza/ulm-4/EvEn/data/annotations/documents/student1-name-quiz-documents/student1-2019-03-14-question-186.html</text:p>
          </table:table-cell>
          <table:table-cell table:formula="of:=HYPERLINK([.C180])">
            <text:p/>
          </table:table-cell>
          <table:table-cell table:formula="of:=HYPERLINK([.D180])">
            <text:p/>
          </table:table-cell>
          <table:table-cell table:formula="of:=HYPERLINK([.E180])">
            <text:p/>
          </table:table-cell>
          <table:table-cell office:value-type="string" calcext:value-type="string">
            <text:p>file:///Users/cumeo/Projects/spinoza/ulm-4/EvEn/output/conll-2012-transformed/orig/dev/pt_nt_41_nt_4110___part_001.m_gold_conll.html</text:p>
          </table:table-cell>
          <table:table-cell table:formula="of:=HYPERLINK([.J180])" office:value-type="string" office:string-value="file:///Users/cumeo/Projects/spinoza/ulm-4/EvEn/output/conll-2012-transformed/orig/dev/pt_nt_41_nt_4110___part_001.m_gold_conll.html" calcext:value-type="string">
            <text:p>file:///Users/cumeo/Projects/spinoza/ulm-4/EvEn/output/conll-2012-transformed/orig/dev/pt_nt_41_nt_4110___part_001.m_gold_conll.html</text:p>
          </table:table-cell>
          <table:table-cell table:formula="of:=LEFT(RIGHT([.K180];44); 30)" office:value-type="string" office:string-value="t_nt_41_nt_4110___part_001.m_g" calcext:value-type="string">
            <text:p>t_nt_41_nt_4110___part_001.m_g</text:p>
          </table:table-cell>
          <table:table-cell office:value-type="string" calcext:value-type="string">
            <text:p>_MEE_</text:p>
          </table:table-cell>
          <table:table-cell/>
          <table:table-cell table:content-validation-name="val1"/>
          <table:table-cell office:value-type="string" calcext:value-type="string">
            <text:p>religious leader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file:///Users/cumeo/Projects/spinoza/ulm-4/EvEn/data/annotations/documents/student3-first-100-docs/student3-2019-03-29-question-084.html</text:p>
          </table:table-cell>
          <table:table-cell office:value-type="string" calcext:value-type="string">
            <text:p>file:///Users/cumeo/Projects/spinoza/ulm-4/EvEn/data/annotations/documents/student3-documents-for-name-annotation/student3-2019-03-29-question-084.html</text:p>
          </table:table-cell>
          <table:table-cell table:number-columns-repeated="2"/>
          <table:table-cell table:formula="of:=HYPERLINK([.B181])" office:value-type="string" office:string-value="file:///Users/cumeo/Projects/spinoza/ulm-4/EvEn/data/annotations/documents/student3-first-100-docs/student3-2019-03-29-question-084.html" calcext:value-type="string">
            <text:p>file:///Users/cumeo/Projects/spinoza/ulm-4/EvEn/data/annotations/documents/student3-first-100-docs/student3-2019-03-29-question-084.html</text:p>
          </table:table-cell>
          <table:table-cell table:formula="of:=HYPERLINK([.C181])" office:value-type="string" office:string-value="file:///Users/cumeo/Projects/spinoza/ulm-4/EvEn/data/annotations/documents/student3-documents-for-name-annotation/student3-2019-03-29-question-084.html" calcext:value-type="string">
            <text:p>file:///Users/cumeo/Projects/spinoza/ulm-4/EvEn/data/annotations/documents/student3-documents-for-name-annotation/student3-2019-03-29-question-084.html</text:p>
          </table:table-cell>
          <table:table-cell table:formula="of:=HYPERLINK([.D181])">
            <text:p/>
          </table:table-cell>
          <table:table-cell table:formula="of:=HYPERLINK([.E181])">
            <text:p/>
          </table:table-cell>
          <table:table-cell office:value-type="string" calcext:value-type="string">
            <text:p>file:///Users/cumeo/Projects/spinoza/ulm-4/EvEn/output/conll-2012-transformed/orig/dev/tc_ch_00_ch_0020___part_001.m_gold_conll.html</text:p>
          </table:table-cell>
          <table:table-cell table:formula="of:=HYPERLINK([.J181])" office:value-type="string" office:string-value="file:///Users/cumeo/Projects/spinoza/ulm-4/EvEn/output/conll-2012-transformed/orig/dev/tc_ch_00_ch_0020___part_001.m_gold_conll.html" calcext:value-type="string">
            <text:p>file:///Users/cumeo/Projects/spinoza/ulm-4/EvEn/output/conll-2012-transformed/orig/dev/tc_ch_00_ch_0020___part_001.m_gold_conll.html</text:p>
          </table:table-cell>
          <table:table-cell table:formula="of:=LEFT(RIGHT([.K181];44); 30)" office:value-type="string" office:string-value="c_ch_00_ch_0020___part_001.m_g" calcext:value-type="string">
            <text:p>c_ch_00_ch_0020___part_001.m_g</text:p>
          </table:table-cell>
          <table:table-cell office:value-type="string" calcext:value-type="string">
            <text:p>_NO_</text:p>
          </table:table-cell>
          <table:table-cell office:value-type="string" calcext:value-type="string">
            <text:p>Israel</text:p>
          </table:table-cell>
          <table:table-cell table:content-validation-name="val1" office:value-type="string" calcext:value-type="string">
            <text:p>n</text:p>
          </table:table-cell>
          <table:table-cell office:value-type="string" calcext:value-type="string">
            <text:p>country/place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file:///Users/cumeo/Projects/spinoza/ulm-4/EvEn/data/annotations/documents/student3-first-100-docs/student3-2019-03-29-question-084.html</text:p>
          </table:table-cell>
          <table:table-cell office:value-type="string" calcext:value-type="string">
            <text:p>file:///Users/cumeo/Projects/spinoza/ulm-4/EvEn/data/annotations/documents/student3-documents-for-name-annotation/student3-2019-03-29-question-084.html</text:p>
          </table:table-cell>
          <table:table-cell table:number-columns-repeated="2"/>
          <table:table-cell table:formula="of:=HYPERLINK([.B182])" office:value-type="string" office:string-value="file:///Users/cumeo/Projects/spinoza/ulm-4/EvEn/data/annotations/documents/student3-first-100-docs/student3-2019-03-29-question-084.html" calcext:value-type="string">
            <text:p>file:///Users/cumeo/Projects/spinoza/ulm-4/EvEn/data/annotations/documents/student3-first-100-docs/student3-2019-03-29-question-084.html</text:p>
          </table:table-cell>
          <table:table-cell table:formula="of:=HYPERLINK([.C182])" office:value-type="string" office:string-value="file:///Users/cumeo/Projects/spinoza/ulm-4/EvEn/data/annotations/documents/student3-documents-for-name-annotation/student3-2019-03-29-question-084.html" calcext:value-type="string">
            <text:p>file:///Users/cumeo/Projects/spinoza/ulm-4/EvEn/data/annotations/documents/student3-documents-for-name-annotation/student3-2019-03-29-question-084.html</text:p>
          </table:table-cell>
          <table:table-cell table:formula="of:=HYPERLINK([.D182])">
            <text:p/>
          </table:table-cell>
          <table:table-cell table:formula="of:=HYPERLINK([.E182])">
            <text:p/>
          </table:table-cell>
          <table:table-cell office:value-type="string" calcext:value-type="string">
            <text:p>file:///Users/cumeo/Projects/spinoza/ulm-4/EvEn/output/conll-2012-transformed/orig/dev/tc_ch_00_ch_0020___part_001.m_gold_conll.html</text:p>
          </table:table-cell>
          <table:table-cell table:formula="of:=HYPERLINK([.J182])" office:value-type="string" office:string-value="file:///Users/cumeo/Projects/spinoza/ulm-4/EvEn/output/conll-2012-transformed/orig/dev/tc_ch_00_ch_0020___part_001.m_gold_conll.html" calcext:value-type="string">
            <text:p>file:///Users/cumeo/Projects/spinoza/ulm-4/EvEn/output/conll-2012-transformed/orig/dev/tc_ch_00_ch_0020___part_001.m_gold_conll.html</text:p>
          </table:table-cell>
          <table:table-cell table:formula="of:=LEFT(RIGHT([.K182];44); 30)" office:value-type="string" office:string-value="c_ch_00_ch_0020___part_001.m_g" calcext:value-type="string">
            <text:p>c_ch_00_ch_0020___part_001.m_g</text:p>
          </table:table-cell>
          <table:table-cell office:value-type="string" calcext:value-type="string">
            <text:p>_FIF_</text:p>
          </table:table-cell>
          <table:table-cell/>
          <table:table-cell table:content-validation-name="val1"/>
          <table:table-cell office:value-type="string" calcext:value-type="string">
            <text:p>either a location or a date (year or month)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file:///Users/cumeo/Projects/spinoza/ulm-4/EvEn/data/annotations/documents/student3-name-quiz-documents/student3-2019-03-29-question-084.html</text:p>
          </table:table-cell>
          <table:table-cell table:number-columns-repeated="3"/>
          <table:table-cell table:formula="of:=HYPERLINK([.B183])" office:value-type="string" office:string-value="file:///Users/cumeo/Projects/spinoza/ulm-4/EvEn/data/annotations/documents/student3-name-quiz-documents/student3-2019-03-29-question-084.html" calcext:value-type="string">
            <text:p>file:///Users/cumeo/Projects/spinoza/ulm-4/EvEn/data/annotations/documents/student3-name-quiz-documents/student3-2019-03-29-question-084.html</text:p>
          </table:table-cell>
          <table:table-cell table:formula="of:=HYPERLINK([.C183])">
            <text:p/>
          </table:table-cell>
          <table:table-cell table:formula="of:=HYPERLINK([.D183])">
            <text:p/>
          </table:table-cell>
          <table:table-cell table:formula="of:=HYPERLINK([.E183])">
            <text:p/>
          </table:table-cell>
          <table:table-cell office:value-type="string" calcext:value-type="string">
            <text:p>file:///Users/cumeo/Projects/spinoza/ulm-4/EvEn/output/conll-2012-transformed/orig/dev/tc_ch_00_ch_0020___part_001.m_gold_conll.html</text:p>
          </table:table-cell>
          <table:table-cell table:formula="of:=HYPERLINK([.J183])" office:value-type="string" office:string-value="file:///Users/cumeo/Projects/spinoza/ulm-4/EvEn/output/conll-2012-transformed/orig/dev/tc_ch_00_ch_0020___part_001.m_gold_conll.html" calcext:value-type="string">
            <text:p>file:///Users/cumeo/Projects/spinoza/ulm-4/EvEn/output/conll-2012-transformed/orig/dev/tc_ch_00_ch_0020___part_001.m_gold_conll.html</text:p>
          </table:table-cell>
          <table:table-cell table:formula="of:=LEFT(RIGHT([.K183];44); 30)" office:value-type="string" office:string-value="c_ch_00_ch_0020___part_001.m_g" calcext:value-type="string">
            <text:p>c_ch_00_ch_0020___part_001.m_g</text:p>
          </table:table-cell>
          <table:table-cell office:value-type="string" calcext:value-type="string">
            <text:p>_GI72_</text:p>
          </table:table-cell>
          <table:table-cell/>
          <table:table-cell table:content-validation-name="val1"/>
          <table:table-cell office:value-type="string" calcext:value-type="string">
            <text:p>event or dat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file:///Users/cumeo/Projects/spinoza/ulm-4/EvEn/data/annotations/documents/student1-name-quiz-documents/student1-2019-03-14-question-203.html</text:p>
          </table:table-cell>
          <table:table-cell table:number-columns-repeated="3"/>
          <table:table-cell table:formula="of:=HYPERLINK([.B184])" office:value-type="string" office:string-value="file:///Users/cumeo/Projects/spinoza/ulm-4/EvEn/data/annotations/documents/student1-name-quiz-documents/student1-2019-03-14-question-203.html" calcext:value-type="string">
            <text:p>file:///Users/cumeo/Projects/spinoza/ulm-4/EvEn/data/annotations/documents/student1-name-quiz-documents/student1-2019-03-14-question-203.html</text:p>
          </table:table-cell>
          <table:table-cell table:formula="of:=HYPERLINK([.C184])">
            <text:p/>
          </table:table-cell>
          <table:table-cell table:formula="of:=HYPERLINK([.D184])">
            <text:p/>
          </table:table-cell>
          <table:table-cell table:formula="of:=HYPERLINK([.E184])">
            <text:p/>
          </table:table-cell>
          <table:table-cell office:value-type="string" calcext:value-type="string">
            <text:p>file:///Users/cumeo/Projects/spinoza/ulm-4/EvEn/output/conll-2012-transformed/orig/dev/tc_ch_00_ch_0020___part_001.m_gold_conll.html</text:p>
          </table:table-cell>
          <table:table-cell table:formula="of:=HYPERLINK([.J184])" office:value-type="string" office:string-value="file:///Users/cumeo/Projects/spinoza/ulm-4/EvEn/output/conll-2012-transformed/orig/dev/tc_ch_00_ch_0020___part_001.m_gold_conll.html" calcext:value-type="string">
            <text:p>file:///Users/cumeo/Projects/spinoza/ulm-4/EvEn/output/conll-2012-transformed/orig/dev/tc_ch_00_ch_0020___part_001.m_gold_conll.html</text:p>
          </table:table-cell>
          <table:table-cell table:formula="of:=LEFT(RIGHT([.K184];44); 30)" office:value-type="string" office:string-value="c_ch_00_ch_0020___part_001.m_g" calcext:value-type="string">
            <text:p>c_ch_00_ch_0020___part_001.m_g</text:p>
          </table:table-cell>
          <table:table-cell office:value-type="string" calcext:value-type="string">
            <text:p>_TAP_</text:p>
          </table:table-cell>
          <table:table-cell/>
          <table:table-cell table:content-validation-name="val1"/>
          <table:table-cell office:value-type="string" calcext:value-type="string">
            <text:p>a month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string" calcext:value-type="string">
            <text:p>file:///Users/cumeo/Projects/spinoza/ulm-4/EvEn/data/annotations/documents/student1-name-quiz-documents/student1-2019-03-14-question-203.html</text:p>
          </table:table-cell>
          <table:table-cell table:number-columns-repeated="3"/>
          <table:table-cell table:formula="of:=HYPERLINK([.B185])" office:value-type="string" office:string-value="file:///Users/cumeo/Projects/spinoza/ulm-4/EvEn/data/annotations/documents/student1-name-quiz-documents/student1-2019-03-14-question-203.html" calcext:value-type="string">
            <text:p>file:///Users/cumeo/Projects/spinoza/ulm-4/EvEn/data/annotations/documents/student1-name-quiz-documents/student1-2019-03-14-question-203.html</text:p>
          </table:table-cell>
          <table:table-cell table:formula="of:=HYPERLINK([.C185])">
            <text:p/>
          </table:table-cell>
          <table:table-cell table:formula="of:=HYPERLINK([.D185])">
            <text:p/>
          </table:table-cell>
          <table:table-cell table:formula="of:=HYPERLINK([.E185])">
            <text:p/>
          </table:table-cell>
          <table:table-cell office:value-type="string" calcext:value-type="string">
            <text:p>file:///Users/cumeo/Projects/spinoza/ulm-4/EvEn/output/conll-2012-transformed/orig/dev/tc_ch_00_ch_0020___part_001.m_gold_conll.html</text:p>
          </table:table-cell>
          <table:table-cell table:formula="of:=HYPERLINK([.J185])" office:value-type="string" office:string-value="file:///Users/cumeo/Projects/spinoza/ulm-4/EvEn/output/conll-2012-transformed/orig/dev/tc_ch_00_ch_0020___part_001.m_gold_conll.html" calcext:value-type="string">
            <text:p>file:///Users/cumeo/Projects/spinoza/ulm-4/EvEn/output/conll-2012-transformed/orig/dev/tc_ch_00_ch_0020___part_001.m_gold_conll.html</text:p>
          </table:table-cell>
          <table:table-cell table:formula="of:=LEFT(RIGHT([.K185];44); 30)" office:value-type="string" office:string-value="c_ch_00_ch_0020___part_001.m_g" calcext:value-type="string">
            <text:p>c_ch_00_ch_0020___part_001.m_g</text:p>
          </table:table-cell>
          <table:table-cell office:value-type="string" calcext:value-type="string">
            <text:p>_PHOL63_</text:p>
          </table:table-cell>
          <table:table-cell/>
          <table:table-cell table:content-validation-name="val1"/>
          <table:table-cell office:value-type="string" calcext:value-type="string">
            <text:p>somewhere in Israel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string" calcext:value-type="string">
            <text:p>file:///Users/cumeo/Projects/spinoza/ulm-4/EvEn/data/annotations/documents/student3-name-quiz-documents/student3-2019-03-29-question-086.html</text:p>
          </table:table-cell>
          <table:table-cell table:number-columns-repeated="3"/>
          <table:table-cell table:formula="of:=HYPERLINK([.B186])" office:value-type="string" office:string-value="file:///Users/cumeo/Projects/spinoza/ulm-4/EvEn/data/annotations/documents/student3-name-quiz-documents/student3-2019-03-29-question-086.html" calcext:value-type="string">
            <text:p>file:///Users/cumeo/Projects/spinoza/ulm-4/EvEn/data/annotations/documents/student3-name-quiz-documents/student3-2019-03-29-question-086.html</text:p>
          </table:table-cell>
          <table:table-cell table:formula="of:=HYPERLINK([.C186])">
            <text:p/>
          </table:table-cell>
          <table:table-cell table:formula="of:=HYPERLINK([.D186])">
            <text:p/>
          </table:table-cell>
          <table:table-cell table:formula="of:=HYPERLINK([.E186])">
            <text:p/>
          </table:table-cell>
          <table:table-cell office:value-type="string" calcext:value-type="string">
            <text:p>file:///Users/cumeo/Projects/spinoza/ulm-4/EvEn/output/conll-2012-transformed/orig/dev/tc_ch_00_ch_0030___part_000.m_gold_conll.html</text:p>
          </table:table-cell>
          <table:table-cell table:formula="of:=HYPERLINK([.J186])" office:value-type="string" office:string-value="file:///Users/cumeo/Projects/spinoza/ulm-4/EvEn/output/conll-2012-transformed/orig/dev/tc_ch_00_ch_0030___part_000.m_gold_conll.html" calcext:value-type="string">
            <text:p>file:///Users/cumeo/Projects/spinoza/ulm-4/EvEn/output/conll-2012-transformed/orig/dev/tc_ch_00_ch_0030___part_000.m_gold_conll.html</text:p>
          </table:table-cell>
          <table:table-cell table:formula="of:=LEFT(RIGHT([.K186];44); 30)" office:value-type="string" office:string-value="c_ch_00_ch_0030___part_000.m_g" calcext:value-type="string">
            <text:p>c_ch_00_ch_0030___part_000.m_g</text:p>
          </table:table-cell>
          <table:table-cell office:value-type="string" calcext:value-type="string">
            <text:p>_WIET_</text:p>
          </table:table-cell>
          <table:table-cell/>
          <table:table-cell table:content-validation-name="val1"/>
          <table:table-cell office:value-type="string" calcext:value-type="string">
            <text:p>compan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string" calcext:value-type="string">
            <text:p>file:///Users/cumeo/Projects/spinoza/ulm-4/EvEn/data/annotations/documents/student1-name-quiz-documents/student1-2019-03-14-question-205.html</text:p>
          </table:table-cell>
          <table:table-cell table:number-columns-repeated="3"/>
          <table:table-cell table:formula="of:=HYPERLINK([.B187])" office:value-type="string" office:string-value="file:///Users/cumeo/Projects/spinoza/ulm-4/EvEn/data/annotations/documents/student1-name-quiz-documents/student1-2019-03-14-question-205.html" calcext:value-type="string">
            <text:p>file:///Users/cumeo/Projects/spinoza/ulm-4/EvEn/data/annotations/documents/student1-name-quiz-documents/student1-2019-03-14-question-205.html</text:p>
          </table:table-cell>
          <table:table-cell table:formula="of:=HYPERLINK([.C187])">
            <text:p/>
          </table:table-cell>
          <table:table-cell table:formula="of:=HYPERLINK([.D187])">
            <text:p/>
          </table:table-cell>
          <table:table-cell table:formula="of:=HYPERLINK([.E187])">
            <text:p/>
          </table:table-cell>
          <table:table-cell office:value-type="string" calcext:value-type="string">
            <text:p>file:///Users/cumeo/Projects/spinoza/ulm-4/EvEn/output/conll-2012-transformed/orig/dev/tc_ch_00_ch_0030___part_000.m_gold_conll.html</text:p>
          </table:table-cell>
          <table:table-cell table:formula="of:=HYPERLINK([.J187])" office:value-type="string" office:string-value="file:///Users/cumeo/Projects/spinoza/ulm-4/EvEn/output/conll-2012-transformed/orig/dev/tc_ch_00_ch_0030___part_000.m_gold_conll.html" calcext:value-type="string">
            <text:p>file:///Users/cumeo/Projects/spinoza/ulm-4/EvEn/output/conll-2012-transformed/orig/dev/tc_ch_00_ch_0030___part_000.m_gold_conll.html</text:p>
          </table:table-cell>
          <table:table-cell table:formula="of:=LEFT(RIGHT([.K187];44); 30)" office:value-type="string" office:string-value="c_ch_00_ch_0030___part_000.m_g" calcext:value-type="string">
            <text:p>c_ch_00_ch_0030___part_000.m_g</text:p>
          </table:table-cell>
          <table:table-cell office:value-type="string" calcext:value-type="string">
            <text:p>_WIET_</text:p>
          </table:table-cell>
          <table:table-cell/>
          <table:table-cell table:content-validation-name="val1"/>
          <table:table-cell office:value-type="string" calcext:value-type="string">
            <text:p>person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file:///Users/cumeo/Projects/spinoza/ulm-4/EvEn/data/annotations/documents/student3-documents-for-name-annotation/student3-2019-03-29-question-103.html</text:p>
          </table:table-cell>
          <table:table-cell table:number-columns-repeated="3"/>
          <table:table-cell table:formula="of:=HYPERLINK([.B188])" office:value-type="string" office:string-value="file:///Users/cumeo/Projects/spinoza/ulm-4/EvEn/data/annotations/documents/student3-documents-for-name-annotation/student3-2019-03-29-question-103.html" calcext:value-type="string">
            <text:p>file:///Users/cumeo/Projects/spinoza/ulm-4/EvEn/data/annotations/documents/student3-documents-for-name-annotation/student3-2019-03-29-question-103.html</text:p>
          </table:table-cell>
          <table:table-cell table:formula="of:=HYPERLINK([.C188])">
            <text:p/>
          </table:table-cell>
          <table:table-cell table:formula="of:=HYPERLINK([.D188])">
            <text:p/>
          </table:table-cell>
          <table:table-cell table:formula="of:=HYPERLINK([.E188])">
            <text:p/>
          </table:table-cell>
          <table:table-cell office:value-type="string" calcext:value-type="string">
            <text:p>file:///Users/cumeo/Projects/spinoza/ulm-4/EvEn/output/conll-2012-transformed/orig/dev/wb_eng_00_eng_0010___part_000.m_gold_conll.html</text:p>
          </table:table-cell>
          <table:table-cell table:formula="of:=HYPERLINK([.J188])" office:value-type="string" office:string-value="file:///Users/cumeo/Projects/spinoza/ulm-4/EvEn/output/conll-2012-transformed/orig/dev/wb_eng_00_eng_0010___part_000.m_gold_conll.html" calcext:value-type="string">
            <text:p>file:///Users/cumeo/Projects/spinoza/ulm-4/EvEn/output/conll-2012-transformed/orig/dev/wb_eng_00_eng_0010___part_000.m_gold_conll.html</text:p>
          </table:table-cell>
          <table:table-cell table:formula="of:=LEFT(RIGHT([.K188];44); 30)" office:value-type="string" office:string-value="eng_00_eng_0010___part_000.m_g" calcext:value-type="string">
            <text:p>eng_00_eng_0010___part_000.m_g</text:p>
          </table:table-cell>
          <table:table-cell office:value-type="string" calcext:value-type="string">
            <text:p>_BIEL40_</text:p>
          </table:table-cell>
          <table:table-cell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file:///Users/cumeo/Projects/spinoza/ulm-4/EvEn/data/annotations/documents/student3-name-quiz-documents/student3-2019-03-29-question-103.html</text:p>
          </table:table-cell>
          <table:table-cell table:number-columns-repeated="3"/>
          <table:table-cell table:formula="of:=HYPERLINK([.B189])" office:value-type="string" office:string-value="file:///Users/cumeo/Projects/spinoza/ulm-4/EvEn/data/annotations/documents/student3-name-quiz-documents/student3-2019-03-29-question-103.html" calcext:value-type="string">
            <text:p>file:///Users/cumeo/Projects/spinoza/ulm-4/EvEn/data/annotations/documents/student3-name-quiz-documents/student3-2019-03-29-question-103.html</text:p>
          </table:table-cell>
          <table:table-cell table:formula="of:=HYPERLINK([.C189])">
            <text:p/>
          </table:table-cell>
          <table:table-cell table:formula="of:=HYPERLINK([.D189])">
            <text:p/>
          </table:table-cell>
          <table:table-cell table:formula="of:=HYPERLINK([.E189])">
            <text:p/>
          </table:table-cell>
          <table:table-cell office:value-type="string" calcext:value-type="string">
            <text:p>file:///Users/cumeo/Projects/spinoza/ulm-4/EvEn/output/conll-2012-transformed/orig/dev/wb_eng_00_eng_0010___part_000.m_gold_conll.html</text:p>
          </table:table-cell>
          <table:table-cell table:formula="of:=HYPERLINK([.J189])" office:value-type="string" office:string-value="file:///Users/cumeo/Projects/spinoza/ulm-4/EvEn/output/conll-2012-transformed/orig/dev/wb_eng_00_eng_0010___part_000.m_gold_conll.html" calcext:value-type="string">
            <text:p>file:///Users/cumeo/Projects/spinoza/ulm-4/EvEn/output/conll-2012-transformed/orig/dev/wb_eng_00_eng_0010___part_000.m_gold_conll.html</text:p>
          </table:table-cell>
          <table:table-cell table:formula="of:=LEFT(RIGHT([.K189];44); 30)" office:value-type="string" office:string-value="eng_00_eng_0010___part_000.m_g" calcext:value-type="string">
            <text:p>eng_00_eng_0010___part_000.m_g</text:p>
          </table:table-cell>
          <table:table-cell office:value-type="string" calcext:value-type="string">
            <text:p>_ZE16_</text:p>
          </table:table-cell>
          <table:table-cell office:value-type="string" calcext:value-type="string">
            <text:p>iraq</text:p>
          </table:table-cell>
          <table:table-cell table:content-validation-name="val1" office:value-type="string" calcext:value-type="string">
            <text:p>y</text:p>
          </table:table-cell>
          <table:table-cell office:value-type="string" calcext:value-type="string">
            <text:p>countr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file:///Users/cumeo/Projects/spinoza/ulm-4/EvEn/data/annotations/documents/student3-name-quiz-documents/student3-2019-03-29-question-103.html</text:p>
          </table:table-cell>
          <table:table-cell table:number-columns-repeated="3"/>
          <table:table-cell table:formula="of:=HYPERLINK([.B190])" office:value-type="string" office:string-value="file:///Users/cumeo/Projects/spinoza/ulm-4/EvEn/data/annotations/documents/student3-name-quiz-documents/student3-2019-03-29-question-103.html" calcext:value-type="string">
            <text:p>file:///Users/cumeo/Projects/spinoza/ulm-4/EvEn/data/annotations/documents/student3-name-quiz-documents/student3-2019-03-29-question-103.html</text:p>
          </table:table-cell>
          <table:table-cell table:formula="of:=HYPERLINK([.C190])">
            <text:p/>
          </table:table-cell>
          <table:table-cell table:formula="of:=HYPERLINK([.D190])">
            <text:p/>
          </table:table-cell>
          <table:table-cell table:formula="of:=HYPERLINK([.E190])">
            <text:p/>
          </table:table-cell>
          <table:table-cell office:value-type="string" calcext:value-type="string">
            <text:p>file:///Users/cumeo/Projects/spinoza/ulm-4/EvEn/output/conll-2012-transformed/orig/dev/wb_eng_00_eng_0010___part_000.m_gold_conll.html</text:p>
          </table:table-cell>
          <table:table-cell table:formula="of:=HYPERLINK([.J190])" office:value-type="string" office:string-value="file:///Users/cumeo/Projects/spinoza/ulm-4/EvEn/output/conll-2012-transformed/orig/dev/wb_eng_00_eng_0010___part_000.m_gold_conll.html" calcext:value-type="string">
            <text:p>file:///Users/cumeo/Projects/spinoza/ulm-4/EvEn/output/conll-2012-transformed/orig/dev/wb_eng_00_eng_0010___part_000.m_gold_conll.html</text:p>
          </table:table-cell>
          <table:table-cell table:formula="of:=LEFT(RIGHT([.K190];44); 30)" office:value-type="string" office:string-value="eng_00_eng_0010___part_000.m_g" calcext:value-type="string">
            <text:p>eng_00_eng_0010___part_000.m_g</text:p>
          </table:table-cell>
          <table:table-cell office:value-type="string" calcext:value-type="string">
            <text:p>_RIEC_</text:p>
          </table:table-cell>
          <table:table-cell/>
          <table:table-cell table:content-validation-name="val1"/>
          <table:table-cell office:value-type="string" calcext:value-type="string">
            <text:p>iraq vetera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file:///Users/cumeo/Projects/spinoza/ulm-4/EvEn/data/annotations/documents/student3-name-quiz-documents/student3-2019-03-29-question-103.html</text:p>
          </table:table-cell>
          <table:table-cell table:number-columns-repeated="3"/>
          <table:table-cell table:formula="of:=HYPERLINK([.B191])" office:value-type="string" office:string-value="file:///Users/cumeo/Projects/spinoza/ulm-4/EvEn/data/annotations/documents/student3-name-quiz-documents/student3-2019-03-29-question-103.html" calcext:value-type="string">
            <text:p>file:///Users/cumeo/Projects/spinoza/ulm-4/EvEn/data/annotations/documents/student3-name-quiz-documents/student3-2019-03-29-question-103.html</text:p>
          </table:table-cell>
          <table:table-cell table:formula="of:=HYPERLINK([.C191])">
            <text:p/>
          </table:table-cell>
          <table:table-cell table:formula="of:=HYPERLINK([.D191])">
            <text:p/>
          </table:table-cell>
          <table:table-cell table:formula="of:=HYPERLINK([.E191])">
            <text:p/>
          </table:table-cell>
          <table:table-cell office:value-type="string" calcext:value-type="string">
            <text:p>file:///Users/cumeo/Projects/spinoza/ulm-4/EvEn/output/conll-2012-transformed/orig/dev/wb_eng_00_eng_0010___part_000.m_gold_conll.html</text:p>
          </table:table-cell>
          <table:table-cell table:formula="of:=HYPERLINK([.J191])" office:value-type="string" office:string-value="file:///Users/cumeo/Projects/spinoza/ulm-4/EvEn/output/conll-2012-transformed/orig/dev/wb_eng_00_eng_0010___part_000.m_gold_conll.html" calcext:value-type="string">
            <text:p>file:///Users/cumeo/Projects/spinoza/ulm-4/EvEn/output/conll-2012-transformed/orig/dev/wb_eng_00_eng_0010___part_000.m_gold_conll.html</text:p>
          </table:table-cell>
          <table:table-cell table:formula="of:=LEFT(RIGHT([.K191];44); 30)" office:value-type="string" office:string-value="eng_00_eng_0010___part_000.m_g" calcext:value-type="string">
            <text:p>eng_00_eng_0010___part_000.m_g</text:p>
          </table:table-cell>
          <table:table-cell office:value-type="string" calcext:value-type="string">
            <text:p>_BO_</text:p>
          </table:table-cell>
          <table:table-cell/>
          <table:table-cell table:content-validation-name="val1"/>
          <table:table-cell office:value-type="string" calcext:value-type="string">
            <text:p>pers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file:///Users/cumeo/Projects/spinoza/ulm-4/EvEn/data/annotations/documents/student1-name-quiz-documents/student1-2019-03-14-question-222.html</text:p>
          </table:table-cell>
          <table:table-cell table:number-columns-repeated="3"/>
          <table:table-cell table:formula="of:=HYPERLINK([.B192])" office:value-type="string" office:string-value="file:///Users/cumeo/Projects/spinoza/ulm-4/EvEn/data/annotations/documents/student1-name-quiz-documents/student1-2019-03-14-question-222.html" calcext:value-type="string">
            <text:p>file:///Users/cumeo/Projects/spinoza/ulm-4/EvEn/data/annotations/documents/student1-name-quiz-documents/student1-2019-03-14-question-222.html</text:p>
          </table:table-cell>
          <table:table-cell table:formula="of:=HYPERLINK([.C192])">
            <text:p/>
          </table:table-cell>
          <table:table-cell table:formula="of:=HYPERLINK([.D192])">
            <text:p/>
          </table:table-cell>
          <table:table-cell table:formula="of:=HYPERLINK([.E192])">
            <text:p/>
          </table:table-cell>
          <table:table-cell office:value-type="string" calcext:value-type="string">
            <text:p>file:///Users/cumeo/Projects/spinoza/ulm-4/EvEn/output/conll-2012-transformed/orig/dev/wb_eng_00_eng_0010___part_000.m_gold_conll.html</text:p>
          </table:table-cell>
          <table:table-cell table:formula="of:=HYPERLINK([.J192])" office:value-type="string" office:string-value="file:///Users/cumeo/Projects/spinoza/ulm-4/EvEn/output/conll-2012-transformed/orig/dev/wb_eng_00_eng_0010___part_000.m_gold_conll.html" calcext:value-type="string">
            <text:p>file:///Users/cumeo/Projects/spinoza/ulm-4/EvEn/output/conll-2012-transformed/orig/dev/wb_eng_00_eng_0010___part_000.m_gold_conll.html</text:p>
          </table:table-cell>
          <table:table-cell table:formula="of:=LEFT(RIGHT([.K192];44); 30)" office:value-type="string" office:string-value="eng_00_eng_0010___part_000.m_g" calcext:value-type="string">
            <text:p>eng_00_eng_0010___part_000.m_g</text:p>
          </table:table-cell>
          <table:table-cell office:value-type="string" calcext:value-type="string">
            <text:p>_ZE16_</text:p>
          </table:table-cell>
          <table:table-cell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string" calcext:value-type="string">
            <text:p>file:///Users/cumeo/Projects/spinoza/ulm-4/EvEn/data/annotations/documents/student1-name-quiz-documents/student1-2019-03-14-question-222.html</text:p>
          </table:table-cell>
          <table:table-cell table:number-columns-repeated="3"/>
          <table:table-cell table:formula="of:=HYPERLINK([.B193])" office:value-type="string" office:string-value="file:///Users/cumeo/Projects/spinoza/ulm-4/EvEn/data/annotations/documents/student1-name-quiz-documents/student1-2019-03-14-question-222.html" calcext:value-type="string">
            <text:p>file:///Users/cumeo/Projects/spinoza/ulm-4/EvEn/data/annotations/documents/student1-name-quiz-documents/student1-2019-03-14-question-222.html</text:p>
          </table:table-cell>
          <table:table-cell table:formula="of:=HYPERLINK([.C193])">
            <text:p/>
          </table:table-cell>
          <table:table-cell table:formula="of:=HYPERLINK([.D193])">
            <text:p/>
          </table:table-cell>
          <table:table-cell table:formula="of:=HYPERLINK([.E193])">
            <text:p/>
          </table:table-cell>
          <table:table-cell office:value-type="string" calcext:value-type="string">
            <text:p>file:///Users/cumeo/Projects/spinoza/ulm-4/EvEn/output/conll-2012-transformed/orig/dev/wb_eng_00_eng_0010___part_000.m_gold_conll.html</text:p>
          </table:table-cell>
          <table:table-cell table:formula="of:=HYPERLINK([.J193])" office:value-type="string" office:string-value="file:///Users/cumeo/Projects/spinoza/ulm-4/EvEn/output/conll-2012-transformed/orig/dev/wb_eng_00_eng_0010___part_000.m_gold_conll.html" calcext:value-type="string">
            <text:p>file:///Users/cumeo/Projects/spinoza/ulm-4/EvEn/output/conll-2012-transformed/orig/dev/wb_eng_00_eng_0010___part_000.m_gold_conll.html</text:p>
          </table:table-cell>
          <table:table-cell table:formula="of:=LEFT(RIGHT([.K193];44); 30)" office:value-type="string" office:string-value="eng_00_eng_0010___part_000.m_g" calcext:value-type="string">
            <text:p>eng_00_eng_0010___part_000.m_g</text:p>
          </table:table-cell>
          <table:table-cell office:value-type="string" calcext:value-type="string">
            <text:p>_BO_</text:p>
          </table:table-cell>
          <table:table-cell/>
          <table:table-cell table:content-validation-name="val1"/>
          <table:table-cell office:value-type="string" calcext:value-type="string">
            <text:p>pers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file:///Users/cumeo/Projects/spinoza/ulm-4/EvEn/data/annotations/documents/student1-name-quiz-documents/student1-2019-03-14-question-222.html</text:p>
          </table:table-cell>
          <table:table-cell table:number-columns-repeated="3"/>
          <table:table-cell table:formula="of:=HYPERLINK([.B194])" office:value-type="string" office:string-value="file:///Users/cumeo/Projects/spinoza/ulm-4/EvEn/data/annotations/documents/student1-name-quiz-documents/student1-2019-03-14-question-222.html" calcext:value-type="string">
            <text:p>file:///Users/cumeo/Projects/spinoza/ulm-4/EvEn/data/annotations/documents/student1-name-quiz-documents/student1-2019-03-14-question-222.html</text:p>
          </table:table-cell>
          <table:table-cell table:formula="of:=HYPERLINK([.C194])">
            <text:p/>
          </table:table-cell>
          <table:table-cell table:formula="of:=HYPERLINK([.D194])">
            <text:p/>
          </table:table-cell>
          <table:table-cell table:formula="of:=HYPERLINK([.E194])">
            <text:p/>
          </table:table-cell>
          <table:table-cell office:value-type="string" calcext:value-type="string">
            <text:p>file:///Users/cumeo/Projects/spinoza/ulm-4/EvEn/output/conll-2012-transformed/orig/dev/wb_eng_00_eng_0010___part_000.m_gold_conll.html</text:p>
          </table:table-cell>
          <table:table-cell table:formula="of:=HYPERLINK([.J194])" office:value-type="string" office:string-value="file:///Users/cumeo/Projects/spinoza/ulm-4/EvEn/output/conll-2012-transformed/orig/dev/wb_eng_00_eng_0010___part_000.m_gold_conll.html" calcext:value-type="string">
            <text:p>file:///Users/cumeo/Projects/spinoza/ulm-4/EvEn/output/conll-2012-transformed/orig/dev/wb_eng_00_eng_0010___part_000.m_gold_conll.html</text:p>
          </table:table-cell>
          <table:table-cell table:formula="of:=LEFT(RIGHT([.K194];44); 30)" office:value-type="string" office:string-value="eng_00_eng_0010___part_000.m_g" calcext:value-type="string">
            <text:p>eng_00_eng_0010___part_000.m_g</text:p>
          </table:table-cell>
          <table:table-cell office:value-type="string" calcext:value-type="string">
            <text:p>_RIEC_</text:p>
          </table:table-cell>
          <table:table-cell/>
          <table:table-cell table:content-validation-name="val1"/>
          <table:table-cell office:value-type="string" calcext:value-type="string">
            <text:p>pers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string" calcext:value-type="string">
            <text:p>file:///Users/cumeo/Projects/spinoza/ulm-4/EvEn/data/annotations/documents/student1-name-quiz-documents/student1-2019-03-14-question-222.html</text:p>
          </table:table-cell>
          <table:table-cell table:number-columns-repeated="3"/>
          <table:table-cell table:formula="of:=HYPERLINK([.B195])" office:value-type="string" office:string-value="file:///Users/cumeo/Projects/spinoza/ulm-4/EvEn/data/annotations/documents/student1-name-quiz-documents/student1-2019-03-14-question-222.html" calcext:value-type="string">
            <text:p>file:///Users/cumeo/Projects/spinoza/ulm-4/EvEn/data/annotations/documents/student1-name-quiz-documents/student1-2019-03-14-question-222.html</text:p>
          </table:table-cell>
          <table:table-cell table:formula="of:=HYPERLINK([.C195])">
            <text:p/>
          </table:table-cell>
          <table:table-cell table:formula="of:=HYPERLINK([.D195])">
            <text:p/>
          </table:table-cell>
          <table:table-cell table:formula="of:=HYPERLINK([.E195])">
            <text:p/>
          </table:table-cell>
          <table:table-cell office:value-type="string" calcext:value-type="string">
            <text:p>file:///Users/cumeo/Projects/spinoza/ulm-4/EvEn/output/conll-2012-transformed/orig/dev/wb_eng_00_eng_0010___part_000.m_gold_conll.html</text:p>
          </table:table-cell>
          <table:table-cell table:formula="of:=HYPERLINK([.J195])" office:value-type="string" office:string-value="file:///Users/cumeo/Projects/spinoza/ulm-4/EvEn/output/conll-2012-transformed/orig/dev/wb_eng_00_eng_0010___part_000.m_gold_conll.html" calcext:value-type="string">
            <text:p>file:///Users/cumeo/Projects/spinoza/ulm-4/EvEn/output/conll-2012-transformed/orig/dev/wb_eng_00_eng_0010___part_000.m_gold_conll.html</text:p>
          </table:table-cell>
          <table:table-cell table:formula="of:=LEFT(RIGHT([.K195];44); 30)" office:value-type="string" office:string-value="eng_00_eng_0010___part_000.m_g" calcext:value-type="string">
            <text:p>eng_00_eng_0010___part_000.m_g</text:p>
          </table:table-cell>
          <table:table-cell office:value-type="string" calcext:value-type="string">
            <text:p>_MIECH_</text:p>
          </table:table-cell>
          <table:table-cell/>
          <table:table-cell table:content-validation-name="val1"/>
          <table:table-cell office:value-type="string" calcext:value-type="string">
            <text:p>male person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file:///Users/cumeo/Projects/spinoza/ulm-4/EvEn/data/annotations/documents/student3-name-quiz-documents/student3-2019-03-29-question-104.html</text:p>
          </table:table-cell>
          <table:table-cell table:number-columns-repeated="3"/>
          <table:table-cell table:formula="of:=HYPERLINK([.B196])" office:value-type="string" office:string-value="file:///Users/cumeo/Projects/spinoza/ulm-4/EvEn/data/annotations/documents/student3-name-quiz-documents/student3-2019-03-29-question-104.html" calcext:value-type="string">
            <text:p>file:///Users/cumeo/Projects/spinoza/ulm-4/EvEn/data/annotations/documents/student3-name-quiz-documents/student3-2019-03-29-question-104.html</text:p>
          </table:table-cell>
          <table:table-cell table:formula="of:=HYPERLINK([.C196])">
            <text:p/>
          </table:table-cell>
          <table:table-cell table:formula="of:=HYPERLINK([.D196])">
            <text:p/>
          </table:table-cell>
          <table:table-cell table:formula="of:=HYPERLINK([.E196])">
            <text:p/>
          </table:table-cell>
          <table:table-cell office:value-type="string" calcext:value-type="string">
            <text:p>file:///Users/cumeo/Projects/spinoza/ulm-4/EvEn/output/conll-2012-transformed/orig/dev/wb_eng_00_eng_0010___part_001.m_gold_conll.html</text:p>
          </table:table-cell>
          <table:table-cell table:formula="of:=HYPERLINK([.J196])" office:value-type="string" office:string-value="file:///Users/cumeo/Projects/spinoza/ulm-4/EvEn/output/conll-2012-transformed/orig/dev/wb_eng_00_eng_0010___part_001.m_gold_conll.html" calcext:value-type="string">
            <text:p>file:///Users/cumeo/Projects/spinoza/ulm-4/EvEn/output/conll-2012-transformed/orig/dev/wb_eng_00_eng_0010___part_001.m_gold_conll.html</text:p>
          </table:table-cell>
          <table:table-cell table:formula="of:=LEFT(RIGHT([.K196];44); 30)" office:value-type="string" office:string-value="eng_00_eng_0010___part_001.m_g" calcext:value-type="string">
            <text:p>eng_00_eng_0010___part_001.m_g</text:p>
          </table:table-cell>
          <table:table-cell office:value-type="string" calcext:value-type="string">
            <text:p>_GE86_</text:p>
          </table:table-cell>
          <table:table-cell office:value-type="string" calcext:value-type="string">
            <text:p>god</text:p>
          </table:table-cell>
          <table:table-cell table:content-validation-name="val1" office:value-type="string" calcext:value-type="string">
            <text:p>y</text:p>
          </table:table-cell>
          <table:table-cell office:value-type="string" calcext:value-type="string">
            <text:p>person, ent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file:///Users/cumeo/Projects/spinoza/ulm-4/EvEn/data/annotations/documents/student1-name-quiz-documents/student1-2019-03-14-question-223.html</text:p>
          </table:table-cell>
          <table:table-cell table:number-columns-repeated="3"/>
          <table:table-cell table:formula="of:=HYPERLINK([.B197])" office:value-type="string" office:string-value="file:///Users/cumeo/Projects/spinoza/ulm-4/EvEn/data/annotations/documents/student1-name-quiz-documents/student1-2019-03-14-question-223.html" calcext:value-type="string">
            <text:p>file:///Users/cumeo/Projects/spinoza/ulm-4/EvEn/data/annotations/documents/student1-name-quiz-documents/student1-2019-03-14-question-223.html</text:p>
          </table:table-cell>
          <table:table-cell table:formula="of:=HYPERLINK([.C197])">
            <text:p/>
          </table:table-cell>
          <table:table-cell table:formula="of:=HYPERLINK([.D197])">
            <text:p/>
          </table:table-cell>
          <table:table-cell table:formula="of:=HYPERLINK([.E197])">
            <text:p/>
          </table:table-cell>
          <table:table-cell office:value-type="string" calcext:value-type="string">
            <text:p>file:///Users/cumeo/Projects/spinoza/ulm-4/EvEn/output/conll-2012-transformed/orig/dev/wb_eng_00_eng_0010___part_001.m_gold_conll.html</text:p>
          </table:table-cell>
          <table:table-cell table:formula="of:=HYPERLINK([.J197])" office:value-type="string" office:string-value="file:///Users/cumeo/Projects/spinoza/ulm-4/EvEn/output/conll-2012-transformed/orig/dev/wb_eng_00_eng_0010___part_001.m_gold_conll.html" calcext:value-type="string">
            <text:p>file:///Users/cumeo/Projects/spinoza/ulm-4/EvEn/output/conll-2012-transformed/orig/dev/wb_eng_00_eng_0010___part_001.m_gold_conll.html</text:p>
          </table:table-cell>
          <table:table-cell table:formula="of:=LEFT(RIGHT([.K197];44); 30)" office:value-type="string" office:string-value="eng_00_eng_0010___part_001.m_g" calcext:value-type="string">
            <text:p>eng_00_eng_0010___part_001.m_g</text:p>
          </table:table-cell>
          <table:table-cell office:value-type="string" calcext:value-type="string">
            <text:p>_GE86_</text:p>
          </table:table-cell>
          <table:table-cell office:value-type="string" calcext:value-type="string">
            <text:p>God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file:///Users/cumeo/Projects/spinoza/ulm-4/EvEn/data/annotations/documents/student3-documents-for-name-annotation/student3-2019-03-29-question-107.html</text:p>
          </table:table-cell>
          <table:table-cell table:number-columns-repeated="3"/>
          <table:table-cell table:formula="of:=HYPERLINK([.B198])" office:value-type="string" office:string-value="file:///Users/cumeo/Projects/spinoza/ulm-4/EvEn/data/annotations/documents/student3-documents-for-name-annotation/student3-2019-03-29-question-107.html" calcext:value-type="string">
            <text:p>file:///Users/cumeo/Projects/spinoza/ulm-4/EvEn/data/annotations/documents/student3-documents-for-name-annotation/student3-2019-03-29-question-107.html</text:p>
          </table:table-cell>
          <table:table-cell table:formula="of:=HYPERLINK([.C198])">
            <text:p/>
          </table:table-cell>
          <table:table-cell table:formula="of:=HYPERLINK([.D198])">
            <text:p/>
          </table:table-cell>
          <table:table-cell table:formula="of:=HYPERLINK([.E198])">
            <text:p/>
          </table:table-cell>
          <table:table-cell office:value-type="string" calcext:value-type="string">
            <text:p>file:///Users/cumeo/Projects/spinoza/ulm-4/EvEn/output/conll-2012-transformed/orig/dev/wb_eng_00_eng_0010___part_005.m_gold_conll.html</text:p>
          </table:table-cell>
          <table:table-cell table:formula="of:=HYPERLINK([.J198])" office:value-type="string" office:string-value="file:///Users/cumeo/Projects/spinoza/ulm-4/EvEn/output/conll-2012-transformed/orig/dev/wb_eng_00_eng_0010___part_005.m_gold_conll.html" calcext:value-type="string">
            <text:p>file:///Users/cumeo/Projects/spinoza/ulm-4/EvEn/output/conll-2012-transformed/orig/dev/wb_eng_00_eng_0010___part_005.m_gold_conll.html</text:p>
          </table:table-cell>
          <table:table-cell table:formula="of:=LEFT(RIGHT([.K198];44); 30)" office:value-type="string" office:string-value="eng_00_eng_0010___part_005.m_g" calcext:value-type="string">
            <text:p>eng_00_eng_0010___part_005.m_g</text:p>
          </table:table-cell>
          <table:table-cell office:value-type="string" calcext:value-type="string">
            <text:p>_SE_</text:p>
          </table:table-cell>
          <table:table-cell office:value-type="string" calcext:value-type="string">
            <text:p>Irak</text:p>
          </table:table-cell>
          <table:table-cell table:content-validation-name="val1" office:value-type="string" calcext:value-type="string">
            <text:p>y</text:p>
          </table:table-cell>
          <table:table-cell office:value-type="string" calcext:value-type="string">
            <text:p>place, countr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string" calcext:value-type="string">
            <text:p>file:///Users/cumeo/Projects/spinoza/ulm-4/EvEn/data/annotations/documents/student3-name-quiz-documents/student3-2019-03-29-question-107.html</text:p>
          </table:table-cell>
          <table:table-cell table:number-columns-repeated="3"/>
          <table:table-cell table:formula="of:=HYPERLINK([.B199])" office:value-type="string" office:string-value="file:///Users/cumeo/Projects/spinoza/ulm-4/EvEn/data/annotations/documents/student3-name-quiz-documents/student3-2019-03-29-question-107.html" calcext:value-type="string">
            <text:p>file:///Users/cumeo/Projects/spinoza/ulm-4/EvEn/data/annotations/documents/student3-name-quiz-documents/student3-2019-03-29-question-107.html</text:p>
          </table:table-cell>
          <table:table-cell table:formula="of:=HYPERLINK([.C199])">
            <text:p/>
          </table:table-cell>
          <table:table-cell table:formula="of:=HYPERLINK([.D199])">
            <text:p/>
          </table:table-cell>
          <table:table-cell table:formula="of:=HYPERLINK([.E199])">
            <text:p/>
          </table:table-cell>
          <table:table-cell office:value-type="string" calcext:value-type="string">
            <text:p>file:///Users/cumeo/Projects/spinoza/ulm-4/EvEn/output/conll-2012-transformed/orig/dev/wb_eng_00_eng_0010___part_005.m_gold_conll.html</text:p>
          </table:table-cell>
          <table:table-cell table:formula="of:=HYPERLINK([.J199])" office:value-type="string" office:string-value="file:///Users/cumeo/Projects/spinoza/ulm-4/EvEn/output/conll-2012-transformed/orig/dev/wb_eng_00_eng_0010___part_005.m_gold_conll.html" calcext:value-type="string">
            <text:p>file:///Users/cumeo/Projects/spinoza/ulm-4/EvEn/output/conll-2012-transformed/orig/dev/wb_eng_00_eng_0010___part_005.m_gold_conll.html</text:p>
          </table:table-cell>
          <table:table-cell table:formula="of:=LEFT(RIGHT([.K199];44); 30)" office:value-type="string" office:string-value="eng_00_eng_0010___part_005.m_g" calcext:value-type="string">
            <text:p>eng_00_eng_0010___part_005.m_g</text:p>
          </table:table-cell>
          <table:table-cell office:value-type="string" calcext:value-type="string">
            <text:p>_TROOK27_</text:p>
          </table:table-cell>
          <table:table-cell office:value-type="string" calcext:value-type="string">
            <text:p>god</text:p>
          </table:table-cell>
          <table:table-cell table:content-validation-name="val1" office:value-type="string" calcext:value-type="string">
            <text:p>y</text:p>
          </table:table-cell>
          <table:table-cell office:value-type="string" calcext:value-type="string">
            <text:p>higher ent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file:///Users/cumeo/Projects/spinoza/ulm-4/EvEn/data/annotations/documents/student1-name-quiz-documents/student1-2019-03-14-question-226.html</text:p>
          </table:table-cell>
          <table:table-cell table:number-columns-repeated="3"/>
          <table:table-cell table:formula="of:=HYPERLINK([.B200])" office:value-type="string" office:string-value="file:///Users/cumeo/Projects/spinoza/ulm-4/EvEn/data/annotations/documents/student1-name-quiz-documents/student1-2019-03-14-question-226.html" calcext:value-type="string">
            <text:p>file:///Users/cumeo/Projects/spinoza/ulm-4/EvEn/data/annotations/documents/student1-name-quiz-documents/student1-2019-03-14-question-226.html</text:p>
          </table:table-cell>
          <table:table-cell table:formula="of:=HYPERLINK([.C200])">
            <text:p/>
          </table:table-cell>
          <table:table-cell table:formula="of:=HYPERLINK([.D200])">
            <text:p/>
          </table:table-cell>
          <table:table-cell table:formula="of:=HYPERLINK([.E200])">
            <text:p/>
          </table:table-cell>
          <table:table-cell office:value-type="string" calcext:value-type="string">
            <text:p>file:///Users/cumeo/Projects/spinoza/ulm-4/EvEn/output/conll-2012-transformed/orig/dev/wb_eng_00_eng_0010___part_005.m_gold_conll.html</text:p>
          </table:table-cell>
          <table:table-cell table:formula="of:=HYPERLINK([.J200])" office:value-type="string" office:string-value="file:///Users/cumeo/Projects/spinoza/ulm-4/EvEn/output/conll-2012-transformed/orig/dev/wb_eng_00_eng_0010___part_005.m_gold_conll.html" calcext:value-type="string">
            <text:p>file:///Users/cumeo/Projects/spinoza/ulm-4/EvEn/output/conll-2012-transformed/orig/dev/wb_eng_00_eng_0010___part_005.m_gold_conll.html</text:p>
          </table:table-cell>
          <table:table-cell table:formula="of:=LEFT(RIGHT([.K200];44); 30)" office:value-type="string" office:string-value="eng_00_eng_0010___part_005.m_g" calcext:value-type="string">
            <text:p>eng_00_eng_0010___part_005.m_g</text:p>
          </table:table-cell>
          <table:table-cell office:value-type="string" calcext:value-type="string">
            <text:p>_POO75_</text:p>
          </table:table-cell>
          <table:table-cell/>
          <table:table-cell table:content-validation-name="val1"/>
          <table:table-cell office:value-type="string" calcext:value-type="string">
            <text:p>a type of group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file:///Users/cumeo/Projects/spinoza/ulm-4/EvEn/data/annotations/documents/student1-name-quiz-documents/student1-2019-03-14-question-226.html</text:p>
          </table:table-cell>
          <table:table-cell table:number-columns-repeated="3"/>
          <table:table-cell table:formula="of:=HYPERLINK([.B201])" office:value-type="string" office:string-value="file:///Users/cumeo/Projects/spinoza/ulm-4/EvEn/data/annotations/documents/student1-name-quiz-documents/student1-2019-03-14-question-226.html" calcext:value-type="string">
            <text:p>file:///Users/cumeo/Projects/spinoza/ulm-4/EvEn/data/annotations/documents/student1-name-quiz-documents/student1-2019-03-14-question-226.html</text:p>
          </table:table-cell>
          <table:table-cell table:formula="of:=HYPERLINK([.C201])">
            <text:p/>
          </table:table-cell>
          <table:table-cell table:formula="of:=HYPERLINK([.D201])">
            <text:p/>
          </table:table-cell>
          <table:table-cell table:formula="of:=HYPERLINK([.E201])">
            <text:p/>
          </table:table-cell>
          <table:table-cell office:value-type="string" calcext:value-type="string">
            <text:p>file:///Users/cumeo/Projects/spinoza/ulm-4/EvEn/output/conll-2012-transformed/orig/dev/wb_eng_00_eng_0010___part_005.m_gold_conll.html</text:p>
          </table:table-cell>
          <table:table-cell table:formula="of:=HYPERLINK([.J201])" office:value-type="string" office:string-value="file:///Users/cumeo/Projects/spinoza/ulm-4/EvEn/output/conll-2012-transformed/orig/dev/wb_eng_00_eng_0010___part_005.m_gold_conll.html" calcext:value-type="string">
            <text:p>file:///Users/cumeo/Projects/spinoza/ulm-4/EvEn/output/conll-2012-transformed/orig/dev/wb_eng_00_eng_0010___part_005.m_gold_conll.html</text:p>
          </table:table-cell>
          <table:table-cell table:formula="of:=LEFT(RIGHT([.K201];44); 30)" office:value-type="string" office:string-value="eng_00_eng_0010___part_005.m_g" calcext:value-type="string">
            <text:p>eng_00_eng_0010___part_005.m_g</text:p>
          </table:table-cell>
          <table:table-cell office:value-type="string" calcext:value-type="string">
            <text:p>_JYCH_</text:p>
          </table:table-cell>
          <table:table-cell/>
          <table:table-cell table:content-validation-name="val1"/>
          <table:table-cell office:value-type="string" calcext:value-type="string">
            <text:p>plac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file:///Users/cumeo/Projects/spinoza/ulm-4/EvEn/data/annotations/documents/student1-name-quiz-documents/student1-2019-03-14-question-226.html</text:p>
          </table:table-cell>
          <table:table-cell table:number-columns-repeated="3"/>
          <table:table-cell table:formula="of:=HYPERLINK([.B202])" office:value-type="string" office:string-value="file:///Users/cumeo/Projects/spinoza/ulm-4/EvEn/data/annotations/documents/student1-name-quiz-documents/student1-2019-03-14-question-226.html" calcext:value-type="string">
            <text:p>file:///Users/cumeo/Projects/spinoza/ulm-4/EvEn/data/annotations/documents/student1-name-quiz-documents/student1-2019-03-14-question-226.html</text:p>
          </table:table-cell>
          <table:table-cell table:formula="of:=HYPERLINK([.C202])">
            <text:p/>
          </table:table-cell>
          <table:table-cell table:formula="of:=HYPERLINK([.D202])">
            <text:p/>
          </table:table-cell>
          <table:table-cell table:formula="of:=HYPERLINK([.E202])">
            <text:p/>
          </table:table-cell>
          <table:table-cell office:value-type="string" calcext:value-type="string">
            <text:p>file:///Users/cumeo/Projects/spinoza/ulm-4/EvEn/output/conll-2012-transformed/orig/dev/wb_eng_00_eng_0010___part_005.m_gold_conll.html</text:p>
          </table:table-cell>
          <table:table-cell table:formula="of:=HYPERLINK([.J202])" office:value-type="string" office:string-value="file:///Users/cumeo/Projects/spinoza/ulm-4/EvEn/output/conll-2012-transformed/orig/dev/wb_eng_00_eng_0010___part_005.m_gold_conll.html" calcext:value-type="string">
            <text:p>file:///Users/cumeo/Projects/spinoza/ulm-4/EvEn/output/conll-2012-transformed/orig/dev/wb_eng_00_eng_0010___part_005.m_gold_conll.html</text:p>
          </table:table-cell>
          <table:table-cell table:formula="of:=LEFT(RIGHT([.K202];44); 30)" office:value-type="string" office:string-value="eng_00_eng_0010___part_005.m_g" calcext:value-type="string">
            <text:p>eng_00_eng_0010___part_005.m_g</text:p>
          </table:table-cell>
          <table:table-cell office:value-type="string" calcext:value-type="string">
            <text:p>_TROOK27_</text:p>
          </table:table-cell>
          <table:table-cell office:value-type="string" calcext:value-type="string">
            <text:p>God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file:///Users/cumeo/Projects/spinoza/ulm-4/EvEn/data/annotations/documents/student1-documents-for-name-annotation/student1-2019-03-14-question-229.html</text:p>
          </table:table-cell>
          <table:table-cell table:number-columns-repeated="3"/>
          <table:table-cell table:formula="of:=HYPERLINK([.B203])" office:value-type="string" office:string-value="file:///Users/cumeo/Projects/spinoza/ulm-4/EvEn/data/annotations/documents/student1-documents-for-name-annotation/student1-2019-03-14-question-229.html" calcext:value-type="string">
            <text:p>file:///Users/cumeo/Projects/spinoza/ulm-4/EvEn/data/annotations/documents/student1-documents-for-name-annotation/student1-2019-03-14-question-229.html</text:p>
          </table:table-cell>
          <table:table-cell table:formula="of:=HYPERLINK([.C203])">
            <text:p/>
          </table:table-cell>
          <table:table-cell table:formula="of:=HYPERLINK([.D203])">
            <text:p/>
          </table:table-cell>
          <table:table-cell table:formula="of:=HYPERLINK([.E203])">
            <text:p/>
          </table:table-cell>
          <table:table-cell office:value-type="string" calcext:value-type="string">
            <text:p>file:///Users/cumeo/Projects/spinoza/ulm-4/EvEn/output/conll-2012-transformed/orig/test/bc_cctv_00_cctv_0005___part_001.m_gold_conll.html</text:p>
          </table:table-cell>
          <table:table-cell table:formula="of:=HYPERLINK([.J203])" office:value-type="string" office:string-value="file:///Users/cumeo/Projects/spinoza/ulm-4/EvEn/output/conll-2012-transformed/orig/test/bc_cctv_00_cctv_0005___part_001.m_gold_conll.html" calcext:value-type="string">
            <text:p>file:///Users/cumeo/Projects/spinoza/ulm-4/EvEn/output/conll-2012-transformed/orig/test/bc_cctv_00_cctv_0005___part_001.m_gold_conll.html</text:p>
          </table:table-cell>
          <table:table-cell table:formula="of:=LEFT(RIGHT([.K203];44); 30)" office:value-type="string" office:string-value="tv_00_cctv_0005___part_001.m_g" calcext:value-type="string">
            <text:p>tv_00_cctv_0005___part_001.m_g</text:p>
          </table:table-cell>
          <table:table-cell office:value-type="string" calcext:value-type="string">
            <text:p>_LEA43_ _JOO38_</text:p>
          </table:table-cell>
          <table:table-cell/>
          <table:table-cell table:content-validation-name="val1"/>
          <table:table-cell office:value-type="string" calcext:value-type="string">
            <text:p>Loc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file:///Users/cumeo/Projects/spinoza/ulm-4/EvEn/data/annotations/documents/student2-name-quiz-documents/student2-2019-03-29-question-220.html</text:p>
          </table:table-cell>
          <table:table-cell table:number-columns-repeated="3"/>
          <table:table-cell table:formula="of:=HYPERLINK([.B204])" office:value-type="string" office:string-value="file:///Users/cumeo/Projects/spinoza/ulm-4/EvEn/data/annotations/documents/student2-name-quiz-documents/student2-2019-03-29-question-220.html" calcext:value-type="string">
            <text:p>file:///Users/cumeo/Projects/spinoza/ulm-4/EvEn/data/annotations/documents/student2-name-quiz-documents/student2-2019-03-29-question-220.html</text:p>
          </table:table-cell>
          <table:table-cell table:formula="of:=HYPERLINK([.C204])">
            <text:p/>
          </table:table-cell>
          <table:table-cell table:formula="of:=HYPERLINK([.D204])">
            <text:p/>
          </table:table-cell>
          <table:table-cell table:formula="of:=HYPERLINK([.E204])">
            <text:p/>
          </table:table-cell>
          <table:table-cell office:value-type="string" calcext:value-type="string">
            <text:p>file:///Users/cumeo/Projects/spinoza/ulm-4/EvEn/output/conll-2012-transformed/orig/test/bc_cctv_00_cctv_0005___part_001.m_gold_conll.html</text:p>
          </table:table-cell>
          <table:table-cell table:formula="of:=HYPERLINK([.J204])" office:value-type="string" office:string-value="file:///Users/cumeo/Projects/spinoza/ulm-4/EvEn/output/conll-2012-transformed/orig/test/bc_cctv_00_cctv_0005___part_001.m_gold_conll.html" calcext:value-type="string">
            <text:p>file:///Users/cumeo/Projects/spinoza/ulm-4/EvEn/output/conll-2012-transformed/orig/test/bc_cctv_00_cctv_0005___part_001.m_gold_conll.html</text:p>
          </table:table-cell>
          <table:table-cell table:formula="of:=LEFT(RIGHT([.K204];44); 30)" office:value-type="string" office:string-value="tv_00_cctv_0005___part_001.m_g" calcext:value-type="string">
            <text:p>tv_00_cctv_0005___part_001.m_g</text:p>
          </table:table-cell>
          <table:table-cell office:value-type="string" calcext:value-type="string">
            <text:p>_PHEAM_ _KE_</text:p>
          </table:table-cell>
          <table:table-cell/>
          <table:table-cell table:content-validation-name="val1"/>
          <table:table-cell office:value-type="string" calcext:value-type="string">
            <text:p>a district of a city in China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le:///Users/cumeo/Projects/spinoza/ulm-4/EvEn/data/annotations/documents/student2-name-quiz-documents/student2-2019-03-29-question-221.html</text:p>
          </table:table-cell>
          <table:table-cell table:number-columns-repeated="3"/>
          <table:table-cell table:formula="of:=HYPERLINK([.B205])" office:value-type="string" office:string-value="file:///Users/cumeo/Projects/spinoza/ulm-4/EvEn/data/annotations/documents/student2-name-quiz-documents/student2-2019-03-29-question-221.html" calcext:value-type="string">
            <text:p>file:///Users/cumeo/Projects/spinoza/ulm-4/EvEn/data/annotations/documents/student2-name-quiz-documents/student2-2019-03-29-question-221.html</text:p>
          </table:table-cell>
          <table:table-cell table:formula="of:=HYPERLINK([.C205])">
            <text:p/>
          </table:table-cell>
          <table:table-cell table:formula="of:=HYPERLINK([.D205])">
            <text:p/>
          </table:table-cell>
          <table:table-cell table:formula="of:=HYPERLINK([.E205])">
            <text:p/>
          </table:table-cell>
          <table:table-cell office:value-type="string" calcext:value-type="string">
            <text:p>file:///Users/cumeo/Projects/spinoza/ulm-4/EvEn/output/conll-2012-transformed/orig/test/bc_cctv_00_cctv_0005___part_002.m_gold_conll.html</text:p>
          </table:table-cell>
          <table:table-cell table:formula="of:=HYPERLINK([.J205])" office:value-type="string" office:string-value="file:///Users/cumeo/Projects/spinoza/ulm-4/EvEn/output/conll-2012-transformed/orig/test/bc_cctv_00_cctv_0005___part_002.m_gold_conll.html" calcext:value-type="string">
            <text:p>file:///Users/cumeo/Projects/spinoza/ulm-4/EvEn/output/conll-2012-transformed/orig/test/bc_cctv_00_cctv_0005___part_002.m_gold_conll.html</text:p>
          </table:table-cell>
          <table:table-cell table:formula="of:=LEFT(RIGHT([.K205];44); 30)" office:value-type="string" office:string-value="tv_00_cctv_0005___part_002.m_g" calcext:value-type="string">
            <text:p>tv_00_cctv_0005___part_002.m_g</text:p>
          </table:table-cell>
          <table:table-cell office:value-type="string" calcext:value-type="string">
            <text:p>_PHEAM_ _KE_</text:p>
          </table:table-cell>
          <table:table-cell/>
          <table:table-cell table:content-validation-name="val1"/>
          <table:table-cell office:value-type="string" calcext:value-type="string">
            <text:p>city government, where PHEAM is the name of the 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5">
          <table:table-cell office:value-type="float" office:value="111" calcext:value-type="float">
            <text:p>111</text:p>
          </table:table-cell>
          <table:table-cell office:value-type="string" calcext:value-type="string">
            <text:p>file:///Users/cumeo/Projects/spinoza/ulm-4/EvEn/data/annotations/documents/student2-name-quiz-documents/student2-2019-03-29-question-221.html</text:p>
          </table:table-cell>
          <table:table-cell table:number-columns-repeated="3"/>
          <table:table-cell table:formula="of:=HYPERLINK([.B206])" office:value-type="string" office:string-value="file:///Users/cumeo/Projects/spinoza/ulm-4/EvEn/data/annotations/documents/student2-name-quiz-documents/student2-2019-03-29-question-221.html" calcext:value-type="string">
            <text:p>file:///Users/cumeo/Projects/spinoza/ulm-4/EvEn/data/annotations/documents/student2-name-quiz-documents/student2-2019-03-29-question-221.html</text:p>
          </table:table-cell>
          <table:table-cell table:formula="of:=HYPERLINK([.C206])">
            <text:p/>
          </table:table-cell>
          <table:table-cell table:formula="of:=HYPERLINK([.D206])">
            <text:p/>
          </table:table-cell>
          <table:table-cell table:formula="of:=HYPERLINK([.E206])">
            <text:p/>
          </table:table-cell>
          <table:table-cell office:value-type="string" calcext:value-type="string">
            <text:p>file:///Users/cumeo/Projects/spinoza/ulm-4/EvEn/output/conll-2012-transformed/orig/test/bc_cctv_00_cctv_0005___part_002.m_gold_conll.html</text:p>
          </table:table-cell>
          <table:table-cell table:formula="of:=HYPERLINK([.J206])" office:value-type="string" office:string-value="file:///Users/cumeo/Projects/spinoza/ulm-4/EvEn/output/conll-2012-transformed/orig/test/bc_cctv_00_cctv_0005___part_002.m_gold_conll.html" calcext:value-type="string">
            <text:p>file:///Users/cumeo/Projects/spinoza/ulm-4/EvEn/output/conll-2012-transformed/orig/test/bc_cctv_00_cctv_0005___part_002.m_gold_conll.html</text:p>
          </table:table-cell>
          <table:table-cell table:formula="of:=LEFT(RIGHT([.K206];44); 30)" office:value-type="string" office:string-value="tv_00_cctv_0005___part_002.m_g" calcext:value-type="string">
            <text:p>tv_00_cctv_0005___part_002.m_g</text:p>
          </table:table-cell>
          <table:table-cell office:value-type="string" calcext:value-type="string">
            <text:p>_DIES_ _TEAP75_ _ZEAK59_ _JOO38_</text:p>
          </table:table-cell>
          <table:table-cell/>
          <table:table-cell table:content-validation-name="val1"/>
          <table:table-cell office:value-type="string" calcext:value-type="string">
            <text:p>a road, square, or traffic junc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file:///Users/cumeo/Projects/spinoza/ulm-4/EvEn/data/annotations/documents/student2-name-quiz-documents/student2-2019-03-29-question-221.html</text:p>
          </table:table-cell>
          <table:table-cell table:number-columns-repeated="3"/>
          <table:table-cell table:formula="of:=HYPERLINK([.B207])" office:value-type="string" office:string-value="file:///Users/cumeo/Projects/spinoza/ulm-4/EvEn/data/annotations/documents/student2-name-quiz-documents/student2-2019-03-29-question-221.html" calcext:value-type="string">
            <text:p>file:///Users/cumeo/Projects/spinoza/ulm-4/EvEn/data/annotations/documents/student2-name-quiz-documents/student2-2019-03-29-question-221.html</text:p>
          </table:table-cell>
          <table:table-cell table:formula="of:=HYPERLINK([.C207])">
            <text:p/>
          </table:table-cell>
          <table:table-cell table:formula="of:=HYPERLINK([.D207])">
            <text:p/>
          </table:table-cell>
          <table:table-cell table:formula="of:=HYPERLINK([.E207])">
            <text:p/>
          </table:table-cell>
          <table:table-cell office:value-type="string" calcext:value-type="string">
            <text:p>file:///Users/cumeo/Projects/spinoza/ulm-4/EvEn/output/conll-2012-transformed/orig/test/bc_cctv_00_cctv_0005___part_002.m_gold_conll.html</text:p>
          </table:table-cell>
          <table:table-cell table:formula="of:=HYPERLINK([.J207])" office:value-type="string" office:string-value="file:///Users/cumeo/Projects/spinoza/ulm-4/EvEn/output/conll-2012-transformed/orig/test/bc_cctv_00_cctv_0005___part_002.m_gold_conll.html" calcext:value-type="string">
            <text:p>file:///Users/cumeo/Projects/spinoza/ulm-4/EvEn/output/conll-2012-transformed/orig/test/bc_cctv_00_cctv_0005___part_002.m_gold_conll.html</text:p>
          </table:table-cell>
          <table:table-cell table:formula="of:=LEFT(RIGHT([.K207];44); 30)" office:value-type="string" office:string-value="tv_00_cctv_0005___part_002.m_g" calcext:value-type="string">
            <text:p>tv_00_cctv_0005___part_002.m_g</text:p>
          </table:table-cell>
          <table:table-cell office:value-type="string" calcext:value-type="string">
            <text:p>_PHEAM_</text:p>
          </table:table-cell>
          <table:table-cell/>
          <table:table-cell table:content-validation-name="val1"/>
          <table:table-cell office:value-type="string" calcext:value-type="string">
            <text:p>a Chinese 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file:///Users/cumeo/Projects/spinoza/ulm-4/EvEn/data/annotations/documents/student2-name-quiz-documents/student2-2019-03-29-question-221.html</text:p>
          </table:table-cell>
          <table:table-cell table:number-columns-repeated="3"/>
          <table:table-cell table:formula="of:=HYPERLINK([.B208])" office:value-type="string" office:string-value="file:///Users/cumeo/Projects/spinoza/ulm-4/EvEn/data/annotations/documents/student2-name-quiz-documents/student2-2019-03-29-question-221.html" calcext:value-type="string">
            <text:p>file:///Users/cumeo/Projects/spinoza/ulm-4/EvEn/data/annotations/documents/student2-name-quiz-documents/student2-2019-03-29-question-221.html</text:p>
          </table:table-cell>
          <table:table-cell table:formula="of:=HYPERLINK([.C208])">
            <text:p/>
          </table:table-cell>
          <table:table-cell table:formula="of:=HYPERLINK([.D208])">
            <text:p/>
          </table:table-cell>
          <table:table-cell table:formula="of:=HYPERLINK([.E208])">
            <text:p/>
          </table:table-cell>
          <table:table-cell office:value-type="string" calcext:value-type="string">
            <text:p>file:///Users/cumeo/Projects/spinoza/ulm-4/EvEn/output/conll-2012-transformed/orig/test/bc_cctv_00_cctv_0005___part_002.m_gold_conll.html</text:p>
          </table:table-cell>
          <table:table-cell table:formula="of:=HYPERLINK([.J208])" office:value-type="string" office:string-value="file:///Users/cumeo/Projects/spinoza/ulm-4/EvEn/output/conll-2012-transformed/orig/test/bc_cctv_00_cctv_0005___part_002.m_gold_conll.html" calcext:value-type="string">
            <text:p>file:///Users/cumeo/Projects/spinoza/ulm-4/EvEn/output/conll-2012-transformed/orig/test/bc_cctv_00_cctv_0005___part_002.m_gold_conll.html</text:p>
          </table:table-cell>
          <table:table-cell table:formula="of:=LEFT(RIGHT([.K208];44); 30)" office:value-type="string" office:string-value="tv_00_cctv_0005___part_002.m_g" calcext:value-type="string">
            <text:p>tv_00_cctv_0005___part_002.m_g</text:p>
          </table:table-cell>
          <table:table-cell office:value-type="string" calcext:value-type="string">
            <text:p>_FEEK1_ _WU86_</text:p>
          </table:table-cell>
          <table:table-cell/>
          <table:table-cell table:content-validation-name="val1"/>
          <table:table-cell office:value-type="string" calcext:value-type="string">
            <text:p>name of a road in a Chinese 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5">
          <table:table-cell office:value-type="float" office:value="194" calcext:value-type="float">
            <text:p>194</text:p>
          </table:table-cell>
          <table:table-cell office:value-type="string" calcext:value-type="string">
            <text:p>file:///Users/cumeo/Projects/spinoza/ulm-4/EvEn/data/annotations/documents/student1-name-quiz-documents/student1-2019-03-14-question-230.html</text:p>
          </table:table-cell>
          <table:table-cell table:number-columns-repeated="3"/>
          <table:table-cell table:formula="of:=HYPERLINK([.B209])" office:value-type="string" office:string-value="file:///Users/cumeo/Projects/spinoza/ulm-4/EvEn/data/annotations/documents/student1-name-quiz-documents/student1-2019-03-14-question-230.html" calcext:value-type="string">
            <text:p>file:///Users/cumeo/Projects/spinoza/ulm-4/EvEn/data/annotations/documents/student1-name-quiz-documents/student1-2019-03-14-question-230.html</text:p>
          </table:table-cell>
          <table:table-cell table:formula="of:=HYPERLINK([.C209])">
            <text:p/>
          </table:table-cell>
          <table:table-cell table:formula="of:=HYPERLINK([.D209])">
            <text:p/>
          </table:table-cell>
          <table:table-cell table:formula="of:=HYPERLINK([.E209])">
            <text:p/>
          </table:table-cell>
          <table:table-cell office:value-type="string" calcext:value-type="string">
            <text:p>file:///Users/cumeo/Projects/spinoza/ulm-4/EvEn/output/conll-2012-transformed/orig/test/bc_cctv_00_cctv_0005___part_002.m_gold_conll.html</text:p>
          </table:table-cell>
          <table:table-cell table:formula="of:=HYPERLINK([.J209])" office:value-type="string" office:string-value="file:///Users/cumeo/Projects/spinoza/ulm-4/EvEn/output/conll-2012-transformed/orig/test/bc_cctv_00_cctv_0005___part_002.m_gold_conll.html" calcext:value-type="string">
            <text:p>file:///Users/cumeo/Projects/spinoza/ulm-4/EvEn/output/conll-2012-transformed/orig/test/bc_cctv_00_cctv_0005___part_002.m_gold_conll.html</text:p>
          </table:table-cell>
          <table:table-cell table:formula="of:=LEFT(RIGHT([.K209];44); 30)" office:value-type="string" office:string-value="tv_00_cctv_0005___part_002.m_g" calcext:value-type="string">
            <text:p>tv_00_cctv_0005___part_002.m_g</text:p>
          </table:table-cell>
          <table:table-cell office:value-type="string" calcext:value-type="string">
            <text:p>_DIES_ _TEAP75_ _ZEAK59_ _JOO38_</text:p>
          </table:table-cell>
          <table:table-cell/>
          <table:table-cell table:content-validation-name="val1"/>
          <table:table-cell office:value-type="string" calcext:value-type="string">
            <text:p>loc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file:///Users/cumeo/Projects/spinoza/ulm-4/EvEn/data/annotations/documents/student1-name-quiz-documents/student1-2019-03-14-question-230.html</text:p>
          </table:table-cell>
          <table:table-cell table:number-columns-repeated="3"/>
          <table:table-cell table:formula="of:=HYPERLINK([.B210])" office:value-type="string" office:string-value="file:///Users/cumeo/Projects/spinoza/ulm-4/EvEn/data/annotations/documents/student1-name-quiz-documents/student1-2019-03-14-question-230.html" calcext:value-type="string">
            <text:p>file:///Users/cumeo/Projects/spinoza/ulm-4/EvEn/data/annotations/documents/student1-name-quiz-documents/student1-2019-03-14-question-230.html</text:p>
          </table:table-cell>
          <table:table-cell table:formula="of:=HYPERLINK([.C210])">
            <text:p/>
          </table:table-cell>
          <table:table-cell table:formula="of:=HYPERLINK([.D210])">
            <text:p/>
          </table:table-cell>
          <table:table-cell table:formula="of:=HYPERLINK([.E210])">
            <text:p/>
          </table:table-cell>
          <table:table-cell office:value-type="string" calcext:value-type="string">
            <text:p>file:///Users/cumeo/Projects/spinoza/ulm-4/EvEn/output/conll-2012-transformed/orig/test/bc_cctv_00_cctv_0005___part_002.m_gold_conll.html</text:p>
          </table:table-cell>
          <table:table-cell table:formula="of:=HYPERLINK([.J210])" office:value-type="string" office:string-value="file:///Users/cumeo/Projects/spinoza/ulm-4/EvEn/output/conll-2012-transformed/orig/test/bc_cctv_00_cctv_0005___part_002.m_gold_conll.html" calcext:value-type="string">
            <text:p>file:///Users/cumeo/Projects/spinoza/ulm-4/EvEn/output/conll-2012-transformed/orig/test/bc_cctv_00_cctv_0005___part_002.m_gold_conll.html</text:p>
          </table:table-cell>
          <table:table-cell table:formula="of:=LEFT(RIGHT([.K210];44); 30)" office:value-type="string" office:string-value="tv_00_cctv_0005___part_002.m_g" calcext:value-type="string">
            <text:p>tv_00_cctv_0005___part_002.m_g</text:p>
          </table:table-cell>
          <table:table-cell office:value-type="string" calcext:value-type="string">
            <text:p>_FEEK1_ _WU86_</text:p>
          </table:table-cell>
          <table:table-cell/>
          <table:table-cell table:content-validation-name="val1"/>
          <table:table-cell office:value-type="string" calcext:value-type="string">
            <text:p>loc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file:///Users/cumeo/Projects/spinoza/ulm-4/EvEn/data/annotations/documents/student1-name-quiz-documents/student1-2019-03-14-question-230.html</text:p>
          </table:table-cell>
          <table:table-cell table:number-columns-repeated="3"/>
          <table:table-cell table:formula="of:=HYPERLINK([.B211])" office:value-type="string" office:string-value="file:///Users/cumeo/Projects/spinoza/ulm-4/EvEn/data/annotations/documents/student1-name-quiz-documents/student1-2019-03-14-question-230.html" calcext:value-type="string">
            <text:p>file:///Users/cumeo/Projects/spinoza/ulm-4/EvEn/data/annotations/documents/student1-name-quiz-documents/student1-2019-03-14-question-230.html</text:p>
          </table:table-cell>
          <table:table-cell table:formula="of:=HYPERLINK([.C211])">
            <text:p/>
          </table:table-cell>
          <table:table-cell table:formula="of:=HYPERLINK([.D211])">
            <text:p/>
          </table:table-cell>
          <table:table-cell table:formula="of:=HYPERLINK([.E211])">
            <text:p/>
          </table:table-cell>
          <table:table-cell office:value-type="string" calcext:value-type="string">
            <text:p>file:///Users/cumeo/Projects/spinoza/ulm-4/EvEn/output/conll-2012-transformed/orig/test/bc_cctv_00_cctv_0005___part_002.m_gold_conll.html</text:p>
          </table:table-cell>
          <table:table-cell table:formula="of:=HYPERLINK([.J211])" office:value-type="string" office:string-value="file:///Users/cumeo/Projects/spinoza/ulm-4/EvEn/output/conll-2012-transformed/orig/test/bc_cctv_00_cctv_0005___part_002.m_gold_conll.html" calcext:value-type="string">
            <text:p>file:///Users/cumeo/Projects/spinoza/ulm-4/EvEn/output/conll-2012-transformed/orig/test/bc_cctv_00_cctv_0005___part_002.m_gold_conll.html</text:p>
          </table:table-cell>
          <table:table-cell table:formula="of:=LEFT(RIGHT([.K211];44); 30)" office:value-type="string" office:string-value="tv_00_cctv_0005___part_002.m_g" calcext:value-type="string">
            <text:p>tv_00_cctv_0005___part_002.m_g</text:p>
          </table:table-cell>
          <table:table-cell office:value-type="string" calcext:value-type="string">
            <text:p>_PHEAM_</text:p>
          </table:table-cell>
          <table:table-cell/>
          <table:table-cell table:content-validation-name="val1"/>
          <table:table-cell office:value-type="string" calcext:value-type="string">
            <text:p>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file:///Users/cumeo/Projects/spinoza/ulm-4/EvEn/data/annotations/documents/student1-name-quiz-documents/student1-2019-03-14-question-230.html</text:p>
          </table:table-cell>
          <table:table-cell table:number-columns-repeated="3"/>
          <table:table-cell table:formula="of:=HYPERLINK([.B212])" office:value-type="string" office:string-value="file:///Users/cumeo/Projects/spinoza/ulm-4/EvEn/data/annotations/documents/student1-name-quiz-documents/student1-2019-03-14-question-230.html" calcext:value-type="string">
            <text:p>file:///Users/cumeo/Projects/spinoza/ulm-4/EvEn/data/annotations/documents/student1-name-quiz-documents/student1-2019-03-14-question-230.html</text:p>
          </table:table-cell>
          <table:table-cell table:formula="of:=HYPERLINK([.C212])">
            <text:p/>
          </table:table-cell>
          <table:table-cell table:formula="of:=HYPERLINK([.D212])">
            <text:p/>
          </table:table-cell>
          <table:table-cell table:formula="of:=HYPERLINK([.E212])">
            <text:p/>
          </table:table-cell>
          <table:table-cell office:value-type="string" calcext:value-type="string">
            <text:p>file:///Users/cumeo/Projects/spinoza/ulm-4/EvEn/output/conll-2012-transformed/orig/test/bc_cctv_00_cctv_0005___part_002.m_gold_conll.html</text:p>
          </table:table-cell>
          <table:table-cell table:formula="of:=HYPERLINK([.J212])" office:value-type="string" office:string-value="file:///Users/cumeo/Projects/spinoza/ulm-4/EvEn/output/conll-2012-transformed/orig/test/bc_cctv_00_cctv_0005___part_002.m_gold_conll.html" calcext:value-type="string">
            <text:p>file:///Users/cumeo/Projects/spinoza/ulm-4/EvEn/output/conll-2012-transformed/orig/test/bc_cctv_00_cctv_0005___part_002.m_gold_conll.html</text:p>
          </table:table-cell>
          <table:table-cell table:formula="of:=LEFT(RIGHT([.K212];44); 30)" office:value-type="string" office:string-value="tv_00_cctv_0005___part_002.m_g" calcext:value-type="string">
            <text:p>tv_00_cctv_0005___part_002.m_g</text:p>
          </table:table-cell>
          <table:table-cell office:value-type="string" calcext:value-type="string">
            <text:p>_PHEAM_ _KE_</text:p>
          </table:table-cell>
          <table:table-cell/>
          <table:table-cell table:content-validation-name="val1"/>
          <table:table-cell office:value-type="string" calcext:value-type="string">
            <text:p>loc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file:///Users/cumeo/Projects/spinoza/ulm-4/EvEn/data/annotations/documents/student2-doc-219-300/student2-2019-03-29-question-227.html</text:p>
          </table:table-cell>
          <table:table-cell office:value-type="string" calcext:value-type="string">
            <text:p>file:///Users/cumeo/Projects/spinoza/ulm-4/EvEn/data/annotations/documents/student2-2019-07-06/student2-2019-03-29-question-227.html</text:p>
          </table:table-cell>
          <table:table-cell table:number-columns-repeated="2"/>
          <table:table-cell table:formula="of:=HYPERLINK([.B213])" office:value-type="string" office:string-value="file:///Users/cumeo/Projects/spinoza/ulm-4/EvEn/data/annotations/documents/student2-doc-219-300/student2-2019-03-29-question-227.html" calcext:value-type="string">
            <text:p>file:///Users/cumeo/Projects/spinoza/ulm-4/EvEn/data/annotations/documents/student2-doc-219-300/student2-2019-03-29-question-227.html</text:p>
          </table:table-cell>
          <table:table-cell table:formula="of:=HYPERLINK([.C213])" office:value-type="string" office:string-value="file:///Users/cumeo/Projects/spinoza/ulm-4/EvEn/data/annotations/documents/student2-2019-07-06/student2-2019-03-29-question-227.html" calcext:value-type="string">
            <text:p>file:///Users/cumeo/Projects/spinoza/ulm-4/EvEn/data/annotations/documents/student2-2019-07-06/student2-2019-03-29-question-227.html</text:p>
          </table:table-cell>
          <table:table-cell table:formula="of:=HYPERLINK([.D213])">
            <text:p/>
          </table:table-cell>
          <table:table-cell table:formula="of:=HYPERLINK([.E213])">
            <text:p/>
          </table:table-cell>
          <table:table-cell office:value-type="string" calcext:value-type="string">
            <text:p>file:///Users/cumeo/Projects/spinoza/ulm-4/EvEn/output/conll-2012-transformed/orig/test/bc_cctv_00_cctv_0005___part_007.m_gold_conll.html</text:p>
          </table:table-cell>
          <table:table-cell table:formula="of:=HYPERLINK([.J213])" office:value-type="string" office:string-value="file:///Users/cumeo/Projects/spinoza/ulm-4/EvEn/output/conll-2012-transformed/orig/test/bc_cctv_00_cctv_0005___part_007.m_gold_conll.html" calcext:value-type="string">
            <text:p>file:///Users/cumeo/Projects/spinoza/ulm-4/EvEn/output/conll-2012-transformed/orig/test/bc_cctv_00_cctv_0005___part_007.m_gold_conll.html</text:p>
          </table:table-cell>
          <table:table-cell table:formula="of:=LEFT(RIGHT([.K213];44); 30)" office:value-type="string" office:string-value="tv_00_cctv_0005___part_007.m_g" calcext:value-type="string">
            <text:p>tv_00_cctv_0005___part_007.m_g</text:p>
          </table:table-cell>
          <table:table-cell office:value-type="string" calcext:value-type="string">
            <text:p>_ZE77_ _KA_ _PI8_ _HU54_</text:p>
          </table:table-cell>
          <table:table-cell/>
          <table:table-cell table:content-validation-name="val1"/>
          <table:table-cell office:value-type="string" calcext:value-type="string">
            <text:p>road, river, or traffic junc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file:///Users/cumeo/Projects/spinoza/ulm-4/EvEn/data/annotations/documents/student2-name-quiz-documents/student2-2019-03-29-question-227.html</text:p>
          </table:table-cell>
          <table:table-cell table:number-columns-repeated="3"/>
          <table:table-cell table:formula="of:=HYPERLINK([.B214])" office:value-type="string" office:string-value="file:///Users/cumeo/Projects/spinoza/ulm-4/EvEn/data/annotations/documents/student2-name-quiz-documents/student2-2019-03-29-question-227.html" calcext:value-type="string">
            <text:p>file:///Users/cumeo/Projects/spinoza/ulm-4/EvEn/data/annotations/documents/student2-name-quiz-documents/student2-2019-03-29-question-227.html</text:p>
          </table:table-cell>
          <table:table-cell table:formula="of:=HYPERLINK([.C214])">
            <text:p/>
          </table:table-cell>
          <table:table-cell table:formula="of:=HYPERLINK([.D214])">
            <text:p/>
          </table:table-cell>
          <table:table-cell table:formula="of:=HYPERLINK([.E214])">
            <text:p/>
          </table:table-cell>
          <table:table-cell office:value-type="string" calcext:value-type="string">
            <text:p>file:///Users/cumeo/Projects/spinoza/ulm-4/EvEn/output/conll-2012-transformed/orig/test/bc_cctv_00_cctv_0005___part_007.m_gold_conll.html</text:p>
          </table:table-cell>
          <table:table-cell table:formula="of:=HYPERLINK([.J214])" office:value-type="string" office:string-value="file:///Users/cumeo/Projects/spinoza/ulm-4/EvEn/output/conll-2012-transformed/orig/test/bc_cctv_00_cctv_0005___part_007.m_gold_conll.html" calcext:value-type="string">
            <text:p>file:///Users/cumeo/Projects/spinoza/ulm-4/EvEn/output/conll-2012-transformed/orig/test/bc_cctv_00_cctv_0005___part_007.m_gold_conll.html</text:p>
          </table:table-cell>
          <table:table-cell table:formula="of:=LEFT(RIGHT([.K214];44); 30)" office:value-type="string" office:string-value="tv_00_cctv_0005___part_007.m_g" calcext:value-type="string">
            <text:p>tv_00_cctv_0005___part_007.m_g</text:p>
          </table:table-cell>
          <table:table-cell office:value-type="string" calcext:value-type="string">
            <text:p>_XEE_</text:p>
          </table:table-cell>
          <table:table-cell/>
          <table:table-cell table:content-validation-name="val1"/>
          <table:table-cell office:value-type="string" calcext:value-type="string">
            <text:p>a Chinese 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file:///Users/cumeo/Projects/spinoza/ulm-4/EvEn/data/annotations/documents/student2-2019-07-06/student2-2019-03-29-question-233.html</text:p>
          </table:table-cell>
          <table:table-cell table:number-columns-repeated="3"/>
          <table:table-cell table:formula="of:=HYPERLINK([.B215])" office:value-type="string" office:string-value="file:///Users/cumeo/Projects/spinoza/ulm-4/EvEn/data/annotations/documents/student2-2019-07-06/student2-2019-03-29-question-233.html" calcext:value-type="string">
            <text:p>file:///Users/cumeo/Projects/spinoza/ulm-4/EvEn/data/annotations/documents/student2-2019-07-06/student2-2019-03-29-question-233.html</text:p>
          </table:table-cell>
          <table:table-cell table:formula="of:=HYPERLINK([.C215])">
            <text:p/>
          </table:table-cell>
          <table:table-cell table:formula="of:=HYPERLINK([.D215])">
            <text:p/>
          </table:table-cell>
          <table:table-cell table:formula="of:=HYPERLINK([.E215])">
            <text:p/>
          </table:table-cell>
          <table:table-cell office:value-type="string" calcext:value-type="string">
            <text:p>file:///Users/cumeo/Projects/spinoza/ulm-4/EvEn/output/conll-2012-transformed/orig/test/bc_cctv_00_cctv_0005___part_013.m_gold_conll.html</text:p>
          </table:table-cell>
          <table:table-cell table:formula="of:=HYPERLINK([.J215])" office:value-type="string" office:string-value="file:///Users/cumeo/Projects/spinoza/ulm-4/EvEn/output/conll-2012-transformed/orig/test/bc_cctv_00_cctv_0005___part_013.m_gold_conll.html" calcext:value-type="string">
            <text:p>file:///Users/cumeo/Projects/spinoza/ulm-4/EvEn/output/conll-2012-transformed/orig/test/bc_cctv_00_cctv_0005___part_013.m_gold_conll.html</text:p>
          </table:table-cell>
          <table:table-cell table:formula="of:=LEFT(RIGHT([.K215];44); 30)" office:value-type="string" office:string-value="tv_00_cctv_0005___part_013.m_g" calcext:value-type="string">
            <text:p>tv_00_cctv_0005___part_013.m_g</text:p>
          </table:table-cell>
          <table:table-cell office:value-type="string" calcext:value-type="string">
            <text:p>_LEA43_</text:p>
          </table:table-cell>
          <table:table-cell/>
          <table:table-cell table:content-validation-name="val1"/>
          <table:table-cell office:value-type="string" calcext:value-type="string">
            <text:p>a Chinese 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file:///Users/cumeo/Projects/spinoza/ulm-4/EvEn/data/annotations/documents/student1-name-quiz-documents/student1-2019-03-14-question-243.html</text:p>
          </table:table-cell>
          <table:table-cell table:number-columns-repeated="3"/>
          <table:table-cell table:formula="of:=HYPERLINK([.B216])" office:value-type="string" office:string-value="file:///Users/cumeo/Projects/spinoza/ulm-4/EvEn/data/annotations/documents/student1-name-quiz-documents/student1-2019-03-14-question-243.html" calcext:value-type="string">
            <text:p>file:///Users/cumeo/Projects/spinoza/ulm-4/EvEn/data/annotations/documents/student1-name-quiz-documents/student1-2019-03-14-question-243.html</text:p>
          </table:table-cell>
          <table:table-cell table:formula="of:=HYPERLINK([.C216])">
            <text:p/>
          </table:table-cell>
          <table:table-cell table:formula="of:=HYPERLINK([.D216])">
            <text:p/>
          </table:table-cell>
          <table:table-cell table:formula="of:=HYPERLINK([.E216])">
            <text:p/>
          </table:table-cell>
          <table:table-cell office:value-type="string" calcext:value-type="string">
            <text:p>file:///Users/cumeo/Projects/spinoza/ulm-4/EvEn/output/conll-2012-transformed/orig/test/bc_cctv_00_cctv_0005___part_013.m_gold_conll.html</text:p>
          </table:table-cell>
          <table:table-cell table:formula="of:=HYPERLINK([.J216])" office:value-type="string" office:string-value="file:///Users/cumeo/Projects/spinoza/ulm-4/EvEn/output/conll-2012-transformed/orig/test/bc_cctv_00_cctv_0005___part_013.m_gold_conll.html" calcext:value-type="string">
            <text:p>file:///Users/cumeo/Projects/spinoza/ulm-4/EvEn/output/conll-2012-transformed/orig/test/bc_cctv_00_cctv_0005___part_013.m_gold_conll.html</text:p>
          </table:table-cell>
          <table:table-cell table:formula="of:=LEFT(RIGHT([.K216];44); 30)" office:value-type="string" office:string-value="tv_00_cctv_0005___part_013.m_g" calcext:value-type="string">
            <text:p>tv_00_cctv_0005___part_013.m_g</text:p>
          </table:table-cell>
          <table:table-cell office:value-type="string" calcext:value-type="string">
            <text:p>_PHEAM_</text:p>
          </table:table-cell>
          <table:table-cell/>
          <table:table-cell table:content-validation-name="val1"/>
          <table:table-cell office:value-type="string" calcext:value-type="string">
            <text:p>city loc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ile:///Users/cumeo/Projects/spinoza/ulm-4/EvEn/data/annotations/documents/student2-doc-219-300/student2-2019-03-29-question-237.html</text:p>
          </table:table-cell>
          <table:table-cell office:value-type="string" calcext:value-type="string">
            <text:p>file:///Users/cumeo/Projects/spinoza/ulm-4/EvEn/data/annotations/documents/student2-2019-07-06/student2-2019-03-29-question-237.html</text:p>
          </table:table-cell>
          <table:table-cell table:number-columns-repeated="2"/>
          <table:table-cell table:formula="of:=HYPERLINK([.B217])" office:value-type="string" office:string-value="file:///Users/cumeo/Projects/spinoza/ulm-4/EvEn/data/annotations/documents/student2-doc-219-300/student2-2019-03-29-question-237.html" calcext:value-type="string">
            <text:p>file:///Users/cumeo/Projects/spinoza/ulm-4/EvEn/data/annotations/documents/student2-doc-219-300/student2-2019-03-29-question-237.html</text:p>
          </table:table-cell>
          <table:table-cell table:formula="of:=HYPERLINK([.C217])" office:value-type="string" office:string-value="file:///Users/cumeo/Projects/spinoza/ulm-4/EvEn/data/annotations/documents/student2-2019-07-06/student2-2019-03-29-question-237.html" calcext:value-type="string">
            <text:p>file:///Users/cumeo/Projects/spinoza/ulm-4/EvEn/data/annotations/documents/student2-2019-07-06/student2-2019-03-29-question-237.html</text:p>
          </table:table-cell>
          <table:table-cell table:formula="of:=HYPERLINK([.D217])">
            <text:p/>
          </table:table-cell>
          <table:table-cell table:formula="of:=HYPERLINK([.E217])">
            <text:p/>
          </table:table-cell>
          <table:table-cell office:value-type="string" calcext:value-type="string">
            <text:p>file:///Users/cumeo/Projects/spinoza/ulm-4/EvEn/output/conll-2012-transformed/orig/test/bc_cctv_00_cctv_0005___part_017.m_gold_conll.html</text:p>
          </table:table-cell>
          <table:table-cell table:formula="of:=HYPERLINK([.J217])" office:value-type="string" office:string-value="file:///Users/cumeo/Projects/spinoza/ulm-4/EvEn/output/conll-2012-transformed/orig/test/bc_cctv_00_cctv_0005___part_017.m_gold_conll.html" calcext:value-type="string">
            <text:p>file:///Users/cumeo/Projects/spinoza/ulm-4/EvEn/output/conll-2012-transformed/orig/test/bc_cctv_00_cctv_0005___part_017.m_gold_conll.html</text:p>
          </table:table-cell>
          <table:table-cell table:formula="of:=LEFT(RIGHT([.K217];44); 30)" office:value-type="string" office:string-value="tv_00_cctv_0005___part_017.m_g" calcext:value-type="string">
            <text:p>tv_00_cctv_0005___part_017.m_g</text:p>
          </table:table-cell>
          <table:table-cell office:value-type="string" calcext:value-type="string">
            <text:p>_JEG5_ _TRA_</text:p>
          </table:table-cell>
          <table:table-cell/>
          <table:table-cell table:content-validation-name="val1"/>
          <table:table-cell office:value-type="string" calcext:value-type="string">
            <text:p>a part of China, perhaps Soutern or Eastern China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ile:///Users/cumeo/Projects/spinoza/ulm-4/EvEn/data/annotations/documents/student2-doc-219-300/student2-2019-03-29-question-237.html</text:p>
          </table:table-cell>
          <table:table-cell office:value-type="string" calcext:value-type="string">
            <text:p>file:///Users/cumeo/Projects/spinoza/ulm-4/EvEn/data/annotations/documents/student2-2019-07-06/student2-2019-03-29-question-237.html</text:p>
          </table:table-cell>
          <table:table-cell table:number-columns-repeated="2"/>
          <table:table-cell table:formula="of:=HYPERLINK([.B218])" office:value-type="string" office:string-value="file:///Users/cumeo/Projects/spinoza/ulm-4/EvEn/data/annotations/documents/student2-doc-219-300/student2-2019-03-29-question-237.html" calcext:value-type="string">
            <text:p>file:///Users/cumeo/Projects/spinoza/ulm-4/EvEn/data/annotations/documents/student2-doc-219-300/student2-2019-03-29-question-237.html</text:p>
          </table:table-cell>
          <table:table-cell table:formula="of:=HYPERLINK([.C218])" office:value-type="string" office:string-value="file:///Users/cumeo/Projects/spinoza/ulm-4/EvEn/data/annotations/documents/student2-2019-07-06/student2-2019-03-29-question-237.html" calcext:value-type="string">
            <text:p>file:///Users/cumeo/Projects/spinoza/ulm-4/EvEn/data/annotations/documents/student2-2019-07-06/student2-2019-03-29-question-237.html</text:p>
          </table:table-cell>
          <table:table-cell table:formula="of:=HYPERLINK([.D218])">
            <text:p/>
          </table:table-cell>
          <table:table-cell table:formula="of:=HYPERLINK([.E218])">
            <text:p/>
          </table:table-cell>
          <table:table-cell office:value-type="string" calcext:value-type="string">
            <text:p>file:///Users/cumeo/Projects/spinoza/ulm-4/EvEn/output/conll-2012-transformed/orig/test/bc_cctv_00_cctv_0005___part_017.m_gold_conll.html</text:p>
          </table:table-cell>
          <table:table-cell table:formula="of:=HYPERLINK([.J218])" office:value-type="string" office:string-value="file:///Users/cumeo/Projects/spinoza/ulm-4/EvEn/output/conll-2012-transformed/orig/test/bc_cctv_00_cctv_0005___part_017.m_gold_conll.html" calcext:value-type="string">
            <text:p>file:///Users/cumeo/Projects/spinoza/ulm-4/EvEn/output/conll-2012-transformed/orig/test/bc_cctv_00_cctv_0005___part_017.m_gold_conll.html</text:p>
          </table:table-cell>
          <table:table-cell table:formula="of:=LEFT(RIGHT([.K218];44); 30)" office:value-type="string" office:string-value="tv_00_cctv_0005___part_017.m_g" calcext:value-type="string">
            <text:p>tv_00_cctv_0005___part_017.m_g</text:p>
          </table:table-cell>
          <table:table-cell office:value-type="string" calcext:value-type="string">
            <text:p>_SHEAK15_ _TRA_</text:p>
          </table:table-cell>
          <table:table-cell/>
          <table:table-cell table:content-validation-name="val1"/>
          <table:table-cell office:value-type="string" calcext:value-type="string">
            <text:p>a part of China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file:///Users/cumeo/Projects/spinoza/ulm-4/EvEn/data/annotations/documents/student2-name-quiz-documents/student2-2019-03-29-question-237.html</text:p>
          </table:table-cell>
          <table:table-cell table:number-columns-repeated="3"/>
          <table:table-cell table:formula="of:=HYPERLINK([.B219])" office:value-type="string" office:string-value="file:///Users/cumeo/Projects/spinoza/ulm-4/EvEn/data/annotations/documents/student2-name-quiz-documents/student2-2019-03-29-question-237.html" calcext:value-type="string">
            <text:p>file:///Users/cumeo/Projects/spinoza/ulm-4/EvEn/data/annotations/documents/student2-name-quiz-documents/student2-2019-03-29-question-237.html</text:p>
          </table:table-cell>
          <table:table-cell table:formula="of:=HYPERLINK([.C219])">
            <text:p/>
          </table:table-cell>
          <table:table-cell table:formula="of:=HYPERLINK([.D219])">
            <text:p/>
          </table:table-cell>
          <table:table-cell table:formula="of:=HYPERLINK([.E219])">
            <text:p/>
          </table:table-cell>
          <table:table-cell office:value-type="string" calcext:value-type="string">
            <text:p>file:///Users/cumeo/Projects/spinoza/ulm-4/EvEn/output/conll-2012-transformed/orig/test/bc_cctv_00_cctv_0005___part_017.m_gold_conll.html</text:p>
          </table:table-cell>
          <table:table-cell table:formula="of:=HYPERLINK([.J219])" office:value-type="string" office:string-value="file:///Users/cumeo/Projects/spinoza/ulm-4/EvEn/output/conll-2012-transformed/orig/test/bc_cctv_00_cctv_0005___part_017.m_gold_conll.html" calcext:value-type="string">
            <text:p>file:///Users/cumeo/Projects/spinoza/ulm-4/EvEn/output/conll-2012-transformed/orig/test/bc_cctv_00_cctv_0005___part_017.m_gold_conll.html</text:p>
          </table:table-cell>
          <table:table-cell table:formula="of:=LEFT(RIGHT([.K219];44); 30)" office:value-type="string" office:string-value="tv_00_cctv_0005___part_017.m_g" calcext:value-type="string">
            <text:p>tv_00_cctv_0005___part_017.m_g</text:p>
          </table:table-cell>
          <table:table-cell office:value-type="string" calcext:value-type="string">
            <text:p>_KES93_ _GOO_</text:p>
          </table:table-cell>
          <table:table-cell/>
          <table:table-cell table:content-validation-name="val1"/>
          <table:table-cell office:value-type="string" calcext:value-type="string">
            <text:p>part of China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file:///Users/cumeo/Projects/spinoza/ulm-4/EvEn/data/annotations/documents/student1-name-quiz-documents/student1-2019-03-14-question-247.html</text:p>
          </table:table-cell>
          <table:table-cell table:number-columns-repeated="3"/>
          <table:table-cell table:formula="of:=HYPERLINK([.B220])" office:value-type="string" office:string-value="file:///Users/cumeo/Projects/spinoza/ulm-4/EvEn/data/annotations/documents/student1-name-quiz-documents/student1-2019-03-14-question-247.html" calcext:value-type="string">
            <text:p>file:///Users/cumeo/Projects/spinoza/ulm-4/EvEn/data/annotations/documents/student1-name-quiz-documents/student1-2019-03-14-question-247.html</text:p>
          </table:table-cell>
          <table:table-cell table:formula="of:=HYPERLINK([.C220])">
            <text:p/>
          </table:table-cell>
          <table:table-cell table:formula="of:=HYPERLINK([.D220])">
            <text:p/>
          </table:table-cell>
          <table:table-cell table:formula="of:=HYPERLINK([.E220])">
            <text:p/>
          </table:table-cell>
          <table:table-cell office:value-type="string" calcext:value-type="string">
            <text:p>file:///Users/cumeo/Projects/spinoza/ulm-4/EvEn/output/conll-2012-transformed/orig/test/bc_cctv_00_cctv_0005___part_017.m_gold_conll.html</text:p>
          </table:table-cell>
          <table:table-cell table:formula="of:=HYPERLINK([.J220])" office:value-type="string" office:string-value="file:///Users/cumeo/Projects/spinoza/ulm-4/EvEn/output/conll-2012-transformed/orig/test/bc_cctv_00_cctv_0005___part_017.m_gold_conll.html" calcext:value-type="string">
            <text:p>file:///Users/cumeo/Projects/spinoza/ulm-4/EvEn/output/conll-2012-transformed/orig/test/bc_cctv_00_cctv_0005___part_017.m_gold_conll.html</text:p>
          </table:table-cell>
          <table:table-cell table:formula="of:=LEFT(RIGHT([.K220];44); 30)" office:value-type="string" office:string-value="tv_00_cctv_0005___part_017.m_g" calcext:value-type="string">
            <text:p>tv_00_cctv_0005___part_017.m_g</text:p>
          </table:table-cell>
          <table:table-cell office:value-type="string" calcext:value-type="string">
            <text:p>_QUU_ _GOO_</text:p>
          </table:table-cell>
          <table:table-cell/>
          <table:table-cell table:content-validation-name="val1"/>
          <table:table-cell office:value-type="string" calcext:value-type="string">
            <text:p>region of China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file:///Users/cumeo/Projects/spinoza/ulm-4/EvEn/data/annotations/documents/student1-name-quiz-documents/student1-2019-03-14-question-247.html</text:p>
          </table:table-cell>
          <table:table-cell table:number-columns-repeated="3"/>
          <table:table-cell table:formula="of:=HYPERLINK([.B221])" office:value-type="string" office:string-value="file:///Users/cumeo/Projects/spinoza/ulm-4/EvEn/data/annotations/documents/student1-name-quiz-documents/student1-2019-03-14-question-247.html" calcext:value-type="string">
            <text:p>file:///Users/cumeo/Projects/spinoza/ulm-4/EvEn/data/annotations/documents/student1-name-quiz-documents/student1-2019-03-14-question-247.html</text:p>
          </table:table-cell>
          <table:table-cell table:formula="of:=HYPERLINK([.C221])">
            <text:p/>
          </table:table-cell>
          <table:table-cell table:formula="of:=HYPERLINK([.D221])">
            <text:p/>
          </table:table-cell>
          <table:table-cell table:formula="of:=HYPERLINK([.E221])">
            <text:p/>
          </table:table-cell>
          <table:table-cell office:value-type="string" calcext:value-type="string">
            <text:p>file:///Users/cumeo/Projects/spinoza/ulm-4/EvEn/output/conll-2012-transformed/orig/test/bc_cctv_00_cctv_0005___part_017.m_gold_conll.html</text:p>
          </table:table-cell>
          <table:table-cell table:formula="of:=HYPERLINK([.J221])" office:value-type="string" office:string-value="file:///Users/cumeo/Projects/spinoza/ulm-4/EvEn/output/conll-2012-transformed/orig/test/bc_cctv_00_cctv_0005___part_017.m_gold_conll.html" calcext:value-type="string">
            <text:p>file:///Users/cumeo/Projects/spinoza/ulm-4/EvEn/output/conll-2012-transformed/orig/test/bc_cctv_00_cctv_0005___part_017.m_gold_conll.html</text:p>
          </table:table-cell>
          <table:table-cell table:formula="of:=LEFT(RIGHT([.K221];44); 30)" office:value-type="string" office:string-value="tv_00_cctv_0005___part_017.m_g" calcext:value-type="string">
            <text:p>tv_00_cctv_0005___part_017.m_g</text:p>
          </table:table-cell>
          <table:table-cell office:value-type="string" calcext:value-type="string">
            <text:p>_KES93_ _GOO_</text:p>
          </table:table-cell>
          <table:table-cell/>
          <table:table-cell table:content-validation-name="val1"/>
          <table:table-cell office:value-type="string" calcext:value-type="string">
            <text:p>loc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string" calcext:value-type="string">
            <text:p>file:///Users/cumeo/Projects/spinoza/ulm-4/EvEn/data/annotations/documents/student1-name-quiz-documents/student1-2019-03-14-question-247.html</text:p>
          </table:table-cell>
          <table:table-cell table:number-columns-repeated="3"/>
          <table:table-cell table:formula="of:=HYPERLINK([.B222])" office:value-type="string" office:string-value="file:///Users/cumeo/Projects/spinoza/ulm-4/EvEn/data/annotations/documents/student1-name-quiz-documents/student1-2019-03-14-question-247.html" calcext:value-type="string">
            <text:p>file:///Users/cumeo/Projects/spinoza/ulm-4/EvEn/data/annotations/documents/student1-name-quiz-documents/student1-2019-03-14-question-247.html</text:p>
          </table:table-cell>
          <table:table-cell table:formula="of:=HYPERLINK([.C222])">
            <text:p/>
          </table:table-cell>
          <table:table-cell table:formula="of:=HYPERLINK([.D222])">
            <text:p/>
          </table:table-cell>
          <table:table-cell table:formula="of:=HYPERLINK([.E222])">
            <text:p/>
          </table:table-cell>
          <table:table-cell office:value-type="string" calcext:value-type="string">
            <text:p>file:///Users/cumeo/Projects/spinoza/ulm-4/EvEn/output/conll-2012-transformed/orig/test/bc_cctv_00_cctv_0005___part_017.m_gold_conll.html</text:p>
          </table:table-cell>
          <table:table-cell table:formula="of:=HYPERLINK([.J222])" office:value-type="string" office:string-value="file:///Users/cumeo/Projects/spinoza/ulm-4/EvEn/output/conll-2012-transformed/orig/test/bc_cctv_00_cctv_0005___part_017.m_gold_conll.html" calcext:value-type="string">
            <text:p>file:///Users/cumeo/Projects/spinoza/ulm-4/EvEn/output/conll-2012-transformed/orig/test/bc_cctv_00_cctv_0005___part_017.m_gold_conll.html</text:p>
          </table:table-cell>
          <table:table-cell table:formula="of:=LEFT(RIGHT([.K222];44); 30)" office:value-type="string" office:string-value="tv_00_cctv_0005___part_017.m_g" calcext:value-type="string">
            <text:p>tv_00_cctv_0005___part_017.m_g</text:p>
          </table:table-cell>
          <table:table-cell office:value-type="string" calcext:value-type="string">
            <text:p>_ZO53_ _GOO_</text:p>
          </table:table-cell>
          <table:table-cell/>
          <table:table-cell table:content-validation-name="val1"/>
          <table:table-cell office:value-type="string" calcext:value-type="string">
            <text:p>area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ile:///Users/cumeo/Projects/spinoza/ulm-4/EvEn/data/annotations/documents/student2-name-quiz-documents/student2-2019-03-29-question-240.html</text:p>
          </table:table-cell>
          <table:table-cell table:number-columns-repeated="3"/>
          <table:table-cell table:formula="of:=HYPERLINK([.B223])" office:value-type="string" office:string-value="file:///Users/cumeo/Projects/spinoza/ulm-4/EvEn/data/annotations/documents/student2-name-quiz-documents/student2-2019-03-29-question-240.html" calcext:value-type="string">
            <text:p>file:///Users/cumeo/Projects/spinoza/ulm-4/EvEn/data/annotations/documents/student2-name-quiz-documents/student2-2019-03-29-question-240.html</text:p>
          </table:table-cell>
          <table:table-cell table:formula="of:=HYPERLINK([.C223])">
            <text:p/>
          </table:table-cell>
          <table:table-cell table:formula="of:=HYPERLINK([.D223])">
            <text:p/>
          </table:table-cell>
          <table:table-cell table:formula="of:=HYPERLINK([.E223])">
            <text:p/>
          </table:table-cell>
          <table:table-cell office:value-type="string" calcext:value-type="string">
            <text:p>file:///Users/cumeo/Projects/spinoza/ulm-4/EvEn/output/conll-2012-transformed/orig/test/bc_cnn_00_cnn_0008___part_002.m_gold_conll.html</text:p>
          </table:table-cell>
          <table:table-cell table:formula="of:=HYPERLINK([.J223])" office:value-type="string" office:string-value="file:///Users/cumeo/Projects/spinoza/ulm-4/EvEn/output/conll-2012-transformed/orig/test/bc_cnn_00_cnn_0008___part_002.m_gold_conll.html" calcext:value-type="string">
            <text:p>file:///Users/cumeo/Projects/spinoza/ulm-4/EvEn/output/conll-2012-transformed/orig/test/bc_cnn_00_cnn_0008___part_002.m_gold_conll.html</text:p>
          </table:table-cell>
          <table:table-cell table:formula="of:=LEFT(RIGHT([.K223];44); 30)" office:value-type="string" office:string-value="cnn_00_cnn_0008___part_002.m_g" calcext:value-type="string">
            <text:p>cnn_00_cnn_0008___part_002.m_g</text:p>
          </table:table-cell>
          <table:table-cell office:value-type="string" calcext:value-type="string">
            <text:p>_LI32_</text:p>
          </table:table-cell>
          <table:table-cell/>
          <table:table-cell table:content-validation-name="val1"/>
          <table:table-cell office:value-type="string" calcext:value-type="string">
            <text:p>might be the name of a US President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file:///Users/cumeo/Projects/spinoza/ulm-4/EvEn/data/annotations/documents/student2-2019-07-06/student2-2019-03-29-question-240.html</text:p>
          </table:table-cell>
          <table:table-cell table:number-columns-repeated="3"/>
          <table:table-cell table:formula="of:=HYPERLINK([.B224])" office:value-type="string" office:string-value="file:///Users/cumeo/Projects/spinoza/ulm-4/EvEn/data/annotations/documents/student2-2019-07-06/student2-2019-03-29-question-240.html" calcext:value-type="string">
            <text:p>file:///Users/cumeo/Projects/spinoza/ulm-4/EvEn/data/annotations/documents/student2-2019-07-06/student2-2019-03-29-question-240.html</text:p>
          </table:table-cell>
          <table:table-cell table:formula="of:=HYPERLINK([.C224])">
            <text:p/>
          </table:table-cell>
          <table:table-cell table:formula="of:=HYPERLINK([.D224])">
            <text:p/>
          </table:table-cell>
          <table:table-cell table:formula="of:=HYPERLINK([.E224])">
            <text:p/>
          </table:table-cell>
          <table:table-cell office:value-type="string" calcext:value-type="string">
            <text:p>file:///Users/cumeo/Projects/spinoza/ulm-4/EvEn/output/conll-2012-transformed/orig/test/bc_cnn_00_cnn_0008___part_002.m_gold_conll.html</text:p>
          </table:table-cell>
          <table:table-cell table:formula="of:=HYPERLINK([.J224])" office:value-type="string" office:string-value="file:///Users/cumeo/Projects/spinoza/ulm-4/EvEn/output/conll-2012-transformed/orig/test/bc_cnn_00_cnn_0008___part_002.m_gold_conll.html" calcext:value-type="string">
            <text:p>file:///Users/cumeo/Projects/spinoza/ulm-4/EvEn/output/conll-2012-transformed/orig/test/bc_cnn_00_cnn_0008___part_002.m_gold_conll.html</text:p>
          </table:table-cell>
          <table:table-cell table:formula="of:=LEFT(RIGHT([.K224];44); 30)" office:value-type="string" office:string-value="cnn_00_cnn_0008___part_002.m_g" calcext:value-type="string">
            <text:p>cnn_00_cnn_0008___part_002.m_g</text:p>
          </table:table-cell>
          <table:table-cell office:value-type="string" calcext:value-type="string">
            <text:p>_SHAX_ _SEE74_ _QUOOS_</text:p>
          </table:table-cell>
          <table:table-cell/>
          <table:table-cell table:content-validation-name="val1"/>
          <table:table-cell office:value-type="string" calcext:value-type="string">
            <text:p>nickname for _REE_ _FY73_, who is probably a female journalist with a bad reput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ile:///Users/cumeo/Projects/spinoza/ulm-4/EvEn/data/annotations/documents/student2-2019-07-06/student2-2019-03-29-question-240.html</text:p>
          </table:table-cell>
          <table:table-cell table:number-columns-repeated="3"/>
          <table:table-cell table:formula="of:=HYPERLINK([.B225])" office:value-type="string" office:string-value="file:///Users/cumeo/Projects/spinoza/ulm-4/EvEn/data/annotations/documents/student2-2019-07-06/student2-2019-03-29-question-240.html" calcext:value-type="string">
            <text:p>file:///Users/cumeo/Projects/spinoza/ulm-4/EvEn/data/annotations/documents/student2-2019-07-06/student2-2019-03-29-question-240.html</text:p>
          </table:table-cell>
          <table:table-cell table:formula="of:=HYPERLINK([.C225])">
            <text:p/>
          </table:table-cell>
          <table:table-cell table:formula="of:=HYPERLINK([.D225])">
            <text:p/>
          </table:table-cell>
          <table:table-cell table:formula="of:=HYPERLINK([.E225])">
            <text:p/>
          </table:table-cell>
          <table:table-cell office:value-type="string" calcext:value-type="string">
            <text:p>file:///Users/cumeo/Projects/spinoza/ulm-4/EvEn/output/conll-2012-transformed/orig/test/bc_cnn_00_cnn_0008___part_002.m_gold_conll.html</text:p>
          </table:table-cell>
          <table:table-cell table:formula="of:=HYPERLINK([.J225])" office:value-type="string" office:string-value="file:///Users/cumeo/Projects/spinoza/ulm-4/EvEn/output/conll-2012-transformed/orig/test/bc_cnn_00_cnn_0008___part_002.m_gold_conll.html" calcext:value-type="string">
            <text:p>file:///Users/cumeo/Projects/spinoza/ulm-4/EvEn/output/conll-2012-transformed/orig/test/bc_cnn_00_cnn_0008___part_002.m_gold_conll.html</text:p>
          </table:table-cell>
          <table:table-cell table:formula="of:=LEFT(RIGHT([.K225];44); 30)" office:value-type="string" office:string-value="cnn_00_cnn_0008___part_002.m_g" calcext:value-type="string">
            <text:p>cnn_00_cnn_0008___part_002.m_g</text:p>
          </table:table-cell>
          <table:table-cell office:value-type="string" calcext:value-type="string">
            <text:p>_CHO18_ _QUU_</text:p>
          </table:table-cell>
          <table:table-cell/>
          <table:table-cell table:content-validation-name="val1"/>
          <table:table-cell office:value-type="string" calcext:value-type="string">
            <text:p>perhaps the name of a journalist or a magazin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ile:///Users/cumeo/Projects/spinoza/ulm-4/EvEn/data/annotations/documents/student1-documents-for-name-annotation/student1-2019-03-14-question-250.html</text:p>
          </table:table-cell>
          <table:table-cell table:number-columns-repeated="3"/>
          <table:table-cell table:formula="of:=HYPERLINK([.B226])" office:value-type="string" office:string-value="file:///Users/cumeo/Projects/spinoza/ulm-4/EvEn/data/annotations/documents/student1-documents-for-name-annotation/student1-2019-03-14-question-250.html" calcext:value-type="string">
            <text:p>file:///Users/cumeo/Projects/spinoza/ulm-4/EvEn/data/annotations/documents/student1-documents-for-name-annotation/student1-2019-03-14-question-250.html</text:p>
          </table:table-cell>
          <table:table-cell table:formula="of:=HYPERLINK([.C226])">
            <text:p/>
          </table:table-cell>
          <table:table-cell table:formula="of:=HYPERLINK([.D226])">
            <text:p/>
          </table:table-cell>
          <table:table-cell table:formula="of:=HYPERLINK([.E226])">
            <text:p/>
          </table:table-cell>
          <table:table-cell office:value-type="string" calcext:value-type="string">
            <text:p>file:///Users/cumeo/Projects/spinoza/ulm-4/EvEn/output/conll-2012-transformed/orig/test/bc_cnn_00_cnn_0008___part_002.m_gold_conll.html</text:p>
          </table:table-cell>
          <table:table-cell table:formula="of:=HYPERLINK([.J226])" office:value-type="string" office:string-value="file:///Users/cumeo/Projects/spinoza/ulm-4/EvEn/output/conll-2012-transformed/orig/test/bc_cnn_00_cnn_0008___part_002.m_gold_conll.html" calcext:value-type="string">
            <text:p>file:///Users/cumeo/Projects/spinoza/ulm-4/EvEn/output/conll-2012-transformed/orig/test/bc_cnn_00_cnn_0008___part_002.m_gold_conll.html</text:p>
          </table:table-cell>
          <table:table-cell table:formula="of:=LEFT(RIGHT([.K226];44); 30)" office:value-type="string" office:string-value="cnn_00_cnn_0008___part_002.m_g" calcext:value-type="string">
            <text:p>cnn_00_cnn_0008___part_002.m_g</text:p>
          </table:table-cell>
          <table:table-cell office:value-type="string" calcext:value-type="string">
            <text:p>_CHO18_ _QUU_</text:p>
          </table:table-cell>
          <table:table-cell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file:///Users/cumeo/Projects/spinoza/ulm-4/EvEn/data/annotations/documents/student2-name-quiz-documents/student2-2019-03-29-question-240.html</text:p>
          </table:table-cell>
          <table:table-cell table:number-columns-repeated="3"/>
          <table:table-cell table:formula="of:=HYPERLINK([.B227])" office:value-type="string" office:string-value="file:///Users/cumeo/Projects/spinoza/ulm-4/EvEn/data/annotations/documents/student2-name-quiz-documents/student2-2019-03-29-question-240.html" calcext:value-type="string">
            <text:p>file:///Users/cumeo/Projects/spinoza/ulm-4/EvEn/data/annotations/documents/student2-name-quiz-documents/student2-2019-03-29-question-240.html</text:p>
          </table:table-cell>
          <table:table-cell table:formula="of:=HYPERLINK([.C227])">
            <text:p/>
          </table:table-cell>
          <table:table-cell table:formula="of:=HYPERLINK([.D227])">
            <text:p/>
          </table:table-cell>
          <table:table-cell table:formula="of:=HYPERLINK([.E227])">
            <text:p/>
          </table:table-cell>
          <table:table-cell office:value-type="string" calcext:value-type="string">
            <text:p>file:///Users/cumeo/Projects/spinoza/ulm-4/EvEn/output/conll-2012-transformed/orig/test/bc_cnn_00_cnn_0008___part_002.m_gold_conll.html</text:p>
          </table:table-cell>
          <table:table-cell table:formula="of:=HYPERLINK([.J227])" office:value-type="string" office:string-value="file:///Users/cumeo/Projects/spinoza/ulm-4/EvEn/output/conll-2012-transformed/orig/test/bc_cnn_00_cnn_0008___part_002.m_gold_conll.html" calcext:value-type="string">
            <text:p>file:///Users/cumeo/Projects/spinoza/ulm-4/EvEn/output/conll-2012-transformed/orig/test/bc_cnn_00_cnn_0008___part_002.m_gold_conll.html</text:p>
          </table:table-cell>
          <table:table-cell table:formula="of:=LEFT(RIGHT([.K227];44); 30)" office:value-type="string" office:string-value="cnn_00_cnn_0008___part_002.m_g" calcext:value-type="string">
            <text:p>cnn_00_cnn_0008___part_002.m_g</text:p>
          </table:table-cell>
          <table:table-cell office:value-type="string" calcext:value-type="string">
            <text:p>_ZE16_ _HEA_</text:p>
          </table:table-cell>
          <table:table-cell/>
          <table:table-cell table:content-validation-name="val1"/>
          <table:table-cell office:value-type="string" calcext:value-type="string">
            <text:p>a controversial female journalist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string" calcext:value-type="string">
            <text:p>file:///Users/cumeo/Projects/spinoza/ulm-4/EvEn/data/annotations/documents/student1-name-quiz-documents/student1-2019-03-14-question-250.html</text:p>
          </table:table-cell>
          <table:table-cell table:number-columns-repeated="3"/>
          <table:table-cell table:formula="of:=HYPERLINK([.B228])" office:value-type="string" office:string-value="file:///Users/cumeo/Projects/spinoza/ulm-4/EvEn/data/annotations/documents/student1-name-quiz-documents/student1-2019-03-14-question-250.html" calcext:value-type="string">
            <text:p>file:///Users/cumeo/Projects/spinoza/ulm-4/EvEn/data/annotations/documents/student1-name-quiz-documents/student1-2019-03-14-question-250.html</text:p>
          </table:table-cell>
          <table:table-cell table:formula="of:=HYPERLINK([.C228])">
            <text:p/>
          </table:table-cell>
          <table:table-cell table:formula="of:=HYPERLINK([.D228])">
            <text:p/>
          </table:table-cell>
          <table:table-cell table:formula="of:=HYPERLINK([.E228])">
            <text:p/>
          </table:table-cell>
          <table:table-cell office:value-type="string" calcext:value-type="string">
            <text:p>file:///Users/cumeo/Projects/spinoza/ulm-4/EvEn/output/conll-2012-transformed/orig/test/bc_cnn_00_cnn_0008___part_002.m_gold_conll.html</text:p>
          </table:table-cell>
          <table:table-cell table:formula="of:=HYPERLINK([.J228])" office:value-type="string" office:string-value="file:///Users/cumeo/Projects/spinoza/ulm-4/EvEn/output/conll-2012-transformed/orig/test/bc_cnn_00_cnn_0008___part_002.m_gold_conll.html" calcext:value-type="string">
            <text:p>file:///Users/cumeo/Projects/spinoza/ulm-4/EvEn/output/conll-2012-transformed/orig/test/bc_cnn_00_cnn_0008___part_002.m_gold_conll.html</text:p>
          </table:table-cell>
          <table:table-cell table:formula="of:=LEFT(RIGHT([.K228];44); 30)" office:value-type="string" office:string-value="cnn_00_cnn_0008___part_002.m_g" calcext:value-type="string">
            <text:p>cnn_00_cnn_0008___part_002.m_g</text:p>
          </table:table-cell>
          <table:table-cell office:value-type="string" calcext:value-type="string">
            <text:p>_PIE64_</text:p>
          </table:table-cell>
          <table:table-cell/>
          <table:table-cell table:content-validation-name="val1"/>
          <table:table-cell office:value-type="string" calcext:value-type="string">
            <text:p>organiz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string" calcext:value-type="string">
            <text:p>file:///Users/cumeo/Projects/spinoza/ulm-4/EvEn/data/annotations/documents/student1-name-quiz-documents/student1-2019-03-14-question-250.html</text:p>
          </table:table-cell>
          <table:table-cell table:number-columns-repeated="3"/>
          <table:table-cell table:formula="of:=HYPERLINK([.B229])" office:value-type="string" office:string-value="file:///Users/cumeo/Projects/spinoza/ulm-4/EvEn/data/annotations/documents/student1-name-quiz-documents/student1-2019-03-14-question-250.html" calcext:value-type="string">
            <text:p>file:///Users/cumeo/Projects/spinoza/ulm-4/EvEn/data/annotations/documents/student1-name-quiz-documents/student1-2019-03-14-question-250.html</text:p>
          </table:table-cell>
          <table:table-cell table:formula="of:=HYPERLINK([.C229])">
            <text:p/>
          </table:table-cell>
          <table:table-cell table:formula="of:=HYPERLINK([.D229])">
            <text:p/>
          </table:table-cell>
          <table:table-cell table:formula="of:=HYPERLINK([.E229])">
            <text:p/>
          </table:table-cell>
          <table:table-cell office:value-type="string" calcext:value-type="string">
            <text:p>file:///Users/cumeo/Projects/spinoza/ulm-4/EvEn/output/conll-2012-transformed/orig/test/bc_cnn_00_cnn_0008___part_002.m_gold_conll.html</text:p>
          </table:table-cell>
          <table:table-cell table:formula="of:=HYPERLINK([.J229])" office:value-type="string" office:string-value="file:///Users/cumeo/Projects/spinoza/ulm-4/EvEn/output/conll-2012-transformed/orig/test/bc_cnn_00_cnn_0008___part_002.m_gold_conll.html" calcext:value-type="string">
            <text:p>file:///Users/cumeo/Projects/spinoza/ulm-4/EvEn/output/conll-2012-transformed/orig/test/bc_cnn_00_cnn_0008___part_002.m_gold_conll.html</text:p>
          </table:table-cell>
          <table:table-cell table:formula="of:=LEFT(RIGHT([.K229];44); 30)" office:value-type="string" office:string-value="cnn_00_cnn_0008___part_002.m_g" calcext:value-type="string">
            <text:p>cnn_00_cnn_0008___part_002.m_g</text:p>
          </table:table-cell>
          <table:table-cell office:value-type="string" calcext:value-type="string">
            <text:p>_CHE14_ _XU95_ _TRAD65_</text:p>
          </table:table-cell>
          <table:table-cell/>
          <table:table-cell table:content-validation-name="val1"/>
          <table:table-cell office:value-type="string" calcext:value-type="string">
            <text:p>a female pers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file:///Users/cumeo/Projects/spinoza/ulm-4/EvEn/data/annotations/documents/student1-name-quiz-documents/student1-2019-03-14-question-250.html</text:p>
          </table:table-cell>
          <table:table-cell office:value-type="string" calcext:value-type="string">
            <text:p>file:///Users/cumeo/Projects/spinoza/ulm-4/EvEn/data/annotations/documents/student1-documents-for-name-annotation/student1-2019-03-14-question-250.html</text:p>
          </table:table-cell>
          <table:table-cell table:number-columns-repeated="2"/>
          <table:table-cell table:formula="of:=HYPERLINK([.B230])" office:value-type="string" office:string-value="file:///Users/cumeo/Projects/spinoza/ulm-4/EvEn/data/annotations/documents/student1-name-quiz-documents/student1-2019-03-14-question-250.html" calcext:value-type="string">
            <text:p>file:///Users/cumeo/Projects/spinoza/ulm-4/EvEn/data/annotations/documents/student1-name-quiz-documents/student1-2019-03-14-question-250.html</text:p>
          </table:table-cell>
          <table:table-cell table:formula="of:=HYPERLINK([.C230])" office:value-type="string" office:string-value="file:///Users/cumeo/Projects/spinoza/ulm-4/EvEn/data/annotations/documents/student1-documents-for-name-annotation/student1-2019-03-14-question-250.html" calcext:value-type="string">
            <text:p>file:///Users/cumeo/Projects/spinoza/ulm-4/EvEn/data/annotations/documents/student1-documents-for-name-annotation/student1-2019-03-14-question-250.html</text:p>
          </table:table-cell>
          <table:table-cell table:formula="of:=HYPERLINK([.D230])">
            <text:p/>
          </table:table-cell>
          <table:table-cell table:formula="of:=HYPERLINK([.E230])">
            <text:p/>
          </table:table-cell>
          <table:table-cell office:value-type="string" calcext:value-type="string">
            <text:p>file:///Users/cumeo/Projects/spinoza/ulm-4/EvEn/output/conll-2012-transformed/orig/test/bc_cnn_00_cnn_0008___part_002.m_gold_conll.html</text:p>
          </table:table-cell>
          <table:table-cell table:formula="of:=HYPERLINK([.J230])" office:value-type="string" office:string-value="file:///Users/cumeo/Projects/spinoza/ulm-4/EvEn/output/conll-2012-transformed/orig/test/bc_cnn_00_cnn_0008___part_002.m_gold_conll.html" calcext:value-type="string">
            <text:p>file:///Users/cumeo/Projects/spinoza/ulm-4/EvEn/output/conll-2012-transformed/orig/test/bc_cnn_00_cnn_0008___part_002.m_gold_conll.html</text:p>
          </table:table-cell>
          <table:table-cell table:formula="of:=LEFT(RIGHT([.K230];44); 30)" office:value-type="string" office:string-value="cnn_00_cnn_0008___part_002.m_g" calcext:value-type="string">
            <text:p>cnn_00_cnn_0008___part_002.m_g</text:p>
          </table:table-cell>
          <table:table-cell office:value-type="string" calcext:value-type="string">
            <text:p>_ZE16_ _HEA_</text:p>
          </table:table-cell>
          <table:table-cell/>
          <table:table-cell table:content-validation-name="val1"/>
          <table:table-cell office:value-type="string" calcext:value-type="string">
            <text:p>female journalist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ile:///Users/cumeo/Projects/spinoza/ulm-4/EvEn/data/annotations/documents/student2-doc-219-300/student2-2019-03-29-question-244.html</text:p>
          </table:table-cell>
          <table:table-cell office:value-type="string" calcext:value-type="string">
            <text:p>file:///Users/cumeo/Projects/spinoza/ulm-4/EvEn/data/annotations/documents/student2-2019-07-06/student2-2019-03-29-question-244.html</text:p>
          </table:table-cell>
          <table:table-cell table:number-columns-repeated="2"/>
          <table:table-cell table:formula="of:=HYPERLINK([.B231])" office:value-type="string" office:string-value="file:///Users/cumeo/Projects/spinoza/ulm-4/EvEn/data/annotations/documents/student2-doc-219-300/student2-2019-03-29-question-244.html" calcext:value-type="string">
            <text:p>file:///Users/cumeo/Projects/spinoza/ulm-4/EvEn/data/annotations/documents/student2-doc-219-300/student2-2019-03-29-question-244.html</text:p>
          </table:table-cell>
          <table:table-cell table:formula="of:=HYPERLINK([.C231])" office:value-type="string" office:string-value="file:///Users/cumeo/Projects/spinoza/ulm-4/EvEn/data/annotations/documents/student2-2019-07-06/student2-2019-03-29-question-244.html" calcext:value-type="string">
            <text:p>file:///Users/cumeo/Projects/spinoza/ulm-4/EvEn/data/annotations/documents/student2-2019-07-06/student2-2019-03-29-question-244.html</text:p>
          </table:table-cell>
          <table:table-cell table:formula="of:=HYPERLINK([.D231])">
            <text:p/>
          </table:table-cell>
          <table:table-cell table:formula="of:=HYPERLINK([.E231])">
            <text:p/>
          </table:table-cell>
          <table:table-cell office:value-type="string" calcext:value-type="string">
            <text:p>file:///Users/cumeo/Projects/spinoza/ulm-4/EvEn/output/conll-2012-transformed/orig/test/bc_cnn_00_cnn_0008___part_006.m_gold_conll.html</text:p>
          </table:table-cell>
          <table:table-cell table:formula="of:=HYPERLINK([.J231])" office:value-type="string" office:string-value="file:///Users/cumeo/Projects/spinoza/ulm-4/EvEn/output/conll-2012-transformed/orig/test/bc_cnn_00_cnn_0008___part_006.m_gold_conll.html" calcext:value-type="string">
            <text:p>file:///Users/cumeo/Projects/spinoza/ulm-4/EvEn/output/conll-2012-transformed/orig/test/bc_cnn_00_cnn_0008___part_006.m_gold_conll.html</text:p>
          </table:table-cell>
          <table:table-cell table:formula="of:=LEFT(RIGHT([.K231];44); 30)" office:value-type="string" office:string-value="cnn_00_cnn_0008___part_006.m_g" calcext:value-type="string">
            <text:p>cnn_00_cnn_0008___part_006.m_g</text:p>
          </table:table-cell>
          <table:table-cell office:value-type="string" calcext:value-type="string">
            <text:p>_JU11_ _TREA9_</text:p>
          </table:table-cell>
          <table:table-cell/>
          <table:table-cell table:content-validation-name="val1"/>
          <table:table-cell office:value-type="string" calcext:value-type="string">
            <text:p>TV channel, TV show, or media organiz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ile:///Users/cumeo/Projects/spinoza/ulm-4/EvEn/data/annotations/documents/student2-doc-219-300/student2-2019-03-29-question-244.html</text:p>
          </table:table-cell>
          <table:table-cell office:value-type="string" calcext:value-type="string">
            <text:p>file:///Users/cumeo/Projects/spinoza/ulm-4/EvEn/data/annotations/documents/student2-2019-07-06/student2-2019-03-29-question-244.html</text:p>
          </table:table-cell>
          <table:table-cell table:number-columns-repeated="2"/>
          <table:table-cell table:formula="of:=HYPERLINK([.B232])" office:value-type="string" office:string-value="file:///Users/cumeo/Projects/spinoza/ulm-4/EvEn/data/annotations/documents/student2-doc-219-300/student2-2019-03-29-question-244.html" calcext:value-type="string">
            <text:p>file:///Users/cumeo/Projects/spinoza/ulm-4/EvEn/data/annotations/documents/student2-doc-219-300/student2-2019-03-29-question-244.html</text:p>
          </table:table-cell>
          <table:table-cell table:formula="of:=HYPERLINK([.C232])" office:value-type="string" office:string-value="file:///Users/cumeo/Projects/spinoza/ulm-4/EvEn/data/annotations/documents/student2-2019-07-06/student2-2019-03-29-question-244.html" calcext:value-type="string">
            <text:p>file:///Users/cumeo/Projects/spinoza/ulm-4/EvEn/data/annotations/documents/student2-2019-07-06/student2-2019-03-29-question-244.html</text:p>
          </table:table-cell>
          <table:table-cell table:formula="of:=HYPERLINK([.D232])">
            <text:p/>
          </table:table-cell>
          <table:table-cell table:formula="of:=HYPERLINK([.E232])">
            <text:p/>
          </table:table-cell>
          <table:table-cell office:value-type="string" calcext:value-type="string">
            <text:p>file:///Users/cumeo/Projects/spinoza/ulm-4/EvEn/output/conll-2012-transformed/orig/test/bc_cnn_00_cnn_0008___part_006.m_gold_conll.html</text:p>
          </table:table-cell>
          <table:table-cell table:formula="of:=HYPERLINK([.J232])" office:value-type="string" office:string-value="file:///Users/cumeo/Projects/spinoza/ulm-4/EvEn/output/conll-2012-transformed/orig/test/bc_cnn_00_cnn_0008___part_006.m_gold_conll.html" calcext:value-type="string">
            <text:p>file:///Users/cumeo/Projects/spinoza/ulm-4/EvEn/output/conll-2012-transformed/orig/test/bc_cnn_00_cnn_0008___part_006.m_gold_conll.html</text:p>
          </table:table-cell>
          <table:table-cell table:formula="of:=LEFT(RIGHT([.K232];44); 30)" office:value-type="string" office:string-value="cnn_00_cnn_0008___part_006.m_g" calcext:value-type="string">
            <text:p>cnn_00_cnn_0008___part_006.m_g</text:p>
          </table:table-cell>
          <table:table-cell office:value-type="string" calcext:value-type="string">
            <text:p>_DE_ _PHIEF_</text:p>
          </table:table-cell>
          <table:table-cell/>
          <table:table-cell table:content-validation-name="val1"/>
          <table:table-cell office:value-type="string" calcext:value-type="string">
            <text:p>name of a place where a terrorist attack happened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file:///Users/cumeo/Projects/spinoza/ulm-4/EvEn/data/annotations/documents/student1-documents-for-name-annotation/student1-2019-03-14-question-254.html</text:p>
          </table:table-cell>
          <table:table-cell office:value-type="string" calcext:value-type="string">
            <text:p>file:///Users/cumeo/Projects/spinoza/ulm-4/EvEn/data/annotations/documents/student1-docs-220-260/student1-2019-03-14-question-254.html</text:p>
          </table:table-cell>
          <table:table-cell table:number-columns-repeated="2"/>
          <table:table-cell table:formula="of:=HYPERLINK([.B233])" office:value-type="string" office:string-value="file:///Users/cumeo/Projects/spinoza/ulm-4/EvEn/data/annotations/documents/student1-documents-for-name-annotation/student1-2019-03-14-question-254.html" calcext:value-type="string">
            <text:p>file:///Users/cumeo/Projects/spinoza/ulm-4/EvEn/data/annotations/documents/student1-documents-for-name-annotation/student1-2019-03-14-question-254.html</text:p>
          </table:table-cell>
          <table:table-cell table:formula="of:=HYPERLINK([.C233])" office:value-type="string" office:string-value="file:///Users/cumeo/Projects/spinoza/ulm-4/EvEn/data/annotations/documents/student1-docs-220-260/student1-2019-03-14-question-254.html" calcext:value-type="string">
            <text:p>file:///Users/cumeo/Projects/spinoza/ulm-4/EvEn/data/annotations/documents/student1-docs-220-260/student1-2019-03-14-question-254.html</text:p>
          </table:table-cell>
          <table:table-cell table:formula="of:=HYPERLINK([.D233])">
            <text:p/>
          </table:table-cell>
          <table:table-cell table:formula="of:=HYPERLINK([.E233])">
            <text:p/>
          </table:table-cell>
          <table:table-cell office:value-type="string" calcext:value-type="string">
            <text:p>file:///Users/cumeo/Projects/spinoza/ulm-4/EvEn/output/conll-2012-transformed/orig/test/bc_cnn_00_cnn_0008___part_006.m_gold_conll.html</text:p>
          </table:table-cell>
          <table:table-cell table:formula="of:=HYPERLINK([.J233])" office:value-type="string" office:string-value="file:///Users/cumeo/Projects/spinoza/ulm-4/EvEn/output/conll-2012-transformed/orig/test/bc_cnn_00_cnn_0008___part_006.m_gold_conll.html" calcext:value-type="string">
            <text:p>file:///Users/cumeo/Projects/spinoza/ulm-4/EvEn/output/conll-2012-transformed/orig/test/bc_cnn_00_cnn_0008___part_006.m_gold_conll.html</text:p>
          </table:table-cell>
          <table:table-cell table:formula="of:=LEFT(RIGHT([.K233];44); 30)" office:value-type="string" office:string-value="cnn_00_cnn_0008___part_006.m_g" calcext:value-type="string">
            <text:p>cnn_00_cnn_0008___part_006.m_g</text:p>
          </table:table-cell>
          <table:table-cell office:value-type="string" calcext:value-type="string">
            <text:p>_TOOP55_</text:p>
          </table:table-cell>
          <table:table-cell/>
          <table:table-cell table:content-validation-name="val1"/>
          <table:table-cell office:value-type="string" calcext:value-type="string">
            <text:p>Former president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file:///Users/cumeo/Projects/spinoza/ulm-4/EvEn/data/annotations/documents/student2-name-quiz-documents/student2-2019-03-29-question-244.html</text:p>
          </table:table-cell>
          <table:table-cell table:number-columns-repeated="3"/>
          <table:table-cell table:formula="of:=HYPERLINK([.B234])" office:value-type="string" office:string-value="file:///Users/cumeo/Projects/spinoza/ulm-4/EvEn/data/annotations/documents/student2-name-quiz-documents/student2-2019-03-29-question-244.html" calcext:value-type="string">
            <text:p>file:///Users/cumeo/Projects/spinoza/ulm-4/EvEn/data/annotations/documents/student2-name-quiz-documents/student2-2019-03-29-question-244.html</text:p>
          </table:table-cell>
          <table:table-cell table:formula="of:=HYPERLINK([.C234])">
            <text:p/>
          </table:table-cell>
          <table:table-cell table:formula="of:=HYPERLINK([.D234])">
            <text:p/>
          </table:table-cell>
          <table:table-cell table:formula="of:=HYPERLINK([.E234])">
            <text:p/>
          </table:table-cell>
          <table:table-cell office:value-type="string" calcext:value-type="string">
            <text:p>file:///Users/cumeo/Projects/spinoza/ulm-4/EvEn/output/conll-2012-transformed/orig/test/bc_cnn_00_cnn_0008___part_006.m_gold_conll.html</text:p>
          </table:table-cell>
          <table:table-cell table:formula="of:=HYPERLINK([.J234])" office:value-type="string" office:string-value="file:///Users/cumeo/Projects/spinoza/ulm-4/EvEn/output/conll-2012-transformed/orig/test/bc_cnn_00_cnn_0008___part_006.m_gold_conll.html" calcext:value-type="string">
            <text:p>file:///Users/cumeo/Projects/spinoza/ulm-4/EvEn/output/conll-2012-transformed/orig/test/bc_cnn_00_cnn_0008___part_006.m_gold_conll.html</text:p>
          </table:table-cell>
          <table:table-cell table:formula="of:=LEFT(RIGHT([.K234];44); 30)" office:value-type="string" office:string-value="cnn_00_cnn_0008___part_006.m_g" calcext:value-type="string">
            <text:p>cnn_00_cnn_0008___part_006.m_g</text:p>
          </table:table-cell>
          <table:table-cell office:value-type="string" calcext:value-type="string">
            <text:p>_ZEC85_</text:p>
          </table:table-cell>
          <table:table-cell/>
          <table:table-cell table:content-validation-name="val1"/>
          <table:table-cell office:value-type="string" calcext:value-type="string">
            <text:p>a former U.S. President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file:///Users/cumeo/Projects/spinoza/ulm-4/EvEn/data/annotations/documents/student2-name-quiz-documents/student2-2019-03-29-question-244.html</text:p>
          </table:table-cell>
          <table:table-cell table:number-columns-repeated="3"/>
          <table:table-cell table:formula="of:=HYPERLINK([.B235])" office:value-type="string" office:string-value="file:///Users/cumeo/Projects/spinoza/ulm-4/EvEn/data/annotations/documents/student2-name-quiz-documents/student2-2019-03-29-question-244.html" calcext:value-type="string">
            <text:p>file:///Users/cumeo/Projects/spinoza/ulm-4/EvEn/data/annotations/documents/student2-name-quiz-documents/student2-2019-03-29-question-244.html</text:p>
          </table:table-cell>
          <table:table-cell table:formula="of:=HYPERLINK([.C235])">
            <text:p/>
          </table:table-cell>
          <table:table-cell table:formula="of:=HYPERLINK([.D235])">
            <text:p/>
          </table:table-cell>
          <table:table-cell table:formula="of:=HYPERLINK([.E235])">
            <text:p/>
          </table:table-cell>
          <table:table-cell office:value-type="string" calcext:value-type="string">
            <text:p>file:///Users/cumeo/Projects/spinoza/ulm-4/EvEn/output/conll-2012-transformed/orig/test/bc_cnn_00_cnn_0008___part_006.m_gold_conll.html</text:p>
          </table:table-cell>
          <table:table-cell table:formula="of:=HYPERLINK([.J235])" office:value-type="string" office:string-value="file:///Users/cumeo/Projects/spinoza/ulm-4/EvEn/output/conll-2012-transformed/orig/test/bc_cnn_00_cnn_0008___part_006.m_gold_conll.html" calcext:value-type="string">
            <text:p>file:///Users/cumeo/Projects/spinoza/ulm-4/EvEn/output/conll-2012-transformed/orig/test/bc_cnn_00_cnn_0008___part_006.m_gold_conll.html</text:p>
          </table:table-cell>
          <table:table-cell table:formula="of:=LEFT(RIGHT([.K235];44); 30)" office:value-type="string" office:string-value="cnn_00_cnn_0008___part_006.m_g" calcext:value-type="string">
            <text:p>cnn_00_cnn_0008___part_006.m_g</text:p>
          </table:table-cell>
          <table:table-cell office:value-type="string" calcext:value-type="string">
            <text:p>_DIE_ _LE55_</text:p>
          </table:table-cell>
          <table:table-cell/>
          <table:table-cell table:content-validation-name="val1"/>
          <table:table-cell office:value-type="string" calcext:value-type="string">
            <text:p>former U.S. national security advisor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file:///Users/cumeo/Projects/spinoza/ulm-4/EvEn/data/annotations/documents/student2-name-quiz-documents/student2-2019-03-29-question-244.html</text:p>
          </table:table-cell>
          <table:table-cell table:number-columns-repeated="3"/>
          <table:table-cell table:formula="of:=HYPERLINK([.B236])" office:value-type="string" office:string-value="file:///Users/cumeo/Projects/spinoza/ulm-4/EvEn/data/annotations/documents/student2-name-quiz-documents/student2-2019-03-29-question-244.html" calcext:value-type="string">
            <text:p>file:///Users/cumeo/Projects/spinoza/ulm-4/EvEn/data/annotations/documents/student2-name-quiz-documents/student2-2019-03-29-question-244.html</text:p>
          </table:table-cell>
          <table:table-cell table:formula="of:=HYPERLINK([.C236])">
            <text:p/>
          </table:table-cell>
          <table:table-cell table:formula="of:=HYPERLINK([.D236])">
            <text:p/>
          </table:table-cell>
          <table:table-cell table:formula="of:=HYPERLINK([.E236])">
            <text:p/>
          </table:table-cell>
          <table:table-cell office:value-type="string" calcext:value-type="string">
            <text:p>file:///Users/cumeo/Projects/spinoza/ulm-4/EvEn/output/conll-2012-transformed/orig/test/bc_cnn_00_cnn_0008___part_006.m_gold_conll.html</text:p>
          </table:table-cell>
          <table:table-cell table:formula="of:=HYPERLINK([.J236])" office:value-type="string" office:string-value="file:///Users/cumeo/Projects/spinoza/ulm-4/EvEn/output/conll-2012-transformed/orig/test/bc_cnn_00_cnn_0008___part_006.m_gold_conll.html" calcext:value-type="string">
            <text:p>file:///Users/cumeo/Projects/spinoza/ulm-4/EvEn/output/conll-2012-transformed/orig/test/bc_cnn_00_cnn_0008___part_006.m_gold_conll.html</text:p>
          </table:table-cell>
          <table:table-cell table:formula="of:=LEFT(RIGHT([.K236];44); 30)" office:value-type="string" office:string-value="cnn_00_cnn_0008___part_006.m_g" calcext:value-type="string">
            <text:p>cnn_00_cnn_0008___part_006.m_g</text:p>
          </table:table-cell>
          <table:table-cell office:value-type="string" calcext:value-type="string">
            <text:p>_PHIEN_</text:p>
          </table:table-cell>
          <table:table-cell office:value-type="string" calcext:value-type="string">
            <text:p>FBI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file:///Users/cumeo/Projects/spinoza/ulm-4/EvEn/data/annotations/documents/student2-name-quiz-documents/student2-2019-03-29-question-244.html</text:p>
          </table:table-cell>
          <table:table-cell table:number-columns-repeated="3"/>
          <table:table-cell table:formula="of:=HYPERLINK([.B237])" office:value-type="string" office:string-value="file:///Users/cumeo/Projects/spinoza/ulm-4/EvEn/data/annotations/documents/student2-name-quiz-documents/student2-2019-03-29-question-244.html" calcext:value-type="string">
            <text:p>file:///Users/cumeo/Projects/spinoza/ulm-4/EvEn/data/annotations/documents/student2-name-quiz-documents/student2-2019-03-29-question-244.html</text:p>
          </table:table-cell>
          <table:table-cell table:formula="of:=HYPERLINK([.C237])">
            <text:p/>
          </table:table-cell>
          <table:table-cell table:formula="of:=HYPERLINK([.D237])">
            <text:p/>
          </table:table-cell>
          <table:table-cell table:formula="of:=HYPERLINK([.E237])">
            <text:p/>
          </table:table-cell>
          <table:table-cell office:value-type="string" calcext:value-type="string">
            <text:p>file:///Users/cumeo/Projects/spinoza/ulm-4/EvEn/output/conll-2012-transformed/orig/test/bc_cnn_00_cnn_0008___part_006.m_gold_conll.html</text:p>
          </table:table-cell>
          <table:table-cell table:formula="of:=HYPERLINK([.J237])" office:value-type="string" office:string-value="file:///Users/cumeo/Projects/spinoza/ulm-4/EvEn/output/conll-2012-transformed/orig/test/bc_cnn_00_cnn_0008___part_006.m_gold_conll.html" calcext:value-type="string">
            <text:p>file:///Users/cumeo/Projects/spinoza/ulm-4/EvEn/output/conll-2012-transformed/orig/test/bc_cnn_00_cnn_0008___part_006.m_gold_conll.html</text:p>
          </table:table-cell>
          <table:table-cell table:formula="of:=LEFT(RIGHT([.K237];44); 30)" office:value-type="string" office:string-value="cnn_00_cnn_0008___part_006.m_g" calcext:value-type="string">
            <text:p>cnn_00_cnn_0008___part_006.m_g</text:p>
          </table:table-cell>
          <table:table-cell office:value-type="string" calcext:value-type="string">
            <text:p>_CHAD_ _ZEC85_</text:p>
          </table:table-cell>
          <table:table-cell/>
          <table:table-cell table:content-validation-name="val1"/>
          <table:table-cell office:value-type="string" calcext:value-type="string">
            <text:p>from U.S. President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file:///Users/cumeo/Projects/spinoza/ulm-4/EvEn/data/annotations/documents/student2-name-quiz-documents/student2-2019-03-29-question-244.html</text:p>
          </table:table-cell>
          <table:table-cell table:number-columns-repeated="3"/>
          <table:table-cell table:formula="of:=HYPERLINK([.B238])" office:value-type="string" office:string-value="file:///Users/cumeo/Projects/spinoza/ulm-4/EvEn/data/annotations/documents/student2-name-quiz-documents/student2-2019-03-29-question-244.html" calcext:value-type="string">
            <text:p>file:///Users/cumeo/Projects/spinoza/ulm-4/EvEn/data/annotations/documents/student2-name-quiz-documents/student2-2019-03-29-question-244.html</text:p>
          </table:table-cell>
          <table:table-cell table:formula="of:=HYPERLINK([.C238])">
            <text:p/>
          </table:table-cell>
          <table:table-cell table:formula="of:=HYPERLINK([.D238])">
            <text:p/>
          </table:table-cell>
          <table:table-cell table:formula="of:=HYPERLINK([.E238])">
            <text:p/>
          </table:table-cell>
          <table:table-cell office:value-type="string" calcext:value-type="string">
            <text:p>file:///Users/cumeo/Projects/spinoza/ulm-4/EvEn/output/conll-2012-transformed/orig/test/bc_cnn_00_cnn_0008___part_006.m_gold_conll.html</text:p>
          </table:table-cell>
          <table:table-cell table:formula="of:=HYPERLINK([.J238])" office:value-type="string" office:string-value="file:///Users/cumeo/Projects/spinoza/ulm-4/EvEn/output/conll-2012-transformed/orig/test/bc_cnn_00_cnn_0008___part_006.m_gold_conll.html" calcext:value-type="string">
            <text:p>file:///Users/cumeo/Projects/spinoza/ulm-4/EvEn/output/conll-2012-transformed/orig/test/bc_cnn_00_cnn_0008___part_006.m_gold_conll.html</text:p>
          </table:table-cell>
          <table:table-cell table:formula="of:=LEFT(RIGHT([.K238];44); 30)" office:value-type="string" office:string-value="cnn_00_cnn_0008___part_006.m_g" calcext:value-type="string">
            <text:p>cnn_00_cnn_0008___part_006.m_g</text:p>
          </table:table-cell>
          <table:table-cell office:value-type="string" calcext:value-type="string">
            <text:p>_HA_ _SHY_</text:p>
          </table:table-cell>
          <table:table-cell/>
          <table:table-cell table:content-validation-name="val1"/>
          <table:table-cell office:value-type="string" calcext:value-type="string">
            <text:p>former FBI-director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file:///Users/cumeo/Projects/spinoza/ulm-4/EvEn/data/annotations/documents/student1-name-quiz-documents/student1-2019-03-14-question-254.html</text:p>
          </table:table-cell>
          <table:table-cell table:number-columns-repeated="3"/>
          <table:table-cell table:formula="of:=HYPERLINK([.B239])" office:value-type="string" office:string-value="file:///Users/cumeo/Projects/spinoza/ulm-4/EvEn/data/annotations/documents/student1-name-quiz-documents/student1-2019-03-14-question-254.html" calcext:value-type="string">
            <text:p>file:///Users/cumeo/Projects/spinoza/ulm-4/EvEn/data/annotations/documents/student1-name-quiz-documents/student1-2019-03-14-question-254.html</text:p>
          </table:table-cell>
          <table:table-cell table:formula="of:=HYPERLINK([.C239])">
            <text:p/>
          </table:table-cell>
          <table:table-cell table:formula="of:=HYPERLINK([.D239])">
            <text:p/>
          </table:table-cell>
          <table:table-cell table:formula="of:=HYPERLINK([.E239])">
            <text:p/>
          </table:table-cell>
          <table:table-cell office:value-type="string" calcext:value-type="string">
            <text:p>file:///Users/cumeo/Projects/spinoza/ulm-4/EvEn/output/conll-2012-transformed/orig/test/bc_cnn_00_cnn_0008___part_006.m_gold_conll.html</text:p>
          </table:table-cell>
          <table:table-cell table:formula="of:=HYPERLINK([.J239])" office:value-type="string" office:string-value="file:///Users/cumeo/Projects/spinoza/ulm-4/EvEn/output/conll-2012-transformed/orig/test/bc_cnn_00_cnn_0008___part_006.m_gold_conll.html" calcext:value-type="string">
            <text:p>file:///Users/cumeo/Projects/spinoza/ulm-4/EvEn/output/conll-2012-transformed/orig/test/bc_cnn_00_cnn_0008___part_006.m_gold_conll.html</text:p>
          </table:table-cell>
          <table:table-cell table:formula="of:=LEFT(RIGHT([.K239];44); 30)" office:value-type="string" office:string-value="cnn_00_cnn_0008___part_006.m_g" calcext:value-type="string">
            <text:p>cnn_00_cnn_0008___part_006.m_g</text:p>
          </table:table-cell>
          <table:table-cell office:value-type="string" calcext:value-type="string">
            <text:p>_DIE_ _LE55_</text:p>
          </table:table-cell>
          <table:table-cell/>
          <table:table-cell table:content-validation-name="val1"/>
          <table:table-cell office:value-type="string" calcext:value-type="string">
            <text:p>former national security advisor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file:///Users/cumeo/Projects/spinoza/ulm-4/EvEn/data/annotations/documents/student1-name-quiz-documents/student1-2019-03-14-question-254.html</text:p>
          </table:table-cell>
          <table:table-cell table:number-columns-repeated="3"/>
          <table:table-cell table:formula="of:=HYPERLINK([.B240])" office:value-type="string" office:string-value="file:///Users/cumeo/Projects/spinoza/ulm-4/EvEn/data/annotations/documents/student1-name-quiz-documents/student1-2019-03-14-question-254.html" calcext:value-type="string">
            <text:p>file:///Users/cumeo/Projects/spinoza/ulm-4/EvEn/data/annotations/documents/student1-name-quiz-documents/student1-2019-03-14-question-254.html</text:p>
          </table:table-cell>
          <table:table-cell table:formula="of:=HYPERLINK([.C240])">
            <text:p/>
          </table:table-cell>
          <table:table-cell table:formula="of:=HYPERLINK([.D240])">
            <text:p/>
          </table:table-cell>
          <table:table-cell table:formula="of:=HYPERLINK([.E240])">
            <text:p/>
          </table:table-cell>
          <table:table-cell office:value-type="string" calcext:value-type="string">
            <text:p>file:///Users/cumeo/Projects/spinoza/ulm-4/EvEn/output/conll-2012-transformed/orig/test/bc_cnn_00_cnn_0008___part_006.m_gold_conll.html</text:p>
          </table:table-cell>
          <table:table-cell table:formula="of:=HYPERLINK([.J240])" office:value-type="string" office:string-value="file:///Users/cumeo/Projects/spinoza/ulm-4/EvEn/output/conll-2012-transformed/orig/test/bc_cnn_00_cnn_0008___part_006.m_gold_conll.html" calcext:value-type="string">
            <text:p>file:///Users/cumeo/Projects/spinoza/ulm-4/EvEn/output/conll-2012-transformed/orig/test/bc_cnn_00_cnn_0008___part_006.m_gold_conll.html</text:p>
          </table:table-cell>
          <table:table-cell table:formula="of:=LEFT(RIGHT([.K240];44); 30)" office:value-type="string" office:string-value="cnn_00_cnn_0008___part_006.m_g" calcext:value-type="string">
            <text:p>cnn_00_cnn_0008___part_006.m_g</text:p>
          </table:table-cell>
          <table:table-cell office:value-type="string" calcext:value-type="string">
            <text:p>_CHAD_ _ZEC85_</text:p>
          </table:table-cell>
          <table:table-cell/>
          <table:table-cell table:content-validation-name="val1"/>
          <table:table-cell office:value-type="string" calcext:value-type="string">
            <text:p>pers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file:///Users/cumeo/Projects/spinoza/ulm-4/EvEn/data/annotations/documents/student1-name-quiz-documents/student1-2019-03-14-question-254.html</text:p>
          </table:table-cell>
          <table:table-cell table:number-columns-repeated="3"/>
          <table:table-cell table:formula="of:=HYPERLINK([.B241])" office:value-type="string" office:string-value="file:///Users/cumeo/Projects/spinoza/ulm-4/EvEn/data/annotations/documents/student1-name-quiz-documents/student1-2019-03-14-question-254.html" calcext:value-type="string">
            <text:p>file:///Users/cumeo/Projects/spinoza/ulm-4/EvEn/data/annotations/documents/student1-name-quiz-documents/student1-2019-03-14-question-254.html</text:p>
          </table:table-cell>
          <table:table-cell table:formula="of:=HYPERLINK([.C241])">
            <text:p/>
          </table:table-cell>
          <table:table-cell table:formula="of:=HYPERLINK([.D241])">
            <text:p/>
          </table:table-cell>
          <table:table-cell table:formula="of:=HYPERLINK([.E241])">
            <text:p/>
          </table:table-cell>
          <table:table-cell office:value-type="string" calcext:value-type="string">
            <text:p>file:///Users/cumeo/Projects/spinoza/ulm-4/EvEn/output/conll-2012-transformed/orig/test/bc_cnn_00_cnn_0008___part_006.m_gold_conll.html</text:p>
          </table:table-cell>
          <table:table-cell table:formula="of:=HYPERLINK([.J241])" office:value-type="string" office:string-value="file:///Users/cumeo/Projects/spinoza/ulm-4/EvEn/output/conll-2012-transformed/orig/test/bc_cnn_00_cnn_0008___part_006.m_gold_conll.html" calcext:value-type="string">
            <text:p>file:///Users/cumeo/Projects/spinoza/ulm-4/EvEn/output/conll-2012-transformed/orig/test/bc_cnn_00_cnn_0008___part_006.m_gold_conll.html</text:p>
          </table:table-cell>
          <table:table-cell table:formula="of:=LEFT(RIGHT([.K241];44); 30)" office:value-type="string" office:string-value="cnn_00_cnn_0008___part_006.m_g" calcext:value-type="string">
            <text:p>cnn_00_cnn_0008___part_006.m_g</text:p>
          </table:table-cell>
          <table:table-cell office:value-type="string" calcext:value-type="string">
            <text:p>_PHIEN_</text:p>
          </table:table-cell>
          <table:table-cell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file:///Users/cumeo/Projects/spinoza/ulm-4/EvEn/data/annotations/documents/student1-name-quiz-documents/student1-2019-03-14-question-254.html</text:p>
          </table:table-cell>
          <table:table-cell table:number-columns-repeated="3"/>
          <table:table-cell table:formula="of:=HYPERLINK([.B242])" office:value-type="string" office:string-value="file:///Users/cumeo/Projects/spinoza/ulm-4/EvEn/data/annotations/documents/student1-name-quiz-documents/student1-2019-03-14-question-254.html" calcext:value-type="string">
            <text:p>file:///Users/cumeo/Projects/spinoza/ulm-4/EvEn/data/annotations/documents/student1-name-quiz-documents/student1-2019-03-14-question-254.html</text:p>
          </table:table-cell>
          <table:table-cell table:formula="of:=HYPERLINK([.C242])">
            <text:p/>
          </table:table-cell>
          <table:table-cell table:formula="of:=HYPERLINK([.D242])">
            <text:p/>
          </table:table-cell>
          <table:table-cell table:formula="of:=HYPERLINK([.E242])">
            <text:p/>
          </table:table-cell>
          <table:table-cell office:value-type="string" calcext:value-type="string">
            <text:p>file:///Users/cumeo/Projects/spinoza/ulm-4/EvEn/output/conll-2012-transformed/orig/test/bc_cnn_00_cnn_0008___part_006.m_gold_conll.html</text:p>
          </table:table-cell>
          <table:table-cell table:formula="of:=HYPERLINK([.J242])" office:value-type="string" office:string-value="file:///Users/cumeo/Projects/spinoza/ulm-4/EvEn/output/conll-2012-transformed/orig/test/bc_cnn_00_cnn_0008___part_006.m_gold_conll.html" calcext:value-type="string">
            <text:p>file:///Users/cumeo/Projects/spinoza/ulm-4/EvEn/output/conll-2012-transformed/orig/test/bc_cnn_00_cnn_0008___part_006.m_gold_conll.html</text:p>
          </table:table-cell>
          <table:table-cell table:formula="of:=LEFT(RIGHT([.K242];44); 30)" office:value-type="string" office:string-value="cnn_00_cnn_0008___part_006.m_g" calcext:value-type="string">
            <text:p>cnn_00_cnn_0008___part_006.m_g</text:p>
          </table:table-cell>
          <table:table-cell office:value-type="string" calcext:value-type="string">
            <text:p>_NE_ _TROO_</text:p>
          </table:table-cell>
          <table:table-cell/>
          <table:table-cell table:content-validation-name="val1"/>
          <table:table-cell office:value-type="string" calcext:value-type="string">
            <text:p>government organization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file:///Users/cumeo/Projects/spinoza/ulm-4/EvEn/data/annotations/documents/student1-name-quiz-documents/student1-2019-03-14-question-254.html</text:p>
          </table:table-cell>
          <table:table-cell table:number-columns-repeated="3"/>
          <table:table-cell table:formula="of:=HYPERLINK([.B243])" office:value-type="string" office:string-value="file:///Users/cumeo/Projects/spinoza/ulm-4/EvEn/data/annotations/documents/student1-name-quiz-documents/student1-2019-03-14-question-254.html" calcext:value-type="string">
            <text:p>file:///Users/cumeo/Projects/spinoza/ulm-4/EvEn/data/annotations/documents/student1-name-quiz-documents/student1-2019-03-14-question-254.html</text:p>
          </table:table-cell>
          <table:table-cell table:formula="of:=HYPERLINK([.C243])">
            <text:p/>
          </table:table-cell>
          <table:table-cell table:formula="of:=HYPERLINK([.D243])">
            <text:p/>
          </table:table-cell>
          <table:table-cell table:formula="of:=HYPERLINK([.E243])">
            <text:p/>
          </table:table-cell>
          <table:table-cell office:value-type="string" calcext:value-type="string">
            <text:p>file:///Users/cumeo/Projects/spinoza/ulm-4/EvEn/output/conll-2012-transformed/orig/test/bc_cnn_00_cnn_0008___part_006.m_gold_conll.html</text:p>
          </table:table-cell>
          <table:table-cell table:formula="of:=HYPERLINK([.J243])" office:value-type="string" office:string-value="file:///Users/cumeo/Projects/spinoza/ulm-4/EvEn/output/conll-2012-transformed/orig/test/bc_cnn_00_cnn_0008___part_006.m_gold_conll.html" calcext:value-type="string">
            <text:p>file:///Users/cumeo/Projects/spinoza/ulm-4/EvEn/output/conll-2012-transformed/orig/test/bc_cnn_00_cnn_0008___part_006.m_gold_conll.html</text:p>
          </table:table-cell>
          <table:table-cell table:formula="of:=LEFT(RIGHT([.K243];44); 30)" office:value-type="string" office:string-value="cnn_00_cnn_0008___part_006.m_g" calcext:value-type="string">
            <text:p>cnn_00_cnn_0008___part_006.m_g</text:p>
          </table:table-cell>
          <table:table-cell office:value-type="string" calcext:value-type="string">
            <text:p>_HA_ _SHY_</text:p>
          </table:table-cell>
          <table:table-cell/>
          <table:table-cell table:content-validation-name="val1"/>
          <table:table-cell office:value-type="string" calcext:value-type="string">
            <text:p>ex-FBI director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ile:///Users/cumeo/Projects/spinoza/ulm-4/EvEn/data/annotations/documents/student2-2019-07-06/student2-2019-03-29-question-258.html</text:p>
          </table:table-cell>
          <table:table-cell table:number-columns-repeated="3"/>
          <table:table-cell table:formula="of:=HYPERLINK([.B244])" office:value-type="string" office:string-value="file:///Users/cumeo/Projects/spinoza/ulm-4/EvEn/data/annotations/documents/student2-2019-07-06/student2-2019-03-29-question-258.html" calcext:value-type="string">
            <text:p>file:///Users/cumeo/Projects/spinoza/ulm-4/EvEn/data/annotations/documents/student2-2019-07-06/student2-2019-03-29-question-258.html</text:p>
          </table:table-cell>
          <table:table-cell table:formula="of:=HYPERLINK([.C244])">
            <text:p/>
          </table:table-cell>
          <table:table-cell table:formula="of:=HYPERLINK([.D244])">
            <text:p/>
          </table:table-cell>
          <table:table-cell table:formula="of:=HYPERLINK([.E244])">
            <text:p/>
          </table:table-cell>
          <table:table-cell office:value-type="string" calcext:value-type="string">
            <text:p>file:///Users/cumeo/Projects/spinoza/ulm-4/EvEn/output/conll-2012-transformed/orig/test/bc_msnbc_00_msnbc_0007___part_003.m_gold_conll.html</text:p>
          </table:table-cell>
          <table:table-cell table:formula="of:=HYPERLINK([.J244])" office:value-type="string" office:string-value="file:///Users/cumeo/Projects/spinoza/ulm-4/EvEn/output/conll-2012-transformed/orig/test/bc_msnbc_00_msnbc_0007___part_003.m_gold_conll.html" calcext:value-type="string">
            <text:p>file:///Users/cumeo/Projects/spinoza/ulm-4/EvEn/output/conll-2012-transformed/orig/test/bc_msnbc_00_msnbc_0007___part_003.m_gold_conll.html</text:p>
          </table:table-cell>
          <table:table-cell table:formula="of:=LEFT(RIGHT([.K244];44); 30)" office:value-type="string" office:string-value="c_00_msnbc_0007___part_003.m_g" calcext:value-type="string">
            <text:p>c_00_msnbc_0007___part_003.m_g</text:p>
          </table:table-cell>
          <table:table-cell office:value-type="string" calcext:value-type="string">
            <text:p>_SEENG_ _TEE_</text:p>
          </table:table-cell>
          <table:table-cell office:value-type="string" calcext:value-type="string">
            <text:p>North Korea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file:///Users/cumeo/Projects/spinoza/ulm-4/EvEn/data/annotations/documents/student2-name-quiz-documents/student2-2019-03-29-question-258.html</text:p>
          </table:table-cell>
          <table:table-cell table:number-columns-repeated="3"/>
          <table:table-cell table:formula="of:=HYPERLINK([.B245])" office:value-type="string" office:string-value="file:///Users/cumeo/Projects/spinoza/ulm-4/EvEn/data/annotations/documents/student2-name-quiz-documents/student2-2019-03-29-question-258.html" calcext:value-type="string">
            <text:p>file:///Users/cumeo/Projects/spinoza/ulm-4/EvEn/data/annotations/documents/student2-name-quiz-documents/student2-2019-03-29-question-258.html</text:p>
          </table:table-cell>
          <table:table-cell table:formula="of:=HYPERLINK([.C245])">
            <text:p/>
          </table:table-cell>
          <table:table-cell table:formula="of:=HYPERLINK([.D245])">
            <text:p/>
          </table:table-cell>
          <table:table-cell table:formula="of:=HYPERLINK([.E245])">
            <text:p/>
          </table:table-cell>
          <table:table-cell office:value-type="string" calcext:value-type="string">
            <text:p>file:///Users/cumeo/Projects/spinoza/ulm-4/EvEn/output/conll-2012-transformed/orig/test/bc_msnbc_00_msnbc_0007___part_003.m_gold_conll.html</text:p>
          </table:table-cell>
          <table:table-cell table:formula="of:=HYPERLINK([.J245])" office:value-type="string" office:string-value="file:///Users/cumeo/Projects/spinoza/ulm-4/EvEn/output/conll-2012-transformed/orig/test/bc_msnbc_00_msnbc_0007___part_003.m_gold_conll.html" calcext:value-type="string">
            <text:p>file:///Users/cumeo/Projects/spinoza/ulm-4/EvEn/output/conll-2012-transformed/orig/test/bc_msnbc_00_msnbc_0007___part_003.m_gold_conll.html</text:p>
          </table:table-cell>
          <table:table-cell table:formula="of:=LEFT(RIGHT([.K245];44); 30)" office:value-type="string" office:string-value="c_00_msnbc_0007___part_003.m_g" calcext:value-type="string">
            <text:p>c_00_msnbc_0007___part_003.m_g</text:p>
          </table:table-cell>
          <table:table-cell office:value-type="string" calcext:value-type="string">
            <text:p>_CHOT24_ _TRIE_</text:p>
          </table:table-cell>
          <table:table-cell office:value-type="string" calcext:value-type="string">
            <text:p>South Korea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file:///Users/cumeo/Projects/spinoza/ulm-4/EvEn/data/annotations/documents/student2-name-quiz-documents/student2-2019-03-29-question-258.html</text:p>
          </table:table-cell>
          <table:table-cell table:number-columns-repeated="3"/>
          <table:table-cell table:formula="of:=HYPERLINK([.B246])" office:value-type="string" office:string-value="file:///Users/cumeo/Projects/spinoza/ulm-4/EvEn/data/annotations/documents/student2-name-quiz-documents/student2-2019-03-29-question-258.html" calcext:value-type="string">
            <text:p>file:///Users/cumeo/Projects/spinoza/ulm-4/EvEn/data/annotations/documents/student2-name-quiz-documents/student2-2019-03-29-question-258.html</text:p>
          </table:table-cell>
          <table:table-cell table:formula="of:=HYPERLINK([.C246])">
            <text:p/>
          </table:table-cell>
          <table:table-cell table:formula="of:=HYPERLINK([.D246])">
            <text:p/>
          </table:table-cell>
          <table:table-cell table:formula="of:=HYPERLINK([.E246])">
            <text:p/>
          </table:table-cell>
          <table:table-cell office:value-type="string" calcext:value-type="string">
            <text:p>file:///Users/cumeo/Projects/spinoza/ulm-4/EvEn/output/conll-2012-transformed/orig/test/bc_msnbc_00_msnbc_0007___part_003.m_gold_conll.html</text:p>
          </table:table-cell>
          <table:table-cell table:formula="of:=HYPERLINK([.J246])" office:value-type="string" office:string-value="file:///Users/cumeo/Projects/spinoza/ulm-4/EvEn/output/conll-2012-transformed/orig/test/bc_msnbc_00_msnbc_0007___part_003.m_gold_conll.html" calcext:value-type="string">
            <text:p>file:///Users/cumeo/Projects/spinoza/ulm-4/EvEn/output/conll-2012-transformed/orig/test/bc_msnbc_00_msnbc_0007___part_003.m_gold_conll.html</text:p>
          </table:table-cell>
          <table:table-cell table:formula="of:=LEFT(RIGHT([.K246];44); 30)" office:value-type="string" office:string-value="c_00_msnbc_0007___part_003.m_g" calcext:value-type="string">
            <text:p>c_00_msnbc_0007___part_003.m_g</text:p>
          </table:table-cell>
          <table:table-cell office:value-type="string" calcext:value-type="string">
            <text:p>_TROOD_</text:p>
          </table:table-cell>
          <table:table-cell office:value-type="string" calcext:value-type="string">
            <text:p>China</text:p>
          </table:table-cell>
          <table:table-cell table:content-validation-name="val1" office:value-type="string" calcext:value-type="string">
            <text:p>n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file:///Users/cumeo/Projects/spinoza/ulm-4/EvEn/data/annotations/documents/student2-name-quiz-documents/student2-2019-03-29-question-258.html</text:p>
          </table:table-cell>
          <table:table-cell table:number-columns-repeated="3"/>
          <table:table-cell table:formula="of:=HYPERLINK([.B247])" office:value-type="string" office:string-value="file:///Users/cumeo/Projects/spinoza/ulm-4/EvEn/data/annotations/documents/student2-name-quiz-documents/student2-2019-03-29-question-258.html" calcext:value-type="string">
            <text:p>file:///Users/cumeo/Projects/spinoza/ulm-4/EvEn/data/annotations/documents/student2-name-quiz-documents/student2-2019-03-29-question-258.html</text:p>
          </table:table-cell>
          <table:table-cell table:formula="of:=HYPERLINK([.C247])">
            <text:p/>
          </table:table-cell>
          <table:table-cell table:formula="of:=HYPERLINK([.D247])">
            <text:p/>
          </table:table-cell>
          <table:table-cell table:formula="of:=HYPERLINK([.E247])">
            <text:p/>
          </table:table-cell>
          <table:table-cell office:value-type="string" calcext:value-type="string">
            <text:p>file:///Users/cumeo/Projects/spinoza/ulm-4/EvEn/output/conll-2012-transformed/orig/test/bc_msnbc_00_msnbc_0007___part_003.m_gold_conll.html</text:p>
          </table:table-cell>
          <table:table-cell table:formula="of:=HYPERLINK([.J247])" office:value-type="string" office:string-value="file:///Users/cumeo/Projects/spinoza/ulm-4/EvEn/output/conll-2012-transformed/orig/test/bc_msnbc_00_msnbc_0007___part_003.m_gold_conll.html" calcext:value-type="string">
            <text:p>file:///Users/cumeo/Projects/spinoza/ulm-4/EvEn/output/conll-2012-transformed/orig/test/bc_msnbc_00_msnbc_0007___part_003.m_gold_conll.html</text:p>
          </table:table-cell>
          <table:table-cell table:formula="of:=LEFT(RIGHT([.K247];44); 30)" office:value-type="string" office:string-value="c_00_msnbc_0007___part_003.m_g" calcext:value-type="string">
            <text:p>c_00_msnbc_0007___part_003.m_g</text:p>
          </table:table-cell>
          <table:table-cell office:value-type="string" calcext:value-type="string">
            <text:p>_LE48_</text:p>
          </table:table-cell>
          <table:table-cell office:value-type="string" calcext:value-type="string">
            <text:p>China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file:///Users/cumeo/Projects/spinoza/ulm-4/EvEn/data/annotations/documents/student2-name-quiz-documents/student2-2019-03-29-question-263.html</text:p>
          </table:table-cell>
          <table:table-cell table:number-columns-repeated="3"/>
          <table:table-cell table:formula="of:=HYPERLINK([.B248])" office:value-type="string" office:string-value="file:///Users/cumeo/Projects/spinoza/ulm-4/EvEn/data/annotations/documents/student2-name-quiz-documents/student2-2019-03-29-question-263.html" calcext:value-type="string">
            <text:p>file:///Users/cumeo/Projects/spinoza/ulm-4/EvEn/data/annotations/documents/student2-name-quiz-documents/student2-2019-03-29-question-263.html</text:p>
          </table:table-cell>
          <table:table-cell table:formula="of:=HYPERLINK([.C248])">
            <text:p/>
          </table:table-cell>
          <table:table-cell table:formula="of:=HYPERLINK([.D248])">
            <text:p/>
          </table:table-cell>
          <table:table-cell table:formula="of:=HYPERLINK([.E248])">
            <text:p/>
          </table:table-cell>
          <table:table-cell office:value-type="string" calcext:value-type="string">
            <text:p>file:///Users/cumeo/Projects/spinoza/ulm-4/EvEn/output/conll-2012-transformed/orig/test/bc_msnbc_00_msnbc_0007___part_008.m_gold_conll.html</text:p>
          </table:table-cell>
          <table:table-cell table:formula="of:=HYPERLINK([.J248])" office:value-type="string" office:string-value="file:///Users/cumeo/Projects/spinoza/ulm-4/EvEn/output/conll-2012-transformed/orig/test/bc_msnbc_00_msnbc_0007___part_008.m_gold_conll.html" calcext:value-type="string">
            <text:p>file:///Users/cumeo/Projects/spinoza/ulm-4/EvEn/output/conll-2012-transformed/orig/test/bc_msnbc_00_msnbc_0007___part_008.m_gold_conll.html</text:p>
          </table:table-cell>
          <table:table-cell table:formula="of:=LEFT(RIGHT([.K248];44); 30)" office:value-type="string" office:string-value="c_00_msnbc_0007___part_008.m_g" calcext:value-type="string">
            <text:p>c_00_msnbc_0007___part_008.m_g</text:p>
          </table:table-cell>
          <table:table-cell office:value-type="string" calcext:value-type="string">
            <text:p>_DIE_ _TRIE_</text:p>
          </table:table-cell>
          <table:table-cell office:value-type="string" calcext:value-type="string">
            <text:p>North Korea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file:///Users/cumeo/Projects/spinoza/ulm-4/EvEn/data/annotations/documents/student2-name-quiz-documents/student2-2019-03-29-question-277.html</text:p>
          </table:table-cell>
          <table:table-cell table:number-columns-repeated="3"/>
          <table:table-cell table:formula="of:=HYPERLINK([.B249])" office:value-type="string" office:string-value="file:///Users/cumeo/Projects/spinoza/ulm-4/EvEn/data/annotations/documents/student2-name-quiz-documents/student2-2019-03-29-question-277.html" calcext:value-type="string">
            <text:p>file:///Users/cumeo/Projects/spinoza/ulm-4/EvEn/data/annotations/documents/student2-name-quiz-documents/student2-2019-03-29-question-277.html</text:p>
          </table:table-cell>
          <table:table-cell table:formula="of:=HYPERLINK([.C249])">
            <text:p/>
          </table:table-cell>
          <table:table-cell table:formula="of:=HYPERLINK([.D249])">
            <text:p/>
          </table:table-cell>
          <table:table-cell table:formula="of:=HYPERLINK([.E249])">
            <text:p/>
          </table:table-cell>
          <table:table-cell office:value-type="string" calcext:value-type="string">
            <text:p>file:///Users/cumeo/Projects/spinoza/ulm-4/EvEn/output/conll-2012-transformed/orig/test/bn_abc_00_abc_0009___part_000.m_gold_conll.html</text:p>
          </table:table-cell>
          <table:table-cell table:formula="of:=HYPERLINK([.J249])" office:value-type="string" office:string-value="file:///Users/cumeo/Projects/spinoza/ulm-4/EvEn/output/conll-2012-transformed/orig/test/bn_abc_00_abc_0009___part_000.m_gold_conll.html" calcext:value-type="string">
            <text:p>file:///Users/cumeo/Projects/spinoza/ulm-4/EvEn/output/conll-2012-transformed/orig/test/bn_abc_00_abc_0009___part_000.m_gold_conll.html</text:p>
          </table:table-cell>
          <table:table-cell table:formula="of:=LEFT(RIGHT([.K249];44); 30)" office:value-type="string" office:string-value="abc_00_abc_0009___part_000.m_g" calcext:value-type="string">
            <text:p>abc_00_abc_0009___part_000.m_g</text:p>
          </table:table-cell>
          <table:table-cell office:value-type="string" calcext:value-type="string">
            <text:p>_HY_</text:p>
          </table:table-cell>
          <table:table-cell/>
          <table:table-cell table:content-validation-name="val1"/>
          <table:table-cell office:value-type="string" calcext:value-type="string">
            <text:p>leader of Palestin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file:///Users/cumeo/Projects/spinoza/ulm-4/EvEn/data/annotations/documents/student2-name-quiz-documents/student2-2019-03-29-question-278.html</text:p>
          </table:table-cell>
          <table:table-cell table:number-columns-repeated="3"/>
          <table:table-cell table:formula="of:=HYPERLINK([.B250])" office:value-type="string" office:string-value="file:///Users/cumeo/Projects/spinoza/ulm-4/EvEn/data/annotations/documents/student2-name-quiz-documents/student2-2019-03-29-question-278.html" calcext:value-type="string">
            <text:p>file:///Users/cumeo/Projects/spinoza/ulm-4/EvEn/data/annotations/documents/student2-name-quiz-documents/student2-2019-03-29-question-278.html</text:p>
          </table:table-cell>
          <table:table-cell table:formula="of:=HYPERLINK([.C250])">
            <text:p/>
          </table:table-cell>
          <table:table-cell table:formula="of:=HYPERLINK([.D250])">
            <text:p/>
          </table:table-cell>
          <table:table-cell table:formula="of:=HYPERLINK([.E250])">
            <text:p/>
          </table:table-cell>
          <table:table-cell office:value-type="string" calcext:value-type="string">
            <text:p>file:///Users/cumeo/Projects/spinoza/ulm-4/EvEn/output/conll-2012-transformed/orig/test/bn_abc_00_abc_0019___part_000.m_gold_conll.html</text:p>
          </table:table-cell>
          <table:table-cell table:formula="of:=HYPERLINK([.J250])" office:value-type="string" office:string-value="file:///Users/cumeo/Projects/spinoza/ulm-4/EvEn/output/conll-2012-transformed/orig/test/bn_abc_00_abc_0019___part_000.m_gold_conll.html" calcext:value-type="string">
            <text:p>file:///Users/cumeo/Projects/spinoza/ulm-4/EvEn/output/conll-2012-transformed/orig/test/bn_abc_00_abc_0019___part_000.m_gold_conll.html</text:p>
          </table:table-cell>
          <table:table-cell table:formula="of:=LEFT(RIGHT([.K250];44); 30)" office:value-type="string" office:string-value="abc_00_abc_0019___part_000.m_g" calcext:value-type="string">
            <text:p>abc_00_abc_0019___part_000.m_g</text:p>
          </table:table-cell>
          <table:table-cell office:value-type="string" calcext:value-type="string">
            <text:p>_NEA_</text:p>
          </table:table-cell>
          <table:table-cell office:value-type="string" calcext:value-type="string">
            <text:p>Israel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file:///Users/cumeo/Projects/spinoza/ulm-4/EvEn/data/annotations/documents/student2-name-quiz-documents/student2-2019-03-29-question-278.html</text:p>
          </table:table-cell>
          <table:table-cell table:number-columns-repeated="3"/>
          <table:table-cell table:formula="of:=HYPERLINK([.B251])" office:value-type="string" office:string-value="file:///Users/cumeo/Projects/spinoza/ulm-4/EvEn/data/annotations/documents/student2-name-quiz-documents/student2-2019-03-29-question-278.html" calcext:value-type="string">
            <text:p>file:///Users/cumeo/Projects/spinoza/ulm-4/EvEn/data/annotations/documents/student2-name-quiz-documents/student2-2019-03-29-question-278.html</text:p>
          </table:table-cell>
          <table:table-cell table:formula="of:=HYPERLINK([.C251])">
            <text:p/>
          </table:table-cell>
          <table:table-cell table:formula="of:=HYPERLINK([.D251])">
            <text:p/>
          </table:table-cell>
          <table:table-cell table:formula="of:=HYPERLINK([.E251])">
            <text:p/>
          </table:table-cell>
          <table:table-cell office:value-type="string" calcext:value-type="string">
            <text:p>file:///Users/cumeo/Projects/spinoza/ulm-4/EvEn/output/conll-2012-transformed/orig/test/bn_abc_00_abc_0019___part_000.m_gold_conll.html</text:p>
          </table:table-cell>
          <table:table-cell table:formula="of:=HYPERLINK([.J251])" office:value-type="string" office:string-value="file:///Users/cumeo/Projects/spinoza/ulm-4/EvEn/output/conll-2012-transformed/orig/test/bn_abc_00_abc_0019___part_000.m_gold_conll.html" calcext:value-type="string">
            <text:p>file:///Users/cumeo/Projects/spinoza/ulm-4/EvEn/output/conll-2012-transformed/orig/test/bn_abc_00_abc_0019___part_000.m_gold_conll.html</text:p>
          </table:table-cell>
          <table:table-cell table:formula="of:=LEFT(RIGHT([.K251];44); 30)" office:value-type="string" office:string-value="abc_00_abc_0019___part_000.m_g" calcext:value-type="string">
            <text:p>abc_00_abc_0019___part_000.m_g</text:p>
          </table:table-cell>
          <table:table-cell office:value-type="string" calcext:value-type="string">
            <text:p>_LECH86_</text:p>
          </table:table-cell>
          <table:table-cell/>
          <table:table-cell table:content-validation-name="val1"/>
          <table:table-cell office:value-type="string" calcext:value-type="string">
            <text:p>city or region in Israel, perhaps Jerusalem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ile:///Users/cumeo/Projects/spinoza/ulm-4/EvEn/data/annotations/documents/student2-doc-219-300/student2-2019-03-29-question-283.html</text:p>
          </table:table-cell>
          <table:table-cell office:value-type="string" calcext:value-type="string">
            <text:p>file:///Users/cumeo/Projects/spinoza/ulm-4/EvEn/data/annotations/documents/student2-2019-07-06/student2-2019-03-29-question-283.html</text:p>
          </table:table-cell>
          <table:table-cell table:number-columns-repeated="2"/>
          <table:table-cell table:formula="of:=HYPERLINK([.B252])" office:value-type="string" office:string-value="file:///Users/cumeo/Projects/spinoza/ulm-4/EvEn/data/annotations/documents/student2-doc-219-300/student2-2019-03-29-question-283.html" calcext:value-type="string">
            <text:p>file:///Users/cumeo/Projects/spinoza/ulm-4/EvEn/data/annotations/documents/student2-doc-219-300/student2-2019-03-29-question-283.html</text:p>
          </table:table-cell>
          <table:table-cell table:formula="of:=HYPERLINK([.C252])" office:value-type="string" office:string-value="file:///Users/cumeo/Projects/spinoza/ulm-4/EvEn/data/annotations/documents/student2-2019-07-06/student2-2019-03-29-question-283.html" calcext:value-type="string">
            <text:p>file:///Users/cumeo/Projects/spinoza/ulm-4/EvEn/data/annotations/documents/student2-2019-07-06/student2-2019-03-29-question-283.html</text:p>
          </table:table-cell>
          <table:table-cell table:formula="of:=HYPERLINK([.D252])">
            <text:p/>
          </table:table-cell>
          <table:table-cell table:formula="of:=HYPERLINK([.E252])">
            <text:p/>
          </table:table-cell>
          <table:table-cell office:value-type="string" calcext:value-type="string">
            <text:p>file:///Users/cumeo/Projects/spinoza/ulm-4/EvEn/output/conll-2012-transformed/orig/test/bn_abc_00_abc_0069___part_000.m_gold_conll.html</text:p>
          </table:table-cell>
          <table:table-cell table:formula="of:=HYPERLINK([.J252])" office:value-type="string" office:string-value="file:///Users/cumeo/Projects/spinoza/ulm-4/EvEn/output/conll-2012-transformed/orig/test/bn_abc_00_abc_0069___part_000.m_gold_conll.html" calcext:value-type="string">
            <text:p>file:///Users/cumeo/Projects/spinoza/ulm-4/EvEn/output/conll-2012-transformed/orig/test/bn_abc_00_abc_0069___part_000.m_gold_conll.html</text:p>
          </table:table-cell>
          <table:table-cell table:formula="of:=LEFT(RIGHT([.K252];44); 30)" office:value-type="string" office:string-value="abc_00_abc_0069___part_000.m_g" calcext:value-type="string">
            <text:p>abc_00_abc_0069___part_000.m_g</text:p>
          </table:table-cell>
          <table:table-cell office:value-type="string" calcext:value-type="string">
            <text:p>_NEEL62_ _JIEN_</text:p>
          </table:table-cell>
          <table:table-cell/>
          <table:table-cell table:content-validation-name="val1"/>
          <table:table-cell office:value-type="string" calcext:value-type="string">
            <text:p>news agency / TV channel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file:///Users/cumeo/Projects/spinoza/ulm-4/EvEn/data/annotations/documents/student2-doc-219-300/student2-2019-03-29-question-283.html</text:p>
          </table:table-cell>
          <table:table-cell office:value-type="string" calcext:value-type="string">
            <text:p>file:///Users/cumeo/Projects/spinoza/ulm-4/EvEn/data/annotations/documents/student2-2019-07-06/student2-2019-03-29-question-283.html</text:p>
          </table:table-cell>
          <table:table-cell table:number-columns-repeated="2"/>
          <table:table-cell table:formula="of:=HYPERLINK([.B253])" office:value-type="string" office:string-value="file:///Users/cumeo/Projects/spinoza/ulm-4/EvEn/data/annotations/documents/student2-doc-219-300/student2-2019-03-29-question-283.html" calcext:value-type="string">
            <text:p>file:///Users/cumeo/Projects/spinoza/ulm-4/EvEn/data/annotations/documents/student2-doc-219-300/student2-2019-03-29-question-283.html</text:p>
          </table:table-cell>
          <table:table-cell table:formula="of:=HYPERLINK([.C253])" office:value-type="string" office:string-value="file:///Users/cumeo/Projects/spinoza/ulm-4/EvEn/data/annotations/documents/student2-2019-07-06/student2-2019-03-29-question-283.html" calcext:value-type="string">
            <text:p>file:///Users/cumeo/Projects/spinoza/ulm-4/EvEn/data/annotations/documents/student2-2019-07-06/student2-2019-03-29-question-283.html</text:p>
          </table:table-cell>
          <table:table-cell table:formula="of:=HYPERLINK([.D253])">
            <text:p/>
          </table:table-cell>
          <table:table-cell table:formula="of:=HYPERLINK([.E253])">
            <text:p/>
          </table:table-cell>
          <table:table-cell office:value-type="string" calcext:value-type="string">
            <text:p>file:///Users/cumeo/Projects/spinoza/ulm-4/EvEn/output/conll-2012-transformed/orig/test/bn_abc_00_abc_0069___part_000.m_gold_conll.html</text:p>
          </table:table-cell>
          <table:table-cell table:formula="of:=HYPERLINK([.J253])" office:value-type="string" office:string-value="file:///Users/cumeo/Projects/spinoza/ulm-4/EvEn/output/conll-2012-transformed/orig/test/bn_abc_00_abc_0069___part_000.m_gold_conll.html" calcext:value-type="string">
            <text:p>file:///Users/cumeo/Projects/spinoza/ulm-4/EvEn/output/conll-2012-transformed/orig/test/bn_abc_00_abc_0069___part_000.m_gold_conll.html</text:p>
          </table:table-cell>
          <table:table-cell table:formula="of:=LEFT(RIGHT([.K253];44); 30)" office:value-type="string" office:string-value="abc_00_abc_0069___part_000.m_g" calcext:value-type="string">
            <text:p>abc_00_abc_0069___part_000.m_g</text:p>
          </table:table-cell>
          <table:table-cell office:value-type="string" calcext:value-type="string">
            <text:p>_WIES10_</text:p>
          </table:table-cell>
          <table:table-cell office:value-type="string" calcext:value-type="string">
            <text:p>Yemen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file:///Users/cumeo/Projects/spinoza/ulm-4/EvEn/data/annotations/documents/student2-name-quiz-documents/student2-2019-03-29-question-283.html</text:p>
          </table:table-cell>
          <table:table-cell table:number-columns-repeated="3"/>
          <table:table-cell table:formula="of:=HYPERLINK([.B254])" office:value-type="string" office:string-value="file:///Users/cumeo/Projects/spinoza/ulm-4/EvEn/data/annotations/documents/student2-name-quiz-documents/student2-2019-03-29-question-283.html" calcext:value-type="string">
            <text:p>file:///Users/cumeo/Projects/spinoza/ulm-4/EvEn/data/annotations/documents/student2-name-quiz-documents/student2-2019-03-29-question-283.html</text:p>
          </table:table-cell>
          <table:table-cell table:formula="of:=HYPERLINK([.C254])">
            <text:p/>
          </table:table-cell>
          <table:table-cell table:formula="of:=HYPERLINK([.D254])">
            <text:p/>
          </table:table-cell>
          <table:table-cell table:formula="of:=HYPERLINK([.E254])">
            <text:p/>
          </table:table-cell>
          <table:table-cell office:value-type="string" calcext:value-type="string">
            <text:p>file:///Users/cumeo/Projects/spinoza/ulm-4/EvEn/output/conll-2012-transformed/orig/test/bn_abc_00_abc_0069___part_000.m_gold_conll.html</text:p>
          </table:table-cell>
          <table:table-cell table:formula="of:=HYPERLINK([.J254])" office:value-type="string" office:string-value="file:///Users/cumeo/Projects/spinoza/ulm-4/EvEn/output/conll-2012-transformed/orig/test/bn_abc_00_abc_0069___part_000.m_gold_conll.html" calcext:value-type="string">
            <text:p>file:///Users/cumeo/Projects/spinoza/ulm-4/EvEn/output/conll-2012-transformed/orig/test/bn_abc_00_abc_0069___part_000.m_gold_conll.html</text:p>
          </table:table-cell>
          <table:table-cell table:formula="of:=LEFT(RIGHT([.K254];44); 30)" office:value-type="string" office:string-value="abc_00_abc_0069___part_000.m_g" calcext:value-type="string">
            <text:p>abc_00_abc_0069___part_000.m_g</text:p>
          </table:table-cell>
          <table:table-cell office:value-type="string" calcext:value-type="string">
            <text:p>_SHY67_</text:p>
          </table:table-cell>
          <table:table-cell/>
          <table:table-cell table:content-validation-name="val1"/>
          <table:table-cell office:value-type="string" calcext:value-type="string">
            <text:p>an American intelligence agency or department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file:///Users/cumeo/Projects/spinoza/ulm-4/EvEn/data/annotations/documents/student2-name-quiz-documents/student2-2019-03-29-question-283.html</text:p>
          </table:table-cell>
          <table:table-cell table:number-columns-repeated="3"/>
          <table:table-cell table:formula="of:=HYPERLINK([.B255])" office:value-type="string" office:string-value="file:///Users/cumeo/Projects/spinoza/ulm-4/EvEn/data/annotations/documents/student2-name-quiz-documents/student2-2019-03-29-question-283.html" calcext:value-type="string">
            <text:p>file:///Users/cumeo/Projects/spinoza/ulm-4/EvEn/data/annotations/documents/student2-name-quiz-documents/student2-2019-03-29-question-283.html</text:p>
          </table:table-cell>
          <table:table-cell table:formula="of:=HYPERLINK([.C255])">
            <text:p/>
          </table:table-cell>
          <table:table-cell table:formula="of:=HYPERLINK([.D255])">
            <text:p/>
          </table:table-cell>
          <table:table-cell table:formula="of:=HYPERLINK([.E255])">
            <text:p/>
          </table:table-cell>
          <table:table-cell office:value-type="string" calcext:value-type="string">
            <text:p>file:///Users/cumeo/Projects/spinoza/ulm-4/EvEn/output/conll-2012-transformed/orig/test/bn_abc_00_abc_0069___part_000.m_gold_conll.html</text:p>
          </table:table-cell>
          <table:table-cell table:formula="of:=HYPERLINK([.J255])" office:value-type="string" office:string-value="file:///Users/cumeo/Projects/spinoza/ulm-4/EvEn/output/conll-2012-transformed/orig/test/bn_abc_00_abc_0069___part_000.m_gold_conll.html" calcext:value-type="string">
            <text:p>file:///Users/cumeo/Projects/spinoza/ulm-4/EvEn/output/conll-2012-transformed/orig/test/bn_abc_00_abc_0069___part_000.m_gold_conll.html</text:p>
          </table:table-cell>
          <table:table-cell table:formula="of:=LEFT(RIGHT([.K255];44); 30)" office:value-type="string" office:string-value="abc_00_abc_0069___part_000.m_g" calcext:value-type="string">
            <text:p>abc_00_abc_0069___part_000.m_g</text:p>
          </table:table-cell>
          <table:table-cell office:value-type="string" calcext:value-type="string">
            <text:p>_PHIEN_</text:p>
          </table:table-cell>
          <table:table-cell/>
          <table:table-cell table:content-validation-name="val1"/>
          <table:table-cell office:value-type="string" calcext:value-type="string">
            <text:p>an intelligence agenc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file:///Users/cumeo/Projects/spinoza/ulm-4/EvEn/data/annotations/documents/student2-2019-07-06/student2-2019-03-29-question-295.html</text:p>
          </table:table-cell>
          <table:table-cell table:number-columns-repeated="3"/>
          <table:table-cell table:formula="of:=HYPERLINK([.B256])" office:value-type="string" office:string-value="file:///Users/cumeo/Projects/spinoza/ulm-4/EvEn/data/annotations/documents/student2-2019-07-06/student2-2019-03-29-question-295.html" calcext:value-type="string">
            <text:p>file:///Users/cumeo/Projects/spinoza/ulm-4/EvEn/data/annotations/documents/student2-2019-07-06/student2-2019-03-29-question-295.html</text:p>
          </table:table-cell>
          <table:table-cell table:formula="of:=HYPERLINK([.C256])">
            <text:p/>
          </table:table-cell>
          <table:table-cell table:formula="of:=HYPERLINK([.D256])">
            <text:p/>
          </table:table-cell>
          <table:table-cell table:formula="of:=HYPERLINK([.E256])">
            <text:p/>
          </table:table-cell>
          <table:table-cell office:value-type="string" calcext:value-type="string">
            <text:p>file:///Users/cumeo/Projects/spinoza/ulm-4/EvEn/output/conll-2012-transformed/orig/test/bn_cnn_01_cnn_0119___part_000.m_gold_conll.html</text:p>
          </table:table-cell>
          <table:table-cell table:formula="of:=HYPERLINK([.J256])" office:value-type="string" office:string-value="file:///Users/cumeo/Projects/spinoza/ulm-4/EvEn/output/conll-2012-transformed/orig/test/bn_cnn_01_cnn_0119___part_000.m_gold_conll.html" calcext:value-type="string">
            <text:p>file:///Users/cumeo/Projects/spinoza/ulm-4/EvEn/output/conll-2012-transformed/orig/test/bn_cnn_01_cnn_0119___part_000.m_gold_conll.html</text:p>
          </table:table-cell>
          <table:table-cell table:formula="of:=LEFT(RIGHT([.K256];44); 30)" office:value-type="string" office:string-value="cnn_01_cnn_0119___part_000.m_g" calcext:value-type="string">
            <text:p>cnn_01_cnn_0119___part_000.m_g</text:p>
          </table:table-cell>
          <table:table-cell office:value-type="string" calcext:value-type="string">
            <text:p>_CHEE11_</text:p>
          </table:table-cell>
          <table:table-cell/>
          <table:table-cell table:content-validation-name="val1"/>
          <table:table-cell office:value-type="string" calcext:value-type="string">
            <text:p>a girl's nam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file:///Users/cumeo/Projects/spinoza/ulm-4/EvEn/data/annotations/documents/student2-2019-07-06/student2-2019-03-29-question-295.html</text:p>
          </table:table-cell>
          <table:table-cell table:number-columns-repeated="3"/>
          <table:table-cell table:formula="of:=HYPERLINK([.B257])" office:value-type="string" office:string-value="file:///Users/cumeo/Projects/spinoza/ulm-4/EvEn/data/annotations/documents/student2-2019-07-06/student2-2019-03-29-question-295.html" calcext:value-type="string">
            <text:p>file:///Users/cumeo/Projects/spinoza/ulm-4/EvEn/data/annotations/documents/student2-2019-07-06/student2-2019-03-29-question-295.html</text:p>
          </table:table-cell>
          <table:table-cell table:formula="of:=HYPERLINK([.C257])">
            <text:p/>
          </table:table-cell>
          <table:table-cell table:formula="of:=HYPERLINK([.D257])">
            <text:p/>
          </table:table-cell>
          <table:table-cell table:formula="of:=HYPERLINK([.E257])">
            <text:p/>
          </table:table-cell>
          <table:table-cell office:value-type="string" calcext:value-type="string">
            <text:p>file:///Users/cumeo/Projects/spinoza/ulm-4/EvEn/output/conll-2012-transformed/orig/test/bn_cnn_01_cnn_0119___part_000.m_gold_conll.html</text:p>
          </table:table-cell>
          <table:table-cell table:formula="of:=HYPERLINK([.J257])" office:value-type="string" office:string-value="file:///Users/cumeo/Projects/spinoza/ulm-4/EvEn/output/conll-2012-transformed/orig/test/bn_cnn_01_cnn_0119___part_000.m_gold_conll.html" calcext:value-type="string">
            <text:p>file:///Users/cumeo/Projects/spinoza/ulm-4/EvEn/output/conll-2012-transformed/orig/test/bn_cnn_01_cnn_0119___part_000.m_gold_conll.html</text:p>
          </table:table-cell>
          <table:table-cell table:formula="of:=LEFT(RIGHT([.K257];44); 30)" office:value-type="string" office:string-value="cnn_01_cnn_0119___part_000.m_g" calcext:value-type="string">
            <text:p>cnn_01_cnn_0119___part_000.m_g</text:p>
          </table:table-cell>
          <table:table-cell office:value-type="string" calcext:value-type="string">
            <text:p>_HYT_</text:p>
          </table:table-cell>
          <table:table-cell/>
          <table:table-cell table:content-validation-name="val1"/>
          <table:table-cell office:value-type="string" calcext:value-type="string">
            <text:p>name of a TV show featuring a kid with a disabil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file:///Users/cumeo/Projects/spinoza/ulm-4/EvEn/data/annotations/documents/student2-2019-07-06/student2-2019-03-29-question-295.html</text:p>
          </table:table-cell>
          <table:table-cell table:number-columns-repeated="3"/>
          <table:table-cell table:formula="of:=HYPERLINK([.B258])" office:value-type="string" office:string-value="file:///Users/cumeo/Projects/spinoza/ulm-4/EvEn/data/annotations/documents/student2-2019-07-06/student2-2019-03-29-question-295.html" calcext:value-type="string">
            <text:p>file:///Users/cumeo/Projects/spinoza/ulm-4/EvEn/data/annotations/documents/student2-2019-07-06/student2-2019-03-29-question-295.html</text:p>
          </table:table-cell>
          <table:table-cell table:formula="of:=HYPERLINK([.C258])">
            <text:p/>
          </table:table-cell>
          <table:table-cell table:formula="of:=HYPERLINK([.D258])">
            <text:p/>
          </table:table-cell>
          <table:table-cell table:formula="of:=HYPERLINK([.E258])">
            <text:p/>
          </table:table-cell>
          <table:table-cell office:value-type="string" calcext:value-type="string">
            <text:p>file:///Users/cumeo/Projects/spinoza/ulm-4/EvEn/output/conll-2012-transformed/orig/test/bn_cnn_01_cnn_0119___part_000.m_gold_conll.html</text:p>
          </table:table-cell>
          <table:table-cell table:formula="of:=HYPERLINK([.J258])" office:value-type="string" office:string-value="file:///Users/cumeo/Projects/spinoza/ulm-4/EvEn/output/conll-2012-transformed/orig/test/bn_cnn_01_cnn_0119___part_000.m_gold_conll.html" calcext:value-type="string">
            <text:p>file:///Users/cumeo/Projects/spinoza/ulm-4/EvEn/output/conll-2012-transformed/orig/test/bn_cnn_01_cnn_0119___part_000.m_gold_conll.html</text:p>
          </table:table-cell>
          <table:table-cell table:formula="of:=LEFT(RIGHT([.K258];44); 30)" office:value-type="string" office:string-value="cnn_01_cnn_0119___part_000.m_g" calcext:value-type="string">
            <text:p>cnn_01_cnn_0119___part_000.m_g</text:p>
          </table:table-cell>
          <table:table-cell office:value-type="string" calcext:value-type="string">
            <text:p>_PHEA_</text:p>
          </table:table-cell>
          <table:table-cell/>
          <table:table-cell table:content-validation-name="val1"/>
          <table:table-cell office:value-type="string" calcext:value-type="string">
            <text:p>a TV channel, probably for kids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file:///Users/cumeo/Projects/spinoza/ulm-4/EvEn/data/annotations/documents/student2-name-quiz-documents/student2-2019-03-29-question-295.html</text:p>
          </table:table-cell>
          <table:table-cell table:number-columns-repeated="3"/>
          <table:table-cell table:formula="of:=HYPERLINK([.B259])" office:value-type="string" office:string-value="file:///Users/cumeo/Projects/spinoza/ulm-4/EvEn/data/annotations/documents/student2-name-quiz-documents/student2-2019-03-29-question-295.html" calcext:value-type="string">
            <text:p>file:///Users/cumeo/Projects/spinoza/ulm-4/EvEn/data/annotations/documents/student2-name-quiz-documents/student2-2019-03-29-question-295.html</text:p>
          </table:table-cell>
          <table:table-cell table:formula="of:=HYPERLINK([.C259])">
            <text:p/>
          </table:table-cell>
          <table:table-cell table:formula="of:=HYPERLINK([.D259])">
            <text:p/>
          </table:table-cell>
          <table:table-cell table:formula="of:=HYPERLINK([.E259])">
            <text:p/>
          </table:table-cell>
          <table:table-cell office:value-type="string" calcext:value-type="string">
            <text:p>file:///Users/cumeo/Projects/spinoza/ulm-4/EvEn/output/conll-2012-transformed/orig/test/bn_cnn_01_cnn_0119___part_000.m_gold_conll.html</text:p>
          </table:table-cell>
          <table:table-cell table:formula="of:=HYPERLINK([.J259])" office:value-type="string" office:string-value="file:///Users/cumeo/Projects/spinoza/ulm-4/EvEn/output/conll-2012-transformed/orig/test/bn_cnn_01_cnn_0119___part_000.m_gold_conll.html" calcext:value-type="string">
            <text:p>file:///Users/cumeo/Projects/spinoza/ulm-4/EvEn/output/conll-2012-transformed/orig/test/bn_cnn_01_cnn_0119___part_000.m_gold_conll.html</text:p>
          </table:table-cell>
          <table:table-cell table:formula="of:=LEFT(RIGHT([.K259];44); 30)" office:value-type="string" office:string-value="cnn_01_cnn_0119___part_000.m_g" calcext:value-type="string">
            <text:p>cnn_01_cnn_0119___part_000.m_g</text:p>
          </table:table-cell>
          <table:table-cell office:value-type="string" calcext:value-type="string">
            <text:p>_COX_ _WE_</text:p>
          </table:table-cell>
          <table:table-cell/>
          <table:table-cell table:content-validation-name="val1"/>
          <table:table-cell office:value-type="string" calcext:value-type="string">
            <text:p>CNN reporter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file:///Users/cumeo/Projects/spinoza/ulm-4/EvEn/data/annotations/documents/student2-2019-07-06/student2-2019-03-29-question-298.html</text:p>
          </table:table-cell>
          <table:table-cell table:number-columns-repeated="3"/>
          <table:table-cell table:formula="of:=HYPERLINK([.B260])" office:value-type="string" office:string-value="file:///Users/cumeo/Projects/spinoza/ulm-4/EvEn/data/annotations/documents/student2-2019-07-06/student2-2019-03-29-question-298.html" calcext:value-type="string">
            <text:p>file:///Users/cumeo/Projects/spinoza/ulm-4/EvEn/data/annotations/documents/student2-2019-07-06/student2-2019-03-29-question-298.html</text:p>
          </table:table-cell>
          <table:table-cell table:formula="of:=HYPERLINK([.C260])">
            <text:p/>
          </table:table-cell>
          <table:table-cell table:formula="of:=HYPERLINK([.D260])">
            <text:p/>
          </table:table-cell>
          <table:table-cell table:formula="of:=HYPERLINK([.E260])">
            <text:p/>
          </table:table-cell>
          <table:table-cell office:value-type="string" calcext:value-type="string">
            <text:p>file:///Users/cumeo/Projects/spinoza/ulm-4/EvEn/output/conll-2012-transformed/orig/test/bn_cnn_01_cnn_0149___part_000.m_gold_conll.html</text:p>
          </table:table-cell>
          <table:table-cell table:formula="of:=HYPERLINK([.J260])" office:value-type="string" office:string-value="file:///Users/cumeo/Projects/spinoza/ulm-4/EvEn/output/conll-2012-transformed/orig/test/bn_cnn_01_cnn_0149___part_000.m_gold_conll.html" calcext:value-type="string">
            <text:p>file:///Users/cumeo/Projects/spinoza/ulm-4/EvEn/output/conll-2012-transformed/orig/test/bn_cnn_01_cnn_0149___part_000.m_gold_conll.html</text:p>
          </table:table-cell>
          <table:table-cell table:formula="of:=LEFT(RIGHT([.K260];44); 30)" office:value-type="string" office:string-value="cnn_01_cnn_0149___part_000.m_g" calcext:value-type="string">
            <text:p>cnn_01_cnn_0149___part_000.m_g</text:p>
          </table:table-cell>
          <table:table-cell office:value-type="string" calcext:value-type="string">
            <text:p>_WOK_</text:p>
          </table:table-cell>
          <table:table-cell/>
          <table:table-cell table:content-validation-name="val1"/>
          <table:table-cell office:value-type="string" calcext:value-type="string">
            <text:p>an American politicia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file:///Users/cumeo/Projects/spinoza/ulm-4/EvEn/data/annotations/documents/student2-name-quiz-documents/student2-2019-03-29-question-307.html</text:p>
          </table:table-cell>
          <table:table-cell table:number-columns-repeated="3"/>
          <table:table-cell table:formula="of:=HYPERLINK([.B261])" office:value-type="string" office:string-value="file:///Users/cumeo/Projects/spinoza/ulm-4/EvEn/data/annotations/documents/student2-name-quiz-documents/student2-2019-03-29-question-307.html" calcext:value-type="string">
            <text:p>file:///Users/cumeo/Projects/spinoza/ulm-4/EvEn/data/annotations/documents/student2-name-quiz-documents/student2-2019-03-29-question-307.html</text:p>
          </table:table-cell>
          <table:table-cell table:formula="of:=HYPERLINK([.C261])">
            <text:p/>
          </table:table-cell>
          <table:table-cell table:formula="of:=HYPERLINK([.D261])">
            <text:p/>
          </table:table-cell>
          <table:table-cell table:formula="of:=HYPERLINK([.E261])">
            <text:p/>
          </table:table-cell>
          <table:table-cell office:value-type="string" calcext:value-type="string">
            <text:p>file:///Users/cumeo/Projects/spinoza/ulm-4/EvEn/output/conll-2012-transformed/orig/test/bn_cnn_02_cnn_0239___part_000.m_gold_conll.html</text:p>
          </table:table-cell>
          <table:table-cell table:formula="of:=HYPERLINK([.J261])" office:value-type="string" office:string-value="file:///Users/cumeo/Projects/spinoza/ulm-4/EvEn/output/conll-2012-transformed/orig/test/bn_cnn_02_cnn_0239___part_000.m_gold_conll.html" calcext:value-type="string">
            <text:p>file:///Users/cumeo/Projects/spinoza/ulm-4/EvEn/output/conll-2012-transformed/orig/test/bn_cnn_02_cnn_0239___part_000.m_gold_conll.html</text:p>
          </table:table-cell>
          <table:table-cell table:formula="of:=LEFT(RIGHT([.K261];44); 30)" office:value-type="string" office:string-value="cnn_02_cnn_0239___part_000.m_g" calcext:value-type="string">
            <text:p>cnn_02_cnn_0239___part_000.m_g</text:p>
          </table:table-cell>
          <table:table-cell office:value-type="string" calcext:value-type="string">
            <text:p>_MY_</text:p>
          </table:table-cell>
          <table:table-cell office:value-type="string" calcext:value-type="string">
            <text:p>Bonnaroo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file:///Users/cumeo/Projects/spinoza/ulm-4/EvEn/data/annotations/documents/student2-name-quiz-documents/student2-2019-03-29-question-319.html</text:p>
          </table:table-cell>
          <table:table-cell table:number-columns-repeated="3"/>
          <table:table-cell table:formula="of:=HYPERLINK([.B262])" office:value-type="string" office:string-value="file:///Users/cumeo/Projects/spinoza/ulm-4/EvEn/data/annotations/documents/student2-name-quiz-documents/student2-2019-03-29-question-319.html" calcext:value-type="string">
            <text:p>file:///Users/cumeo/Projects/spinoza/ulm-4/EvEn/data/annotations/documents/student2-name-quiz-documents/student2-2019-03-29-question-319.html</text:p>
          </table:table-cell>
          <table:table-cell table:formula="of:=HYPERLINK([.C262])">
            <text:p/>
          </table:table-cell>
          <table:table-cell table:formula="of:=HYPERLINK([.D262])">
            <text:p/>
          </table:table-cell>
          <table:table-cell table:formula="of:=HYPERLINK([.E262])">
            <text:p/>
          </table:table-cell>
          <table:table-cell office:value-type="string" calcext:value-type="string">
            <text:p>file:///Users/cumeo/Projects/spinoza/ulm-4/EvEn/output/conll-2012-transformed/orig/test/bn_cnn_03_cnn_0349___part_000.m_gold_conll.html</text:p>
          </table:table-cell>
          <table:table-cell table:formula="of:=HYPERLINK([.J262])" office:value-type="string" office:string-value="file:///Users/cumeo/Projects/spinoza/ulm-4/EvEn/output/conll-2012-transformed/orig/test/bn_cnn_03_cnn_0349___part_000.m_gold_conll.html" calcext:value-type="string">
            <text:p>file:///Users/cumeo/Projects/spinoza/ulm-4/EvEn/output/conll-2012-transformed/orig/test/bn_cnn_03_cnn_0349___part_000.m_gold_conll.html</text:p>
          </table:table-cell>
          <table:table-cell table:formula="of:=LEFT(RIGHT([.K262];44); 30)" office:value-type="string" office:string-value="cnn_03_cnn_0349___part_000.m_g" calcext:value-type="string">
            <text:p>cnn_03_cnn_0349___part_000.m_g</text:p>
          </table:table-cell>
          <table:table-cell office:value-type="string" calcext:value-type="string">
            <text:p>_GIE81_ _ZY_</text:p>
          </table:table-cell>
          <table:table-cell office:value-type="string" calcext:value-type="string">
            <text:p>Wall Street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file:///Users/cumeo/Projects/spinoza/ulm-4/EvEn/data/annotations/documents/student2-name-quiz-documents/student2-2019-03-29-question-320.html</text:p>
          </table:table-cell>
          <table:table-cell table:number-columns-repeated="3"/>
          <table:table-cell table:formula="of:=HYPERLINK([.B263])" office:value-type="string" office:string-value="file:///Users/cumeo/Projects/spinoza/ulm-4/EvEn/data/annotations/documents/student2-name-quiz-documents/student2-2019-03-29-question-320.html" calcext:value-type="string">
            <text:p>file:///Users/cumeo/Projects/spinoza/ulm-4/EvEn/data/annotations/documents/student2-name-quiz-documents/student2-2019-03-29-question-320.html</text:p>
          </table:table-cell>
          <table:table-cell table:formula="of:=HYPERLINK([.C263])">
            <text:p/>
          </table:table-cell>
          <table:table-cell table:formula="of:=HYPERLINK([.D263])">
            <text:p/>
          </table:table-cell>
          <table:table-cell table:formula="of:=HYPERLINK([.E263])">
            <text:p/>
          </table:table-cell>
          <table:table-cell office:value-type="string" calcext:value-type="string">
            <text:p>file:///Users/cumeo/Projects/spinoza/ulm-4/EvEn/output/conll-2012-transformed/orig/test/bn_cnn_03_cnn_0359___part_000.m_gold_conll.html</text:p>
          </table:table-cell>
          <table:table-cell table:formula="of:=HYPERLINK([.J263])" office:value-type="string" office:string-value="file:///Users/cumeo/Projects/spinoza/ulm-4/EvEn/output/conll-2012-transformed/orig/test/bn_cnn_03_cnn_0359___part_000.m_gold_conll.html" calcext:value-type="string">
            <text:p>file:///Users/cumeo/Projects/spinoza/ulm-4/EvEn/output/conll-2012-transformed/orig/test/bn_cnn_03_cnn_0359___part_000.m_gold_conll.html</text:p>
          </table:table-cell>
          <table:table-cell table:formula="of:=LEFT(RIGHT([.K263];44); 30)" office:value-type="string" office:string-value="cnn_03_cnn_0359___part_000.m_g" calcext:value-type="string">
            <text:p>cnn_03_cnn_0359___part_000.m_g</text:p>
          </table:table-cell>
          <table:table-cell office:value-type="string" calcext:value-type="string">
            <text:p>_LOO24_</text:p>
          </table:table-cell>
          <table:table-cell/>
          <table:table-cell table:content-validation-name="val1"/>
          <table:table-cell office:value-type="string" calcext:value-type="string">
            <text:p>environment writer for an organiz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ile:///Users/cumeo/Projects/spinoza/ulm-4/EvEn/data/annotations/documents/student2-name-quiz-documents/student2-2019-03-29-question-320.html</text:p>
          </table:table-cell>
          <table:table-cell table:number-columns-repeated="3"/>
          <table:table-cell table:formula="of:=HYPERLINK([.B264])" office:value-type="string" office:string-value="file:///Users/cumeo/Projects/spinoza/ulm-4/EvEn/data/annotations/documents/student2-name-quiz-documents/student2-2019-03-29-question-320.html" calcext:value-type="string">
            <text:p>file:///Users/cumeo/Projects/spinoza/ulm-4/EvEn/data/annotations/documents/student2-name-quiz-documents/student2-2019-03-29-question-320.html</text:p>
          </table:table-cell>
          <table:table-cell table:formula="of:=HYPERLINK([.C264])">
            <text:p/>
          </table:table-cell>
          <table:table-cell table:formula="of:=HYPERLINK([.D264])">
            <text:p/>
          </table:table-cell>
          <table:table-cell table:formula="of:=HYPERLINK([.E264])">
            <text:p/>
          </table:table-cell>
          <table:table-cell office:value-type="string" calcext:value-type="string">
            <text:p>file:///Users/cumeo/Projects/spinoza/ulm-4/EvEn/output/conll-2012-transformed/orig/test/bn_cnn_03_cnn_0359___part_000.m_gold_conll.html</text:p>
          </table:table-cell>
          <table:table-cell table:formula="of:=HYPERLINK([.J264])" office:value-type="string" office:string-value="file:///Users/cumeo/Projects/spinoza/ulm-4/EvEn/output/conll-2012-transformed/orig/test/bn_cnn_03_cnn_0359___part_000.m_gold_conll.html" calcext:value-type="string">
            <text:p>file:///Users/cumeo/Projects/spinoza/ulm-4/EvEn/output/conll-2012-transformed/orig/test/bn_cnn_03_cnn_0359___part_000.m_gold_conll.html</text:p>
          </table:table-cell>
          <table:table-cell table:formula="of:=LEFT(RIGHT([.K264];44); 30)" office:value-type="string" office:string-value="cnn_03_cnn_0359___part_000.m_g" calcext:value-type="string">
            <text:p>cnn_03_cnn_0359___part_000.m_g</text:p>
          </table:table-cell>
          <table:table-cell office:value-type="string" calcext:value-type="string">
            <text:p>_BIE27_ _LAP33_</text:p>
          </table:table-cell>
          <table:table-cell/>
          <table:table-cell table:content-validation-name="val1"/>
          <table:table-cell office:value-type="string" calcext:value-type="string">
            <text:p>a former White House official (female)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file:///Users/cumeo/Projects/spinoza/ulm-4/EvEn/data/annotations/documents/student2-name-quiz-documents/student2-2019-03-29-question-322.html</text:p>
          </table:table-cell>
          <table:table-cell table:number-columns-repeated="3"/>
          <table:table-cell table:formula="of:=HYPERLINK([.B265])" office:value-type="string" office:string-value="file:///Users/cumeo/Projects/spinoza/ulm-4/EvEn/data/annotations/documents/student2-name-quiz-documents/student2-2019-03-29-question-322.html" calcext:value-type="string">
            <text:p>file:///Users/cumeo/Projects/spinoza/ulm-4/EvEn/data/annotations/documents/student2-name-quiz-documents/student2-2019-03-29-question-322.html</text:p>
          </table:table-cell>
          <table:table-cell table:formula="of:=HYPERLINK([.C265])">
            <text:p/>
          </table:table-cell>
          <table:table-cell table:formula="of:=HYPERLINK([.D265])">
            <text:p/>
          </table:table-cell>
          <table:table-cell table:formula="of:=HYPERLINK([.E265])">
            <text:p/>
          </table:table-cell>
          <table:table-cell office:value-type="string" calcext:value-type="string">
            <text:p>file:///Users/cumeo/Projects/spinoza/ulm-4/EvEn/output/conll-2012-transformed/orig/test/bn_cnn_03_cnn_0379___part_000.m_gold_conll.html</text:p>
          </table:table-cell>
          <table:table-cell table:formula="of:=HYPERLINK([.J265])" office:value-type="string" office:string-value="file:///Users/cumeo/Projects/spinoza/ulm-4/EvEn/output/conll-2012-transformed/orig/test/bn_cnn_03_cnn_0379___part_000.m_gold_conll.html" calcext:value-type="string">
            <text:p>file:///Users/cumeo/Projects/spinoza/ulm-4/EvEn/output/conll-2012-transformed/orig/test/bn_cnn_03_cnn_0379___part_000.m_gold_conll.html</text:p>
          </table:table-cell>
          <table:table-cell table:formula="of:=LEFT(RIGHT([.K265];44); 30)" office:value-type="string" office:string-value="cnn_03_cnn_0379___part_000.m_g" calcext:value-type="string">
            <text:p>cnn_03_cnn_0379___part_000.m_g</text:p>
          </table:table-cell>
          <table:table-cell office:value-type="string" calcext:value-type="string">
            <text:p>_JAX64_</text:p>
          </table:table-cell>
          <table:table-cell/>
          <table:table-cell table:content-validation-name="val1"/>
          <table:table-cell office:value-type="string" calcext:value-type="string">
            <text:p>a man who murdered his wife an unborn s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ile:///Users/cumeo/Projects/spinoza/ulm-4/EvEn/data/annotations/documents/student2-docs-301-330/student2-2019-03-29-question-327.html</text:p>
          </table:table-cell>
          <table:table-cell office:value-type="string" calcext:value-type="string">
            <text:p>file:///Users/cumeo/Projects/spinoza/ulm-4/EvEn/data/annotations/documents/student2-2019-07-06/student2-2019-03-29-question-327.html</text:p>
          </table:table-cell>
          <table:table-cell table:number-columns-repeated="2"/>
          <table:table-cell table:formula="of:=HYPERLINK([.B266])" office:value-type="string" office:string-value="file:///Users/cumeo/Projects/spinoza/ulm-4/EvEn/data/annotations/documents/student2-docs-301-330/student2-2019-03-29-question-327.html" calcext:value-type="string">
            <text:p>file:///Users/cumeo/Projects/spinoza/ulm-4/EvEn/data/annotations/documents/student2-docs-301-330/student2-2019-03-29-question-327.html</text:p>
          </table:table-cell>
          <table:table-cell table:formula="of:=HYPERLINK([.C266])" office:value-type="string" office:string-value="file:///Users/cumeo/Projects/spinoza/ulm-4/EvEn/data/annotations/documents/student2-2019-07-06/student2-2019-03-29-question-327.html" calcext:value-type="string">
            <text:p>file:///Users/cumeo/Projects/spinoza/ulm-4/EvEn/data/annotations/documents/student2-2019-07-06/student2-2019-03-29-question-327.html</text:p>
          </table:table-cell>
          <table:table-cell table:formula="of:=HYPERLINK([.D266])">
            <text:p/>
          </table:table-cell>
          <table:table-cell table:formula="of:=HYPERLINK([.E266])">
            <text:p/>
          </table:table-cell>
          <table:table-cell office:value-type="string" calcext:value-type="string">
            <text:p>file:///Users/cumeo/Projects/spinoza/ulm-4/EvEn/output/conll-2012-transformed/orig/test/bn_cnn_04_cnn_0429___part_000.m_gold_conll.html</text:p>
          </table:table-cell>
          <table:table-cell table:formula="of:=HYPERLINK([.J266])" office:value-type="string" office:string-value="file:///Users/cumeo/Projects/spinoza/ulm-4/EvEn/output/conll-2012-transformed/orig/test/bn_cnn_04_cnn_0429___part_000.m_gold_conll.html" calcext:value-type="string">
            <text:p>file:///Users/cumeo/Projects/spinoza/ulm-4/EvEn/output/conll-2012-transformed/orig/test/bn_cnn_04_cnn_0429___part_000.m_gold_conll.html</text:p>
          </table:table-cell>
          <table:table-cell table:formula="of:=LEFT(RIGHT([.K266];44); 30)" office:value-type="string" office:string-value="cnn_04_cnn_0429___part_000.m_g" calcext:value-type="string">
            <text:p>cnn_04_cnn_0429___part_000.m_g</text:p>
          </table:table-cell>
          <table:table-cell office:value-type="string" calcext:value-type="string">
            <text:p>_HY60_ _SIE_</text:p>
          </table:table-cell>
          <table:table-cell office:value-type="string" calcext:value-type="string">
            <text:p>Vladimir Putin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file:///Users/cumeo/Projects/spinoza/ulm-4/EvEn/data/annotations/documents/student2-docs-301-330/student2-2019-03-29-question-327.html</text:p>
          </table:table-cell>
          <table:table-cell office:value-type="string" calcext:value-type="string">
            <text:p>file:///Users/cumeo/Projects/spinoza/ulm-4/EvEn/data/annotations/documents/student2-2019-07-06/student2-2019-03-29-question-327.html</text:p>
          </table:table-cell>
          <table:table-cell table:number-columns-repeated="2"/>
          <table:table-cell table:formula="of:=HYPERLINK([.B267])" office:value-type="string" office:string-value="file:///Users/cumeo/Projects/spinoza/ulm-4/EvEn/data/annotations/documents/student2-docs-301-330/student2-2019-03-29-question-327.html" calcext:value-type="string">
            <text:p>file:///Users/cumeo/Projects/spinoza/ulm-4/EvEn/data/annotations/documents/student2-docs-301-330/student2-2019-03-29-question-327.html</text:p>
          </table:table-cell>
          <table:table-cell table:formula="of:=HYPERLINK([.C267])" office:value-type="string" office:string-value="file:///Users/cumeo/Projects/spinoza/ulm-4/EvEn/data/annotations/documents/student2-2019-07-06/student2-2019-03-29-question-327.html" calcext:value-type="string">
            <text:p>file:///Users/cumeo/Projects/spinoza/ulm-4/EvEn/data/annotations/documents/student2-2019-07-06/student2-2019-03-29-question-327.html</text:p>
          </table:table-cell>
          <table:table-cell table:formula="of:=HYPERLINK([.D267])">
            <text:p/>
          </table:table-cell>
          <table:table-cell table:formula="of:=HYPERLINK([.E267])">
            <text:p/>
          </table:table-cell>
          <table:table-cell office:value-type="string" calcext:value-type="string">
            <text:p>file:///Users/cumeo/Projects/spinoza/ulm-4/EvEn/output/conll-2012-transformed/orig/test/bn_cnn_04_cnn_0429___part_000.m_gold_conll.html</text:p>
          </table:table-cell>
          <table:table-cell table:formula="of:=HYPERLINK([.J267])" office:value-type="string" office:string-value="file:///Users/cumeo/Projects/spinoza/ulm-4/EvEn/output/conll-2012-transformed/orig/test/bn_cnn_04_cnn_0429___part_000.m_gold_conll.html" calcext:value-type="string">
            <text:p>file:///Users/cumeo/Projects/spinoza/ulm-4/EvEn/output/conll-2012-transformed/orig/test/bn_cnn_04_cnn_0429___part_000.m_gold_conll.html</text:p>
          </table:table-cell>
          <table:table-cell table:formula="of:=LEFT(RIGHT([.K267];44); 30)" office:value-type="string" office:string-value="cnn_04_cnn_0429___part_000.m_g" calcext:value-type="string">
            <text:p>cnn_04_cnn_0429___part_000.m_g</text:p>
          </table:table-cell>
          <table:table-cell office:value-type="string" calcext:value-type="string">
            <text:p>_SHOO_</text:p>
          </table:table-cell>
          <table:table-cell office:value-type="string" calcext:value-type="string">
            <text:p>Russia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file:///Users/cumeo/Projects/spinoza/ulm-4/EvEn/data/annotations/documents/student2-docs-331-380/student2-2019-03-29-question-332.html</text:p>
          </table:table-cell>
          <table:table-cell office:value-type="string" calcext:value-type="string">
            <text:p>file:///Users/cumeo/Projects/spinoza/ulm-4/EvEn/data/annotations/documents/student2-2019-07-06/student2-2019-03-29-question-332.html</text:p>
          </table:table-cell>
          <table:table-cell table:number-columns-repeated="2"/>
          <table:table-cell table:formula="of:=HYPERLINK([.B268])" office:value-type="string" office:string-value="file:///Users/cumeo/Projects/spinoza/ulm-4/EvEn/data/annotations/documents/student2-docs-331-380/student2-2019-03-29-question-332.html" calcext:value-type="string">
            <text:p>file:///Users/cumeo/Projects/spinoza/ulm-4/EvEn/data/annotations/documents/student2-docs-331-380/student2-2019-03-29-question-332.html</text:p>
          </table:table-cell>
          <table:table-cell table:formula="of:=HYPERLINK([.C268])" office:value-type="string" office:string-value="file:///Users/cumeo/Projects/spinoza/ulm-4/EvEn/data/annotations/documents/student2-2019-07-06/student2-2019-03-29-question-332.html" calcext:value-type="string">
            <text:p>file:///Users/cumeo/Projects/spinoza/ulm-4/EvEn/data/annotations/documents/student2-2019-07-06/student2-2019-03-29-question-332.html</text:p>
          </table:table-cell>
          <table:table-cell table:formula="of:=HYPERLINK([.D268])">
            <text:p/>
          </table:table-cell>
          <table:table-cell table:formula="of:=HYPERLINK([.E268])">
            <text:p/>
          </table:table-cell>
          <table:table-cell office:value-type="string" calcext:value-type="string">
            <text:p>file:///Users/cumeo/Projects/spinoza/ulm-4/EvEn/output/conll-2012-transformed/orig/test/bn_nbc_00_nbc_0029___part_000.m_gold_conll.html</text:p>
          </table:table-cell>
          <table:table-cell table:formula="of:=HYPERLINK([.J268])" office:value-type="string" office:string-value="file:///Users/cumeo/Projects/spinoza/ulm-4/EvEn/output/conll-2012-transformed/orig/test/bn_nbc_00_nbc_0029___part_000.m_gold_conll.html" calcext:value-type="string">
            <text:p>file:///Users/cumeo/Projects/spinoza/ulm-4/EvEn/output/conll-2012-transformed/orig/test/bn_nbc_00_nbc_0029___part_000.m_gold_conll.html</text:p>
          </table:table-cell>
          <table:table-cell table:formula="of:=LEFT(RIGHT([.K268];44); 30)" office:value-type="string" office:string-value="nbc_00_nbc_0029___part_000.m_g" calcext:value-type="string">
            <text:p>nbc_00_nbc_0029___part_000.m_g</text:p>
          </table:table-cell>
          <table:table-cell office:value-type="string" calcext:value-type="string">
            <text:p>_WOK_</text:p>
          </table:table-cell>
          <table:table-cell office:value-type="string" calcext:value-type="string">
            <text:p>Al Gore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file:///Users/cumeo/Projects/spinoza/ulm-4/EvEn/data/annotations/documents/student2-docs-331-380/student2-2019-03-29-question-332.html</text:p>
          </table:table-cell>
          <table:table-cell office:value-type="string" calcext:value-type="string">
            <text:p>file:///Users/cumeo/Projects/spinoza/ulm-4/EvEn/data/annotations/documents/student2-2019-07-06/student2-2019-03-29-question-332.html</text:p>
          </table:table-cell>
          <table:table-cell table:number-columns-repeated="2"/>
          <table:table-cell table:formula="of:=HYPERLINK([.B269])" office:value-type="string" office:string-value="file:///Users/cumeo/Projects/spinoza/ulm-4/EvEn/data/annotations/documents/student2-docs-331-380/student2-2019-03-29-question-332.html" calcext:value-type="string">
            <text:p>file:///Users/cumeo/Projects/spinoza/ulm-4/EvEn/data/annotations/documents/student2-docs-331-380/student2-2019-03-29-question-332.html</text:p>
          </table:table-cell>
          <table:table-cell table:formula="of:=HYPERLINK([.C269])" office:value-type="string" office:string-value="file:///Users/cumeo/Projects/spinoza/ulm-4/EvEn/data/annotations/documents/student2-2019-07-06/student2-2019-03-29-question-332.html" calcext:value-type="string">
            <text:p>file:///Users/cumeo/Projects/spinoza/ulm-4/EvEn/data/annotations/documents/student2-2019-07-06/student2-2019-03-29-question-332.html</text:p>
          </table:table-cell>
          <table:table-cell table:formula="of:=HYPERLINK([.D269])">
            <text:p/>
          </table:table-cell>
          <table:table-cell table:formula="of:=HYPERLINK([.E269])">
            <text:p/>
          </table:table-cell>
          <table:table-cell office:value-type="string" calcext:value-type="string">
            <text:p>file:///Users/cumeo/Projects/spinoza/ulm-4/EvEn/output/conll-2012-transformed/orig/test/bn_nbc_00_nbc_0029___part_000.m_gold_conll.html</text:p>
          </table:table-cell>
          <table:table-cell table:formula="of:=HYPERLINK([.J269])" office:value-type="string" office:string-value="file:///Users/cumeo/Projects/spinoza/ulm-4/EvEn/output/conll-2012-transformed/orig/test/bn_nbc_00_nbc_0029___part_000.m_gold_conll.html" calcext:value-type="string">
            <text:p>file:///Users/cumeo/Projects/spinoza/ulm-4/EvEn/output/conll-2012-transformed/orig/test/bn_nbc_00_nbc_0029___part_000.m_gold_conll.html</text:p>
          </table:table-cell>
          <table:table-cell table:formula="of:=LEFT(RIGHT([.K269];44); 30)" office:value-type="string" office:string-value="nbc_00_nbc_0029___part_000.m_g" calcext:value-type="string">
            <text:p>nbc_00_nbc_0029___part_000.m_g</text:p>
          </table:table-cell>
          <table:table-cell office:value-type="string" calcext:value-type="string">
            <text:p>_XO_</text:p>
          </table:table-cell>
          <table:table-cell/>
          <table:table-cell table:content-validation-name="val1"/>
          <table:table-cell office:value-type="string" calcext:value-type="string">
            <text:p>the reporter's nam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file:///Users/cumeo/Projects/spinoza/ulm-4/EvEn/data/annotations/documents/student2-docs-331-380/student2-2019-03-29-question-332.html</text:p>
          </table:table-cell>
          <table:table-cell office:value-type="string" calcext:value-type="string">
            <text:p>file:///Users/cumeo/Projects/spinoza/ulm-4/EvEn/data/annotations/documents/student2-2019-07-06/student2-2019-03-29-question-332.html</text:p>
          </table:table-cell>
          <table:table-cell table:number-columns-repeated="2"/>
          <table:table-cell table:formula="of:=HYPERLINK([.B270])" office:value-type="string" office:string-value="file:///Users/cumeo/Projects/spinoza/ulm-4/EvEn/data/annotations/documents/student2-docs-331-380/student2-2019-03-29-question-332.html" calcext:value-type="string">
            <text:p>file:///Users/cumeo/Projects/spinoza/ulm-4/EvEn/data/annotations/documents/student2-docs-331-380/student2-2019-03-29-question-332.html</text:p>
          </table:table-cell>
          <table:table-cell table:formula="of:=HYPERLINK([.C270])" office:value-type="string" office:string-value="file:///Users/cumeo/Projects/spinoza/ulm-4/EvEn/data/annotations/documents/student2-2019-07-06/student2-2019-03-29-question-332.html" calcext:value-type="string">
            <text:p>file:///Users/cumeo/Projects/spinoza/ulm-4/EvEn/data/annotations/documents/student2-2019-07-06/student2-2019-03-29-question-332.html</text:p>
          </table:table-cell>
          <table:table-cell table:formula="of:=HYPERLINK([.D270])">
            <text:p/>
          </table:table-cell>
          <table:table-cell table:formula="of:=HYPERLINK([.E270])">
            <text:p/>
          </table:table-cell>
          <table:table-cell office:value-type="string" calcext:value-type="string">
            <text:p>file:///Users/cumeo/Projects/spinoza/ulm-4/EvEn/output/conll-2012-transformed/orig/test/bn_nbc_00_nbc_0029___part_000.m_gold_conll.html</text:p>
          </table:table-cell>
          <table:table-cell table:formula="of:=HYPERLINK([.J270])" office:value-type="string" office:string-value="file:///Users/cumeo/Projects/spinoza/ulm-4/EvEn/output/conll-2012-transformed/orig/test/bn_nbc_00_nbc_0029___part_000.m_gold_conll.html" calcext:value-type="string">
            <text:p>file:///Users/cumeo/Projects/spinoza/ulm-4/EvEn/output/conll-2012-transformed/orig/test/bn_nbc_00_nbc_0029___part_000.m_gold_conll.html</text:p>
          </table:table-cell>
          <table:table-cell table:formula="of:=LEFT(RIGHT([.K270];44); 30)" office:value-type="string" office:string-value="nbc_00_nbc_0029___part_000.m_g" calcext:value-type="string">
            <text:p>nbc_00_nbc_0029___part_000.m_g</text:p>
          </table:table-cell>
          <table:table-cell office:value-type="string" calcext:value-type="string">
            <text:p>_NYT75_</text:p>
          </table:table-cell>
          <table:table-cell office:value-type="string" calcext:value-type="string">
            <text:p>Bush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file:///Users/cumeo/Projects/spinoza/ulm-4/EvEn/data/annotations/documents/student2-name-quiz-documents/student2-2019-03-29-question-332.html</text:p>
          </table:table-cell>
          <table:table-cell table:number-columns-repeated="3"/>
          <table:table-cell table:formula="of:=HYPERLINK([.B271])" office:value-type="string" office:string-value="file:///Users/cumeo/Projects/spinoza/ulm-4/EvEn/data/annotations/documents/student2-name-quiz-documents/student2-2019-03-29-question-332.html" calcext:value-type="string">
            <text:p>file:///Users/cumeo/Projects/spinoza/ulm-4/EvEn/data/annotations/documents/student2-name-quiz-documents/student2-2019-03-29-question-332.html</text:p>
          </table:table-cell>
          <table:table-cell table:formula="of:=HYPERLINK([.C271])">
            <text:p/>
          </table:table-cell>
          <table:table-cell table:formula="of:=HYPERLINK([.D271])">
            <text:p/>
          </table:table-cell>
          <table:table-cell table:formula="of:=HYPERLINK([.E271])">
            <text:p/>
          </table:table-cell>
          <table:table-cell office:value-type="string" calcext:value-type="string">
            <text:p>file:///Users/cumeo/Projects/spinoza/ulm-4/EvEn/output/conll-2012-transformed/orig/test/bn_nbc_00_nbc_0029___part_000.m_gold_conll.html</text:p>
          </table:table-cell>
          <table:table-cell table:formula="of:=HYPERLINK([.J271])" office:value-type="string" office:string-value="file:///Users/cumeo/Projects/spinoza/ulm-4/EvEn/output/conll-2012-transformed/orig/test/bn_nbc_00_nbc_0029___part_000.m_gold_conll.html" calcext:value-type="string">
            <text:p>file:///Users/cumeo/Projects/spinoza/ulm-4/EvEn/output/conll-2012-transformed/orig/test/bn_nbc_00_nbc_0029___part_000.m_gold_conll.html</text:p>
          </table:table-cell>
          <table:table-cell table:formula="of:=LEFT(RIGHT([.K271];44); 30)" office:value-type="string" office:string-value="nbc_00_nbc_0029___part_000.m_g" calcext:value-type="string">
            <text:p>nbc_00_nbc_0029___part_000.m_g</text:p>
          </table:table-cell>
          <table:table-cell office:value-type="string" calcext:value-type="string">
            <text:p>_HE_</text:p>
          </table:table-cell>
          <table:table-cell office:value-type="string" calcext:value-type="string">
            <text:p>Texas</text:p>
          </table:table-cell>
          <table:table-cell table:content-validation-name="val1" office:value-type="string" calcext:value-type="string">
            <text:p>n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file:///Users/cumeo/Projects/spinoza/ulm-4/EvEn/data/annotations/documents/student2-name-quiz-documents/student2-2019-03-29-question-332.html</text:p>
          </table:table-cell>
          <table:table-cell table:number-columns-repeated="3"/>
          <table:table-cell table:formula="of:=HYPERLINK([.B272])" office:value-type="string" office:string-value="file:///Users/cumeo/Projects/spinoza/ulm-4/EvEn/data/annotations/documents/student2-name-quiz-documents/student2-2019-03-29-question-332.html" calcext:value-type="string">
            <text:p>file:///Users/cumeo/Projects/spinoza/ulm-4/EvEn/data/annotations/documents/student2-name-quiz-documents/student2-2019-03-29-question-332.html</text:p>
          </table:table-cell>
          <table:table-cell table:formula="of:=HYPERLINK([.C272])">
            <text:p/>
          </table:table-cell>
          <table:table-cell table:formula="of:=HYPERLINK([.D272])">
            <text:p/>
          </table:table-cell>
          <table:table-cell table:formula="of:=HYPERLINK([.E272])">
            <text:p/>
          </table:table-cell>
          <table:table-cell office:value-type="string" calcext:value-type="string">
            <text:p>file:///Users/cumeo/Projects/spinoza/ulm-4/EvEn/output/conll-2012-transformed/orig/test/bn_nbc_00_nbc_0029___part_000.m_gold_conll.html</text:p>
          </table:table-cell>
          <table:table-cell table:formula="of:=HYPERLINK([.J272])" office:value-type="string" office:string-value="file:///Users/cumeo/Projects/spinoza/ulm-4/EvEn/output/conll-2012-transformed/orig/test/bn_nbc_00_nbc_0029___part_000.m_gold_conll.html" calcext:value-type="string">
            <text:p>file:///Users/cumeo/Projects/spinoza/ulm-4/EvEn/output/conll-2012-transformed/orig/test/bn_nbc_00_nbc_0029___part_000.m_gold_conll.html</text:p>
          </table:table-cell>
          <table:table-cell table:formula="of:=LEFT(RIGHT([.K272];44); 30)" office:value-type="string" office:string-value="nbc_00_nbc_0029___part_000.m_g" calcext:value-type="string">
            <text:p>nbc_00_nbc_0029___part_000.m_g</text:p>
          </table:table-cell>
          <table:table-cell office:value-type="string" calcext:value-type="string">
            <text:p>_ZA_</text:p>
          </table:table-cell>
          <table:table-cell office:value-type="string" calcext:value-type="string">
            <text:p>Florida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file:///Users/cumeo/Projects/spinoza/ulm-4/EvEn/data/annotations/documents/student2-name-quiz-documents/student2-2019-03-29-question-332.html</text:p>
          </table:table-cell>
          <table:table-cell table:number-columns-repeated="3"/>
          <table:table-cell table:formula="of:=HYPERLINK([.B273])" office:value-type="string" office:string-value="file:///Users/cumeo/Projects/spinoza/ulm-4/EvEn/data/annotations/documents/student2-name-quiz-documents/student2-2019-03-29-question-332.html" calcext:value-type="string">
            <text:p>file:///Users/cumeo/Projects/spinoza/ulm-4/EvEn/data/annotations/documents/student2-name-quiz-documents/student2-2019-03-29-question-332.html</text:p>
          </table:table-cell>
          <table:table-cell table:formula="of:=HYPERLINK([.C273])">
            <text:p/>
          </table:table-cell>
          <table:table-cell table:formula="of:=HYPERLINK([.D273])">
            <text:p/>
          </table:table-cell>
          <table:table-cell table:formula="of:=HYPERLINK([.E273])">
            <text:p/>
          </table:table-cell>
          <table:table-cell office:value-type="string" calcext:value-type="string">
            <text:p>file:///Users/cumeo/Projects/spinoza/ulm-4/EvEn/output/conll-2012-transformed/orig/test/bn_nbc_00_nbc_0029___part_000.m_gold_conll.html</text:p>
          </table:table-cell>
          <table:table-cell table:formula="of:=HYPERLINK([.J273])" office:value-type="string" office:string-value="file:///Users/cumeo/Projects/spinoza/ulm-4/EvEn/output/conll-2012-transformed/orig/test/bn_nbc_00_nbc_0029___part_000.m_gold_conll.html" calcext:value-type="string">
            <text:p>file:///Users/cumeo/Projects/spinoza/ulm-4/EvEn/output/conll-2012-transformed/orig/test/bn_nbc_00_nbc_0029___part_000.m_gold_conll.html</text:p>
          </table:table-cell>
          <table:table-cell table:formula="of:=LEFT(RIGHT([.K273];44); 30)" office:value-type="string" office:string-value="nbc_00_nbc_0029___part_000.m_g" calcext:value-type="string">
            <text:p>nbc_00_nbc_0029___part_000.m_g</text:p>
          </table:table-cell>
          <table:table-cell office:value-type="string" calcext:value-type="string">
            <text:p>_ZEAK_</text:p>
          </table:table-cell>
          <table:table-cell/>
          <table:table-cell table:content-validation-name="val1"/>
          <table:table-cell office:value-type="string" calcext:value-type="string">
            <text:p>a city in Florida</text:p>
          </table:table-cell>
          <table:table-cell table:content-validation-name="val2" office:value-type="string" calcext:value-type="string">
            <text:p>n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file:///Users/cumeo/Projects/spinoza/ulm-4/EvEn/data/annotations/documents/student2-docs-331-380/student2-2019-03-29-question-338.html</text:p>
          </table:table-cell>
          <table:table-cell office:value-type="string" calcext:value-type="string">
            <text:p>file:///Users/cumeo/Projects/spinoza/ulm-4/EvEn/data/annotations/documents/student2-2019-07-06/student2-2019-03-29-question-338.html</text:p>
          </table:table-cell>
          <table:table-cell table:number-columns-repeated="2"/>
          <table:table-cell table:formula="of:=HYPERLINK([.B274])" office:value-type="string" office:string-value="file:///Users/cumeo/Projects/spinoza/ulm-4/EvEn/data/annotations/documents/student2-docs-331-380/student2-2019-03-29-question-338.html" calcext:value-type="string">
            <text:p>file:///Users/cumeo/Projects/spinoza/ulm-4/EvEn/data/annotations/documents/student2-docs-331-380/student2-2019-03-29-question-338.html</text:p>
          </table:table-cell>
          <table:table-cell table:formula="of:=HYPERLINK([.C274])" office:value-type="string" office:string-value="file:///Users/cumeo/Projects/spinoza/ulm-4/EvEn/data/annotations/documents/student2-2019-07-06/student2-2019-03-29-question-338.html" calcext:value-type="string">
            <text:p>file:///Users/cumeo/Projects/spinoza/ulm-4/EvEn/data/annotations/documents/student2-2019-07-06/student2-2019-03-29-question-338.html</text:p>
          </table:table-cell>
          <table:table-cell table:formula="of:=HYPERLINK([.D274])">
            <text:p/>
          </table:table-cell>
          <table:table-cell table:formula="of:=HYPERLINK([.E274])">
            <text:p/>
          </table:table-cell>
          <table:table-cell office:value-type="string" calcext:value-type="string">
            <text:p>file:///Users/cumeo/Projects/spinoza/ulm-4/EvEn/output/conll-2012-transformed/orig/test/bn_pri_00_pri_0049___part_000.m_gold_conll.html</text:p>
          </table:table-cell>
          <table:table-cell table:formula="of:=HYPERLINK([.J274])" office:value-type="string" office:string-value="file:///Users/cumeo/Projects/spinoza/ulm-4/EvEn/output/conll-2012-transformed/orig/test/bn_pri_00_pri_0049___part_000.m_gold_conll.html" calcext:value-type="string">
            <text:p>file:///Users/cumeo/Projects/spinoza/ulm-4/EvEn/output/conll-2012-transformed/orig/test/bn_pri_00_pri_0049___part_000.m_gold_conll.html</text:p>
          </table:table-cell>
          <table:table-cell table:formula="of:=LEFT(RIGHT([.K274];44); 30)" office:value-type="string" office:string-value="pri_00_pri_0049___part_000.m_g" calcext:value-type="string">
            <text:p>pri_00_pri_0049___part_000.m_g</text:p>
          </table:table-cell>
          <table:table-cell office:value-type="string" calcext:value-type="string">
            <text:p>_PA14_</text:p>
          </table:table-cell>
          <table:table-cell office:value-type="string" calcext:value-type="string">
            <text:p>Dakar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ile:///Users/cumeo/Projects/spinoza/ulm-4/EvEn/data/annotations/documents/student2-docs-331-380/student2-2019-03-29-question-338.html</text:p>
          </table:table-cell>
          <table:table-cell office:value-type="string" calcext:value-type="string">
            <text:p>file:///Users/cumeo/Projects/spinoza/ulm-4/EvEn/data/annotations/documents/student2-2019-07-06/student2-2019-03-29-question-338.html</text:p>
          </table:table-cell>
          <table:table-cell table:number-columns-repeated="2"/>
          <table:table-cell table:formula="of:=HYPERLINK([.B275])" office:value-type="string" office:string-value="file:///Users/cumeo/Projects/spinoza/ulm-4/EvEn/data/annotations/documents/student2-docs-331-380/student2-2019-03-29-question-338.html" calcext:value-type="string">
            <text:p>file:///Users/cumeo/Projects/spinoza/ulm-4/EvEn/data/annotations/documents/student2-docs-331-380/student2-2019-03-29-question-338.html</text:p>
          </table:table-cell>
          <table:table-cell table:formula="of:=HYPERLINK([.C275])" office:value-type="string" office:string-value="file:///Users/cumeo/Projects/spinoza/ulm-4/EvEn/data/annotations/documents/student2-2019-07-06/student2-2019-03-29-question-338.html" calcext:value-type="string">
            <text:p>file:///Users/cumeo/Projects/spinoza/ulm-4/EvEn/data/annotations/documents/student2-2019-07-06/student2-2019-03-29-question-338.html</text:p>
          </table:table-cell>
          <table:table-cell table:formula="of:=HYPERLINK([.D275])">
            <text:p/>
          </table:table-cell>
          <table:table-cell table:formula="of:=HYPERLINK([.E275])">
            <text:p/>
          </table:table-cell>
          <table:table-cell office:value-type="string" calcext:value-type="string">
            <text:p>file:///Users/cumeo/Projects/spinoza/ulm-4/EvEn/output/conll-2012-transformed/orig/test/bn_pri_00_pri_0049___part_000.m_gold_conll.html</text:p>
          </table:table-cell>
          <table:table-cell table:formula="of:=HYPERLINK([.J275])" office:value-type="string" office:string-value="file:///Users/cumeo/Projects/spinoza/ulm-4/EvEn/output/conll-2012-transformed/orig/test/bn_pri_00_pri_0049___part_000.m_gold_conll.html" calcext:value-type="string">
            <text:p>file:///Users/cumeo/Projects/spinoza/ulm-4/EvEn/output/conll-2012-transformed/orig/test/bn_pri_00_pri_0049___part_000.m_gold_conll.html</text:p>
          </table:table-cell>
          <table:table-cell table:formula="of:=LEFT(RIGHT([.K275];44); 30)" office:value-type="string" office:string-value="pri_00_pri_0049___part_000.m_g" calcext:value-type="string">
            <text:p>pri_00_pri_0049___part_000.m_g</text:p>
          </table:table-cell>
          <table:table-cell office:value-type="string" calcext:value-type="string">
            <text:p>_SU_ _CHOOC_</text:p>
          </table:table-cell>
          <table:table-cell office:value-type="string" calcext:value-type="string">
            <text:p>New York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file:///Users/cumeo/Projects/spinoza/ulm-4/EvEn/data/annotations/documents/student2-docs-331-380/student2-2019-03-29-question-338.html</text:p>
          </table:table-cell>
          <table:table-cell office:value-type="string" calcext:value-type="string">
            <text:p>file:///Users/cumeo/Projects/spinoza/ulm-4/EvEn/data/annotations/documents/student2-2019-07-06/student2-2019-03-29-question-338.html</text:p>
          </table:table-cell>
          <table:table-cell table:number-columns-repeated="2"/>
          <table:table-cell table:formula="of:=HYPERLINK([.B276])" office:value-type="string" office:string-value="file:///Users/cumeo/Projects/spinoza/ulm-4/EvEn/data/annotations/documents/student2-docs-331-380/student2-2019-03-29-question-338.html" calcext:value-type="string">
            <text:p>file:///Users/cumeo/Projects/spinoza/ulm-4/EvEn/data/annotations/documents/student2-docs-331-380/student2-2019-03-29-question-338.html</text:p>
          </table:table-cell>
          <table:table-cell table:formula="of:=HYPERLINK([.C276])" office:value-type="string" office:string-value="file:///Users/cumeo/Projects/spinoza/ulm-4/EvEn/data/annotations/documents/student2-2019-07-06/student2-2019-03-29-question-338.html" calcext:value-type="string">
            <text:p>file:///Users/cumeo/Projects/spinoza/ulm-4/EvEn/data/annotations/documents/student2-2019-07-06/student2-2019-03-29-question-338.html</text:p>
          </table:table-cell>
          <table:table-cell table:formula="of:=HYPERLINK([.D276])">
            <text:p/>
          </table:table-cell>
          <table:table-cell table:formula="of:=HYPERLINK([.E276])">
            <text:p/>
          </table:table-cell>
          <table:table-cell office:value-type="string" calcext:value-type="string">
            <text:p>file:///Users/cumeo/Projects/spinoza/ulm-4/EvEn/output/conll-2012-transformed/orig/test/bn_pri_00_pri_0049___part_000.m_gold_conll.html</text:p>
          </table:table-cell>
          <table:table-cell table:formula="of:=HYPERLINK([.J276])" office:value-type="string" office:string-value="file:///Users/cumeo/Projects/spinoza/ulm-4/EvEn/output/conll-2012-transformed/orig/test/bn_pri_00_pri_0049___part_000.m_gold_conll.html" calcext:value-type="string">
            <text:p>file:///Users/cumeo/Projects/spinoza/ulm-4/EvEn/output/conll-2012-transformed/orig/test/bn_pri_00_pri_0049___part_000.m_gold_conll.html</text:p>
          </table:table-cell>
          <table:table-cell table:formula="of:=LEFT(RIGHT([.K276];44); 30)" office:value-type="string" office:string-value="pri_00_pri_0049___part_000.m_g" calcext:value-type="string">
            <text:p>pri_00_pri_0049___part_000.m_g</text:p>
          </table:table-cell>
          <table:table-cell office:value-type="string" calcext:value-type="string">
            <text:p>_KU_</text:p>
          </table:table-cell>
          <table:table-cell/>
          <table:table-cell table:content-validation-name="val1"/>
          <table:table-cell office:value-type="string" calcext:value-type="string">
            <text:p>Africa or America, I have arguments for both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file:///Users/cumeo/Projects/spinoza/ulm-4/EvEn/data/annotations/documents/student2-name-quiz-documents/student2-2019-03-29-question-338.html</text:p>
          </table:table-cell>
          <table:table-cell table:number-columns-repeated="3"/>
          <table:table-cell table:formula="of:=HYPERLINK([.B277])" office:value-type="string" office:string-value="file:///Users/cumeo/Projects/spinoza/ulm-4/EvEn/data/annotations/documents/student2-name-quiz-documents/student2-2019-03-29-question-338.html" calcext:value-type="string">
            <text:p>file:///Users/cumeo/Projects/spinoza/ulm-4/EvEn/data/annotations/documents/student2-name-quiz-documents/student2-2019-03-29-question-338.html</text:p>
          </table:table-cell>
          <table:table-cell table:formula="of:=HYPERLINK([.C277])">
            <text:p/>
          </table:table-cell>
          <table:table-cell table:formula="of:=HYPERLINK([.D277])">
            <text:p/>
          </table:table-cell>
          <table:table-cell table:formula="of:=HYPERLINK([.E277])">
            <text:p/>
          </table:table-cell>
          <table:table-cell office:value-type="string" calcext:value-type="string">
            <text:p>file:///Users/cumeo/Projects/spinoza/ulm-4/EvEn/output/conll-2012-transformed/orig/test/bn_pri_00_pri_0049___part_000.m_gold_conll.html</text:p>
          </table:table-cell>
          <table:table-cell table:formula="of:=HYPERLINK([.J277])" office:value-type="string" office:string-value="file:///Users/cumeo/Projects/spinoza/ulm-4/EvEn/output/conll-2012-transformed/orig/test/bn_pri_00_pri_0049___part_000.m_gold_conll.html" calcext:value-type="string">
            <text:p>file:///Users/cumeo/Projects/spinoza/ulm-4/EvEn/output/conll-2012-transformed/orig/test/bn_pri_00_pri_0049___part_000.m_gold_conll.html</text:p>
          </table:table-cell>
          <table:table-cell table:formula="of:=LEFT(RIGHT([.K277];44); 30)" office:value-type="string" office:string-value="pri_00_pri_0049___part_000.m_g" calcext:value-type="string">
            <text:p>pri_00_pri_0049___part_000.m_g</text:p>
          </table:table-cell>
          <table:table-cell office:value-type="string" calcext:value-type="string">
            <text:p>_CHI91_</text:p>
          </table:table-cell>
          <table:table-cell/>
          <table:table-cell table:content-validation-name="val1"/>
          <table:table-cell office:value-type="string" calcext:value-type="string">
            <text:p>Senegalese rap group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file:///Users/cumeo/Projects/spinoza/ulm-4/EvEn/data/annotations/documents/student2-name-quiz-documents/student2-2019-03-29-question-338.html</text:p>
          </table:table-cell>
          <table:table-cell table:number-columns-repeated="3"/>
          <table:table-cell table:formula="of:=HYPERLINK([.B278])" office:value-type="string" office:string-value="file:///Users/cumeo/Projects/spinoza/ulm-4/EvEn/data/annotations/documents/student2-name-quiz-documents/student2-2019-03-29-question-338.html" calcext:value-type="string">
            <text:p>file:///Users/cumeo/Projects/spinoza/ulm-4/EvEn/data/annotations/documents/student2-name-quiz-documents/student2-2019-03-29-question-338.html</text:p>
          </table:table-cell>
          <table:table-cell table:formula="of:=HYPERLINK([.C278])">
            <text:p/>
          </table:table-cell>
          <table:table-cell table:formula="of:=HYPERLINK([.D278])">
            <text:p/>
          </table:table-cell>
          <table:table-cell table:formula="of:=HYPERLINK([.E278])">
            <text:p/>
          </table:table-cell>
          <table:table-cell office:value-type="string" calcext:value-type="string">
            <text:p>file:///Users/cumeo/Projects/spinoza/ulm-4/EvEn/output/conll-2012-transformed/orig/test/bn_pri_00_pri_0049___part_000.m_gold_conll.html</text:p>
          </table:table-cell>
          <table:table-cell table:formula="of:=HYPERLINK([.J278])" office:value-type="string" office:string-value="file:///Users/cumeo/Projects/spinoza/ulm-4/EvEn/output/conll-2012-transformed/orig/test/bn_pri_00_pri_0049___part_000.m_gold_conll.html" calcext:value-type="string">
            <text:p>file:///Users/cumeo/Projects/spinoza/ulm-4/EvEn/output/conll-2012-transformed/orig/test/bn_pri_00_pri_0049___part_000.m_gold_conll.html</text:p>
          </table:table-cell>
          <table:table-cell table:formula="of:=LEFT(RIGHT([.K278];44); 30)" office:value-type="string" office:string-value="pri_00_pri_0049___part_000.m_g" calcext:value-type="string">
            <text:p>pri_00_pri_0049___part_000.m_g</text:p>
          </table:table-cell>
          <table:table-cell office:value-type="string" calcext:value-type="string">
            <text:p>_TREA33_ _CIE_ _GOO_</text:p>
          </table:table-cell>
          <table:table-cell/>
          <table:table-cell table:content-validation-name="val1"/>
          <table:table-cell office:value-type="string" calcext:value-type="string">
            <text:p>Senegalese hip-hop group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string" calcext:value-type="string">
            <text:p>file:///Users/cumeo/Projects/spinoza/ulm-4/EvEn/data/annotations/documents/student2-name-quiz-documents/student2-2019-03-29-question-338.html</text:p>
          </table:table-cell>
          <table:table-cell table:number-columns-repeated="3"/>
          <table:table-cell table:formula="of:=HYPERLINK([.B279])" office:value-type="string" office:string-value="file:///Users/cumeo/Projects/spinoza/ulm-4/EvEn/data/annotations/documents/student2-name-quiz-documents/student2-2019-03-29-question-338.html" calcext:value-type="string">
            <text:p>file:///Users/cumeo/Projects/spinoza/ulm-4/EvEn/data/annotations/documents/student2-name-quiz-documents/student2-2019-03-29-question-338.html</text:p>
          </table:table-cell>
          <table:table-cell table:formula="of:=HYPERLINK([.C279])">
            <text:p/>
          </table:table-cell>
          <table:table-cell table:formula="of:=HYPERLINK([.D279])">
            <text:p/>
          </table:table-cell>
          <table:table-cell table:formula="of:=HYPERLINK([.E279])">
            <text:p/>
          </table:table-cell>
          <table:table-cell office:value-type="string" calcext:value-type="string">
            <text:p>file:///Users/cumeo/Projects/spinoza/ulm-4/EvEn/output/conll-2012-transformed/orig/test/bn_pri_00_pri_0049___part_000.m_gold_conll.html</text:p>
          </table:table-cell>
          <table:table-cell table:formula="of:=HYPERLINK([.J279])" office:value-type="string" office:string-value="file:///Users/cumeo/Projects/spinoza/ulm-4/EvEn/output/conll-2012-transformed/orig/test/bn_pri_00_pri_0049___part_000.m_gold_conll.html" calcext:value-type="string">
            <text:p>file:///Users/cumeo/Projects/spinoza/ulm-4/EvEn/output/conll-2012-transformed/orig/test/bn_pri_00_pri_0049___part_000.m_gold_conll.html</text:p>
          </table:table-cell>
          <table:table-cell table:formula="of:=LEFT(RIGHT([.K279];44); 30)" office:value-type="string" office:string-value="pri_00_pri_0049___part_000.m_g" calcext:value-type="string">
            <text:p>pri_00_pri_0049___part_000.m_g</text:p>
          </table:table-cell>
          <table:table-cell office:value-type="string" calcext:value-type="string">
            <text:p>_BOO_</text:p>
          </table:table-cell>
          <table:table-cell office:value-type="string" calcext:value-type="string">
            <text:p>Senegal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file:///Users/cumeo/Projects/spinoza/ulm-4/EvEn/data/annotations/documents/student2-name-quiz-documents/student2-2019-03-29-question-346.html</text:p>
          </table:table-cell>
          <table:table-cell table:number-columns-repeated="3"/>
          <table:table-cell table:formula="of:=HYPERLINK([.B280])" office:value-type="string" office:string-value="file:///Users/cumeo/Projects/spinoza/ulm-4/EvEn/data/annotations/documents/student2-name-quiz-documents/student2-2019-03-29-question-346.html" calcext:value-type="string">
            <text:p>file:///Users/cumeo/Projects/spinoza/ulm-4/EvEn/data/annotations/documents/student2-name-quiz-documents/student2-2019-03-29-question-346.html</text:p>
          </table:table-cell>
          <table:table-cell table:formula="of:=HYPERLINK([.C280])">
            <text:p/>
          </table:table-cell>
          <table:table-cell table:formula="of:=HYPERLINK([.D280])">
            <text:p/>
          </table:table-cell>
          <table:table-cell table:formula="of:=HYPERLINK([.E280])">
            <text:p/>
          </table:table-cell>
          <table:table-cell office:value-type="string" calcext:value-type="string">
            <text:p>file:///Users/cumeo/Projects/spinoza/ulm-4/EvEn/output/conll-2012-transformed/orig/test/bn_voa_00_voa_0019___part_000.m_gold_conll.html</text:p>
          </table:table-cell>
          <table:table-cell table:formula="of:=HYPERLINK([.J280])" office:value-type="string" office:string-value="file:///Users/cumeo/Projects/spinoza/ulm-4/EvEn/output/conll-2012-transformed/orig/test/bn_voa_00_voa_0019___part_000.m_gold_conll.html" calcext:value-type="string">
            <text:p>file:///Users/cumeo/Projects/spinoza/ulm-4/EvEn/output/conll-2012-transformed/orig/test/bn_voa_00_voa_0019___part_000.m_gold_conll.html</text:p>
          </table:table-cell>
          <table:table-cell table:formula="of:=LEFT(RIGHT([.K280];44); 30)" office:value-type="string" office:string-value="voa_00_voa_0019___part_000.m_g" calcext:value-type="string">
            <text:p>voa_00_voa_0019___part_000.m_g</text:p>
          </table:table-cell>
          <table:table-cell office:value-type="string" calcext:value-type="string">
            <text:p>_CHE65_</text:p>
          </table:table-cell>
          <table:table-cell office:value-type="string" calcext:value-type="string">
            <text:p>Serbia</text:p>
          </table:table-cell>
          <table:table-cell table:content-validation-name="val1" office:value-type="string" calcext:value-type="string">
            <text:p>n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file:///Users/cumeo/Projects/spinoza/ulm-4/EvEn/data/annotations/documents/student3-name-quiz-documents/student3-2019-03-29-question-217.html</text:p>
          </table:table-cell>
          <table:table-cell table:number-columns-repeated="3"/>
          <table:table-cell table:formula="of:=HYPERLINK([.B281])" office:value-type="string" office:string-value="file:///Users/cumeo/Projects/spinoza/ulm-4/EvEn/data/annotations/documents/student3-name-quiz-documents/student3-2019-03-29-question-217.html" calcext:value-type="string">
            <text:p>file:///Users/cumeo/Projects/spinoza/ulm-4/EvEn/data/annotations/documents/student3-name-quiz-documents/student3-2019-03-29-question-217.html</text:p>
          </table:table-cell>
          <table:table-cell table:formula="of:=HYPERLINK([.C281])">
            <text:p/>
          </table:table-cell>
          <table:table-cell table:formula="of:=HYPERLINK([.D281])">
            <text:p/>
          </table:table-cell>
          <table:table-cell table:formula="of:=HYPERLINK([.E281])">
            <text:p/>
          </table:table-cell>
          <table:table-cell office:value-type="string" calcext:value-type="string">
            <text:p>file:///Users/cumeo/Projects/spinoza/ulm-4/EvEn/output/conll-2012-transformed/orig/test/bn_voa_00_voa_0019___part_000.m_gold_conll.html</text:p>
          </table:table-cell>
          <table:table-cell table:formula="of:=HYPERLINK([.J281])" office:value-type="string" office:string-value="file:///Users/cumeo/Projects/spinoza/ulm-4/EvEn/output/conll-2012-transformed/orig/test/bn_voa_00_voa_0019___part_000.m_gold_conll.html" calcext:value-type="string">
            <text:p>file:///Users/cumeo/Projects/spinoza/ulm-4/EvEn/output/conll-2012-transformed/orig/test/bn_voa_00_voa_0019___part_000.m_gold_conll.html</text:p>
          </table:table-cell>
          <table:table-cell table:formula="of:=LEFT(RIGHT([.K281];44); 30)" office:value-type="string" office:string-value="voa_00_voa_0019___part_000.m_g" calcext:value-type="string">
            <text:p>voa_00_voa_0019___part_000.m_g</text:p>
          </table:table-cell>
          <table:table-cell office:value-type="string" calcext:value-type="string">
            <text:p>_CHE65_</text:p>
          </table:table-cell>
          <table:table-cell office:value-type="string" calcext:value-type="string">
            <text:p>jugoslawia</text:p>
          </table:table-cell>
          <table:table-cell table:content-validation-name="val1" office:value-type="string" calcext:value-type="string">
            <text:p>y</text:p>
          </table:table-cell>
          <table:table-cell office:value-type="string" calcext:value-type="string">
            <text:p>balkan countr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file:///Users/cumeo/Projects/spinoza/ulm-4/EvEn/data/annotations/documents/student2-name-quiz-documents/student2-2019-03-29-question-364.html</text:p>
          </table:table-cell>
          <table:table-cell table:number-columns-repeated="3"/>
          <table:table-cell table:formula="of:=HYPERLINK([.B282])" office:value-type="string" office:string-value="file:///Users/cumeo/Projects/spinoza/ulm-4/EvEn/data/annotations/documents/student2-name-quiz-documents/student2-2019-03-29-question-364.html" calcext:value-type="string">
            <text:p>file:///Users/cumeo/Projects/spinoza/ulm-4/EvEn/data/annotations/documents/student2-name-quiz-documents/student2-2019-03-29-question-364.html</text:p>
          </table:table-cell>
          <table:table-cell table:formula="of:=HYPERLINK([.C282])">
            <text:p/>
          </table:table-cell>
          <table:table-cell table:formula="of:=HYPERLINK([.D282])">
            <text:p/>
          </table:table-cell>
          <table:table-cell table:formula="of:=HYPERLINK([.E282])">
            <text:p/>
          </table:table-cell>
          <table:table-cell office:value-type="string" calcext:value-type="string">
            <text:p>file:///Users/cumeo/Projects/spinoza/ulm-4/EvEn/output/conll-2012-transformed/orig/test/bn_voa_01_voa_0179___part_000.m_gold_conll.html</text:p>
          </table:table-cell>
          <table:table-cell table:formula="of:=HYPERLINK([.J282])" office:value-type="string" office:string-value="file:///Users/cumeo/Projects/spinoza/ulm-4/EvEn/output/conll-2012-transformed/orig/test/bn_voa_01_voa_0179___part_000.m_gold_conll.html" calcext:value-type="string">
            <text:p>file:///Users/cumeo/Projects/spinoza/ulm-4/EvEn/output/conll-2012-transformed/orig/test/bn_voa_01_voa_0179___part_000.m_gold_conll.html</text:p>
          </table:table-cell>
          <table:table-cell table:formula="of:=LEFT(RIGHT([.K282];44); 30)" office:value-type="string" office:string-value="voa_01_voa_0179___part_000.m_g" calcext:value-type="string">
            <text:p>voa_01_voa_0179___part_000.m_g</text:p>
          </table:table-cell>
          <table:table-cell office:value-type="string" calcext:value-type="string">
            <text:p>_BUR18_</text:p>
          </table:table-cell>
          <table:table-cell/>
          <table:table-cell table:content-validation-name="val1"/>
          <table:table-cell office:value-type="string" calcext:value-type="string">
            <text:p>a U.S. State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file:///Users/cumeo/Projects/spinoza/ulm-4/EvEn/data/annotations/documents/student3-name-quiz-documents/student3-2019-03-29-question-237.html</text:p>
          </table:table-cell>
          <table:table-cell table:number-columns-repeated="3"/>
          <table:table-cell table:formula="of:=HYPERLINK([.B283])" office:value-type="string" office:string-value="file:///Users/cumeo/Projects/spinoza/ulm-4/EvEn/data/annotations/documents/student3-name-quiz-documents/student3-2019-03-29-question-237.html" calcext:value-type="string">
            <text:p>file:///Users/cumeo/Projects/spinoza/ulm-4/EvEn/data/annotations/documents/student3-name-quiz-documents/student3-2019-03-29-question-237.html</text:p>
          </table:table-cell>
          <table:table-cell table:formula="of:=HYPERLINK([.C283])">
            <text:p/>
          </table:table-cell>
          <table:table-cell table:formula="of:=HYPERLINK([.D283])">
            <text:p/>
          </table:table-cell>
          <table:table-cell table:formula="of:=HYPERLINK([.E283])">
            <text:p/>
          </table:table-cell>
          <table:table-cell office:value-type="string" calcext:value-type="string">
            <text:p>file:///Users/cumeo/Projects/spinoza/ulm-4/EvEn/output/conll-2012-transformed/orig/test/bn_voa_02_voa_0209___part_000.m_gold_conll.html</text:p>
          </table:table-cell>
          <table:table-cell table:formula="of:=HYPERLINK([.J283])" office:value-type="string" office:string-value="file:///Users/cumeo/Projects/spinoza/ulm-4/EvEn/output/conll-2012-transformed/orig/test/bn_voa_02_voa_0209___part_000.m_gold_conll.html" calcext:value-type="string">
            <text:p>file:///Users/cumeo/Projects/spinoza/ulm-4/EvEn/output/conll-2012-transformed/orig/test/bn_voa_02_voa_0209___part_000.m_gold_conll.html</text:p>
          </table:table-cell>
          <table:table-cell table:formula="of:=LEFT(RIGHT([.K283];44); 30)" office:value-type="string" office:string-value="voa_02_voa_0209___part_000.m_g" calcext:value-type="string">
            <text:p>voa_02_voa_0209___part_000.m_g</text:p>
          </table:table-cell>
          <table:table-cell office:value-type="string" calcext:value-type="string">
            <text:p>_NE57_ _WO_</text:p>
          </table:table-cell>
          <table:table-cell/>
          <table:table-cell table:content-validation-name="val1"/>
          <table:table-cell office:value-type="string" calcext:value-type="string">
            <text:p>place or orgaqnisat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file:///Users/cumeo/Projects/spinoza/ulm-4/EvEn/data/annotations/documents/student3-name-quiz-documents/student3-2019-03-29-question-239.html</text:p>
          </table:table-cell>
          <table:table-cell table:number-columns-repeated="3"/>
          <table:table-cell table:formula="of:=HYPERLINK([.B284])" office:value-type="string" office:string-value="file:///Users/cumeo/Projects/spinoza/ulm-4/EvEn/data/annotations/documents/student3-name-quiz-documents/student3-2019-03-29-question-239.html" calcext:value-type="string">
            <text:p>file:///Users/cumeo/Projects/spinoza/ulm-4/EvEn/data/annotations/documents/student3-name-quiz-documents/student3-2019-03-29-question-239.html</text:p>
          </table:table-cell>
          <table:table-cell table:formula="of:=HYPERLINK([.C284])">
            <text:p/>
          </table:table-cell>
          <table:table-cell table:formula="of:=HYPERLINK([.D284])">
            <text:p/>
          </table:table-cell>
          <table:table-cell table:formula="of:=HYPERLINK([.E284])">
            <text:p/>
          </table:table-cell>
          <table:table-cell office:value-type="string" calcext:value-type="string">
            <text:p>file:///Users/cumeo/Projects/spinoza/ulm-4/EvEn/output/conll-2012-transformed/orig/test/bn_voa_02_voa_0229___part_000.m_gold_conll.html</text:p>
          </table:table-cell>
          <table:table-cell table:formula="of:=HYPERLINK([.J284])" office:value-type="string" office:string-value="file:///Users/cumeo/Projects/spinoza/ulm-4/EvEn/output/conll-2012-transformed/orig/test/bn_voa_02_voa_0229___part_000.m_gold_conll.html" calcext:value-type="string">
            <text:p>file:///Users/cumeo/Projects/spinoza/ulm-4/EvEn/output/conll-2012-transformed/orig/test/bn_voa_02_voa_0229___part_000.m_gold_conll.html</text:p>
          </table:table-cell>
          <table:table-cell table:formula="of:=LEFT(RIGHT([.K284];44); 30)" office:value-type="string" office:string-value="voa_02_voa_0229___part_000.m_g" calcext:value-type="string">
            <text:p>voa_02_voa_0229___part_000.m_g</text:p>
          </table:table-cell>
          <table:table-cell office:value-type="string" calcext:value-type="string">
            <text:p>_NEA_</text:p>
          </table:table-cell>
          <table:table-cell office:value-type="string" calcext:value-type="string">
            <text:p>Israel</text:p>
          </table:table-cell>
          <table:table-cell table:content-validation-name="val1" office:value-type="string" calcext:value-type="string">
            <text:p>y</text:p>
          </table:table-cell>
          <table:table-cell office:value-type="string" calcext:value-type="string">
            <text:p>country 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ile:///Users/cumeo/Projects/spinoza/ulm-4/EvEn/data/annotations/documents/student2-docs-331-380/student2-2019-03-29-question-370.html</text:p>
          </table:table-cell>
          <table:table-cell office:value-type="string" calcext:value-type="string">
            <text:p>file:///Users/cumeo/Projects/spinoza/ulm-4/EvEn/data/annotations/documents/student2-2019-07-06/student2-2019-03-29-question-370.html</text:p>
          </table:table-cell>
          <table:table-cell table:number-columns-repeated="2"/>
          <table:table-cell table:formula="of:=HYPERLINK([.B285])" office:value-type="string" office:string-value="file:///Users/cumeo/Projects/spinoza/ulm-4/EvEn/data/annotations/documents/student2-docs-331-380/student2-2019-03-29-question-370.html" calcext:value-type="string">
            <text:p>file:///Users/cumeo/Projects/spinoza/ulm-4/EvEn/data/annotations/documents/student2-docs-331-380/student2-2019-03-29-question-370.html</text:p>
          </table:table-cell>
          <table:table-cell table:formula="of:=HYPERLINK([.C285])" office:value-type="string" office:string-value="file:///Users/cumeo/Projects/spinoza/ulm-4/EvEn/data/annotations/documents/student2-2019-07-06/student2-2019-03-29-question-370.html" calcext:value-type="string">
            <text:p>file:///Users/cumeo/Projects/spinoza/ulm-4/EvEn/data/annotations/documents/student2-2019-07-06/student2-2019-03-29-question-370.html</text:p>
          </table:table-cell>
          <table:table-cell table:formula="of:=HYPERLINK([.D285])">
            <text:p/>
          </table:table-cell>
          <table:table-cell table:formula="of:=HYPERLINK([.E285])">
            <text:p/>
          </table:table-cell>
          <table:table-cell office:value-type="string" calcext:value-type="string">
            <text:p>file:///Users/cumeo/Projects/spinoza/ulm-4/EvEn/output/conll-2012-transformed/orig/test/bn_voa_02_voa_0239___part_000.m_gold_conll.html</text:p>
          </table:table-cell>
          <table:table-cell table:formula="of:=HYPERLINK([.J285])" office:value-type="string" office:string-value="file:///Users/cumeo/Projects/spinoza/ulm-4/EvEn/output/conll-2012-transformed/orig/test/bn_voa_02_voa_0239___part_000.m_gold_conll.html" calcext:value-type="string">
            <text:p>file:///Users/cumeo/Projects/spinoza/ulm-4/EvEn/output/conll-2012-transformed/orig/test/bn_voa_02_voa_0239___part_000.m_gold_conll.html</text:p>
          </table:table-cell>
          <table:table-cell table:formula="of:=LEFT(RIGHT([.K285];44); 30)" office:value-type="string" office:string-value="voa_02_voa_0239___part_000.m_g" calcext:value-type="string">
            <text:p>voa_02_voa_0239___part_000.m_g</text:p>
          </table:table-cell>
          <table:table-cell office:value-type="string" calcext:value-type="string">
            <text:p>_THEEX96_ _QUO_</text:p>
          </table:table-cell>
          <table:table-cell/>
          <table:table-cell table:content-validation-name="val1"/>
          <table:table-cell office:value-type="string" calcext:value-type="string">
            <text:p>the head of official Palestinian state televisio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file:///Users/cumeo/Projects/spinoza/ulm-4/EvEn/data/annotations/documents/student3-name-quiz-documents/student3-2019-03-29-question-240.html</text:p>
          </table:table-cell>
          <table:table-cell table:number-columns-repeated="3"/>
          <table:table-cell table:formula="of:=HYPERLINK([.B286])" office:value-type="string" office:string-value="file:///Users/cumeo/Projects/spinoza/ulm-4/EvEn/data/annotations/documents/student3-name-quiz-documents/student3-2019-03-29-question-240.html" calcext:value-type="string">
            <text:p>file:///Users/cumeo/Projects/spinoza/ulm-4/EvEn/data/annotations/documents/student3-name-quiz-documents/student3-2019-03-29-question-240.html</text:p>
          </table:table-cell>
          <table:table-cell table:formula="of:=HYPERLINK([.C286])">
            <text:p/>
          </table:table-cell>
          <table:table-cell table:formula="of:=HYPERLINK([.D286])">
            <text:p/>
          </table:table-cell>
          <table:table-cell table:formula="of:=HYPERLINK([.E286])">
            <text:p/>
          </table:table-cell>
          <table:table-cell office:value-type="string" calcext:value-type="string">
            <text:p>file:///Users/cumeo/Projects/spinoza/ulm-4/EvEn/output/conll-2012-transformed/orig/test/bn_voa_02_voa_0239___part_000.m_gold_conll.html</text:p>
          </table:table-cell>
          <table:table-cell table:formula="of:=HYPERLINK([.J286])" office:value-type="string" office:string-value="file:///Users/cumeo/Projects/spinoza/ulm-4/EvEn/output/conll-2012-transformed/orig/test/bn_voa_02_voa_0239___part_000.m_gold_conll.html" calcext:value-type="string">
            <text:p>file:///Users/cumeo/Projects/spinoza/ulm-4/EvEn/output/conll-2012-transformed/orig/test/bn_voa_02_voa_0239___part_000.m_gold_conll.html</text:p>
          </table:table-cell>
          <table:table-cell table:formula="of:=LEFT(RIGHT([.K286];44); 30)" office:value-type="string" office:string-value="voa_02_voa_0239___part_000.m_g" calcext:value-type="string">
            <text:p>voa_02_voa_0239___part_000.m_g</text:p>
          </table:table-cell>
          <table:table-cell office:value-type="string" calcext:value-type="string">
            <text:p>_GAS_</text:p>
          </table:table-cell>
          <table:table-cell/>
          <table:table-cell table:content-validation-name="val1"/>
          <table:table-cell office:value-type="string" calcext:value-type="string">
            <text:p>israeli organisation or militar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file:///Users/cumeo/Projects/spinoza/ulm-4/EvEn/data/annotations/documents/student3-name-quiz-documents/student3-2019-03-29-question-240.html</text:p>
          </table:table-cell>
          <table:table-cell table:number-columns-repeated="3"/>
          <table:table-cell table:formula="of:=HYPERLINK([.B287])" office:value-type="string" office:string-value="file:///Users/cumeo/Projects/spinoza/ulm-4/EvEn/data/annotations/documents/student3-name-quiz-documents/student3-2019-03-29-question-240.html" calcext:value-type="string">
            <text:p>file:///Users/cumeo/Projects/spinoza/ulm-4/EvEn/data/annotations/documents/student3-name-quiz-documents/student3-2019-03-29-question-240.html</text:p>
          </table:table-cell>
          <table:table-cell table:formula="of:=HYPERLINK([.C287])">
            <text:p/>
          </table:table-cell>
          <table:table-cell table:formula="of:=HYPERLINK([.D287])">
            <text:p/>
          </table:table-cell>
          <table:table-cell table:formula="of:=HYPERLINK([.E287])">
            <text:p/>
          </table:table-cell>
          <table:table-cell office:value-type="string" calcext:value-type="string">
            <text:p>file:///Users/cumeo/Projects/spinoza/ulm-4/EvEn/output/conll-2012-transformed/orig/test/bn_voa_02_voa_0239___part_000.m_gold_conll.html</text:p>
          </table:table-cell>
          <table:table-cell table:formula="of:=HYPERLINK([.J287])" office:value-type="string" office:string-value="file:///Users/cumeo/Projects/spinoza/ulm-4/EvEn/output/conll-2012-transformed/orig/test/bn_voa_02_voa_0239___part_000.m_gold_conll.html" calcext:value-type="string">
            <text:p>file:///Users/cumeo/Projects/spinoza/ulm-4/EvEn/output/conll-2012-transformed/orig/test/bn_voa_02_voa_0239___part_000.m_gold_conll.html</text:p>
          </table:table-cell>
          <table:table-cell table:formula="of:=LEFT(RIGHT([.K287];44); 30)" office:value-type="string" office:string-value="voa_02_voa_0239___part_000.m_g" calcext:value-type="string">
            <text:p>voa_02_voa_0239___part_000.m_g</text:p>
          </table:table-cell>
          <table:table-cell office:value-type="string" calcext:value-type="string">
            <text:p>_LEE40_ _THOO55_</text:p>
          </table:table-cell>
          <table:table-cell/>
          <table:table-cell table:content-validation-name="val1"/>
          <table:table-cell office:value-type="string" calcext:value-type="string">
            <text:p>head of official Palestinian television 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ile:///Users/cumeo/Projects/spinoza/ulm-4/EvEn/data/annotations/documents/student2-docs-331-380/student2-2019-03-29-question-377.html</text:p>
          </table:table-cell>
          <table:table-cell office:value-type="string" calcext:value-type="string">
            <text:p>file:///Users/cumeo/Projects/spinoza/ulm-4/EvEn/data/annotations/documents/student2-2019-07-06/student2-2019-03-29-question-377.html</text:p>
          </table:table-cell>
          <table:table-cell table:number-columns-repeated="2"/>
          <table:table-cell table:formula="of:=HYPERLINK([.B288])" office:value-type="string" office:string-value="file:///Users/cumeo/Projects/spinoza/ulm-4/EvEn/data/annotations/documents/student2-docs-331-380/student2-2019-03-29-question-377.html" calcext:value-type="string">
            <text:p>file:///Users/cumeo/Projects/spinoza/ulm-4/EvEn/data/annotations/documents/student2-docs-331-380/student2-2019-03-29-question-377.html</text:p>
          </table:table-cell>
          <table:table-cell table:formula="of:=HYPERLINK([.C288])" office:value-type="string" office:string-value="file:///Users/cumeo/Projects/spinoza/ulm-4/EvEn/data/annotations/documents/student2-2019-07-06/student2-2019-03-29-question-377.html" calcext:value-type="string">
            <text:p>file:///Users/cumeo/Projects/spinoza/ulm-4/EvEn/data/annotations/documents/student2-2019-07-06/student2-2019-03-29-question-377.html</text:p>
          </table:table-cell>
          <table:table-cell table:formula="of:=HYPERLINK([.D288])">
            <text:p/>
          </table:table-cell>
          <table:table-cell table:formula="of:=HYPERLINK([.E288])">
            <text:p/>
          </table:table-cell>
          <table:table-cell office:value-type="string" calcext:value-type="string">
            <text:p>file:///Users/cumeo/Projects/spinoza/ulm-4/EvEn/output/conll-2012-transformed/orig/test/mz_sinorama_10_ectb_1009___part_004.m_gold_conll.html</text:p>
          </table:table-cell>
          <table:table-cell table:formula="of:=HYPERLINK([.J288])" office:value-type="string" office:string-value="file:///Users/cumeo/Projects/spinoza/ulm-4/EvEn/output/conll-2012-transformed/orig/test/mz_sinorama_10_ectb_1009___part_004.m_gold_conll.html" calcext:value-type="string">
            <text:p>file:///Users/cumeo/Projects/spinoza/ulm-4/EvEn/output/conll-2012-transformed/orig/test/mz_sinorama_10_ectb_1009___part_004.m_gold_conll.html</text:p>
          </table:table-cell>
          <table:table-cell table:formula="of:=LEFT(RIGHT([.K288];44); 30)" office:value-type="string" office:string-value="ma_10_ectb_1009___part_004.m_g" calcext:value-type="string">
            <text:p>ma_10_ectb_1009___part_004.m_g</text:p>
          </table:table-cell>
          <table:table-cell office:value-type="string" calcext:value-type="string">
            <text:p>_MU74_ _CHUK15_</text:p>
          </table:table-cell>
          <table:table-cell office:value-type="string" calcext:value-type="string">
            <text:p>Hong Kong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file:///Users/cumeo/Projects/spinoza/ulm-4/EvEn/data/annotations/documents/student2-name-quiz-documents/student2-2019-03-29-question-377.html</text:p>
          </table:table-cell>
          <table:table-cell table:number-columns-repeated="3"/>
          <table:table-cell table:formula="of:=HYPERLINK([.B289])" office:value-type="string" office:string-value="file:///Users/cumeo/Projects/spinoza/ulm-4/EvEn/data/annotations/documents/student2-name-quiz-documents/student2-2019-03-29-question-377.html" calcext:value-type="string">
            <text:p>file:///Users/cumeo/Projects/spinoza/ulm-4/EvEn/data/annotations/documents/student2-name-quiz-documents/student2-2019-03-29-question-377.html</text:p>
          </table:table-cell>
          <table:table-cell table:formula="of:=HYPERLINK([.C289])">
            <text:p/>
          </table:table-cell>
          <table:table-cell table:formula="of:=HYPERLINK([.D289])">
            <text:p/>
          </table:table-cell>
          <table:table-cell table:formula="of:=HYPERLINK([.E289])">
            <text:p/>
          </table:table-cell>
          <table:table-cell office:value-type="string" calcext:value-type="string">
            <text:p>file:///Users/cumeo/Projects/spinoza/ulm-4/EvEn/output/conll-2012-transformed/orig/test/mz_sinorama_10_ectb_1009___part_004.m_gold_conll.html</text:p>
          </table:table-cell>
          <table:table-cell table:formula="of:=HYPERLINK([.J289])" office:value-type="string" office:string-value="file:///Users/cumeo/Projects/spinoza/ulm-4/EvEn/output/conll-2012-transformed/orig/test/mz_sinorama_10_ectb_1009___part_004.m_gold_conll.html" calcext:value-type="string">
            <text:p>file:///Users/cumeo/Projects/spinoza/ulm-4/EvEn/output/conll-2012-transformed/orig/test/mz_sinorama_10_ectb_1009___part_004.m_gold_conll.html</text:p>
          </table:table-cell>
          <table:table-cell table:formula="of:=LEFT(RIGHT([.K289];44); 30)" office:value-type="string" office:string-value="ma_10_ectb_1009___part_004.m_g" calcext:value-type="string">
            <text:p>ma_10_ectb_1009___part_004.m_g</text:p>
          </table:table-cell>
          <table:table-cell office:value-type="string" calcext:value-type="string">
            <text:p>_SHE3_</text:p>
          </table:table-cell>
          <table:table-cell office:value-type="string" calcext:value-type="string">
            <text:p>Taiwan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file:///Users/cumeo/Projects/spinoza/ulm-4/EvEn/data/annotations/documents/student2-name-quiz-documents/student2-2019-03-29-question-377.html</text:p>
          </table:table-cell>
          <table:table-cell table:number-columns-repeated="3"/>
          <table:table-cell table:formula="of:=HYPERLINK([.B290])" office:value-type="string" office:string-value="file:///Users/cumeo/Projects/spinoza/ulm-4/EvEn/data/annotations/documents/student2-name-quiz-documents/student2-2019-03-29-question-377.html" calcext:value-type="string">
            <text:p>file:///Users/cumeo/Projects/spinoza/ulm-4/EvEn/data/annotations/documents/student2-name-quiz-documents/student2-2019-03-29-question-377.html</text:p>
          </table:table-cell>
          <table:table-cell table:formula="of:=HYPERLINK([.C290])">
            <text:p/>
          </table:table-cell>
          <table:table-cell table:formula="of:=HYPERLINK([.D290])">
            <text:p/>
          </table:table-cell>
          <table:table-cell table:formula="of:=HYPERLINK([.E290])">
            <text:p/>
          </table:table-cell>
          <table:table-cell office:value-type="string" calcext:value-type="string">
            <text:p>file:///Users/cumeo/Projects/spinoza/ulm-4/EvEn/output/conll-2012-transformed/orig/test/mz_sinorama_10_ectb_1009___part_004.m_gold_conll.html</text:p>
          </table:table-cell>
          <table:table-cell table:formula="of:=HYPERLINK([.J290])" office:value-type="string" office:string-value="file:///Users/cumeo/Projects/spinoza/ulm-4/EvEn/output/conll-2012-transformed/orig/test/mz_sinorama_10_ectb_1009___part_004.m_gold_conll.html" calcext:value-type="string">
            <text:p>file:///Users/cumeo/Projects/spinoza/ulm-4/EvEn/output/conll-2012-transformed/orig/test/mz_sinorama_10_ectb_1009___part_004.m_gold_conll.html</text:p>
          </table:table-cell>
          <table:table-cell table:formula="of:=LEFT(RIGHT([.K290];44); 30)" office:value-type="string" office:string-value="ma_10_ectb_1009___part_004.m_g" calcext:value-type="string">
            <text:p>ma_10_ectb_1009___part_004.m_g</text:p>
          </table:table-cell>
          <table:table-cell office:value-type="string" calcext:value-type="string">
            <text:p>_QUEN10_</text:p>
          </table:table-cell>
          <table:table-cell office:value-type="string" calcext:value-type="string">
            <text:p>Dongguan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file:///Users/cumeo/Projects/spinoza/ulm-4/EvEn/data/annotations/documents/student3-documents-for-name-annotation/student3-2019-03-29-question-247.html</text:p>
          </table:table-cell>
          <table:table-cell office:value-type="string" calcext:value-type="string">
            <text:p>file:///Users/cumeo/Projects/spinoza/ulm-4/EvEn/data/annotations/documents/student3-name-quiz-documents/student3-2019-03-29-question-247.html</text:p>
          </table:table-cell>
          <table:table-cell table:number-columns-repeated="2"/>
          <table:table-cell table:formula="of:=HYPERLINK([.B291])" office:value-type="string" office:string-value="file:///Users/cumeo/Projects/spinoza/ulm-4/EvEn/data/annotations/documents/student3-documents-for-name-annotation/student3-2019-03-29-question-247.html" calcext:value-type="string">
            <text:p>file:///Users/cumeo/Projects/spinoza/ulm-4/EvEn/data/annotations/documents/student3-documents-for-name-annotation/student3-2019-03-29-question-247.html</text:p>
          </table:table-cell>
          <table:table-cell table:formula="of:=HYPERLINK([.C291])" office:value-type="string" office:string-value="file:///Users/cumeo/Projects/spinoza/ulm-4/EvEn/data/annotations/documents/student3-name-quiz-documents/student3-2019-03-29-question-247.html" calcext:value-type="string">
            <text:p>file:///Users/cumeo/Projects/spinoza/ulm-4/EvEn/data/annotations/documents/student3-name-quiz-documents/student3-2019-03-29-question-247.html</text:p>
          </table:table-cell>
          <table:table-cell table:formula="of:=HYPERLINK([.D291])">
            <text:p/>
          </table:table-cell>
          <table:table-cell table:formula="of:=HYPERLINK([.E291])">
            <text:p/>
          </table:table-cell>
          <table:table-cell office:value-type="string" calcext:value-type="string">
            <text:p>file:///Users/cumeo/Projects/spinoza/ulm-4/EvEn/output/conll-2012-transformed/orig/test/mz_sinorama_10_ectb_1009___part_004.m_gold_conll.html</text:p>
          </table:table-cell>
          <table:table-cell table:formula="of:=HYPERLINK([.J291])" office:value-type="string" office:string-value="file:///Users/cumeo/Projects/spinoza/ulm-4/EvEn/output/conll-2012-transformed/orig/test/mz_sinorama_10_ectb_1009___part_004.m_gold_conll.html" calcext:value-type="string">
            <text:p>file:///Users/cumeo/Projects/spinoza/ulm-4/EvEn/output/conll-2012-transformed/orig/test/mz_sinorama_10_ectb_1009___part_004.m_gold_conll.html</text:p>
          </table:table-cell>
          <table:table-cell table:formula="of:=LEFT(RIGHT([.K291];44); 30)" office:value-type="string" office:string-value="ma_10_ectb_1009___part_004.m_g" calcext:value-type="string">
            <text:p>ma_10_ectb_1009___part_004.m_g</text:p>
          </table:table-cell>
          <table:table-cell office:value-type="string" calcext:value-type="string">
            <text:p>_QUEN10_</text:p>
          </table:table-cell>
          <table:table-cell/>
          <table:table-cell table:content-validation-name="val1"/>
          <table:table-cell office:value-type="string" calcext:value-type="string">
            <text:p>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file:///Users/cumeo/Projects/spinoza/ulm-4/EvEn/data/annotations/documents/student3-name-quiz-documents/student3-2019-03-29-question-247.html</text:p>
          </table:table-cell>
          <table:table-cell table:number-columns-repeated="3"/>
          <table:table-cell table:formula="of:=HYPERLINK([.B292])" office:value-type="string" office:string-value="file:///Users/cumeo/Projects/spinoza/ulm-4/EvEn/data/annotations/documents/student3-name-quiz-documents/student3-2019-03-29-question-247.html" calcext:value-type="string">
            <text:p>file:///Users/cumeo/Projects/spinoza/ulm-4/EvEn/data/annotations/documents/student3-name-quiz-documents/student3-2019-03-29-question-247.html</text:p>
          </table:table-cell>
          <table:table-cell table:formula="of:=HYPERLINK([.C292])">
            <text:p/>
          </table:table-cell>
          <table:table-cell table:formula="of:=HYPERLINK([.D292])">
            <text:p/>
          </table:table-cell>
          <table:table-cell table:formula="of:=HYPERLINK([.E292])">
            <text:p/>
          </table:table-cell>
          <table:table-cell office:value-type="string" calcext:value-type="string">
            <text:p>file:///Users/cumeo/Projects/spinoza/ulm-4/EvEn/output/conll-2012-transformed/orig/test/mz_sinorama_10_ectb_1009___part_004.m_gold_conll.html</text:p>
          </table:table-cell>
          <table:table-cell table:formula="of:=HYPERLINK([.J292])" office:value-type="string" office:string-value="file:///Users/cumeo/Projects/spinoza/ulm-4/EvEn/output/conll-2012-transformed/orig/test/mz_sinorama_10_ectb_1009___part_004.m_gold_conll.html" calcext:value-type="string">
            <text:p>file:///Users/cumeo/Projects/spinoza/ulm-4/EvEn/output/conll-2012-transformed/orig/test/mz_sinorama_10_ectb_1009___part_004.m_gold_conll.html</text:p>
          </table:table-cell>
          <table:table-cell table:formula="of:=LEFT(RIGHT([.K292];44); 30)" office:value-type="string" office:string-value="ma_10_ectb_1009___part_004.m_g" calcext:value-type="string">
            <text:p>ma_10_ectb_1009___part_004.m_g</text:p>
          </table:table-cell>
          <table:table-cell office:value-type="string" calcext:value-type="string">
            <text:p>_SHE3_</text:p>
          </table:table-cell>
          <table:table-cell office:value-type="string" calcext:value-type="string">
            <text:p>Taiwan</text:p>
          </table:table-cell>
          <table:table-cell table:content-validation-name="val1" office:value-type="string" calcext:value-type="string">
            <text:p>y</text:p>
          </table:table-cell>
          <table:table-cell office:value-type="string" calcext:value-type="string">
            <text:p>country or city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file:///Users/cumeo/Projects/spinoza/ulm-4/EvEn/data/annotations/documents/student3-name-quiz-documents/student3-2019-03-29-question-247.html</text:p>
          </table:table-cell>
          <table:table-cell table:number-columns-repeated="3"/>
          <table:table-cell table:formula="of:=HYPERLINK([.B293])" office:value-type="string" office:string-value="file:///Users/cumeo/Projects/spinoza/ulm-4/EvEn/data/annotations/documents/student3-name-quiz-documents/student3-2019-03-29-question-247.html" calcext:value-type="string">
            <text:p>file:///Users/cumeo/Projects/spinoza/ulm-4/EvEn/data/annotations/documents/student3-name-quiz-documents/student3-2019-03-29-question-247.html</text:p>
          </table:table-cell>
          <table:table-cell table:formula="of:=HYPERLINK([.C293])">
            <text:p/>
          </table:table-cell>
          <table:table-cell table:formula="of:=HYPERLINK([.D293])">
            <text:p/>
          </table:table-cell>
          <table:table-cell table:formula="of:=HYPERLINK([.E293])">
            <text:p/>
          </table:table-cell>
          <table:table-cell office:value-type="string" calcext:value-type="string">
            <text:p>file:///Users/cumeo/Projects/spinoza/ulm-4/EvEn/output/conll-2012-transformed/orig/test/mz_sinorama_10_ectb_1009___part_004.m_gold_conll.html</text:p>
          </table:table-cell>
          <table:table-cell table:formula="of:=HYPERLINK([.J293])" office:value-type="string" office:string-value="file:///Users/cumeo/Projects/spinoza/ulm-4/EvEn/output/conll-2012-transformed/orig/test/mz_sinorama_10_ectb_1009___part_004.m_gold_conll.html" calcext:value-type="string">
            <text:p>file:///Users/cumeo/Projects/spinoza/ulm-4/EvEn/output/conll-2012-transformed/orig/test/mz_sinorama_10_ectb_1009___part_004.m_gold_conll.html</text:p>
          </table:table-cell>
          <table:table-cell table:formula="of:=LEFT(RIGHT([.K293];44); 30)" office:value-type="string" office:string-value="ma_10_ectb_1009___part_004.m_g" calcext:value-type="string">
            <text:p>ma_10_ectb_1009___part_004.m_g</text:p>
          </table:table-cell>
          <table:table-cell office:value-type="string" calcext:value-type="string">
            <text:p>_JIK78_ _DE16_</text:p>
          </table:table-cell>
          <table:table-cell/>
          <table:table-cell table:content-validation-name="val1"/>
          <table:table-cell office:value-type="string" calcext:value-type="string">
            <text:p>tow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ile:///Users/cumeo/Projects/spinoza/ulm-4/EvEn/data/annotations/documents/student2-docs-381-459/student2-2019-03-29-question-381.html</text:p>
          </table:table-cell>
          <table:table-cell office:value-type="string" calcext:value-type="string">
            <text:p>file:///Users/cumeo/Projects/spinoza/ulm-4/EvEn/data/annotations/documents/student2-2019-07-06/student2-2019-03-29-question-381.html</text:p>
          </table:table-cell>
          <table:table-cell table:number-columns-repeated="2"/>
          <table:table-cell table:formula="of:=HYPERLINK([.B294])" office:value-type="string" office:string-value="file:///Users/cumeo/Projects/spinoza/ulm-4/EvEn/data/annotations/documents/student2-docs-381-459/student2-2019-03-29-question-381.html" calcext:value-type="string">
            <text:p>file:///Users/cumeo/Projects/spinoza/ulm-4/EvEn/data/annotations/documents/student2-docs-381-459/student2-2019-03-29-question-381.html</text:p>
          </table:table-cell>
          <table:table-cell table:formula="of:=HYPERLINK([.C294])" office:value-type="string" office:string-value="file:///Users/cumeo/Projects/spinoza/ulm-4/EvEn/data/annotations/documents/student2-2019-07-06/student2-2019-03-29-question-381.html" calcext:value-type="string">
            <text:p>file:///Users/cumeo/Projects/spinoza/ulm-4/EvEn/data/annotations/documents/student2-2019-07-06/student2-2019-03-29-question-381.html</text:p>
          </table:table-cell>
          <table:table-cell table:formula="of:=HYPERLINK([.D294])">
            <text:p/>
          </table:table-cell>
          <table:table-cell table:formula="of:=HYPERLINK([.E294])">
            <text:p/>
          </table:table-cell>
          <table:table-cell office:value-type="string" calcext:value-type="string">
            <text:p>file:///Users/cumeo/Projects/spinoza/ulm-4/EvEn/output/conll-2012-transformed/orig/test/mz_sinorama_10_ectb_1009___part_008.m_gold_conll.html</text:p>
          </table:table-cell>
          <table:table-cell table:formula="of:=HYPERLINK([.J294])" office:value-type="string" office:string-value="file:///Users/cumeo/Projects/spinoza/ulm-4/EvEn/output/conll-2012-transformed/orig/test/mz_sinorama_10_ectb_1009___part_008.m_gold_conll.html" calcext:value-type="string">
            <text:p>file:///Users/cumeo/Projects/spinoza/ulm-4/EvEn/output/conll-2012-transformed/orig/test/mz_sinorama_10_ectb_1009___part_008.m_gold_conll.html</text:p>
          </table:table-cell>
          <table:table-cell table:formula="of:=LEFT(RIGHT([.K294];44); 30)" office:value-type="string" office:string-value="ma_10_ectb_1009___part_008.m_g" calcext:value-type="string">
            <text:p>ma_10_ectb_1009___part_008.m_g</text:p>
          </table:table-cell>
          <table:table-cell office:value-type="string" calcext:value-type="string">
            <text:p>_FOP_</text:p>
          </table:table-cell>
          <table:table-cell/>
          <table:table-cell table:content-validation-name="val1"/>
          <table:table-cell office:value-type="string" calcext:value-type="string">
            <text:p>probably a Chinese city, perhaps Dongguan</text:p>
          </table:table-cell>
          <table:table-cell table:content-validation-name="val2" office:value-type="string" calcext:value-type="string">
            <text:p>y</text:p>
          </table:table-cell>
          <table:table-cell table:content-validation-name="val3" table:number-columns-repeated="2"/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file:///Users/cumeo/Projects/spinoza/ulm-4/EvEn/data/annotations/documents/student2-docs-381-459/student2-2019-03-29-question-381.html</text:p>
          </table:table-cell>
          <table:table-cell office:value-type="string" calcext:value-type="string">
            <text:p>file:///Users/cumeo/Projects/spinoza/ulm-4/EvEn/data/annotations/documents/student2-2019-07-06/student2-2019-03-29-question-381.html</text:p>
          </table:table-cell>
          <table:table-cell table:number-columns-repeated="2"/>
          <table:table-cell table:formula="of:=HYPERLINK([.B295])" office:value-type="string" office:string-value="file:///Users/cumeo/Projects/spinoza/ulm-4/EvEn/data/annotations/documents/student2-docs-381-459/student2-2019-03-29-question-381.html" calcext:value-type="string">
            <text:p>file:///Users/cumeo/Projects/spinoza/ulm-4/EvEn/data/annotations/documents/student2-docs-381-459/student2-2019-03-29-question-381.html</text:p>
          </table:table-cell>
          <table:table-cell table:formula="of:=HYPERLINK([.C295])" office:value-type="string" office:string-value="file:///Users/cumeo/Projects/spinoza/ulm-4/EvEn/data/annotations/documents/student2-2019-07-06/student2-2019-03-29-question-381.html" calcext:value-type="string">
            <text:p>file:///Users/cumeo/Projects/spinoza/ulm-4/EvEn/data/annotations/documents/student2-2019-07-06/student2-2019-03-29-question-381.html</text:p>
          </table:table-cell>
          <table:table-cell table:formula="of:=HYPERLINK([.D295])">
            <text:p/>
          </table:table-cell>
          <table:table-cell table:formula="of:=HYPERLINK([.E295])">
            <text:p/>
          </table:table-cell>
          <table:table-cell office:value-type="string" calcext:value-type="string">
            <text:p>file:///Users/cumeo/Projects/spinoza/ulm-4/EvEn/output/conll-2012-transformed/orig/test/mz_sinorama_10_ectb_1009___part_008.m_gold_conll.html</text:p>
          </table:table-cell>
          <table:table-cell table:formula="of:=HYPERLINK([.J295])" office:value-type="string" office:string-value="file:///Users/cumeo/Projects/spinoza/ulm-4/EvEn/output/conll-2012-transformed/orig/test/mz_sinorama_10_ectb_1009___part_008.m_gold_conll.html" calcext:value-type="string">
            <text:p>file:///Users/cumeo/Projects/spinoza/ulm-4/EvEn/output/conll-2012-transformed/orig/test/mz_sinorama_10_ectb_1009___part_008.m_gold_conll.html</text:p>
          </table:table-cell>
          <table:table-cell table:formula="of:=LEFT(RIGHT([.K295];44); 30)" office:value-type="string" office:string-value="ma_10_ectb_1009___part_008.m_g" calcext:value-type="string">
            <text:p>ma_10_ectb_1009___part_008.m_g</text:p>
          </table:table-cell>
          <table:table-cell office:value-type="string" calcext:value-type="string">
            <text:p>_FEEF_</text:p>
          </table:table-cell>
          <table:table-cell office:value-type="string" calcext:value-type="string">
            <text:p>Taiwan</text:p>
          </table:table-cell>
          <table:table-cell table:content-validation-name="val1" office:value-type="string" calcext:value-type="string">
            <text:p>y</text:p>
          </table:table-cell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296])">
            <text:p/>
          </table:table-cell>
          <table:table-cell table:formula="of:=HYPERLINK([.C296])">
            <text:p/>
          </table:table-cell>
          <table:table-cell table:formula="of:=HYPERLINK([.D296])">
            <text:p/>
          </table:table-cell>
          <table:table-cell table:formula="of:=HYPERLINK([.E296])">
            <text:p/>
          </table:table-cell>
          <table:table-cell/>
          <table:table-cell table:formula="of:=HYPERLINK([.J296])">
            <text:p/>
          </table:table-cell>
          <table:table-cell table:formula="of:=LEFT(RIGHT([.K296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297])">
            <text:p/>
          </table:table-cell>
          <table:table-cell table:formula="of:=HYPERLINK([.C297])">
            <text:p/>
          </table:table-cell>
          <table:table-cell table:formula="of:=HYPERLINK([.D297])">
            <text:p/>
          </table:table-cell>
          <table:table-cell table:formula="of:=HYPERLINK([.E297])">
            <text:p/>
          </table:table-cell>
          <table:table-cell/>
          <table:table-cell table:formula="of:=HYPERLINK([.J297])">
            <text:p/>
          </table:table-cell>
          <table:table-cell table:formula="of:=LEFT(RIGHT([.K297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298])">
            <text:p/>
          </table:table-cell>
          <table:table-cell table:formula="of:=HYPERLINK([.C298])">
            <text:p/>
          </table:table-cell>
          <table:table-cell table:formula="of:=HYPERLINK([.D298])">
            <text:p/>
          </table:table-cell>
          <table:table-cell table:formula="of:=HYPERLINK([.E298])">
            <text:p/>
          </table:table-cell>
          <table:table-cell/>
          <table:table-cell table:formula="of:=HYPERLINK([.J298])">
            <text:p/>
          </table:table-cell>
          <table:table-cell table:formula="of:=LEFT(RIGHT([.K298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299])">
            <text:p/>
          </table:table-cell>
          <table:table-cell table:formula="of:=HYPERLINK([.C299])">
            <text:p/>
          </table:table-cell>
          <table:table-cell table:formula="of:=HYPERLINK([.D299])">
            <text:p/>
          </table:table-cell>
          <table:table-cell table:formula="of:=HYPERLINK([.E299])">
            <text:p/>
          </table:table-cell>
          <table:table-cell/>
          <table:table-cell table:formula="of:=HYPERLINK([.J299])">
            <text:p/>
          </table:table-cell>
          <table:table-cell table:formula="of:=LEFT(RIGHT([.K299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00])">
            <text:p/>
          </table:table-cell>
          <table:table-cell table:formula="of:=HYPERLINK([.C300])">
            <text:p/>
          </table:table-cell>
          <table:table-cell table:formula="of:=HYPERLINK([.D300])">
            <text:p/>
          </table:table-cell>
          <table:table-cell table:formula="of:=HYPERLINK([.E300])">
            <text:p/>
          </table:table-cell>
          <table:table-cell/>
          <table:table-cell table:formula="of:=HYPERLINK([.J300])">
            <text:p/>
          </table:table-cell>
          <table:table-cell table:formula="of:=LEFT(RIGHT([.K300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01])">
            <text:p/>
          </table:table-cell>
          <table:table-cell table:formula="of:=HYPERLINK([.C301])">
            <text:p/>
          </table:table-cell>
          <table:table-cell table:formula="of:=HYPERLINK([.D301])">
            <text:p/>
          </table:table-cell>
          <table:table-cell table:formula="of:=HYPERLINK([.E301])">
            <text:p/>
          </table:table-cell>
          <table:table-cell/>
          <table:table-cell table:formula="of:=HYPERLINK([.J301])">
            <text:p/>
          </table:table-cell>
          <table:table-cell table:formula="of:=LEFT(RIGHT([.K301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02])">
            <text:p/>
          </table:table-cell>
          <table:table-cell table:formula="of:=HYPERLINK([.C302])">
            <text:p/>
          </table:table-cell>
          <table:table-cell table:formula="of:=HYPERLINK([.D302])">
            <text:p/>
          </table:table-cell>
          <table:table-cell table:formula="of:=HYPERLINK([.E302])">
            <text:p/>
          </table:table-cell>
          <table:table-cell/>
          <table:table-cell table:formula="of:=HYPERLINK([.J302])">
            <text:p/>
          </table:table-cell>
          <table:table-cell table:formula="of:=LEFT(RIGHT([.K302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03])">
            <text:p/>
          </table:table-cell>
          <table:table-cell table:formula="of:=HYPERLINK([.C303])">
            <text:p/>
          </table:table-cell>
          <table:table-cell table:formula="of:=HYPERLINK([.D303])">
            <text:p/>
          </table:table-cell>
          <table:table-cell table:formula="of:=HYPERLINK([.E303])">
            <text:p/>
          </table:table-cell>
          <table:table-cell/>
          <table:table-cell table:formula="of:=HYPERLINK([.J303])">
            <text:p/>
          </table:table-cell>
          <table:table-cell table:formula="of:=LEFT(RIGHT([.K303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04])">
            <text:p/>
          </table:table-cell>
          <table:table-cell table:formula="of:=HYPERLINK([.C304])">
            <text:p/>
          </table:table-cell>
          <table:table-cell table:formula="of:=HYPERLINK([.D304])">
            <text:p/>
          </table:table-cell>
          <table:table-cell table:formula="of:=HYPERLINK([.E304])">
            <text:p/>
          </table:table-cell>
          <table:table-cell/>
          <table:table-cell table:formula="of:=HYPERLINK([.J304])">
            <text:p/>
          </table:table-cell>
          <table:table-cell table:formula="of:=LEFT(RIGHT([.K304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05])">
            <text:p/>
          </table:table-cell>
          <table:table-cell table:formula="of:=HYPERLINK([.C305])">
            <text:p/>
          </table:table-cell>
          <table:table-cell table:formula="of:=HYPERLINK([.D305])">
            <text:p/>
          </table:table-cell>
          <table:table-cell table:formula="of:=HYPERLINK([.E305])">
            <text:p/>
          </table:table-cell>
          <table:table-cell/>
          <table:table-cell table:formula="of:=HYPERLINK([.J305])">
            <text:p/>
          </table:table-cell>
          <table:table-cell table:formula="of:=LEFT(RIGHT([.K305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06])">
            <text:p/>
          </table:table-cell>
          <table:table-cell table:formula="of:=HYPERLINK([.C306])">
            <text:p/>
          </table:table-cell>
          <table:table-cell table:formula="of:=HYPERLINK([.D306])">
            <text:p/>
          </table:table-cell>
          <table:table-cell table:formula="of:=HYPERLINK([.E306])">
            <text:p/>
          </table:table-cell>
          <table:table-cell/>
          <table:table-cell table:formula="of:=HYPERLINK([.J306])">
            <text:p/>
          </table:table-cell>
          <table:table-cell table:formula="of:=LEFT(RIGHT([.K306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07])">
            <text:p/>
          </table:table-cell>
          <table:table-cell table:formula="of:=HYPERLINK([.C307])">
            <text:p/>
          </table:table-cell>
          <table:table-cell table:formula="of:=HYPERLINK([.D307])">
            <text:p/>
          </table:table-cell>
          <table:table-cell table:formula="of:=HYPERLINK([.E307])">
            <text:p/>
          </table:table-cell>
          <table:table-cell/>
          <table:table-cell table:formula="of:=HYPERLINK([.J307])">
            <text:p/>
          </table:table-cell>
          <table:table-cell table:formula="of:=LEFT(RIGHT([.K307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08])">
            <text:p/>
          </table:table-cell>
          <table:table-cell table:formula="of:=HYPERLINK([.C308])">
            <text:p/>
          </table:table-cell>
          <table:table-cell table:formula="of:=HYPERLINK([.D308])">
            <text:p/>
          </table:table-cell>
          <table:table-cell table:formula="of:=HYPERLINK([.E308])">
            <text:p/>
          </table:table-cell>
          <table:table-cell/>
          <table:table-cell table:formula="of:=HYPERLINK([.J308])">
            <text:p/>
          </table:table-cell>
          <table:table-cell table:formula="of:=LEFT(RIGHT([.K308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09])">
            <text:p/>
          </table:table-cell>
          <table:table-cell table:formula="of:=HYPERLINK([.C309])">
            <text:p/>
          </table:table-cell>
          <table:table-cell table:formula="of:=HYPERLINK([.D309])">
            <text:p/>
          </table:table-cell>
          <table:table-cell table:formula="of:=HYPERLINK([.E309])">
            <text:p/>
          </table:table-cell>
          <table:table-cell/>
          <table:table-cell table:formula="of:=HYPERLINK([.J309])">
            <text:p/>
          </table:table-cell>
          <table:table-cell table:formula="of:=LEFT(RIGHT([.K309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10])">
            <text:p/>
          </table:table-cell>
          <table:table-cell table:formula="of:=HYPERLINK([.C310])">
            <text:p/>
          </table:table-cell>
          <table:table-cell table:formula="of:=HYPERLINK([.D310])">
            <text:p/>
          </table:table-cell>
          <table:table-cell table:formula="of:=HYPERLINK([.E310])">
            <text:p/>
          </table:table-cell>
          <table:table-cell/>
          <table:table-cell table:formula="of:=HYPERLINK([.J310])">
            <text:p/>
          </table:table-cell>
          <table:table-cell table:formula="of:=LEFT(RIGHT([.K310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11])">
            <text:p/>
          </table:table-cell>
          <table:table-cell table:formula="of:=HYPERLINK([.C311])">
            <text:p/>
          </table:table-cell>
          <table:table-cell table:formula="of:=HYPERLINK([.D311])">
            <text:p/>
          </table:table-cell>
          <table:table-cell table:formula="of:=HYPERLINK([.E311])">
            <text:p/>
          </table:table-cell>
          <table:table-cell/>
          <table:table-cell table:formula="of:=HYPERLINK([.J311])">
            <text:p/>
          </table:table-cell>
          <table:table-cell table:formula="of:=LEFT(RIGHT([.K311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12])">
            <text:p/>
          </table:table-cell>
          <table:table-cell table:formula="of:=HYPERLINK([.C312])">
            <text:p/>
          </table:table-cell>
          <table:table-cell table:formula="of:=HYPERLINK([.D312])">
            <text:p/>
          </table:table-cell>
          <table:table-cell table:formula="of:=HYPERLINK([.E312])">
            <text:p/>
          </table:table-cell>
          <table:table-cell/>
          <table:table-cell table:formula="of:=HYPERLINK([.J312])">
            <text:p/>
          </table:table-cell>
          <table:table-cell table:formula="of:=LEFT(RIGHT([.K312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13])">
            <text:p/>
          </table:table-cell>
          <table:table-cell table:formula="of:=HYPERLINK([.C313])">
            <text:p/>
          </table:table-cell>
          <table:table-cell table:formula="of:=HYPERLINK([.D313])">
            <text:p/>
          </table:table-cell>
          <table:table-cell table:formula="of:=HYPERLINK([.E313])">
            <text:p/>
          </table:table-cell>
          <table:table-cell/>
          <table:table-cell table:formula="of:=HYPERLINK([.J313])">
            <text:p/>
          </table:table-cell>
          <table:table-cell table:formula="of:=LEFT(RIGHT([.K313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14])">
            <text:p/>
          </table:table-cell>
          <table:table-cell table:formula="of:=HYPERLINK([.C314])">
            <text:p/>
          </table:table-cell>
          <table:table-cell table:formula="of:=HYPERLINK([.D314])">
            <text:p/>
          </table:table-cell>
          <table:table-cell table:formula="of:=HYPERLINK([.E314])">
            <text:p/>
          </table:table-cell>
          <table:table-cell/>
          <table:table-cell table:formula="of:=HYPERLINK([.J314])">
            <text:p/>
          </table:table-cell>
          <table:table-cell table:formula="of:=LEFT(RIGHT([.K314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15])">
            <text:p/>
          </table:table-cell>
          <table:table-cell table:formula="of:=HYPERLINK([.C315])">
            <text:p/>
          </table:table-cell>
          <table:table-cell table:formula="of:=HYPERLINK([.D315])">
            <text:p/>
          </table:table-cell>
          <table:table-cell table:formula="of:=HYPERLINK([.E315])">
            <text:p/>
          </table:table-cell>
          <table:table-cell/>
          <table:table-cell table:formula="of:=HYPERLINK([.J315])">
            <text:p/>
          </table:table-cell>
          <table:table-cell table:formula="of:=LEFT(RIGHT([.K315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16])">
            <text:p/>
          </table:table-cell>
          <table:table-cell table:formula="of:=HYPERLINK([.C316])">
            <text:p/>
          </table:table-cell>
          <table:table-cell table:formula="of:=HYPERLINK([.D316])">
            <text:p/>
          </table:table-cell>
          <table:table-cell table:formula="of:=HYPERLINK([.E316])">
            <text:p/>
          </table:table-cell>
          <table:table-cell/>
          <table:table-cell table:formula="of:=HYPERLINK([.J316])">
            <text:p/>
          </table:table-cell>
          <table:table-cell table:formula="of:=LEFT(RIGHT([.K316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17])">
            <text:p/>
          </table:table-cell>
          <table:table-cell table:formula="of:=HYPERLINK([.C317])">
            <text:p/>
          </table:table-cell>
          <table:table-cell table:formula="of:=HYPERLINK([.D317])">
            <text:p/>
          </table:table-cell>
          <table:table-cell table:formula="of:=HYPERLINK([.E317])">
            <text:p/>
          </table:table-cell>
          <table:table-cell/>
          <table:table-cell table:formula="of:=HYPERLINK([.J317])">
            <text:p/>
          </table:table-cell>
          <table:table-cell table:formula="of:=LEFT(RIGHT([.K317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18])">
            <text:p/>
          </table:table-cell>
          <table:table-cell table:formula="of:=HYPERLINK([.C318])">
            <text:p/>
          </table:table-cell>
          <table:table-cell table:formula="of:=HYPERLINK([.D318])">
            <text:p/>
          </table:table-cell>
          <table:table-cell table:formula="of:=HYPERLINK([.E318])">
            <text:p/>
          </table:table-cell>
          <table:table-cell/>
          <table:table-cell table:formula="of:=HYPERLINK([.J318])">
            <text:p/>
          </table:table-cell>
          <table:table-cell table:formula="of:=LEFT(RIGHT([.K318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19])">
            <text:p/>
          </table:table-cell>
          <table:table-cell table:formula="of:=HYPERLINK([.C319])">
            <text:p/>
          </table:table-cell>
          <table:table-cell table:formula="of:=HYPERLINK([.D319])">
            <text:p/>
          </table:table-cell>
          <table:table-cell table:formula="of:=HYPERLINK([.E319])">
            <text:p/>
          </table:table-cell>
          <table:table-cell/>
          <table:table-cell table:formula="of:=HYPERLINK([.J319])">
            <text:p/>
          </table:table-cell>
          <table:table-cell table:formula="of:=LEFT(RIGHT([.K319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20])">
            <text:p/>
          </table:table-cell>
          <table:table-cell table:formula="of:=HYPERLINK([.C320])">
            <text:p/>
          </table:table-cell>
          <table:table-cell table:formula="of:=HYPERLINK([.D320])">
            <text:p/>
          </table:table-cell>
          <table:table-cell table:formula="of:=HYPERLINK([.E320])">
            <text:p/>
          </table:table-cell>
          <table:table-cell/>
          <table:table-cell table:formula="of:=HYPERLINK([.J320])">
            <text:p/>
          </table:table-cell>
          <table:table-cell table:formula="of:=LEFT(RIGHT([.K320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21])">
            <text:p/>
          </table:table-cell>
          <table:table-cell table:formula="of:=HYPERLINK([.C321])">
            <text:p/>
          </table:table-cell>
          <table:table-cell table:formula="of:=HYPERLINK([.D321])">
            <text:p/>
          </table:table-cell>
          <table:table-cell table:formula="of:=HYPERLINK([.E321])">
            <text:p/>
          </table:table-cell>
          <table:table-cell/>
          <table:table-cell table:formula="of:=HYPERLINK([.J321])">
            <text:p/>
          </table:table-cell>
          <table:table-cell table:formula="of:=LEFT(RIGHT([.K321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22])">
            <text:p/>
          </table:table-cell>
          <table:table-cell table:formula="of:=HYPERLINK([.C322])">
            <text:p/>
          </table:table-cell>
          <table:table-cell table:formula="of:=HYPERLINK([.D322])">
            <text:p/>
          </table:table-cell>
          <table:table-cell table:formula="of:=HYPERLINK([.E322])">
            <text:p/>
          </table:table-cell>
          <table:table-cell/>
          <table:table-cell table:formula="of:=HYPERLINK([.J322])">
            <text:p/>
          </table:table-cell>
          <table:table-cell table:formula="of:=LEFT(RIGHT([.K322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23])">
            <text:p/>
          </table:table-cell>
          <table:table-cell table:formula="of:=HYPERLINK([.C323])">
            <text:p/>
          </table:table-cell>
          <table:table-cell table:formula="of:=HYPERLINK([.D323])">
            <text:p/>
          </table:table-cell>
          <table:table-cell table:formula="of:=HYPERLINK([.E323])">
            <text:p/>
          </table:table-cell>
          <table:table-cell/>
          <table:table-cell table:formula="of:=HYPERLINK([.J323])">
            <text:p/>
          </table:table-cell>
          <table:table-cell table:formula="of:=LEFT(RIGHT([.K323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24])">
            <text:p/>
          </table:table-cell>
          <table:table-cell table:formula="of:=HYPERLINK([.C324])">
            <text:p/>
          </table:table-cell>
          <table:table-cell table:formula="of:=HYPERLINK([.D324])">
            <text:p/>
          </table:table-cell>
          <table:table-cell table:formula="of:=HYPERLINK([.E324])">
            <text:p/>
          </table:table-cell>
          <table:table-cell/>
          <table:table-cell table:formula="of:=HYPERLINK([.J324])">
            <text:p/>
          </table:table-cell>
          <table:table-cell table:formula="of:=LEFT(RIGHT([.K324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25])">
            <text:p/>
          </table:table-cell>
          <table:table-cell table:formula="of:=HYPERLINK([.C325])">
            <text:p/>
          </table:table-cell>
          <table:table-cell table:formula="of:=HYPERLINK([.D325])">
            <text:p/>
          </table:table-cell>
          <table:table-cell table:formula="of:=HYPERLINK([.E325])">
            <text:p/>
          </table:table-cell>
          <table:table-cell/>
          <table:table-cell table:formula="of:=HYPERLINK([.J325])">
            <text:p/>
          </table:table-cell>
          <table:table-cell table:formula="of:=LEFT(RIGHT([.K325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26])">
            <text:p/>
          </table:table-cell>
          <table:table-cell table:formula="of:=HYPERLINK([.C326])">
            <text:p/>
          </table:table-cell>
          <table:table-cell table:formula="of:=HYPERLINK([.D326])">
            <text:p/>
          </table:table-cell>
          <table:table-cell table:formula="of:=HYPERLINK([.E326])">
            <text:p/>
          </table:table-cell>
          <table:table-cell/>
          <table:table-cell table:formula="of:=HYPERLINK([.J326])">
            <text:p/>
          </table:table-cell>
          <table:table-cell table:formula="of:=LEFT(RIGHT([.K326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27])">
            <text:p/>
          </table:table-cell>
          <table:table-cell table:formula="of:=HYPERLINK([.C327])">
            <text:p/>
          </table:table-cell>
          <table:table-cell table:formula="of:=HYPERLINK([.D327])">
            <text:p/>
          </table:table-cell>
          <table:table-cell table:formula="of:=HYPERLINK([.E327])">
            <text:p/>
          </table:table-cell>
          <table:table-cell/>
          <table:table-cell table:formula="of:=HYPERLINK([.J327])">
            <text:p/>
          </table:table-cell>
          <table:table-cell table:formula="of:=LEFT(RIGHT([.K327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28])">
            <text:p/>
          </table:table-cell>
          <table:table-cell table:formula="of:=HYPERLINK([.C328])">
            <text:p/>
          </table:table-cell>
          <table:table-cell table:formula="of:=HYPERLINK([.D328])">
            <text:p/>
          </table:table-cell>
          <table:table-cell table:formula="of:=HYPERLINK([.E328])">
            <text:p/>
          </table:table-cell>
          <table:table-cell/>
          <table:table-cell table:formula="of:=HYPERLINK([.J328])">
            <text:p/>
          </table:table-cell>
          <table:table-cell table:formula="of:=LEFT(RIGHT([.K328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29])">
            <text:p/>
          </table:table-cell>
          <table:table-cell table:formula="of:=HYPERLINK([.C329])">
            <text:p/>
          </table:table-cell>
          <table:table-cell table:formula="of:=HYPERLINK([.D329])">
            <text:p/>
          </table:table-cell>
          <table:table-cell table:formula="of:=HYPERLINK([.E329])">
            <text:p/>
          </table:table-cell>
          <table:table-cell/>
          <table:table-cell table:formula="of:=HYPERLINK([.J329])">
            <text:p/>
          </table:table-cell>
          <table:table-cell table:formula="of:=LEFT(RIGHT([.K329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30])">
            <text:p/>
          </table:table-cell>
          <table:table-cell table:formula="of:=HYPERLINK([.C330])">
            <text:p/>
          </table:table-cell>
          <table:table-cell table:formula="of:=HYPERLINK([.D330])">
            <text:p/>
          </table:table-cell>
          <table:table-cell table:formula="of:=HYPERLINK([.E330])">
            <text:p/>
          </table:table-cell>
          <table:table-cell/>
          <table:table-cell table:formula="of:=HYPERLINK([.J330])">
            <text:p/>
          </table:table-cell>
          <table:table-cell table:formula="of:=LEFT(RIGHT([.K330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31])">
            <text:p/>
          </table:table-cell>
          <table:table-cell table:formula="of:=HYPERLINK([.C331])">
            <text:p/>
          </table:table-cell>
          <table:table-cell table:formula="of:=HYPERLINK([.D331])">
            <text:p/>
          </table:table-cell>
          <table:table-cell table:formula="of:=HYPERLINK([.E331])">
            <text:p/>
          </table:table-cell>
          <table:table-cell/>
          <table:table-cell table:formula="of:=HYPERLINK([.J331])">
            <text:p/>
          </table:table-cell>
          <table:table-cell table:formula="of:=LEFT(RIGHT([.K331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32])">
            <text:p/>
          </table:table-cell>
          <table:table-cell table:formula="of:=HYPERLINK([.C332])">
            <text:p/>
          </table:table-cell>
          <table:table-cell table:formula="of:=HYPERLINK([.D332])">
            <text:p/>
          </table:table-cell>
          <table:table-cell table:formula="of:=HYPERLINK([.E332])">
            <text:p/>
          </table:table-cell>
          <table:table-cell/>
          <table:table-cell table:formula="of:=HYPERLINK([.J332])">
            <text:p/>
          </table:table-cell>
          <table:table-cell table:formula="of:=LEFT(RIGHT([.K332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33])">
            <text:p/>
          </table:table-cell>
          <table:table-cell table:formula="of:=HYPERLINK([.C333])">
            <text:p/>
          </table:table-cell>
          <table:table-cell table:formula="of:=HYPERLINK([.D333])">
            <text:p/>
          </table:table-cell>
          <table:table-cell table:formula="of:=HYPERLINK([.E333])">
            <text:p/>
          </table:table-cell>
          <table:table-cell/>
          <table:table-cell table:formula="of:=HYPERLINK([.J333])">
            <text:p/>
          </table:table-cell>
          <table:table-cell table:formula="of:=LEFT(RIGHT([.K333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34])">
            <text:p/>
          </table:table-cell>
          <table:table-cell table:formula="of:=HYPERLINK([.C334])">
            <text:p/>
          </table:table-cell>
          <table:table-cell table:formula="of:=HYPERLINK([.D334])">
            <text:p/>
          </table:table-cell>
          <table:table-cell table:formula="of:=HYPERLINK([.E334])">
            <text:p/>
          </table:table-cell>
          <table:table-cell/>
          <table:table-cell table:formula="of:=HYPERLINK([.J334])">
            <text:p/>
          </table:table-cell>
          <table:table-cell table:formula="of:=LEFT(RIGHT([.K334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35])">
            <text:p/>
          </table:table-cell>
          <table:table-cell table:formula="of:=HYPERLINK([.C335])">
            <text:p/>
          </table:table-cell>
          <table:table-cell table:formula="of:=HYPERLINK([.D335])">
            <text:p/>
          </table:table-cell>
          <table:table-cell table:formula="of:=HYPERLINK([.E335])">
            <text:p/>
          </table:table-cell>
          <table:table-cell/>
          <table:table-cell table:formula="of:=HYPERLINK([.J335])">
            <text:p/>
          </table:table-cell>
          <table:table-cell table:formula="of:=LEFT(RIGHT([.K335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36])">
            <text:p/>
          </table:table-cell>
          <table:table-cell table:formula="of:=HYPERLINK([.C336])">
            <text:p/>
          </table:table-cell>
          <table:table-cell table:formula="of:=HYPERLINK([.D336])">
            <text:p/>
          </table:table-cell>
          <table:table-cell table:formula="of:=HYPERLINK([.E336])">
            <text:p/>
          </table:table-cell>
          <table:table-cell/>
          <table:table-cell table:formula="of:=HYPERLINK([.J336])">
            <text:p/>
          </table:table-cell>
          <table:table-cell table:formula="of:=LEFT(RIGHT([.K336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37])">
            <text:p/>
          </table:table-cell>
          <table:table-cell table:formula="of:=HYPERLINK([.C337])">
            <text:p/>
          </table:table-cell>
          <table:table-cell table:formula="of:=HYPERLINK([.D337])">
            <text:p/>
          </table:table-cell>
          <table:table-cell table:formula="of:=HYPERLINK([.E337])">
            <text:p/>
          </table:table-cell>
          <table:table-cell/>
          <table:table-cell table:formula="of:=HYPERLINK([.J337])">
            <text:p/>
          </table:table-cell>
          <table:table-cell table:formula="of:=LEFT(RIGHT([.K337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38])">
            <text:p/>
          </table:table-cell>
          <table:table-cell table:formula="of:=HYPERLINK([.C338])">
            <text:p/>
          </table:table-cell>
          <table:table-cell table:formula="of:=HYPERLINK([.D338])">
            <text:p/>
          </table:table-cell>
          <table:table-cell table:formula="of:=HYPERLINK([.E338])">
            <text:p/>
          </table:table-cell>
          <table:table-cell/>
          <table:table-cell table:formula="of:=HYPERLINK([.J338])">
            <text:p/>
          </table:table-cell>
          <table:table-cell table:formula="of:=LEFT(RIGHT([.K338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39])">
            <text:p/>
          </table:table-cell>
          <table:table-cell table:formula="of:=HYPERLINK([.C339])">
            <text:p/>
          </table:table-cell>
          <table:table-cell table:formula="of:=HYPERLINK([.D339])">
            <text:p/>
          </table:table-cell>
          <table:table-cell table:formula="of:=HYPERLINK([.E339])">
            <text:p/>
          </table:table-cell>
          <table:table-cell/>
          <table:table-cell table:formula="of:=HYPERLINK([.J339])">
            <text:p/>
          </table:table-cell>
          <table:table-cell table:formula="of:=LEFT(RIGHT([.K339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40])">
            <text:p/>
          </table:table-cell>
          <table:table-cell table:formula="of:=HYPERLINK([.C340])">
            <text:p/>
          </table:table-cell>
          <table:table-cell table:formula="of:=HYPERLINK([.D340])">
            <text:p/>
          </table:table-cell>
          <table:table-cell table:formula="of:=HYPERLINK([.E340])">
            <text:p/>
          </table:table-cell>
          <table:table-cell/>
          <table:table-cell table:formula="of:=HYPERLINK([.J340])">
            <text:p/>
          </table:table-cell>
          <table:table-cell table:formula="of:=LEFT(RIGHT([.K340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41])">
            <text:p/>
          </table:table-cell>
          <table:table-cell table:formula="of:=HYPERLINK([.C341])">
            <text:p/>
          </table:table-cell>
          <table:table-cell table:formula="of:=HYPERLINK([.D341])">
            <text:p/>
          </table:table-cell>
          <table:table-cell table:formula="of:=HYPERLINK([.E341])">
            <text:p/>
          </table:table-cell>
          <table:table-cell/>
          <table:table-cell table:formula="of:=HYPERLINK([.J341])">
            <text:p/>
          </table:table-cell>
          <table:table-cell table:formula="of:=LEFT(RIGHT([.K341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42])">
            <text:p/>
          </table:table-cell>
          <table:table-cell table:formula="of:=HYPERLINK([.C342])">
            <text:p/>
          </table:table-cell>
          <table:table-cell table:formula="of:=HYPERLINK([.D342])">
            <text:p/>
          </table:table-cell>
          <table:table-cell table:formula="of:=HYPERLINK([.E342])">
            <text:p/>
          </table:table-cell>
          <table:table-cell/>
          <table:table-cell table:formula="of:=HYPERLINK([.J342])">
            <text:p/>
          </table:table-cell>
          <table:table-cell table:formula="of:=LEFT(RIGHT([.K342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43])">
            <text:p/>
          </table:table-cell>
          <table:table-cell table:formula="of:=HYPERLINK([.C343])">
            <text:p/>
          </table:table-cell>
          <table:table-cell table:formula="of:=HYPERLINK([.D343])">
            <text:p/>
          </table:table-cell>
          <table:table-cell table:formula="of:=HYPERLINK([.E343])">
            <text:p/>
          </table:table-cell>
          <table:table-cell/>
          <table:table-cell table:formula="of:=HYPERLINK([.J343])">
            <text:p/>
          </table:table-cell>
          <table:table-cell table:formula="of:=LEFT(RIGHT([.K343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44])">
            <text:p/>
          </table:table-cell>
          <table:table-cell table:formula="of:=HYPERLINK([.C344])">
            <text:p/>
          </table:table-cell>
          <table:table-cell table:formula="of:=HYPERLINK([.D344])">
            <text:p/>
          </table:table-cell>
          <table:table-cell table:formula="of:=HYPERLINK([.E344])">
            <text:p/>
          </table:table-cell>
          <table:table-cell/>
          <table:table-cell table:formula="of:=HYPERLINK([.J344])">
            <text:p/>
          </table:table-cell>
          <table:table-cell table:formula="of:=LEFT(RIGHT([.K344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45])">
            <text:p/>
          </table:table-cell>
          <table:table-cell table:formula="of:=HYPERLINK([.C345])">
            <text:p/>
          </table:table-cell>
          <table:table-cell table:formula="of:=HYPERLINK([.D345])">
            <text:p/>
          </table:table-cell>
          <table:table-cell table:formula="of:=HYPERLINK([.E345])">
            <text:p/>
          </table:table-cell>
          <table:table-cell/>
          <table:table-cell table:formula="of:=HYPERLINK([.J345])">
            <text:p/>
          </table:table-cell>
          <table:table-cell table:formula="of:=LEFT(RIGHT([.K345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46])">
            <text:p/>
          </table:table-cell>
          <table:table-cell table:formula="of:=HYPERLINK([.C346])">
            <text:p/>
          </table:table-cell>
          <table:table-cell table:formula="of:=HYPERLINK([.D346])">
            <text:p/>
          </table:table-cell>
          <table:table-cell table:formula="of:=HYPERLINK([.E346])">
            <text:p/>
          </table:table-cell>
          <table:table-cell/>
          <table:table-cell table:formula="of:=HYPERLINK([.J346])">
            <text:p/>
          </table:table-cell>
          <table:table-cell table:formula="of:=LEFT(RIGHT([.K346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47])">
            <text:p/>
          </table:table-cell>
          <table:table-cell table:formula="of:=HYPERLINK([.C347])">
            <text:p/>
          </table:table-cell>
          <table:table-cell table:formula="of:=HYPERLINK([.D347])">
            <text:p/>
          </table:table-cell>
          <table:table-cell table:formula="of:=HYPERLINK([.E347])">
            <text:p/>
          </table:table-cell>
          <table:table-cell/>
          <table:table-cell table:formula="of:=HYPERLINK([.J347])">
            <text:p/>
          </table:table-cell>
          <table:table-cell table:formula="of:=LEFT(RIGHT([.K347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48])">
            <text:p/>
          </table:table-cell>
          <table:table-cell table:formula="of:=HYPERLINK([.C348])">
            <text:p/>
          </table:table-cell>
          <table:table-cell table:formula="of:=HYPERLINK([.D348])">
            <text:p/>
          </table:table-cell>
          <table:table-cell table:formula="of:=HYPERLINK([.E348])">
            <text:p/>
          </table:table-cell>
          <table:table-cell/>
          <table:table-cell table:formula="of:=HYPERLINK([.J348])">
            <text:p/>
          </table:table-cell>
          <table:table-cell table:formula="of:=LEFT(RIGHT([.K348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49])">
            <text:p/>
          </table:table-cell>
          <table:table-cell table:formula="of:=HYPERLINK([.C349])">
            <text:p/>
          </table:table-cell>
          <table:table-cell table:formula="of:=HYPERLINK([.D349])">
            <text:p/>
          </table:table-cell>
          <table:table-cell table:formula="of:=HYPERLINK([.E349])">
            <text:p/>
          </table:table-cell>
          <table:table-cell/>
          <table:table-cell table:formula="of:=HYPERLINK([.J349])">
            <text:p/>
          </table:table-cell>
          <table:table-cell table:formula="of:=LEFT(RIGHT([.K349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50])">
            <text:p/>
          </table:table-cell>
          <table:table-cell table:formula="of:=HYPERLINK([.C350])">
            <text:p/>
          </table:table-cell>
          <table:table-cell table:formula="of:=HYPERLINK([.D350])">
            <text:p/>
          </table:table-cell>
          <table:table-cell table:formula="of:=HYPERLINK([.E350])">
            <text:p/>
          </table:table-cell>
          <table:table-cell/>
          <table:table-cell table:formula="of:=HYPERLINK([.J350])">
            <text:p/>
          </table:table-cell>
          <table:table-cell table:formula="of:=LEFT(RIGHT([.K350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51])">
            <text:p/>
          </table:table-cell>
          <table:table-cell table:formula="of:=HYPERLINK([.C351])">
            <text:p/>
          </table:table-cell>
          <table:table-cell table:formula="of:=HYPERLINK([.D351])">
            <text:p/>
          </table:table-cell>
          <table:table-cell table:formula="of:=HYPERLINK([.E351])">
            <text:p/>
          </table:table-cell>
          <table:table-cell/>
          <table:table-cell table:formula="of:=HYPERLINK([.J351])">
            <text:p/>
          </table:table-cell>
          <table:table-cell table:formula="of:=LEFT(RIGHT([.K351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52])">
            <text:p/>
          </table:table-cell>
          <table:table-cell table:formula="of:=HYPERLINK([.C352])">
            <text:p/>
          </table:table-cell>
          <table:table-cell table:formula="of:=HYPERLINK([.D352])">
            <text:p/>
          </table:table-cell>
          <table:table-cell table:formula="of:=HYPERLINK([.E352])">
            <text:p/>
          </table:table-cell>
          <table:table-cell/>
          <table:table-cell table:formula="of:=HYPERLINK([.J352])">
            <text:p/>
          </table:table-cell>
          <table:table-cell table:formula="of:=LEFT(RIGHT([.K352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53])">
            <text:p/>
          </table:table-cell>
          <table:table-cell table:formula="of:=HYPERLINK([.C353])">
            <text:p/>
          </table:table-cell>
          <table:table-cell table:formula="of:=HYPERLINK([.D353])">
            <text:p/>
          </table:table-cell>
          <table:table-cell table:formula="of:=HYPERLINK([.E353])">
            <text:p/>
          </table:table-cell>
          <table:table-cell/>
          <table:table-cell table:formula="of:=HYPERLINK([.J353])">
            <text:p/>
          </table:table-cell>
          <table:table-cell table:formula="of:=LEFT(RIGHT([.K353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54])">
            <text:p/>
          </table:table-cell>
          <table:table-cell table:formula="of:=HYPERLINK([.C354])">
            <text:p/>
          </table:table-cell>
          <table:table-cell table:formula="of:=HYPERLINK([.D354])">
            <text:p/>
          </table:table-cell>
          <table:table-cell table:formula="of:=HYPERLINK([.E354])">
            <text:p/>
          </table:table-cell>
          <table:table-cell/>
          <table:table-cell table:formula="of:=HYPERLINK([.J354])">
            <text:p/>
          </table:table-cell>
          <table:table-cell table:formula="of:=LEFT(RIGHT([.K354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55])">
            <text:p/>
          </table:table-cell>
          <table:table-cell table:formula="of:=HYPERLINK([.C355])">
            <text:p/>
          </table:table-cell>
          <table:table-cell table:formula="of:=HYPERLINK([.D355])">
            <text:p/>
          </table:table-cell>
          <table:table-cell table:formula="of:=HYPERLINK([.E355])">
            <text:p/>
          </table:table-cell>
          <table:table-cell/>
          <table:table-cell table:formula="of:=HYPERLINK([.J355])">
            <text:p/>
          </table:table-cell>
          <table:table-cell table:formula="of:=LEFT(RIGHT([.K355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56])">
            <text:p/>
          </table:table-cell>
          <table:table-cell table:formula="of:=HYPERLINK([.C356])">
            <text:p/>
          </table:table-cell>
          <table:table-cell table:formula="of:=HYPERLINK([.D356])">
            <text:p/>
          </table:table-cell>
          <table:table-cell table:formula="of:=HYPERLINK([.E356])">
            <text:p/>
          </table:table-cell>
          <table:table-cell/>
          <table:table-cell table:formula="of:=HYPERLINK([.J356])">
            <text:p/>
          </table:table-cell>
          <table:table-cell table:formula="of:=LEFT(RIGHT([.K356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57])">
            <text:p/>
          </table:table-cell>
          <table:table-cell table:formula="of:=HYPERLINK([.C357])">
            <text:p/>
          </table:table-cell>
          <table:table-cell table:formula="of:=HYPERLINK([.D357])">
            <text:p/>
          </table:table-cell>
          <table:table-cell table:formula="of:=HYPERLINK([.E357])">
            <text:p/>
          </table:table-cell>
          <table:table-cell/>
          <table:table-cell table:formula="of:=HYPERLINK([.J357])">
            <text:p/>
          </table:table-cell>
          <table:table-cell table:formula="of:=LEFT(RIGHT([.K357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58])">
            <text:p/>
          </table:table-cell>
          <table:table-cell table:formula="of:=HYPERLINK([.C358])">
            <text:p/>
          </table:table-cell>
          <table:table-cell table:formula="of:=HYPERLINK([.D358])">
            <text:p/>
          </table:table-cell>
          <table:table-cell table:formula="of:=HYPERLINK([.E358])">
            <text:p/>
          </table:table-cell>
          <table:table-cell/>
          <table:table-cell table:formula="of:=HYPERLINK([.J358])">
            <text:p/>
          </table:table-cell>
          <table:table-cell table:formula="of:=LEFT(RIGHT([.K358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59])">
            <text:p/>
          </table:table-cell>
          <table:table-cell table:formula="of:=HYPERLINK([.C359])">
            <text:p/>
          </table:table-cell>
          <table:table-cell table:formula="of:=HYPERLINK([.D359])">
            <text:p/>
          </table:table-cell>
          <table:table-cell table:formula="of:=HYPERLINK([.E359])">
            <text:p/>
          </table:table-cell>
          <table:table-cell/>
          <table:table-cell table:formula="of:=HYPERLINK([.J359])">
            <text:p/>
          </table:table-cell>
          <table:table-cell table:formula="of:=LEFT(RIGHT([.K359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60])">
            <text:p/>
          </table:table-cell>
          <table:table-cell table:formula="of:=HYPERLINK([.C360])">
            <text:p/>
          </table:table-cell>
          <table:table-cell table:formula="of:=HYPERLINK([.D360])">
            <text:p/>
          </table:table-cell>
          <table:table-cell table:formula="of:=HYPERLINK([.E360])">
            <text:p/>
          </table:table-cell>
          <table:table-cell/>
          <table:table-cell table:formula="of:=HYPERLINK([.J360])">
            <text:p/>
          </table:table-cell>
          <table:table-cell table:formula="of:=LEFT(RIGHT([.K360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61])">
            <text:p/>
          </table:table-cell>
          <table:table-cell table:formula="of:=HYPERLINK([.C361])">
            <text:p/>
          </table:table-cell>
          <table:table-cell table:formula="of:=HYPERLINK([.D361])">
            <text:p/>
          </table:table-cell>
          <table:table-cell table:formula="of:=HYPERLINK([.E361])">
            <text:p/>
          </table:table-cell>
          <table:table-cell/>
          <table:table-cell table:formula="of:=HYPERLINK([.J361])">
            <text:p/>
          </table:table-cell>
          <table:table-cell table:formula="of:=LEFT(RIGHT([.K361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62])">
            <text:p/>
          </table:table-cell>
          <table:table-cell table:formula="of:=HYPERLINK([.C362])">
            <text:p/>
          </table:table-cell>
          <table:table-cell table:formula="of:=HYPERLINK([.D362])">
            <text:p/>
          </table:table-cell>
          <table:table-cell table:formula="of:=HYPERLINK([.E362])">
            <text:p/>
          </table:table-cell>
          <table:table-cell/>
          <table:table-cell table:formula="of:=HYPERLINK([.J362])">
            <text:p/>
          </table:table-cell>
          <table:table-cell table:formula="of:=LEFT(RIGHT([.K362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63])">
            <text:p/>
          </table:table-cell>
          <table:table-cell table:formula="of:=HYPERLINK([.C363])">
            <text:p/>
          </table:table-cell>
          <table:table-cell table:formula="of:=HYPERLINK([.D363])">
            <text:p/>
          </table:table-cell>
          <table:table-cell table:formula="of:=HYPERLINK([.E363])">
            <text:p/>
          </table:table-cell>
          <table:table-cell/>
          <table:table-cell table:formula="of:=HYPERLINK([.J363])">
            <text:p/>
          </table:table-cell>
          <table:table-cell table:formula="of:=LEFT(RIGHT([.K363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64])">
            <text:p/>
          </table:table-cell>
          <table:table-cell table:formula="of:=HYPERLINK([.C364])">
            <text:p/>
          </table:table-cell>
          <table:table-cell table:formula="of:=HYPERLINK([.D364])">
            <text:p/>
          </table:table-cell>
          <table:table-cell table:formula="of:=HYPERLINK([.E364])">
            <text:p/>
          </table:table-cell>
          <table:table-cell/>
          <table:table-cell table:formula="of:=HYPERLINK([.G364])">
            <text:p/>
          </table:table-cell>
          <table:table-cell table:formula="of:=LEFT(RIGHT([.K364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5"/>
          <table:table-cell table:formula="of:=HYPERLINK([.B365])">
            <text:p/>
          </table:table-cell>
          <table:table-cell table:formula="of:=HYPERLINK([.C365])">
            <text:p/>
          </table:table-cell>
          <table:table-cell table:formula="of:=HYPERLINK([.D365])">
            <text:p/>
          </table:table-cell>
          <table:table-cell table:formula="of:=HYPERLINK([.E365])">
            <text:p/>
          </table:table-cell>
          <table:table-cell/>
          <table:table-cell table:formula="of:=HYPERLINK([.G365])">
            <text:p/>
          </table:table-cell>
          <table:table-cell table:formula="of:=LEFT(RIGHT([.K365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66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67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68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69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70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71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72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73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74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75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76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77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78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79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80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81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82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83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84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85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86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87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88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89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90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91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92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93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94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95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96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97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98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399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400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401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402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403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1"/>
          <table:table-cell table:formula="of:=LEFT(RIGHT([.K404];44); 30)">
            <text:p/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 table:number-rows-repeated="1048171">
          <table:table-cell table:number-columns-repeated="14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3">
          <table:table-cell table:number-columns-repeated="14"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number-columns-repeated="4"/>
        </table:table-row>
      </table:table>
      <table:named-expressions/>
      <table:database-ranges>
        <table:database-range table:name="__Anonymous_Sheet_DB__0" table:target-range-address="'entity-guessing-score-sheet'.A2:'entity-guessing-score-sheet'.AMJ295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07:00:25.937059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19-12-01T14:52:54.348514732</dc:date>
    <meta:editing-duration>PT19H17M59S</meta:editing-duration>
    <meta:editing-cycles>33</meta:editing-cycles>
    <meta:generator>LibreOffice/6.3.3.2$MacOSX_X86_64 LibreOffice_project/a64200df03143b798afd1ec74a12ab50359878ed</meta:generator>
    <meta:document-statistic meta:table-count="1" meta:cell-count="4050" meta:object-count="0"/>
  </office:meta>
</office:document-meta>
</file>